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148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0.526cm" fo:break-before="auto" style:use-optimal-row-height="true"/>
    </style:style>
    <style:style style:name="ro9" style:family="table-row">
      <style:table-row-properties style:row-height="1.473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35cm solid #000000" fo:background-color="#99ccff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035cm solid #000000" fo:background-color="#99ccff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035cm solid #000000" fo:background-color="#99ccff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35cm solid #000000" fo:background-color="#99cc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035cm solid #000000" fo:background-color="#99cc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119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7" style:family="table-cell" style:parent-style-name="Default" style:data-style-name="N119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8" style:family="table-cell" style:parent-style-name="Default" style:data-style-name="N106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4" style:family="table-cell" style:parent-style-name="Default" style:data-style-name="N118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 style:data-style-name="N118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9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0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1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2" style:family="table-cell" style:parent-style-name="Default" style:data-style-name="N118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 style:data-style-name="N3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 style:data-style-name="N109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 style:data-style-name="N107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 style:data-style-name="N3">
      <style:table-cell-properties style:glyph-orientation-vertical="0"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 style:data-style-name="N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3" style:family="table-cell" style:parent-style-name="Normal_20_2">
      <style:table-cell-properties style:glyph-orientation-vertical="0"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Default" style:data-style-name="N120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 style:data-style-name="N124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 style:data-style-name="N119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6" style:family="table-cell" style:parent-style-name="Default" style:data-style-name="N118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 style:data-style-name="N122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fo:border-bottom="0.035cm solid #000000" fo:background-color="#99cc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0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1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 style:data-style-name="N109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 style:data-style-name="N109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 style:data-style-name="N109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26" style:family="table-cell" style:parent-style-name="Default" style:data-style-name="N4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28" style:family="table-cell" style:parent-style-name="Default" style:data-style-name="N36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9" style:family="table-cell" style:parent-style-name="Default" style:data-style-name="N120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 style:data-style-name="N120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035cm solid #000000" fo:background-color="#99cc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3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4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3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9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4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0.035cm solid #000000" fo:background-color="#99cc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7" style:family="table-cell" style:parent-style-name="Default" style:data-style-name="N121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 style:data-style-name="N119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9" style:family="table-cell" style:parent-style-name="Default" style:data-style-name="N4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0" style:family="table-cell" style:parent-style-name="Default" style:data-style-name="N123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5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0.035cm solid #000000" fo:background-color="#99ccff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61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 style:data-style-name="N10108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 style:data-style-name="N36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9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7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2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3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4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5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77" style:family="table-cell" style:parent-style-name="Default" style:data-style-name="N36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1" style:family="table-cell" style:parent-style-name="Default" style:data-style-name="N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2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3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4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5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86" style:family="table-cell" style:parent-style-name="Default" style:data-style-name="N36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7" style:family="table-cell" style:parent-style-name="Default">
      <style:table-cell-properties style:glyph-orientation-vertical="0" fo:border-bottom="0.035cm solid #000000" fo:background-color="#99ccff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8" style:family="table-cell" style:parent-style-name="Default">
      <style:table-cell-properties style:glyph-orientation-vertical="0" fo:border-bottom="0.035cm solid #000000" fo:background-color="#99ccff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1" style:family="table-cell" style:parent-style-name="Default" style:data-style-name="N36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 style:data-style-name="N36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 style:data-style-name="N36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5" style:family="table-cell" style:parent-style-name="Default" style:data-style-name="N36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 style:data-style-name="N36">
      <style:table-cell-properties style:glyph-orientation-vertical="0"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 style:data-style-name="N36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 style:data-style-name="N36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200" style:family="table-cell" style:parent-style-name="Default" style:data-style-name="N36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1" style:family="table-cell" style:parent-style-name="Default" style:data-style-name="N36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gr1" style:family="graphic">
      <style:graphic-properties draw:stroke="solid" svg:stroke-width="0.026cm" svg:stroke-color="#000000" draw:marker-start="Extrémités_20_de_20_ligne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0000" style:text-outline="false" style:text-line-through-style="none" style:text-position="0% 100%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T3" style:family="text">
      <style:text-properties fo:color="#ff0000" style:text-outline="false" style:text-line-through-style="none" style:text-position="0% 100%" style:font-name="Tahoma1" fo:font-size="8pt" fo:font-style="normal" fo:text-shadow="none" style:text-underline-style="none" fo:font-weight="bold" style:font-size-asian="8pt" style:font-style-asian="normal" style:font-weight-asian="bold" style:font-name-complex="Tahoma1" style:font-size-complex="8pt" style:font-style-complex="normal" style:font-weight-complex="bold"/>
    </style:style>
    <style:style style:name="T4" style:family="text">
      <style:text-properties fo:color="#000000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T6" style:family="text">
      <style:text-properties fo:color="#000000" style:text-outline="false" style:text-line-through-style="none" style:text-position="0% 100%" style:font-name="Tahoma2" fo:font-size="8pt" fo:font-style="normal" fo:text-shadow="none" style:text-underline-style="none" fo:font-weight="normal" style:font-size-asian="8pt" style:font-style-asian="normal" style:font-weight-asian="normal" style:font-name-complex="Tahoma2" style:font-size-complex="8pt" style:font-style-complex="normal" style:font-weight-complex="normal"/>
    </style:style>
    <style:style style:name="T7" style:family="text">
      <style:text-properties fo:color="#000000" style:text-outline="false" style:text-line-through-style="none" style:text-position="0% 100%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T8" style:family="text">
      <style:text-properties fo:color="#000000" style:text-outline="false" style:text-line-through-style="none" style:text-position="0% 100%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T9" style:family="text">
      <style:text-properties fo:color="#000000" style:text-outline="false" style:text-line-through-styl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seuils)" table:allow-empty-cell="true" table:display-list="unsorted" table:base-cell-address="Feuil1.D141">
          <table:error-message table:message-type="stop" table:display="true"/>
        </table:content-validation>
        <table:content-validation table:name="val2" table:condition="of:cell-content-is-in-list(DTMAS)" table:allow-empty-cell="true" table:display-list="unsorted" table:base-cell-address="Feuil1.D160">
          <table:error-message table:message-type="stop" table:display="true"/>
        </table:content-validation>
        <table:content-validation table:name="val3" table:condition="of:cell-content-is-in-list(Type)" table:allow-empty-cell="true" table:display-list="unsorted" table:base-cell-address="Feuil1.M143">
          <table:error-message table:message-type="stop" table:display="true"/>
        </table:content-validation>
        <table:content-validation table:name="val4" table:condition="of:cell-content-is-in-list(BURE)" table:allow-empty-cell="true" table:display-list="unsorted" table:base-cell-address="Feuil1.F177">
          <table:error-message table:message-type="stop" table:display="true"/>
        </table:content-validation>
      </table:content-validations>
      <table:table table:name="Feuil1" table:style-name="ta1" table:print="false">
        <office:forms form:automatic-focus="false" form:apply-design-mode="false"/>
        <table:table-column table:style-name="co1" table:number-columns-repeated="256" table:default-cell-style-name="ce37"/>
        <table:table-row table:style-name="ro1">
          <table:table-cell table:style-name="ce2" office:value-type="string" table:number-columns-spanned="15" table:number-rows-spanned="1">
            <text:p>MARCHES DE FOURNITURES CONCLUS EN 2012</text:p>
          </table:table-cell>
          <table:covered-table-cell table:number-columns-repeated="13" table:style-name="ce38"/>
          <table:covered-table-cell table:style-name="ce156"/>
          <table:table-cell table:number-columns-repeated="241"/>
        </table:table-row>
        <table:table-row table:style-name="ro2">
          <table:table-cell table:style-name="ce3"/>
          <table:table-cell table:style-name="ce39" table:number-columns-repeated="13"/>
          <table:table-cell table:style-name="ce157"/>
          <table:table-cell table:number-columns-repeated="241"/>
        </table:table-row>
        <table:table-row table:style-name="ro3">
          <table:table-cell table:style-name="ce4"/>
          <table:table-cell table:style-name="ce40" table:number-columns-repeated="8"/>
          <table:table-cell table:style-name="ce80" office:value-type="string" table:number-columns-spanned="3" table:number-rows-spanned="1">
            <text:p>Si marché alloti, merci de renseigner </text:p>
            <text:p>ces trois colonnes</text:p>
          </table:table-cell>
          <table:covered-table-cell table:number-columns-repeated="2" table:style-name="ce80"/>
          <table:table-cell table:style-name="ce40" table:number-columns-repeated="2"/>
          <table:table-cell table:style-name="ce158"/>
          <table:table-cell table:number-columns-repeated="241"/>
        </table:table-row>
        <table:table-row table:style-name="ro4">
          <table:table-cell table:style-name="ce5" office:value-type="string" table:number-columns-spanned="1" table:number-rows-spanned="2">
            <office:annotation draw:style-name="gr1" draw:text-style-name="P1" svg:width="4.681cm" svg:height="2.375cm" svg:x="2.646cm" svg:y="1.42cm" draw:caption-point-x="-0.428cm" draw:caption-point-y="0.274cm">
              <dc:creator>JV</dc:creator>
              <dc:date>2013-05-27T00:00:00</dc:date>
              <text:p text:style-name="P1"><text:span text:style-name="T1">Sélectionner dans le menu déroulant le service ayant lancé le marché</text:span></text:p>
            </office:annotation>
            <text:p>Service</text:p>
          </table:table-cell>
          <table:table-cell table:style-name="ce41" office:value-type="string" table:number-columns-spanned="1" table:number-rows-spanned="2">
            <text:p>N° Agrégat</text:p>
            <text:p>ou UF</text:p>
          </table:table-cell>
          <table:table-cell table:style-name="ce41" office:value-type="string" table:number-columns-spanned="1" table:number-rows-spanned="2">
            <office:annotation draw:style-name="gr1" draw:text-style-name="P1" svg:width="6.212cm" svg:height="1.87cm" svg:x="7.103cm" svg:y="1.42cm" draw:caption-point-x="-0.429cm" draw:caption-point-y="0.274cm">
              <dc:creator>JV</dc:creator>
              <dc:date>2013-05-27T00:00:00</dc:date>
              <text:p text:style-name="P1"><text:span text:style-name="T1">Indiquer le numéro de marché délivré par le compteur lors de l'immatriculation du marché</text:span></text:p>
            </office:annotation>
            <text:p>N° Marché</text:p>
          </table:table-cell>
          <table:table-cell table:style-name="ce41" office:value-type="string" table:number-columns-spanned="1" table:number-rows-spanned="2">
            <office:annotation draw:style-name="gr1" draw:text-style-name="P1" svg:width="5.879cm" svg:height="1.87cm" svg:x="9.331cm" svg:y="1.42cm" draw:caption-point-x="-0.428cm" draw:caption-point-y="0.274cm">
              <dc:creator>JV</dc:creator>
              <dc:date>2013-05-27T00:00:00</dc:date>
              <text:p text:style-name="P1"><text:span text:style-name="T1">Indiquer le libellé du marché tel qu'il figure sur les pièces ainsi que sur la publicité</text:span></text:p>
              <text:p text:style-name="P1"><text:span text:style-name="T2"/></text:p>
            </office:annotation>
            <text:p>Objet</text:p>
          </table:table-cell>
          <table:table-cell table:style-name="ce41" office:value-type="string" table:number-columns-spanned="1" table:number-rows-spanned="2">
            <office:annotation draw:style-name="gr1" draw:text-style-name="P1" svg:width="3.567cm" svg:height="2.22cm" svg:x="11.559cm" svg:y="1.42cm" draw:caption-point-x="-0.428cm" draw:caption-point-y="0.274cm">
              <dc:creator>JV</dc:creator>
              <dc:date>2013-05-27T00:00:00</dc:date>
              <text:p text:style-name="P1"><text:span text:style-name="T3">Indiquer l'estimation globale du marché reconductions comprises (HT)</text:span></text:p>
              <text:p text:style-name="P1"><text:span text:style-name="T2"/></text:p>
            </office:annotation>
            <text:p>Estimation avant lancement du marché</text:p>
          </table:table-cell>
          <table:table-cell table:style-name="ce41" office:value-type="string" table:number-columns-spanned="1" table:number-rows-spanned="2">
            <office:annotation draw:style-name="gr1" draw:text-style-name="P1" svg:width="5.434cm" svg:height="1.87cm" svg:x="13.787cm" svg:y="1.42cm" draw:caption-point-x="-0.428cm" draw:caption-point-y="0.274cm">
              <dc:creator>JV</dc:creator>
              <dc:date>2013-05-27T00:00:00</dc:date>
              <text:p text:style-name="P1"><text:span text:style-name="T1">Sélectionner dans le menu déroulant le type de marché passé</text:span></text:p>
              <text:p text:style-name="P1"><text:span text:style-name="T2"/></text:p>
            </office:annotation>
            <text:p>Type de </text:p>
            <text:p>marché</text:p>
          </table:table-cell>
          <table:table-cell table:style-name="ce41" office:value-type="string" table:number-columns-spanned="1" table:number-rows-spanned="2">
            <office:annotation draw:style-name="gr1" draw:text-style-name="P1" svg:width="5.879cm" svg:height="3.083cm" svg:x="16.016cm" svg:y="1.42cm" draw:caption-point-x="-0.429cm" draw:caption-point-y="0.274cm">
              <dc:creator>JV</dc:creator>
              <dc:date>2013-05-27T00:00:00</dc:date>
              <text:p text:style-name="P1"><text:span text:style-name="T3">Sélectionner dans le menu déroulant le seuil de votre marché. En cas de marché multilots c'est le montant cumulé de tous les lots qui détermine le seuil</text:span></text:p>
            </office:annotation>
            <text:p>Seuil du marché</text:p>
            <text:p>attribué</text:p>
          </table:table-cell>
          <table:table-cell table:style-name="ce41" office:value-type="string" table:number-columns-spanned="2" table:number-rows-spanned="1">
            <text:p>Montant du marché attribué</text:p>
          </table:table-cell>
          <table:covered-table-cell table:style-name="ce41"/>
          <table:table-cell table:style-name="ce41" office:value-type="string" table:number-columns-spanned="3" table:number-rows-spanned="1">
            <office:annotation draw:style-name="gr1" draw:text-style-name="P1" svg:width="5.74cm" svg:height="1.87cm" svg:x="27.157cm" svg:y="1.42cm" draw:caption-point-x="-0.428cm" draw:caption-point-y="0.274cm">
              <dc:creator>JV</dc:creator>
              <dc:date>2013-05-27T00:00:00</dc:date>
              <text:p text:style-name="P1"><text:span text:style-name="T1">Si marché à lots, indiquer le libellé des lots</text:span></text:p>
            </office:annotation>
            <text:p>Marchés allotis</text:p>
          </table:table-cell>
          <table:covered-table-cell table:number-columns-repeated="2" table:style-name="ce41"/>
          <table:table-cell table:style-name="ce41" office:value-type="string" table:number-columns-spanned="2" table:number-rows-spanned="1">
            <office:annotation draw:style-name="gr1" draw:text-style-name="P1" svg:width="5.099cm" svg:height="2.634cm" svg:x="31.613cm" svg:y="1.42cm" draw:caption-point-x="-0.428cm" draw:caption-point-y="0.274cm">
              <dc:creator>JV</dc:creator>
              <dc:date>2013-05-27T00:00:00</dc:date>
              <text:p text:style-name="P1"><text:span text:style-name="T1">Indiquer le nom de la société + type de société et le code postal dans 2 colonnes différentes</text:span></text:p>
              <text:p text:style-name="P1"><text:span text:style-name="T2">Ex: GERVAIS (SARL) ; 58310</text:span></text:p>
            </office:annotation>
            <text:p>Attributaire</text:p>
          </table:table-cell>
          <table:covered-table-cell table:style-name="ce41"/>
          <table:table-cell table:style-name="ce159" office:value-type="string" table:number-columns-spanned="1" table:number-rows-spanned="2">
            <office:annotation draw:style-name="gr1" draw:text-style-name="P1" svg:width="4.709cm" svg:height="1.87cm" svg:x="33.842cm" svg:y="1.42cm" draw:caption-point-x="-0.429cm" draw:caption-point-y="0.274cm">
              <dc:creator>JV</dc:creator>
              <dc:date>2013-05-27T00:00:00</dc:date>
              <text:p text:style-name="P1"><text:span text:style-name="T1">Mentionner la date de </text:span></text:p>
              <text:p text:style-name="P1"><text:span text:style-name="T1">notification du marché</text:span></text:p>
              <text:p text:style-name="P1"><text:span text:style-name="T4">Format: XX/XX/201X</text:span></text:p>
              <text:p text:style-name="P1"><text:span text:style-name="T2"/></text:p>
            </office:annotation>
            <text:p>Date de </text:p>
            <text:p>notification</text:p>
          </table:table-cell>
          <table:table-cell table:number-columns-repeated="241"/>
        </table:table-row>
        <table:table-row table:style-name="ro5">
          <table:covered-table-cell table:style-name="ce5"/>
          <table:covered-table-cell table:number-columns-repeated="6" table:style-name="ce41"/>
          <table:table-cell table:style-name="ce41" office:value-type="string">
            <office:annotation draw:style-name="gr1" draw:text-style-name="P1" svg:width="4.097cm" svg:height="2.277cm" svg:x="18.244cm" svg:y="1.93cm" draw:caption-point-x="-0.428cm" draw:caption-point-y="0.258cm">
              <dc:creator>JV</dc:creator>
              <dc:date>2013-05-27T00:00:00</dc:date>
              <text:p text:style-name="P1"><text:span text:style-name="T3">Indiquer le montant annuel en cas de marché reconductible (HT)</text:span></text:p>
            </office:annotation>
            <text:p>Montant annuel</text:p>
          </table:table-cell>
          <table:table-cell table:style-name="ce41" office:value-type="string">
            <office:annotation draw:style-name="gr1" draw:text-style-name="P1" svg:width="4.376cm" svg:height="1.559cm" svg:x="20.472cm" svg:y="1.93cm" draw:caption-point-x="-0.428cm" draw:caption-point-y="0.258cm">
              <dc:creator>JV</dc:creator>
              <dc:date>2013-05-27T00:00:00</dc:date>
              <text:p text:style-name="P1"><text:span text:style-name="T3">reconductions comprises (HT)</text:span></text:p>
            </office:annotation>
            <text:p>Montant </text:p>
            <text:p>total </text:p>
          </table:table-cell>
          <table:table-cell table:style-name="ce41" office:value-type="string">
            <office:annotation draw:style-name="gr1" draw:text-style-name="P1" svg:width="2.788cm" svg:height="1.865cm" svg:x="22.7cm" svg:y="1.93cm" draw:caption-point-x="-0.428cm" draw:caption-point-y="0.258cm">
              <dc:creator>JV</dc:creator>
              <dc:date>2013-05-27T00:00:00</dc:date>
              <text:p text:style-name="P1"><text:span text:style-name="T1">Mentionner le libellé du lot</text:span></text:p>
            </office:annotation>
            <text:p>Libellé du lot</text:p>
          </table:table-cell>
          <table:table-cell table:style-name="ce41" office:value-type="string">
            <office:annotation draw:style-name="gr1" draw:text-style-name="P1" svg:width="3.427cm" svg:height="2.201cm" svg:x="24.929cm" svg:y="1.93cm" draw:caption-point-x="-0.429cm" draw:caption-point-y="0.258cm">
              <dc:creator>JV</dc:creator>
              <dc:date>2013-05-27T00:00:00</dc:date>
              <text:p text:style-name="P1"><text:span text:style-name="T1">Indiquer le montant annuel en cas de marché reconductible (HT)</text:span></text:p>
            </office:annotation>
            <text:p>Montant annuel par lot</text:p>
          </table:table-cell>
          <table:table-cell table:style-name="ce41" office:value-type="string">
            <office:annotation draw:style-name="gr1" draw:text-style-name="P1" svg:width="3.566cm" svg:height="2.252cm" svg:x="27.157cm" svg:y="1.93cm" draw:caption-point-x="-0.428cm" draw:caption-point-y="0.258cm">
              <dc:creator>JV</dc:creator>
              <dc:date>2013-05-27T00:00:00</dc:date>
              <text:p text:style-name="P1"><text:span text:style-name="T1">reconductions comprises (HT)</text:span></text:p>
              <text:p text:style-name="P1"><text:span text:style-name="T2"/></text:p>
            </office:annotation>
            <text:p>Montant total</text:p>
          </table:table-cell>
          <table:table-cell table:style-name="ce41" office:value-type="string">
            <office:annotation draw:style-name="gr1" draw:text-style-name="P1" svg:width="3.762cm" svg:height="2.201cm" svg:x="29.385cm" svg:y="1.93cm" draw:caption-point-x="-0.428cm" draw:caption-point-y="0.258cm">
              <dc:creator>JV</dc:creator>
              <dc:date>2013-05-27T00:00:00</dc:date>
              <text:p text:style-name="P1"><text:span text:style-name="T1">Indiquer le nom et le type d'entreprise</text:span></text:p>
              <text:p text:style-name="P1"><text:span text:style-name="T5">Ex: GERVAIS (SARL)</text:span></text:p>
              <text:p text:style-name="P1"><text:span text:style-name="T2"/></text:p>
            </office:annotation>
            <text:p>Nom et type</text:p>
            <text:p>de société</text:p>
          </table:table-cell>
          <table:table-cell table:style-name="ce41" office:value-type="string">
            <office:annotation draw:style-name="gr1" draw:text-style-name="P1" svg:width="3.985cm" svg:height="2.351cm" svg:x="31.613cm" svg:y="1.93cm" draw:caption-point-x="-0.428cm" draw:caption-point-y="0.258cm">
              <dc:creator>JV</dc:creator>
              <dc:date>2013-05-27T00:00:00</dc:date>
              <text:p text:style-name="P1"><text:span text:style-name="T1">Indiquer le code postal</text:span></text:p>
              <text:p text:style-name="P1"><text:span text:style-name="T1">du siège de l'entreprise et la Ville</text:span></text:p>
            </office:annotation>
            <text:p>Code </text:p>
            <text:p>postal et Ville</text:p>
          </table:table-cell>
          <table:covered-table-cell table:style-name="ce159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4"/>
          <table:table-cell table:style-name="ce40" table:content-validation-name="val3"/>
          <table:table-cell table:style-name="ce40" table:content-validation-name="val1"/>
          <table:table-cell table:style-name="ce40" table:number-columns-repeated="7"/>
          <table:table-cell table:style-name="ce158"/>
          <table:table-cell table:number-columns-repeated="241"/>
        </table:table-row>
        <table:table-row table:style-name="ro1">
          <table:table-cell table:style-name="ce6" office:value-type="string" table:number-columns-spanned="15" table:number-rows-spanned="1">
            <text:p>Montant du marché - pour la tranche supérieure ou égale à 20 000 euros HT et inférieure à 90 000 euros HT</text:p>
          </table:table-cell>
          <table:covered-table-cell table:number-columns-repeated="13" table:style-name="ce42"/>
          <table:covered-table-cell table:style-name="ce160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4"/>
          <table:table-cell table:style-name="ce40" table:content-validation-name="val3"/>
          <table:table-cell table:style-name="ce40" table:content-validation-name="val1"/>
          <table:table-cell table:style-name="ce40" table:number-columns-repeated="7"/>
          <table:table-cell table:style-name="ce158"/>
          <table:table-cell table:number-columns-repeated="241"/>
        </table:table-row>
        <table:table-row table:style-name="ro4">
          <table:table-cell table:style-name="ce4"/>
          <table:table-cell table:style-name="ce40"/>
          <table:table-cell table:style-name="ce40" office:value-type="string">
            <text:p>1M702</text:p>
          </table:table-cell>
          <table:table-cell table:style-name="ce40" office:value-type="string">
            <text:p>Achat d'un système d'assemblage et de brochage automatisé</text:p>
          </table:table-cell>
          <table:table-cell table:style-name="ce84" office:value-type="float" office:value="42500">
            <text:p>42 500,00 €</text:p>
          </table:table-cell>
          <table:table-cell table:style-name="ce40" table:content-validation-name="val3" office:value-type="string">
            <text:p>ordinaire</text:p>
          </table:table-cell>
          <table:table-cell table:style-name="ce40" table:content-validation-name="val1" office:value-type="string">
            <text:p>20 000 à 89 999,99 € HT</text:p>
          </table:table-cell>
          <table:table-cell table:style-name="ce84"/>
          <table:table-cell table:style-name="ce84" office:value-type="float" office:value="35237">
            <text:p>35 237,00 €</text:p>
          </table:table-cell>
          <table:table-cell table:style-name="ce40"/>
          <table:table-cell table:style-name="ce84" table:number-columns-repeated="2"/>
          <table:table-cell table:style-name="ce40" office:value-type="string">
            <text:p>SIROUDHIS</text:p>
          </table:table-cell>
          <table:table-cell table:style-name="ce40" office:value-type="string">
            <text:p>37 540 ST CYR SUR LOIRE</text:p>
          </table:table-cell>
          <table:table-cell table:style-name="ce161" office:value-type="date" office:date-value="2012-01-25">
            <text:p>25/01/2012</text:p>
          </table:table-cell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3"/>
          <table:table-cell table:style-name="ce84"/>
          <table:table-cell table:style-name="ce40" table:content-validation-name="val3"/>
          <table:table-cell table:style-name="ce40" table:content-validation-name="val1"/>
          <table:table-cell table:style-name="ce84" table:number-columns-repeated="2"/>
          <table:table-cell table:style-name="ce40"/>
          <table:table-cell table:style-name="ce84" table:number-columns-repeated="2"/>
          <table:table-cell table:style-name="ce40" table:number-columns-repeated="2"/>
          <table:table-cell table:style-name="ce161"/>
          <table:table-cell table:number-columns-repeated="241"/>
        </table:table-row>
        <table:table-row table:style-name="ro4">
          <table:table-cell table:style-name="ce4"/>
          <table:table-cell table:style-name="ce40"/>
          <table:table-cell table:style-name="ce40" office:value-type="string">
            <text:p>2M21</text:p>
          </table:table-cell>
          <table:table-cell table:style-name="ce40" office:value-type="string">
            <text:p>Achat et amnénagements sur site d'habillages, de mobiliers et de materiels spécifiques pour véhicules utilitaires voirie et éclairage public</text:p>
          </table:table-cell>
          <table:table-cell table:style-name="ce84" office:value-type="float" office:value="50000">
            <text:p>50 000,00 €</text:p>
          </table:table-cell>
          <table:table-cell table:style-name="ce40" table:content-validation-name="val3" office:value-type="string">
            <text:p>ordinaire</text:p>
          </table:table-cell>
          <table:table-cell table:style-name="ce40" table:content-validation-name="val1" office:value-type="string">
            <text:p>20 000 à 89 999,99 € HT</text:p>
          </table:table-cell>
          <table:table-cell table:style-name="ce84"/>
          <table:table-cell table:style-name="ce84" office:value-type="float" office:value="30332.87">
            <text:p>30 332,87 €</text:p>
          </table:table-cell>
          <table:table-cell table:style-name="ce40"/>
          <table:table-cell table:style-name="ce84" table:number-columns-repeated="2"/>
          <table:table-cell table:style-name="ce40" office:value-type="string">
            <text:p>EQUIP VAN</text:p>
          </table:table-cell>
          <table:table-cell table:style-name="ce40" office:value-type="string">
            <text:p>43 190 TENCE</text:p>
          </table:table-cell>
          <table:table-cell table:style-name="ce161" office:value-type="date" office:date-value="2012-04-17">
            <text:p>17/04/2012</text:p>
          </table:table-cell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3"/>
          <table:table-cell table:style-name="ce84"/>
          <table:table-cell table:style-name="ce40" table:content-validation-name="val3"/>
          <table:table-cell table:style-name="ce40" table:content-validation-name="val1"/>
          <table:table-cell table:style-name="ce84" table:number-columns-repeated="2"/>
          <table:table-cell table:style-name="ce40"/>
          <table:table-cell table:style-name="ce84" table:number-columns-repeated="2"/>
          <table:table-cell table:style-name="ce40" table:number-columns-repeated="2"/>
          <table:table-cell table:style-name="ce161"/>
          <table:table-cell table:number-columns-repeated="241"/>
        </table:table-row>
        <table:table-row table:style-name="ro4">
          <table:table-cell table:style-name="ce4"/>
          <table:table-cell table:style-name="ce40"/>
          <table:table-cell table:style-name="ce40" office:value-type="string">
            <text:p>2M63</text:p>
          </table:table-cell>
          <table:table-cell table:style-name="ce40" office:value-type="string">
            <text:p>Approvisionnement en fioul et gazole, mise en concurrence permanente</text:p>
          </table:table-cell>
          <table:table-cell table:style-name="ce84" office:value-type="float" office:value="74000">
            <text:p>74 000,00 €</text:p>
          </table:table-cell>
          <table:table-cell table:style-name="ce40" table:content-validation-name="val3" office:value-type="string">
            <text:p>à bons de commande</text:p>
          </table:table-cell>
          <table:table-cell table:style-name="ce40" table:content-validation-name="val1" office:value-type="string">
            <text:p>20 000 à 89 999,99 € HT</text:p>
          </table:table-cell>
          <table:table-cell table:style-name="ce84"/>
          <table:table-cell table:style-name="ce84" office:value-type="float" office:value="74000">
            <text:p>74 000,00 €</text:p>
          </table:table-cell>
          <table:table-cell table:style-name="ce40" office:value-type="string">
            <text:p>approvisionnement en fioul multi attribution</text:p>
          </table:table-cell>
          <table:table-cell table:style-name="ce84" table:number-columns-repeated="2"/>
          <table:table-cell table:style-name="ce40" office:value-type="string">
            <text:p>CHARVET SAS <text:s text:c="10"/>DYNEFF SA <text:s text:c="10"/>RAMOND ER CIE</text:p>
          </table:table-cell>
          <table:table-cell table:style-name="ce40" office:value-type="string">
            <text:p>42 390 VILLARS <text:s text:c="23"/>34 060 MONTPELLIER <text:s text:c="10"/>34 700 LODEVE</text:p>
          </table:table-cell>
          <table:table-cell table:style-name="ce161" office:value-type="date" office:date-value="2012-04-17">
            <text:p>17/04/2012</text:p>
          </table:table-cell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3"/>
          <table:table-cell table:style-name="ce84"/>
          <table:table-cell table:style-name="ce40" table:content-validation-name="val3"/>
          <table:table-cell table:style-name="ce40" table:content-validation-name="val1"/>
          <table:table-cell table:style-name="ce84" table:number-columns-repeated="2"/>
          <table:table-cell table:style-name="ce40"/>
          <table:table-cell table:style-name="ce84" table:number-columns-repeated="2"/>
          <table:table-cell table:style-name="ce40" table:number-columns-repeated="2"/>
          <table:table-cell table:style-name="ce161"/>
          <table:table-cell table:number-columns-repeated="241"/>
        </table:table-row>
        <table:table-row table:style-name="ro4">
          <table:table-cell table:style-name="ce4"/>
          <table:table-cell table:style-name="ce40"/>
          <table:table-cell table:style-name="ce40" office:value-type="string">
            <text:p>2M141</text:p>
          </table:table-cell>
          <table:table-cell table:style-name="ce40" office:value-type="string">
            <text:p>Achat de recharges de gaz divers en bouteilles</text:p>
          </table:table-cell>
          <table:table-cell table:style-name="ce84" office:value-type="float" office:value="30000">
            <text:p>30 000,00 €</text:p>
          </table:table-cell>
          <table:table-cell table:style-name="ce40" table:content-validation-name="val3" office:value-type="string">
            <text:p>à bons de commande</text:p>
          </table:table-cell>
          <table:table-cell table:style-name="ce40" table:content-validation-name="val1" office:value-type="string">
            <text:p>20 000 à 89 999,99 € HT</text:p>
          </table:table-cell>
          <table:table-cell table:style-name="ce84"/>
          <table:table-cell table:style-name="ce84" office:value-type="float" office:value="30000">
            <text:p>30 000,00 €</text:p>
          </table:table-cell>
          <table:table-cell table:style-name="ce40"/>
          <table:table-cell table:style-name="ce84" table:number-columns-repeated="2"/>
          <table:table-cell table:style-name="ce40" office:value-type="string">
            <text:p>P.GAZ</text:p>
          </table:table-cell>
          <table:table-cell table:style-name="ce40" office:value-type="string">
            <text:p>34 990 JUVIGNAC</text:p>
          </table:table-cell>
          <table:table-cell table:style-name="ce161" office:value-type="date" office:date-value="2012-04-17">
            <text:p>17/04/2012</text:p>
          </table:table-cell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3"/>
          <table:table-cell table:style-name="ce84"/>
          <table:table-cell table:style-name="ce40" table:content-validation-name="val3"/>
          <table:table-cell table:style-name="ce40" table:content-validation-name="val1"/>
          <table:table-cell table:style-name="ce84" table:number-columns-repeated="2"/>
          <table:table-cell table:style-name="ce40"/>
          <table:table-cell table:style-name="ce84" table:number-columns-repeated="2"/>
          <table:table-cell table:style-name="ce40" table:number-columns-repeated="2"/>
          <table:table-cell table:style-name="ce161"/>
          <table:table-cell table:number-columns-repeated="241"/>
        </table:table-row>
        <table:table-row table:style-name="ro4">
          <table:table-cell table:style-name="ce4"/>
          <table:table-cell table:style-name="ce40"/>
          <table:table-cell table:style-name="ce40" office:value-type="string">
            <text:p>2M117</text:p>
          </table:table-cell>
          <table:table-cell table:style-name="ce40" office:value-type="string">
            <text:p>Achat de scooters 4 temps à grandes roues de petites cylindrées, de pièces détachées et accessoires</text:p>
          </table:table-cell>
          <table:table-cell table:style-name="ce84" office:value-type="float" office:value="45000">
            <text:p>45 000,00 €</text:p>
          </table:table-cell>
          <table:table-cell table:style-name="ce40" table:content-validation-name="val3" office:value-type="string">
            <text:p>à bons de commande</text:p>
          </table:table-cell>
          <table:table-cell table:style-name="ce40" table:content-validation-name="val1" office:value-type="string">
            <text:p>20 000 à 89 999,99 € HT</text:p>
          </table:table-cell>
          <table:table-cell table:style-name="ce84"/>
          <table:table-cell table:style-name="ce84" office:value-type="float" office:value="45000">
            <text:p>45 000,00 €</text:p>
          </table:table-cell>
          <table:table-cell table:style-name="ce40"/>
          <table:table-cell table:style-name="ce84" table:number-columns-repeated="2"/>
          <table:table-cell table:style-name="ce40" office:value-type="string">
            <text:p>MOTO CENTER 34</text:p>
          </table:table-cell>
          <table:table-cell table:style-name="ce40" office:value-type="string">
            <text:p>34 000 MONTPELLIER</text:p>
          </table:table-cell>
          <table:table-cell table:style-name="ce161" office:value-type="date" office:date-value="2012-05-14">
            <text:p>14/05/2012</text:p>
          </table:table-cell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3"/>
          <table:table-cell table:style-name="ce84"/>
          <table:table-cell table:style-name="ce40" table:content-validation-name="val3"/>
          <table:table-cell table:style-name="ce40" table:content-validation-name="val1"/>
          <table:table-cell table:style-name="ce84" table:number-columns-repeated="2"/>
          <table:table-cell table:style-name="ce40"/>
          <table:table-cell table:style-name="ce84" table:number-columns-repeated="2"/>
          <table:table-cell table:style-name="ce40" table:number-columns-repeated="2"/>
          <table:table-cell table:style-name="ce161"/>
          <table:table-cell table:number-columns-repeated="241"/>
        </table:table-row>
        <table:table-row table:style-name="ro4">
          <table:table-cell table:style-name="ce7"/>
          <table:table-cell table:style-name="ce43"/>
          <table:table-cell table:style-name="ce43" office:value-type="string">
            <text:p>2M594</text:p>
          </table:table-cell>
          <table:table-cell table:style-name="ce43" office:value-type="string">
            <text:p>Achat de 3 groupes d'arrosage, d'un transporteur, de deux mini-dumpers et d'un cyclomoteur 49 cc</text:p>
          </table:table-cell>
          <table:table-cell table:style-name="ce85" office:value-type="float" office:value="63000">
            <text:p>63 000,00 €</text:p>
          </table:table-cell>
          <table:table-cell table:style-name="ce43" table:content-validation-name="val3" office:value-type="string">
            <text:p>ordinaire</text:p>
          </table:table-cell>
          <table:table-cell table:style-name="ce43" table:content-validation-name="val1" office:value-type="string">
            <text:p>20 000 à 89 999,99 € HT</text:p>
          </table:table-cell>
          <table:table-cell table:style-name="ce85" table:number-columns-repeated="2"/>
          <table:table-cell table:style-name="ce43" office:value-type="string">
            <text:p>3 groupes d'arrosage</text:p>
          </table:table-cell>
          <table:table-cell table:style-name="ce85" office:value-type="float" office:value="4860.62">
            <text:p>4 860,62 €</text:p>
          </table:table-cell>
          <table:table-cell table:style-name="ce85" office:value-type="float" office:value="48720.62">
            <text:p>48 720,62 €</text:p>
          </table:table-cell>
          <table:table-cell table:style-name="ce43" office:value-type="string">
            <text:p>BARTHEMY SUD <text:s/>PROVERT</text:p>
          </table:table-cell>
          <table:table-cell table:style-name="ce131" office:value-type="float" office:value="84103">
            <text:p>84 103</text:p>
          </table:table-cell>
          <table:table-cell table:style-name="ce162" office:value-type="date" office:date-value="2012-07-25">
            <text:p>25/07/2012</text:p>
          </table:table-cell>
          <table:table-cell table:number-columns-repeated="241"/>
        </table:table-row>
        <table:table-row table:style-name="ro4">
          <table:table-cell table:style-name="ce7"/>
          <table:table-cell table:style-name="ce43" table:number-columns-repeated="3"/>
          <table:table-cell table:style-name="ce85"/>
          <table:table-cell table:style-name="ce43" table:content-validation-name="val3"/>
          <table:table-cell table:style-name="ce43" table:content-validation-name="val1"/>
          <table:table-cell table:style-name="ce85" table:number-columns-repeated="2"/>
          <table:table-cell table:style-name="ce43"/>
          <table:table-cell table:style-name="ce85" office:value-type="float" office:value="12600">
            <text:p>12 600,00 €</text:p>
          </table:table-cell>
          <table:table-cell table:style-name="ce85"/>
          <table:table-cell table:style-name="ce43" office:value-type="string">
            <text:p>AGRISUD</text:p>
          </table:table-cell>
          <table:table-cell table:style-name="ce43" office:value-type="float" office:value="34290">
            <text:p>34290</text:p>
          </table:table-cell>
          <table:table-cell table:style-name="ce162"/>
          <table:table-cell table:number-columns-repeated="241"/>
        </table:table-row>
        <table:table-row table:style-name="ro4">
          <table:table-cell table:style-name="ce7"/>
          <table:table-cell table:style-name="ce43" table:number-columns-repeated="3"/>
          <table:table-cell table:style-name="ce85"/>
          <table:table-cell table:style-name="ce43" table:content-validation-name="val3"/>
          <table:table-cell table:style-name="ce43" table:content-validation-name="val1"/>
          <table:table-cell table:style-name="ce85" table:number-columns-repeated="2"/>
          <table:table-cell table:style-name="ce43"/>
          <table:table-cell table:style-name="ce85" office:value-type="float" office:value="31260">
            <text:p>31 260,00 €</text:p>
          </table:table-cell>
          <table:table-cell table:style-name="ce85"/>
          <table:table-cell table:style-name="ce43" office:value-type="string">
            <text:p>GIOZZO MANUTENTION</text:p>
          </table:table-cell>
          <table:table-cell table:style-name="ce43" office:value-type="float" office:value="34690">
            <text:p>34690</text:p>
          </table:table-cell>
          <table:table-cell table:style-name="ce162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3"/>
          <table:table-cell table:style-name="ce84"/>
          <table:table-cell table:style-name="ce40" table:content-validation-name="val3"/>
          <table:table-cell table:style-name="ce87" table:content-validation-name="val1"/>
          <table:table-cell table:style-name="ce116" table:number-columns-repeated="2"/>
          <table:table-cell table:style-name="ce87"/>
          <table:table-cell table:style-name="ce116" table:number-columns-repeated="2"/>
          <table:table-cell table:style-name="ce87" table:number-columns-repeated="2"/>
          <table:table-cell table:style-name="ce163"/>
          <table:table-cell table:number-columns-repeated="241"/>
        </table:table-row>
        <table:table-row table:style-name="ro4">
          <table:table-cell table:style-name="ce4"/>
          <table:table-cell table:style-name="ce40"/>
          <table:table-cell table:style-name="ce40" office:value-type="string">
            <text:p>2M990</text:p>
          </table:table-cell>
          <table:table-cell table:style-name="ce40" office:value-type="string">
            <text:p>Achat d'une tribune mobile couverte</text:p>
          </table:table-cell>
          <table:table-cell table:style-name="ce84" office:value-type="float" office:value="58000">
            <text:p>58 000,00 €</text:p>
          </table:table-cell>
          <table:table-cell table:style-name="ce40" table:content-validation-name="val3" office:value-type="string">
            <text:p>ordinaire</text:p>
          </table:table-cell>
          <table:table-cell table:style-name="ce40" table:content-validation-name="val1" office:value-type="string">
            <text:p>20 000 à 89 999,99 € HT</text:p>
          </table:table-cell>
          <table:table-cell table:style-name="ce84"/>
          <table:table-cell table:style-name="ce84" office:value-type="float" office:value="44600">
            <text:p>44 600,00 €</text:p>
          </table:table-cell>
          <table:table-cell table:style-name="ce40"/>
          <table:table-cell table:style-name="ce84" table:number-columns-repeated="2"/>
          <table:table-cell table:style-name="ce40" office:value-type="string">
            <text:p>SAMIA DEVIANNE</text:p>
          </table:table-cell>
          <table:table-cell table:style-name="ce40" office:value-type="string">
            <text:p>34 510 FLORENSAC</text:p>
          </table:table-cell>
          <table:table-cell table:style-name="ce161" office:value-type="date" office:date-value="2012-05-25">
            <text:p>25/05/2012</text:p>
          </table:table-cell>
          <table:table-cell table:number-columns-repeated="241"/>
        </table:table-row>
        <table:table-row table:style-name="ro4">
          <table:table-cell table:style-name="ce4"/>
          <table:table-cell table:style-name="ce40"/>
          <table:table-cell table:style-name="ce40" office:value-type="string">
            <text:p>2M1077</text:p>
          </table:table-cell>
          <table:table-cell table:style-name="ce40" office:value-type="string">
            <text:p>Achat et mise en place des sapins de Noël</text:p>
          </table:table-cell>
          <table:table-cell table:style-name="ce84" office:value-type="float" office:value="20000">
            <text:p>20 000,00 €</text:p>
          </table:table-cell>
          <table:table-cell table:style-name="ce40" table:content-validation-name="val3" office:value-type="string">
            <text:p>à bons de commande</text:p>
          </table:table-cell>
          <table:table-cell table:style-name="ce40" table:content-validation-name="val1" office:value-type="string">
            <text:p>20 000 à 89 999,99 € HT</text:p>
          </table:table-cell>
          <table:table-cell table:style-name="ce84"/>
          <table:table-cell table:style-name="ce84" office:value-type="float" office:value="20000">
            <text:p>20 000,00 €</text:p>
          </table:table-cell>
          <table:table-cell table:style-name="ce40"/>
          <table:table-cell table:style-name="ce84" table:number-columns-repeated="2"/>
          <table:table-cell table:style-name="ce40" office:value-type="string">
            <text:p>ROSERAIE DES COSTIERES SANDIFLOR</text:p>
          </table:table-cell>
          <table:table-cell table:style-name="ce40" office:value-type="string">
            <text:p>30 800 SAINT GILLES</text:p>
          </table:table-cell>
          <table:table-cell table:style-name="ce161" office:value-type="date" office:date-value="2012-08-31">
            <text:p>31/08/2012</text:p>
          </table:table-cell>
          <table:table-cell table:number-columns-repeated="241"/>
        </table:table-row>
        <table:table-row table:style-name="ro4">
          <table:table-cell table:style-name="ce4"/>
          <table:table-cell table:style-name="ce40"/>
          <table:table-cell table:style-name="ce40" office:value-type="string">
            <text:p>2M1197</text:p>
          </table:table-cell>
          <table:table-cell table:style-name="ce40" office:value-type="string">
            <text:p>Achat de vélos à assistance électrique (VAE)</text:p>
          </table:table-cell>
          <table:table-cell table:style-name="ce84" office:value-type="float" office:value="40000">
            <text:p>40 000,00 €</text:p>
          </table:table-cell>
          <table:table-cell table:style-name="ce40" table:content-validation-name="val3" office:value-type="string">
            <text:p>à bons de commande</text:p>
          </table:table-cell>
          <table:table-cell table:style-name="ce40" table:content-validation-name="val1" office:value-type="string">
            <text:p>20 000 à 89 999,99 € HT</text:p>
          </table:table-cell>
          <table:table-cell table:style-name="ce84"/>
          <table:table-cell table:style-name="ce84" office:value-type="float" office:value="40000">
            <text:p>40 000,00 €</text:p>
          </table:table-cell>
          <table:table-cell table:style-name="ce40"/>
          <table:table-cell table:style-name="ce84" table:number-columns-repeated="2"/>
          <table:table-cell table:style-name="ce40" office:value-type="string">
            <text:p>ATZ GMBH</text:p>
          </table:table-cell>
          <table:table-cell table:style-name="ce40" office:value-type="string">
            <text:p>48 341 BOSCHSTRABE</text:p>
          </table:table-cell>
          <table:table-cell table:style-name="ce161" office:value-type="date" office:date-value="2012-11-13">
            <text:p>13/11/2012</text:p>
          </table:table-cell>
          <table:table-cell table:number-columns-repeated="241"/>
        </table:table-row>
        <table:table-row table:style-name="ro4">
          <table:table-cell table:style-name="ce4"/>
          <table:table-cell table:style-name="ce40"/>
          <table:table-cell table:style-name="ce40" office:value-type="string">
            <text:p>1H54</text:p>
          </table:table-cell>
          <table:table-cell table:style-name="ce40" office:value-type="string">
            <text:p>Achat de matériel d'éclairage public </text:p>
          </table:table-cell>
          <table:table-cell table:style-name="ce84" office:value-type="float" office:value="65000">
            <text:p>65 000,00 €</text:p>
          </table:table-cell>
          <table:table-cell table:style-name="ce40" table:content-validation-name="val3" office:value-type="string">
            <text:p>à bons de commande</text:p>
          </table:table-cell>
          <table:table-cell table:style-name="ce40" table:content-validation-name="val1" office:value-type="string">
            <text:p>20 000 à 89 999,99 € HT</text:p>
          </table:table-cell>
          <table:table-cell table:style-name="ce84"/>
          <table:table-cell table:style-name="ce84" office:value-type="float" office:value="65000">
            <text:p>65 000,00 €</text:p>
          </table:table-cell>
          <table:table-cell table:style-name="ce40"/>
          <table:table-cell table:style-name="ce84" table:number-columns-repeated="2"/>
          <table:table-cell table:style-name="ce40" office:value-type="string">
            <text:p>TECSO</text:p>
          </table:table-cell>
          <table:table-cell table:style-name="ce40" office:value-type="string">
            <text:p>31 650 SAINT ORENS DE GAMEVILLE </text:p>
          </table:table-cell>
          <table:table-cell table:style-name="ce161" office:value-type="date" office:date-value="2012-02-17">
            <text:p>17/02/2012</text:p>
          </table:table-cell>
          <table:table-cell table:number-columns-repeated="241"/>
        </table:table-row>
        <table:table-row table:style-name="ro4">
          <table:table-cell table:style-name="ce4"/>
          <table:table-cell table:style-name="ce40"/>
          <table:table-cell table:style-name="ce40" office:value-type="string">
            <text:p>2M59</text:p>
          </table:table-cell>
          <table:table-cell table:style-name="ce40" office:value-type="string">
            <text:p>Achat de matériel de nettoyage</text:p>
          </table:table-cell>
          <table:table-cell table:style-name="ce84" office:value-type="float" office:value="48000">
            <text:p>48 000,00 €</text:p>
          </table:table-cell>
          <table:table-cell table:style-name="ce40" table:content-validation-name="val3" office:value-type="string">
            <text:p>à bons de commande</text:p>
          </table:table-cell>
          <table:table-cell table:style-name="ce40" table:content-validation-name="val1" office:value-type="string">
            <text:p>20 000 à 89 999,99 € HT</text:p>
          </table:table-cell>
          <table:table-cell table:style-name="ce84"/>
          <table:table-cell table:style-name="ce84" office:value-type="float" office:value="89000">
            <text:p>89 000,00 €</text:p>
          </table:table-cell>
          <table:table-cell table:style-name="ce40"/>
          <table:table-cell table:style-name="ce84" table:number-columns-repeated="2"/>
          <table:table-cell table:style-name="ce40" office:value-type="string">
            <text:p>B.C.P.E. LA NORME</text:p>
          </table:table-cell>
          <table:table-cell table:style-name="ce40" office:value-type="string">
            <text:p>34 130 MAUGUIO</text:p>
          </table:table-cell>
          <table:table-cell table:style-name="ce161" office:value-type="date" office:date-value="2012-03-15">
            <text:p>15/03/2012</text:p>
          </table:table-cell>
          <table:table-cell table:number-columns-repeated="241"/>
        </table:table-row>
        <table:table-row table:style-name="ro4">
          <table:table-cell table:style-name="ce4"/>
          <table:table-cell table:style-name="ce40"/>
          <table:table-cell table:style-name="ce40" office:value-type="string">
            <text:p>2M32</text:p>
          </table:table-cell>
          <table:table-cell table:style-name="ce40" office:value-type="string">
            <text:p>Achat de linge pour crèches</text:p>
          </table:table-cell>
          <table:table-cell table:style-name="ce84" office:value-type="float" office:value="60000">
            <text:p>60 000,00 €</text:p>
          </table:table-cell>
          <table:table-cell table:style-name="ce40" table:content-validation-name="val3" office:value-type="string">
            <text:p>à bons de commande</text:p>
          </table:table-cell>
          <table:table-cell table:style-name="ce40" table:content-validation-name="val1" office:value-type="string">
            <text:p>20 000 à 89 999,99 € HT</text:p>
          </table:table-cell>
          <table:table-cell table:style-name="ce84"/>
          <table:table-cell table:style-name="ce84" office:value-type="float" office:value="60000">
            <text:p>60 000,00 €</text:p>
          </table:table-cell>
          <table:table-cell table:style-name="ce40"/>
          <table:table-cell table:style-name="ce84" table:number-columns-repeated="2"/>
          <table:table-cell table:style-name="ce40" office:value-type="string">
            <text:p>GRANJARD</text:p>
          </table:table-cell>
          <table:table-cell table:style-name="ce40" office:value-type="string">
            <text:p>42 360 PANISSIERES</text:p>
          </table:table-cell>
          <table:table-cell table:style-name="ce161" office:value-type="date" office:date-value="2012-03-15">
            <text:p>15/03/2012</text:p>
          </table:table-cell>
          <table:table-cell table:number-columns-repeated="241"/>
        </table:table-row>
        <table:table-row table:style-name="ro4">
          <table:table-cell table:style-name="ce4"/>
          <table:table-cell table:style-name="ce40"/>
          <table:table-cell table:style-name="ce40" office:value-type="string">
            <text:p>2M54</text:p>
          </table:table-cell>
          <table:table-cell table:style-name="ce43" office:value-type="string">
            <text:p>achat de jeux, jouets éducatifs</text:p>
          </table:table-cell>
          <table:table-cell table:style-name="ce84" office:value-type="float" office:value="89000">
            <text:p>89 000,00 €</text:p>
          </table:table-cell>
          <table:table-cell table:style-name="ce40" table:content-validation-name="val3" office:value-type="string">
            <text:p>à bons de commande</text:p>
          </table:table-cell>
          <table:table-cell table:style-name="ce40" table:content-validation-name="val1" office:value-type="string">
            <text:p>20 000 à 89 999,99 € HT</text:p>
          </table:table-cell>
          <table:table-cell table:style-name="ce84" table:number-columns-repeated="2"/>
          <table:table-cell table:style-name="ce40"/>
          <table:table-cell table:style-name="ce84"/>
          <table:table-cell table:style-name="ce84" office:value-type="float" office:value="88000">
            <text:p>88 000,00 €</text:p>
          </table:table-cell>
          <table:table-cell table:style-name="ce40" table:number-columns-repeated="2"/>
          <table:table-cell table:style-name="ce161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2"/>
          <table:table-cell table:style-name="ce43"/>
          <table:table-cell table:style-name="ce84"/>
          <table:table-cell table:style-name="ce40" table:content-validation-name="val3"/>
          <table:table-cell table:style-name="ce40" table:content-validation-name="val1"/>
          <table:table-cell table:style-name="ce84" table:number-columns-repeated="2"/>
          <table:table-cell table:style-name="ce40" office:value-type="string">
            <text:p>Jeux jouets <text:s text:c="19"/></text:p>
          </table:table-cell>
          <table:table-cell table:style-name="ce84" office:value-type="float" office:value="55000">
            <text:p>55 000,00 €</text:p>
          </table:table-cell>
          <table:table-cell table:style-name="ce84"/>
          <table:table-cell table:style-name="ce40" office:value-type="string">
            <text:p>WESCO <text:s text:c="16"/></text:p>
          </table:table-cell>
          <table:table-cell table:style-name="ce86" office:value-type="float" office:value="79141">
            <text:p>79 141</text:p>
          </table:table-cell>
          <table:table-cell table:style-name="ce161" office:value-type="date" office:date-value="2012-04-03">
            <text:p>03/04/2012</text:p>
          </table:table-cell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3"/>
          <table:table-cell table:style-name="ce84"/>
          <table:table-cell table:style-name="ce40" table:content-validation-name="val3"/>
          <table:table-cell table:style-name="ce40" table:content-validation-name="val1"/>
          <table:table-cell table:style-name="ce84" table:number-columns-repeated="2"/>
          <table:table-cell table:style-name="ce40" office:value-type="string">
            <text:p>Jeux éducatifs</text:p>
          </table:table-cell>
          <table:table-cell table:style-name="ce84" office:value-type="float" office:value="34000">
            <text:p>34 000,00 €</text:p>
          </table:table-cell>
          <table:table-cell table:style-name="ce84"/>
          <table:table-cell table:style-name="ce40" office:value-type="string">
            <text:p>SEJER</text:p>
          </table:table-cell>
          <table:table-cell table:style-name="ce40" office:value-type="float" office:value="75025">
            <text:p>75025</text:p>
          </table:table-cell>
          <table:table-cell table:style-name="ce161"/>
          <table:table-cell table:number-columns-repeated="241"/>
        </table:table-row>
        <table:table-row table:style-name="ro4">
          <table:table-cell table:style-name="ce4"/>
          <table:table-cell table:style-name="ce40"/>
          <table:table-cell table:style-name="ce40" office:value-type="string">
            <text:p>1M751</text:p>
          </table:table-cell>
          <table:table-cell table:style-name="ce40" office:value-type="string">
            <text:p>Achat de médicaments et de matériels vétérinaires pour les animaux de parc zoologique</text:p>
          </table:table-cell>
          <table:table-cell table:style-name="ce84"/>
          <table:table-cell table:style-name="ce40" table:content-validation-name="val3" office:value-type="string">
            <text:p>à bons de commande</text:p>
          </table:table-cell>
          <table:table-cell table:style-name="ce40" table:content-validation-name="val1" office:value-type="string">
            <text:p>20 000 à 89 999,99 € HT</text:p>
          </table:table-cell>
          <table:table-cell table:style-name="ce84"/>
          <table:table-cell table:style-name="ce84" office:value-type="float" office:value="85000">
            <text:p>85 000,00 €</text:p>
          </table:table-cell>
          <table:table-cell table:style-name="ce40"/>
          <table:table-cell table:style-name="ce84" table:number-columns-repeated="2"/>
          <table:table-cell table:style-name="ce40" office:value-type="string">
            <text:p>PHARMA CHATELETS RICHEMONT</text:p>
          </table:table-cell>
          <table:table-cell table:style-name="ce40" office:value-type="float" office:value="34070">
            <text:p>34070</text:p>
          </table:table-cell>
          <table:table-cell table:style-name="ce161" office:value-type="date" office:date-value="2012-02-06">
            <text:p>06/02/2012</text:p>
          </table:table-cell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3"/>
          <table:table-cell table:style-name="ce84"/>
          <table:table-cell table:style-name="ce40" table:content-validation-name="val3"/>
          <table:table-cell table:style-name="ce40" table:content-validation-name="val1"/>
          <table:table-cell table:style-name="ce84" table:number-columns-repeated="2"/>
          <table:table-cell table:style-name="ce40"/>
          <table:table-cell table:style-name="ce84" table:number-columns-repeated="2"/>
          <table:table-cell table:style-name="ce40" table:number-columns-repeated="2"/>
          <table:table-cell table:style-name="ce161"/>
          <table:table-cell table:number-columns-repeated="241"/>
        </table:table-row>
        <table:table-row table:style-name="ro4">
          <table:table-cell table:style-name="ce4"/>
          <table:table-cell table:style-name="ce40"/>
          <table:table-cell table:style-name="ce40" office:value-type="string">
            <text:p>2M120</text:p>
          </table:table-cell>
          <table:table-cell table:style-name="ce40" office:value-type="string">
            <text:p>Achat de vêtements de ville, réception et chaussures</text:p>
          </table:table-cell>
          <table:table-cell table:style-name="ce84" office:value-type="float" office:value="12000">
            <text:p>12 000,00 €</text:p>
          </table:table-cell>
          <table:table-cell table:style-name="ce40" table:content-validation-name="val3" office:value-type="string">
            <text:p>à bons de commande</text:p>
          </table:table-cell>
          <table:table-cell table:style-name="ce40" table:content-validation-name="val1" office:value-type="string">
            <text:p>20 000 à 89 999,99 € HT</text:p>
          </table:table-cell>
          <table:table-cell table:style-name="ce84"/>
          <table:table-cell table:style-name="ce84" office:value-type="float" office:value="70000">
            <text:p>70 000,00 €</text:p>
          </table:table-cell>
          <table:table-cell table:style-name="ce40"/>
          <table:table-cell table:style-name="ce84" table:number-columns-repeated="2"/>
          <table:table-cell table:style-name="ce40" office:value-type="string">
            <text:p>ESCASSUT</text:p>
          </table:table-cell>
          <table:table-cell table:style-name="ce40" office:value-type="string">
            <text:p>34 000 MONTPELLIER</text:p>
          </table:table-cell>
          <table:table-cell table:style-name="ce161" office:value-type="date" office:date-value="2012-04-24">
            <text:p>24/04/2012</text:p>
          </table:table-cell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3"/>
          <table:table-cell table:style-name="ce84"/>
          <table:table-cell table:style-name="ce40" table:content-validation-name="val3"/>
          <table:table-cell table:style-name="ce40" table:content-validation-name="val1"/>
          <table:table-cell table:style-name="ce84" table:number-columns-repeated="2"/>
          <table:table-cell table:style-name="ce40"/>
          <table:table-cell table:style-name="ce84" table:number-columns-repeated="2"/>
          <table:table-cell table:style-name="ce40" table:number-columns-repeated="2"/>
          <table:table-cell table:style-name="ce161"/>
          <table:table-cell table:number-columns-repeated="241"/>
        </table:table-row>
        <table:table-row table:style-name="ro4">
          <table:table-cell table:style-name="ce4"/>
          <table:table-cell table:style-name="ce40"/>
          <table:table-cell table:style-name="ce40" office:value-type="string">
            <text:p>2M167</text:p>
          </table:table-cell>
          <table:table-cell table:style-name="ce40" office:value-type="string">
            <text:p>Achat d'armement et de munitions pour la police municipale</text:p>
          </table:table-cell>
          <table:table-cell table:style-name="ce84" office:value-type="float" office:value="88000">
            <text:p>88 000,00 €</text:p>
          </table:table-cell>
          <table:table-cell table:style-name="ce40" table:content-validation-name="val3" office:value-type="string">
            <text:p>à bons de commande</text:p>
          </table:table-cell>
          <table:table-cell table:style-name="ce40" table:content-validation-name="val1" office:value-type="string">
            <text:p>20 000 à 89 999,99 € HT</text:p>
          </table:table-cell>
          <table:table-cell table:style-name="ce84"/>
          <table:table-cell table:style-name="ce84" office:value-type="float" office:value="88000">
            <text:p>88 000,00 €</text:p>
          </table:table-cell>
          <table:table-cell table:style-name="ce40"/>
          <table:table-cell table:style-name="ce84" table:number-columns-repeated="2"/>
          <table:table-cell table:style-name="ce40" office:value-type="string">
            <text:p>CHASSE 2000</text:p>
          </table:table-cell>
          <table:table-cell table:style-name="ce40" office:value-type="string">
            <text:p>34 000 MONTPELLIER</text:p>
          </table:table-cell>
          <table:table-cell table:style-name="ce161" office:value-type="date" office:date-value="2012-04-27">
            <text:p>27/04/2012</text:p>
          </table:table-cell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3"/>
          <table:table-cell table:style-name="ce84"/>
          <table:table-cell table:style-name="ce40" table:content-validation-name="val3"/>
          <table:table-cell table:style-name="ce40" table:content-validation-name="val1"/>
          <table:table-cell table:style-name="ce84" table:number-columns-repeated="2"/>
          <table:table-cell table:style-name="ce40"/>
          <table:table-cell table:style-name="ce84" table:number-columns-repeated="2"/>
          <table:table-cell table:style-name="ce40" table:number-columns-repeated="2"/>
          <table:table-cell table:style-name="ce161"/>
          <table:table-cell table:number-columns-repeated="241"/>
        </table:table-row>
        <table:table-row table:style-name="ro4">
          <table:table-cell table:style-name="ce4"/>
          <table:table-cell table:style-name="ce40"/>
          <table:table-cell table:style-name="ce40" office:value-type="string">
            <text:p>2M178</text:p>
          </table:table-cell>
          <table:table-cell table:style-name="ce40" office:value-type="string">
            <text:p>Achat de matériel de bureau</text:p>
          </table:table-cell>
          <table:table-cell table:style-name="ce84" office:value-type="float" office:value="14000">
            <text:p>14 000,00 €</text:p>
          </table:table-cell>
          <table:table-cell table:style-name="ce40" table:content-validation-name="val3" office:value-type="string">
            <text:p>à bons de commande</text:p>
          </table:table-cell>
          <table:table-cell table:style-name="ce40" table:content-validation-name="val1" office:value-type="string">
            <text:p>20 000 à 89 999,99 € HT</text:p>
          </table:table-cell>
          <table:table-cell table:style-name="ce84"/>
          <table:table-cell table:style-name="ce84" office:value-type="float" office:value="85000">
            <text:p>85 000,00 €</text:p>
          </table:table-cell>
          <table:table-cell table:style-name="ce40"/>
          <table:table-cell table:style-name="ce84" table:number-columns-repeated="2"/>
          <table:table-cell table:style-name="ce40" office:value-type="string">
            <text:p>DACTYL BURO</text:p>
          </table:table-cell>
          <table:table-cell table:style-name="ce40" office:value-type="string">
            <text:p>18 023 BOURGES</text:p>
          </table:table-cell>
          <table:table-cell table:style-name="ce161" office:value-type="date" office:date-value="2012-05-11">
            <text:p>11/05/2012</text:p>
          </table:table-cell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3"/>
          <table:table-cell table:style-name="ce84"/>
          <table:table-cell table:style-name="ce40" table:content-validation-name="val3"/>
          <table:table-cell table:style-name="ce40" table:content-validation-name="val1"/>
          <table:table-cell table:style-name="ce84" table:number-columns-repeated="2"/>
          <table:table-cell table:style-name="ce40"/>
          <table:table-cell table:style-name="ce84" table:number-columns-repeated="2"/>
          <table:table-cell table:style-name="ce40" table:number-columns-repeated="2"/>
          <table:table-cell table:style-name="ce161"/>
          <table:table-cell table:number-columns-repeated="241"/>
        </table:table-row>
        <table:table-row table:style-name="ro4">
          <table:table-cell table:style-name="ce4"/>
          <table:table-cell table:style-name="ce40"/>
          <table:table-cell table:style-name="ce40" office:value-type="string">
            <text:p>2M76</text:p>
          </table:table-cell>
          <table:table-cell table:style-name="ce40" office:value-type="string">
            <text:p>Achat de matériel de puériculture et de mobilier pour les crèches</text:p>
          </table:table-cell>
          <table:table-cell table:style-name="ce84"/>
          <table:table-cell table:style-name="ce40" table:content-validation-name="val3" office:value-type="string">
            <text:p>à bons de commande</text:p>
          </table:table-cell>
          <table:table-cell table:style-name="ce40" table:content-validation-name="val1" office:value-type="string">
            <text:p>20 000 à 89 999,99 € HT</text:p>
          </table:table-cell>
          <table:table-cell table:style-name="ce40"/>
          <table:table-cell table:style-name="ce84"/>
          <table:table-cell table:style-name="ce40"/>
          <table:table-cell table:style-name="ce84"/>
          <table:table-cell table:style-name="ce84" office:value-type="float" office:value="73500">
            <text:p>73 500,00 €</text:p>
          </table:table-cell>
          <table:table-cell table:style-name="ce40" table:number-columns-repeated="2"/>
          <table:table-cell table:style-name="ce161" office:value-type="date" office:date-value="2012-05-16">
            <text:p>16/05/2012</text:p>
          </table:table-cell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3"/>
          <table:table-cell table:style-name="ce84"/>
          <table:table-cell table:style-name="ce40" table:content-validation-name="val3"/>
          <table:table-cell table:style-name="ce40" table:content-validation-name="val1"/>
          <table:table-cell table:style-name="ce40"/>
          <table:table-cell table:style-name="ce84"/>
          <table:table-cell table:style-name="ce40" office:value-type="string">
            <text:p>lot 1 : matériel de puériculture</text:p>
          </table:table-cell>
          <table:table-cell table:style-name="ce84" office:value-type="float" office:value="13000">
            <text:p>13 000,00 €</text:p>
          </table:table-cell>
          <table:table-cell table:style-name="ce84"/>
          <table:table-cell table:style-name="ce40" office:value-type="string">
            <text:p>ECL PUERICULTURE</text:p>
          </table:table-cell>
          <table:table-cell table:style-name="ce40" office:value-type="float" office:value="59211">
            <text:p>59211</text:p>
          </table:table-cell>
          <table:table-cell table:style-name="ce161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3"/>
          <table:table-cell table:style-name="ce84"/>
          <table:table-cell table:style-name="ce40" table:content-validation-name="val3"/>
          <table:table-cell table:style-name="ce40" table:content-validation-name="val1"/>
          <table:table-cell table:style-name="ce40"/>
          <table:table-cell table:style-name="ce84"/>
          <table:table-cell table:style-name="ce40" office:value-type="string">
            <text:p>lot 2 : matériel de puériculture pour les crèches</text:p>
          </table:table-cell>
          <table:table-cell table:style-name="ce84" office:value-type="float" office:value="7000">
            <text:p>7 000,00 €</text:p>
          </table:table-cell>
          <table:table-cell table:style-name="ce84"/>
          <table:table-cell table:style-name="ce40" office:value-type="string">
            <text:p>AUTOUR DE BEBE 34</text:p>
          </table:table-cell>
          <table:table-cell table:style-name="ce40" office:value-type="float" office:value="34270">
            <text:p>34270</text:p>
          </table:table-cell>
          <table:table-cell table:style-name="ce161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3"/>
          <table:table-cell table:style-name="ce84"/>
          <table:table-cell table:style-name="ce40" table:content-validation-name="val3"/>
          <table:table-cell table:style-name="ce40" table:content-validation-name="val1"/>
          <table:table-cell table:style-name="ce40"/>
          <table:table-cell table:style-name="ce84"/>
          <table:table-cell table:style-name="ce40" office:value-type="string">
            <text:p>Lot 3 : mobilier d'agencement et de jeux <text:s/></text:p>
          </table:table-cell>
          <table:table-cell table:style-name="ce84" office:value-type="float" office:value="27500">
            <text:p>27 500,00 €</text:p>
          </table:table-cell>
          <table:table-cell table:style-name="ce84"/>
          <table:table-cell table:style-name="ce40" office:value-type="string" table:number-columns-spanned="1" table:number-rows-spanned="3">
            <text:p>WESCO</text:p>
          </table:table-cell>
          <table:table-cell table:style-name="ce40" office:value-type="float" office:value="79141" table:number-columns-spanned="1" table:number-rows-spanned="3">
            <text:p>79141</text:p>
          </table:table-cell>
          <table:table-cell table:style-name="ce161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3"/>
          <table:table-cell table:style-name="ce84"/>
          <table:table-cell table:style-name="ce40" table:content-validation-name="val3"/>
          <table:table-cell table:style-name="ce40" table:content-validation-name="val1"/>
          <table:table-cell table:style-name="ce40"/>
          <table:table-cell table:style-name="ce84"/>
          <table:table-cell table:style-name="ce40" office:value-type="string">
            <text:p>Lot 4 : Mobilier de couchage</text:p>
          </table:table-cell>
          <table:table-cell table:style-name="ce84" office:value-type="float" office:value="16000">
            <text:p>16 000,00 €</text:p>
          </table:table-cell>
          <table:table-cell table:style-name="ce84"/>
          <table:covered-table-cell table:number-columns-repeated="2" table:style-name="ce40"/>
          <table:table-cell table:style-name="ce161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3"/>
          <table:table-cell table:style-name="ce84"/>
          <table:table-cell table:style-name="ce40" table:content-validation-name="val3"/>
          <table:table-cell table:style-name="ce40" table:content-validation-name="val1"/>
          <table:table-cell table:style-name="ce40"/>
          <table:table-cell table:style-name="ce84"/>
          <table:table-cell table:style-name="ce40" office:value-type="string">
            <text:p>Lot 5 : Mobilier mousse</text:p>
          </table:table-cell>
          <table:table-cell table:style-name="ce84" office:value-type="float" office:value="10000">
            <text:p>10 000,00 €</text:p>
          </table:table-cell>
          <table:table-cell table:style-name="ce84"/>
          <table:covered-table-cell table:number-columns-repeated="2" table:style-name="ce40"/>
          <table:table-cell table:style-name="ce161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3"/>
          <table:table-cell table:style-name="ce84"/>
          <table:table-cell table:style-name="ce40" table:content-validation-name="val3"/>
          <table:table-cell table:style-name="ce40" table:content-validation-name="val1"/>
          <table:table-cell table:style-name="ce40"/>
          <table:table-cell table:style-name="ce84"/>
          <table:table-cell table:style-name="ce40"/>
          <table:table-cell table:style-name="ce84" table:number-columns-repeated="2"/>
          <table:table-cell table:style-name="ce40" table:number-columns-repeated="2"/>
          <table:table-cell table:style-name="ce161"/>
          <table:table-cell table:number-columns-repeated="241"/>
        </table:table-row>
        <table:table-row table:style-name="ro4">
          <table:table-cell table:style-name="ce4"/>
          <table:table-cell table:style-name="ce40"/>
          <table:table-cell table:style-name="ce40" office:value-type="string">
            <text:p>2M528</text:p>
          </table:table-cell>
          <table:table-cell table:style-name="ce40" office:value-type="string">
            <text:p>Achat de filtre pour centrales de traitement d'air</text:p>
          </table:table-cell>
          <table:table-cell table:style-name="ce84" office:value-type="float" office:value="50000">
            <text:p>50 000,00 €</text:p>
          </table:table-cell>
          <table:table-cell table:style-name="ce40" table:content-validation-name="val3" office:value-type="string">
            <text:p>à bons de commande</text:p>
          </table:table-cell>
          <table:table-cell table:style-name="ce40" table:content-validation-name="val1" office:value-type="string">
            <text:p>20 000 à 89 999,99 € HT</text:p>
          </table:table-cell>
          <table:table-cell table:style-name="ce84"/>
          <table:table-cell table:style-name="ce84" office:value-type="float" office:value="50000">
            <text:p>50 000,00 €</text:p>
          </table:table-cell>
          <table:table-cell table:style-name="ce40"/>
          <table:table-cell table:style-name="ce84" table:number-columns-repeated="2"/>
          <table:table-cell table:style-name="ce40" office:value-type="string">
            <text:p>GEA DELBAG</text:p>
          </table:table-cell>
          <table:table-cell table:style-name="ce40" office:value-type="string">
            <text:p>77 450 MONTRY</text:p>
          </table:table-cell>
          <table:table-cell table:style-name="ce161" office:value-type="date" office:date-value="2012-06-25">
            <text:p>25/06/2012</text:p>
          </table:table-cell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3"/>
          <table:table-cell table:style-name="ce84"/>
          <table:table-cell table:style-name="ce40" table:content-validation-name="val3"/>
          <table:table-cell table:style-name="ce40" table:content-validation-name="val1"/>
          <table:table-cell table:style-name="ce84" table:number-columns-repeated="2"/>
          <table:table-cell table:style-name="ce40"/>
          <table:table-cell table:style-name="ce84" table:number-columns-repeated="2"/>
          <table:table-cell table:style-name="ce40" table:number-columns-repeated="2"/>
          <table:table-cell table:style-name="ce161"/>
          <table:table-cell table:number-columns-repeated="241"/>
        </table:table-row>
        <table:table-row table:style-name="ro4">
          <table:table-cell table:style-name="ce4"/>
          <table:table-cell table:style-name="ce40"/>
          <table:table-cell table:style-name="ce40" office:value-type="string">
            <text:p>2M233</text:p>
          </table:table-cell>
          <table:table-cell table:style-name="ce40" office:value-type="string">
            <text:p>Achat de produits alimentaires salés sucrés</text:p>
          </table:table-cell>
          <table:table-cell table:style-name="ce84"/>
          <table:table-cell table:style-name="ce40" table:content-validation-name="val3" office:value-type="string">
            <text:p>à bons de commande</text:p>
          </table:table-cell>
          <table:table-cell table:style-name="ce40" table:content-validation-name="val1" office:value-type="string">
            <text:p>20 000 à 89 999,99 € HT</text:p>
          </table:table-cell>
          <table:table-cell table:style-name="ce40"/>
          <table:table-cell table:style-name="ce84"/>
          <table:table-cell table:style-name="ce40"/>
          <table:table-cell table:style-name="ce84"/>
          <table:table-cell table:style-name="ce84" office:value-type="float" office:value="80000">
            <text:p>80 000,00 €</text:p>
          </table:table-cell>
          <table:table-cell table:style-name="ce40" office:value-type="string">
            <text:p>1) AUX PLAISIRS ST GEORGES</text:p>
          </table:table-cell>
          <table:table-cell table:style-name="ce40" office:value-type="float" office:value="34680">
            <text:p>34680</text:p>
          </table:table-cell>
          <table:table-cell table:style-name="ce161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3"/>
          <table:table-cell table:style-name="ce84"/>
          <table:table-cell table:style-name="ce40" table:content-validation-name="val3"/>
          <table:table-cell table:style-name="ce40" table:content-validation-name="val1"/>
          <table:table-cell table:style-name="ce40"/>
          <table:table-cell table:style-name="ce84"/>
          <table:table-cell table:style-name="ce40"/>
          <table:table-cell table:style-name="ce84" table:number-columns-repeated="2"/>
          <table:table-cell table:style-name="ce40" office:value-type="string">
            <text:p>2) SARL JEDA SCHOLLER</text:p>
          </table:table-cell>
          <table:table-cell table:style-name="ce40" office:value-type="float" office:value="34070">
            <text:p>34070</text:p>
          </table:table-cell>
          <table:table-cell table:style-name="ce161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3"/>
          <table:table-cell table:style-name="ce84"/>
          <table:table-cell table:style-name="ce40" table:content-validation-name="val3"/>
          <table:table-cell table:style-name="ce40" table:content-validation-name="val1"/>
          <table:table-cell table:style-name="ce84" table:number-columns-repeated="2"/>
          <table:table-cell table:style-name="ce40"/>
          <table:table-cell table:style-name="ce84" table:number-columns-repeated="2"/>
          <table:table-cell table:style-name="ce40" office:value-type="string">
            <text:p>3) BOULANGERIE PATISSERIE LA CROUSTILLETTE</text:p>
          </table:table-cell>
          <table:table-cell table:style-name="ce40" office:value-type="float" office:value="34070">
            <text:p>34070</text:p>
          </table:table-cell>
          <table:table-cell table:style-name="ce161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3"/>
          <table:table-cell table:style-name="ce84"/>
          <table:table-cell table:style-name="ce40" table:content-validation-name="val3"/>
          <table:table-cell table:style-name="ce40" table:content-validation-name="val1"/>
          <table:table-cell table:style-name="ce84" table:number-columns-repeated="2"/>
          <table:table-cell table:style-name="ce40"/>
          <table:table-cell table:style-name="ce84" table:number-columns-repeated="2"/>
          <table:table-cell table:style-name="ce40" table:number-columns-repeated="2"/>
          <table:table-cell table:style-name="ce161"/>
          <table:table-cell table:number-columns-repeated="241"/>
        </table:table-row>
        <table:table-row table:style-name="ro4">
          <table:table-cell table:style-name="ce4"/>
          <table:table-cell table:style-name="ce40"/>
          <table:table-cell table:style-name="ce40" office:value-type="string">
            <text:p>2M616</text:p>
          </table:table-cell>
          <table:table-cell table:style-name="ce40" office:value-type="string">
            <text:p>Achat de pièces détachées de rechange, produits et accessoires par marque pour l'entretien des engins et du matériel agricole</text:p>
          </table:table-cell>
          <table:table-cell table:style-name="ce84"/>
          <table:table-cell table:style-name="ce40" table:content-validation-name="val3" office:value-type="string">
            <text:p>à bons de commande</text:p>
          </table:table-cell>
          <table:table-cell table:style-name="ce40" table:content-validation-name="val1" office:value-type="string">
            <text:p>20 000 à 89 999,99 € HT</text:p>
          </table:table-cell>
          <table:table-cell table:style-name="ce40"/>
          <table:table-cell table:style-name="ce84"/>
          <table:table-cell table:style-name="ce40"/>
          <table:table-cell table:style-name="ce84"/>
          <table:table-cell table:style-name="ce84" office:value-type="float" office:value="80000">
            <text:p>80 000,00 €</text:p>
          </table:table-cell>
          <table:table-cell table:style-name="ce40" table:number-columns-repeated="2"/>
          <table:table-cell table:style-name="ce161" office:value-type="date" office:date-value="2012-06-25">
            <text:p>25/06/2012</text:p>
          </table:table-cell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3"/>
          <table:table-cell table:style-name="ce84"/>
          <table:table-cell table:style-name="ce40" table:content-validation-name="val3"/>
          <table:table-cell table:style-name="ce40" table:content-validation-name="val1"/>
          <table:table-cell table:style-name="ce84" table:number-columns-repeated="2"/>
          <table:table-cell table:style-name="ce40" office:value-type="string" table:number-columns-spanned="1" table:number-rows-spanned="4">
            <text:p>Pièces, produits et accessoires : *tondeuses * tailles haies * transporteur de marque DEERE * transporteur TORO * Mini-dumper * transporteur MELEX</text:p>
          </table:table-cell>
          <table:table-cell table:style-name="ce84" office:value-type="string">
            <text:p>LOT 1 : 50 000</text:p>
          </table:table-cell>
          <table:table-cell table:style-name="ce40"/>
          <table:table-cell table:style-name="ce40" office:value-type="string" table:number-columns-spanned="1" table:number-rows-spanned="2">
            <text:p>GALLOY</text:p>
          </table:table-cell>
          <table:table-cell table:style-name="ce40" office:value-type="float" office:value="34000">
            <text:p>34000</text:p>
          </table:table-cell>
          <table:table-cell table:style-name="ce161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3"/>
          <table:table-cell table:style-name="ce84"/>
          <table:table-cell table:style-name="ce40" table:content-validation-name="val3"/>
          <table:table-cell table:style-name="ce40" table:content-validation-name="val1"/>
          <table:table-cell table:style-name="ce84" table:number-columns-repeated="2"/>
          <table:covered-table-cell table:style-name="ce40"/>
          <table:table-cell table:style-name="ce84" office:value-type="string">
            <text:p>LOT 2 : 20000</text:p>
          </table:table-cell>
          <table:table-cell table:style-name="ce40"/>
          <table:covered-table-cell table:style-name="ce40"/>
          <table:table-cell table:style-name="ce40"/>
          <table:table-cell table:style-name="ce161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3"/>
          <table:table-cell table:style-name="ce84"/>
          <table:table-cell table:style-name="ce40" table:content-validation-name="val3"/>
          <table:table-cell table:style-name="ce40" table:content-validation-name="val1"/>
          <table:table-cell table:style-name="ce84" table:number-columns-repeated="2"/>
          <table:covered-table-cell table:style-name="ce40"/>
          <table:table-cell table:style-name="ce84" office:value-type="string">
            <text:p>LOT 3 : 8 000</text:p>
          </table:table-cell>
          <table:table-cell table:style-name="ce40"/>
          <table:table-cell table:style-name="ce40" office:value-type="string">
            <text:p>AGRISUD</text:p>
          </table:table-cell>
          <table:table-cell table:style-name="ce40" office:value-type="float" office:value="34290">
            <text:p>34290</text:p>
          </table:table-cell>
          <table:table-cell table:style-name="ce161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3"/>
          <table:table-cell table:style-name="ce84"/>
          <table:table-cell table:style-name="ce40" table:content-validation-name="val3"/>
          <table:table-cell table:style-name="ce40" table:content-validation-name="val1"/>
          <table:table-cell table:style-name="ce84" table:number-columns-repeated="2"/>
          <table:covered-table-cell table:style-name="ce40"/>
          <table:table-cell table:style-name="ce84" office:value-type="string">
            <text:p>LOT 5 : 2 000</text:p>
          </table:table-cell>
          <table:table-cell table:style-name="ce40"/>
          <table:table-cell table:style-name="ce40" office:value-type="string">
            <text:p>GIOZZO MANUTENTION</text:p>
          </table:table-cell>
          <table:table-cell table:style-name="ce40" office:value-type="float" office:value="34690">
            <text:p>34690</text:p>
          </table:table-cell>
          <table:table-cell table:style-name="ce161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3"/>
          <table:table-cell table:style-name="ce84"/>
          <table:table-cell table:style-name="ce40" table:content-validation-name="val3"/>
          <table:table-cell table:style-name="ce40" table:content-validation-name="val1"/>
          <table:table-cell table:style-name="ce40"/>
          <table:table-cell table:style-name="ce84"/>
          <table:table-cell table:style-name="ce40"/>
          <table:table-cell table:style-name="ce84" table:number-columns-repeated="2"/>
          <table:table-cell table:style-name="ce40" table:number-columns-repeated="2"/>
          <table:table-cell table:style-name="ce161"/>
          <table:table-cell table:number-columns-repeated="241"/>
        </table:table-row>
        <table:table-row table:style-name="ro4">
          <table:table-cell table:style-name="ce4"/>
          <table:table-cell table:style-name="ce40"/>
          <table:table-cell table:style-name="ce40" office:value-type="string">
            <text:p>2M120</text:p>
          </table:table-cell>
          <table:table-cell table:style-name="ce40" office:value-type="string">
            <text:p>ACHAT DE VETEMENTS DE VILLE, RECEPTION ET CHAUSSURES</text:p>
          </table:table-cell>
          <table:table-cell table:style-name="ce84"/>
          <table:table-cell table:style-name="ce40" table:content-validation-name="val3" office:value-type="string">
            <text:p>à bons de commande</text:p>
          </table:table-cell>
          <table:table-cell table:style-name="ce40" table:content-validation-name="val1" office:value-type="string">
            <text:p>20 000 à 89 999,99 € HT</text:p>
          </table:table-cell>
          <table:table-cell table:style-name="ce40"/>
          <table:table-cell table:style-name="ce84" office:value-type="float" office:value="70000">
            <text:p>70 000,00 €</text:p>
          </table:table-cell>
          <table:table-cell table:style-name="ce40"/>
          <table:table-cell table:style-name="ce84" table:number-columns-repeated="2"/>
          <table:table-cell table:style-name="ce40" office:value-type="string">
            <text:p>ESCASSUT</text:p>
          </table:table-cell>
          <table:table-cell table:style-name="ce40" office:value-type="float" office:value="34000">
            <text:p>34000</text:p>
          </table:table-cell>
          <table:table-cell table:style-name="ce161" office:value-type="date" office:date-value="2012-04-24">
            <text:p>24/04/2012</text:p>
          </table:table-cell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3"/>
          <table:table-cell table:style-name="ce84"/>
          <table:table-cell table:style-name="ce40" table:content-validation-name="val3"/>
          <table:table-cell table:style-name="ce40" table:content-validation-name="val1"/>
          <table:table-cell table:style-name="ce40"/>
          <table:table-cell table:style-name="ce84"/>
          <table:table-cell table:style-name="ce40"/>
          <table:table-cell table:style-name="ce84" table:number-columns-repeated="2"/>
          <table:table-cell table:style-name="ce40" table:number-columns-repeated="2"/>
          <table:table-cell table:style-name="ce161"/>
          <table:table-cell table:number-columns-repeated="241"/>
        </table:table-row>
        <table:table-row table:style-name="ro4">
          <table:table-cell table:style-name="ce4"/>
          <table:table-cell table:style-name="ce40"/>
          <table:table-cell table:style-name="ce40" office:value-type="string">
            <text:p>2M613</text:p>
          </table:table-cell>
          <table:table-cell table:style-name="ce40" office:value-type="string">
            <text:p>Achat de pavoisement</text:p>
          </table:table-cell>
          <table:table-cell table:style-name="ce84"/>
          <table:table-cell table:style-name="ce40" table:content-validation-name="val3" office:value-type="string">
            <text:p>à bons de commande</text:p>
          </table:table-cell>
          <table:table-cell table:style-name="ce40" table:content-validation-name="val1" office:value-type="string">
            <text:p>20 000 à 89 999,99 € HT</text:p>
          </table:table-cell>
          <table:table-cell table:style-name="ce84"/>
          <table:table-cell table:style-name="ce84" office:value-type="float" office:value="85000">
            <text:p>85 000,00 €</text:p>
          </table:table-cell>
          <table:table-cell table:style-name="ce40"/>
          <table:table-cell table:style-name="ce84" table:number-columns-repeated="2"/>
          <table:table-cell table:style-name="ce40" office:value-type="string">
            <text:p>MACAP PAVOISEMENT</text:p>
          </table:table-cell>
          <table:table-cell table:style-name="ce40" office:value-type="string">
            <text:p>83 390 CUERS</text:p>
          </table:table-cell>
          <table:table-cell table:style-name="ce161" office:value-type="date" office:date-value="2012-07-10">
            <text:p>10/07/2012</text:p>
          </table:table-cell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3"/>
          <table:table-cell table:style-name="ce84"/>
          <table:table-cell table:style-name="ce40" table:content-validation-name="val3"/>
          <table:table-cell table:style-name="ce40" table:content-validation-name="val1"/>
          <table:table-cell table:style-name="ce84" table:number-columns-repeated="2"/>
          <table:table-cell table:style-name="ce40"/>
          <table:table-cell table:style-name="ce84" table:number-columns-repeated="2"/>
          <table:table-cell table:style-name="ce40" table:number-columns-repeated="2"/>
          <table:table-cell table:style-name="ce161"/>
          <table:table-cell table:number-columns-repeated="241"/>
        </table:table-row>
        <table:table-row table:style-name="ro4">
          <table:table-cell table:style-name="ce4"/>
          <table:table-cell table:style-name="ce40"/>
          <table:table-cell table:style-name="ce40" office:value-type="string">
            <text:p>2M934</text:p>
          </table:table-cell>
          <table:table-cell table:style-name="ce40" office:value-type="string">
            <text:p>Achat de PV de contravention</text:p>
          </table:table-cell>
          <table:table-cell table:style-name="ce84" office:value-type="float" office:value="12000">
            <text:p>12 000,00 €</text:p>
          </table:table-cell>
          <table:table-cell table:style-name="ce40" table:content-validation-name="val3" office:value-type="string">
            <text:p>à bons de commande</text:p>
          </table:table-cell>
          <table:table-cell table:style-name="ce40" table:content-validation-name="val1" office:value-type="string">
            <text:p>20 000 à 89 999,99 € HT</text:p>
          </table:table-cell>
          <table:table-cell table:style-name="ce84"/>
          <table:table-cell table:style-name="ce84" office:value-type="float" office:value="80000">
            <text:p>80 000,00 €</text:p>
          </table:table-cell>
          <table:table-cell table:style-name="ce40"/>
          <table:table-cell table:style-name="ce84" table:number-columns-repeated="2"/>
          <table:table-cell table:style-name="ce40" office:value-type="string">
            <text:p>PARAGON</text:p>
          </table:table-cell>
          <table:table-cell table:style-name="ce40" office:value-type="string">
            <text:p>69 300 CALUIRE</text:p>
          </table:table-cell>
          <table:table-cell table:style-name="ce161" office:value-type="date" office:date-value="2012-08-31">
            <text:p>31/08/2012</text:p>
          </table:table-cell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3"/>
          <table:table-cell table:style-name="ce84"/>
          <table:table-cell table:style-name="ce40" table:content-validation-name="val3"/>
          <table:table-cell table:style-name="ce40" table:content-validation-name="val1"/>
          <table:table-cell table:style-name="ce84" table:number-columns-repeated="2"/>
          <table:table-cell table:style-name="ce40"/>
          <table:table-cell table:style-name="ce84" table:number-columns-repeated="2"/>
          <table:table-cell table:style-name="ce40" table:number-columns-repeated="2"/>
          <table:table-cell table:style-name="ce161"/>
          <table:table-cell table:number-columns-repeated="241"/>
        </table:table-row>
        <table:table-row table:style-name="ro4">
          <table:table-cell table:style-name="ce4"/>
          <table:table-cell table:style-name="ce40"/>
          <table:table-cell table:style-name="ce40" office:value-type="string">
            <text:p>2M1083</text:p>
          </table:table-cell>
          <table:table-cell table:style-name="ce40" office:value-type="string">
            <text:p>Achat de produit pour lutte biologique</text:p>
          </table:table-cell>
          <table:table-cell table:style-name="ce84" office:value-type="float" office:value="35000">
            <text:p>35 000,00 €</text:p>
          </table:table-cell>
          <table:table-cell table:style-name="ce40" table:content-validation-name="val3" office:value-type="string">
            <text:p>à bons de commande</text:p>
          </table:table-cell>
          <table:table-cell table:style-name="ce40" table:content-validation-name="val1" office:value-type="string">
            <text:p>20 000 à 89 999,99 € HT</text:p>
          </table:table-cell>
          <table:table-cell table:style-name="ce84" table:number-columns-repeated="2"/>
          <table:table-cell table:style-name="ce40"/>
          <table:table-cell table:style-name="ce84" office:value-type="string">
            <text:p>48 000 € ht pour le lot 1 et 32 000 € ht pour le lot 2</text:p>
          </table:table-cell>
          <table:table-cell table:style-name="ce84" office:value-type="float" office:value="80000">
            <text:p>80 000,00 €</text:p>
          </table:table-cell>
          <table:table-cell table:style-name="ce40" office:value-type="string">
            <text:p>BIOBEST (lots 1 et 2)</text:p>
          </table:table-cell>
          <table:table-cell table:style-name="ce151" office:value-type="string">
            <text:p>84 100 ORANGE</text:p>
          </table:table-cell>
          <table:table-cell table:style-name="ce161" office:value-type="date" office:date-value="2012-08-31">
            <text:p>31/08/2012</text:p>
          </table:table-cell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3"/>
          <table:table-cell table:style-name="ce84"/>
          <table:table-cell table:style-name="ce40" table:content-validation-name="val3"/>
          <table:table-cell table:style-name="ce40" table:content-validation-name="val1"/>
          <table:table-cell table:style-name="ce84" table:number-columns-repeated="2"/>
          <table:table-cell table:style-name="ce40"/>
          <table:table-cell table:style-name="ce84" table:number-columns-repeated="2"/>
          <table:table-cell table:style-name="ce40"/>
          <table:table-cell table:style-name="ce151"/>
          <table:table-cell table:style-name="ce161"/>
          <table:table-cell table:number-columns-repeated="241"/>
        </table:table-row>
        <table:table-row table:style-name="ro4">
          <table:table-cell table:style-name="ce4"/>
          <table:table-cell table:style-name="ce40"/>
          <table:table-cell table:style-name="ce40" office:value-type="string">
            <text:p>2M1026</text:p>
          </table:table-cell>
          <table:table-cell table:style-name="ce40" office:value-type="string">
            <text:p>Achat de sacs plastique</text:p>
          </table:table-cell>
          <table:table-cell table:style-name="ce84" office:value-type="float" office:value="60000">
            <text:p>60 000,00 €</text:p>
          </table:table-cell>
          <table:table-cell table:style-name="ce40" table:content-validation-name="val3" office:value-type="string">
            <text:p>à bons de commande</text:p>
          </table:table-cell>
          <table:table-cell table:style-name="ce40" table:content-validation-name="val1" office:value-type="string">
            <text:p>20 000 à 89 999,99 € HT</text:p>
          </table:table-cell>
          <table:table-cell table:style-name="ce84"/>
          <table:table-cell table:style-name="ce84" office:value-type="float" office:value="60000">
            <text:p>60 000,00 €</text:p>
          </table:table-cell>
          <table:table-cell table:style-name="ce40"/>
          <table:table-cell table:style-name="ce84" table:number-columns-repeated="2"/>
          <table:table-cell table:style-name="ce40" office:value-type="string">
            <text:p>COLDIS</text:p>
          </table:table-cell>
          <table:table-cell table:style-name="ce40" office:value-type="string">
            <text:p>84 320 ENTRAIGUES/SORGUES</text:p>
          </table:table-cell>
          <table:table-cell table:style-name="ce161" office:value-type="date" office:date-value="2012-11-22">
            <text:p>22/11/2012</text:p>
          </table:table-cell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3"/>
          <table:table-cell table:style-name="ce84"/>
          <table:table-cell table:style-name="ce40" table:content-validation-name="val3"/>
          <table:table-cell table:style-name="ce40" table:content-validation-name="val1"/>
          <table:table-cell table:style-name="ce84" table:number-columns-repeated="2"/>
          <table:table-cell table:style-name="ce40"/>
          <table:table-cell table:style-name="ce84" table:number-columns-repeated="2"/>
          <table:table-cell table:style-name="ce40" table:number-columns-repeated="2"/>
          <table:table-cell table:style-name="ce161"/>
          <table:table-cell table:number-columns-repeated="241"/>
        </table:table-row>
        <table:table-row table:style-name="ro4">
          <table:table-cell table:style-name="ce4"/>
          <table:table-cell table:style-name="ce40"/>
          <table:table-cell table:style-name="ce40" office:value-type="string">
            <text:p>2M1581</text:p>
          </table:table-cell>
          <table:table-cell table:style-name="ce40" office:value-type="string">
            <text:p>Achat de matériel professionnel de sonrisation, audiovisuel, projection</text:p>
          </table:table-cell>
          <table:table-cell table:style-name="ce84" office:value-type="float" office:value="40000">
            <text:p>40 000,00 €</text:p>
          </table:table-cell>
          <table:table-cell table:style-name="ce40" table:content-validation-name="val3" office:value-type="string">
            <text:p>à bons de commande</text:p>
          </table:table-cell>
          <table:table-cell table:style-name="ce40" table:content-validation-name="val1" office:value-type="string">
            <text:p>20 000 à 89 999,99 € HT</text:p>
          </table:table-cell>
          <table:table-cell table:style-name="ce84"/>
          <table:table-cell table:style-name="ce84" office:value-type="float" office:value="75000">
            <text:p>75 000,00 €</text:p>
          </table:table-cell>
          <table:table-cell table:style-name="ce40"/>
          <table:table-cell table:style-name="ce84" table:number-columns-repeated="2"/>
          <table:table-cell table:style-name="ce40" office:value-type="string">
            <text:p>TEXEN SARL</text:p>
          </table:table-cell>
          <table:table-cell table:style-name="ce40" office:value-type="string">
            <text:p>13 617 AIX-EN-PROVENCE</text:p>
          </table:table-cell>
          <table:table-cell table:style-name="ce161" office:value-type="date" office:date-value="2012-12-27">
            <text:p>27/12/2012</text:p>
          </table:table-cell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4"/>
          <table:table-cell table:style-name="ce40" table:content-validation-name="val3"/>
          <table:table-cell table:style-name="ce40" table:content-validation-name="val1"/>
          <table:table-cell table:style-name="ce40" table:number-columns-repeated="7"/>
          <table:table-cell table:style-name="ce158"/>
          <table:table-cell table:number-columns-repeated="241"/>
        </table:table-row>
        <table:table-row table:style-name="ro4">
          <table:table-cell table:style-name="ce4"/>
          <table:table-cell table:style-name="ce40"/>
          <table:table-cell table:style-name="ce40" office:value-type="string">
            <text:p>2M261</text:p>
          </table:table-cell>
          <table:table-cell table:style-name="ce40" office:value-type="string">
            <text:p>Menu Alternatif Juin 2012 </text:p>
          </table:table-cell>
          <table:table-cell table:style-name="ce86" office:value-type="float" office:value="40000">
            <text:p>40 000</text:p>
          </table:table-cell>
          <table:table-cell table:style-name="ce40" table:content-validation-name="val3" office:value-type="string">
            <text:p>à bons de commande</text:p>
          </table:table-cell>
          <table:table-cell table:style-name="ce40" table:content-validation-name="val1" office:value-type="string">
            <text:p>20 000 à 89 999,99 € HT</text:p>
          </table:table-cell>
          <table:table-cell table:style-name="ce86" table:number-columns-repeated="2"/>
          <table:table-cell table:style-name="ce40"/>
          <table:table-cell table:style-name="ce86"/>
          <table:table-cell table:style-name="ce40" office:value-type="float" office:value="20705">
            <text:p>20705</text:p>
          </table:table-cell>
          <table:table-cell table:style-name="ce40" table:number-columns-repeated="2"/>
          <table:table-cell table:style-name="ce164" office:value-type="date" office:date-value="2012-06-01">
            <text:p>juin-12</text:p>
          </table:table-cell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3"/>
          <table:table-cell table:style-name="ce86"/>
          <table:table-cell table:style-name="ce40" table:content-validation-name="val3"/>
          <table:table-cell table:style-name="ce40" table:content-validation-name="val1"/>
          <table:table-cell table:style-name="ce86" table:number-columns-repeated="2"/>
          <table:table-cell table:style-name="ce40" office:value-type="string">
            <text:p>1-Salade verte ou mélange <text:s/>bio 4ème gamme</text:p>
          </table:table-cell>
          <table:table-cell table:style-name="ce86" office:value-type="float" office:value="2600">
            <text:p>2 600</text:p>
          </table:table-cell>
          <table:table-cell table:style-name="ce86"/>
          <table:table-cell table:style-name="ce40" office:value-type="string">
            <text:p>PRONATURA (SA)</text:p>
          </table:table-cell>
          <table:table-cell table:style-name="ce40" office:value-type="string">
            <text:p>84300 Cavaillon</text:p>
          </table:table-cell>
          <table:table-cell table:style-name="ce164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4"/>
          <table:table-cell table:style-name="ce40" table:content-validation-name="val3"/>
          <table:table-cell table:style-name="ce40" table:content-validation-name="val1"/>
          <table:table-cell table:style-name="ce40" table:number-columns-repeated="2"/>
          <table:table-cell table:style-name="ce40" office:value-type="string">
            <text:p>2-Chips banane plantain</text:p>
          </table:table-cell>
          <table:table-cell table:style-name="ce86" office:value-type="float" office:value="1250">
            <text:p>1 250</text:p>
          </table:table-cell>
          <table:table-cell table:style-name="ce86"/>
          <table:table-cell table:style-name="ce40" office:value-type="string">
            <text:p>CAHLIBIO (Entrep indiv)</text:p>
          </table:table-cell>
          <table:table-cell table:style-name="ce40" office:value-type="string">
            <text:p>14400 Bayeux</text:p>
          </table:table-cell>
          <table:table-cell table:style-name="ce164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4"/>
          <table:table-cell table:style-name="ce40" table:content-validation-name="val3"/>
          <table:table-cell table:style-name="ce40" table:content-validation-name="val1"/>
          <table:table-cell table:style-name="ce40" table:number-columns-repeated="2"/>
          <table:table-cell table:style-name="ce40" office:value-type="string">
            <text:p>3-Découpe volaille AB surgel et/ou frais </text:p>
          </table:table-cell>
          <table:table-cell table:style-name="ce86" office:value-type="float" office:value="10933">
            <text:p>10 933</text:p>
          </table:table-cell>
          <table:table-cell table:style-name="ce86"/>
          <table:table-cell table:style-name="ce40" office:value-type="string">
            <text:p>ID SERVICES (SARL)</text:p>
          </table:table-cell>
          <table:table-cell table:style-name="ce40" office:value-type="string">
            <text:p>24310 Brantôme</text:p>
          </table:table-cell>
          <table:table-cell table:style-name="ce164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4"/>
          <table:table-cell table:style-name="ce40" table:content-validation-name="val3"/>
          <table:table-cell table:style-name="ce40" table:content-validation-name="val1"/>
          <table:table-cell table:style-name="ce40" table:number-columns-repeated="2"/>
          <table:table-cell table:style-name="ce40" office:value-type="string">
            <text:p>4-Boulgour AB</text:p>
          </table:table-cell>
          <table:table-cell table:style-name="ce40" office:value-type="float" office:value="490">
            <text:p>490</text:p>
          </table:table-cell>
          <table:table-cell table:style-name="ce40"/>
          <table:table-cell table:style-name="ce40" office:value-type="string">
            <text:p>BIOCOOP (SASU)</text:p>
          </table:table-cell>
          <table:table-cell table:style-name="ce40" office:value-type="string">
            <text:p>35768 St Grégoire</text:p>
          </table:table-cell>
          <table:table-cell table:style-name="ce164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4"/>
          <table:table-cell table:style-name="ce40" table:content-validation-name="val3"/>
          <table:table-cell table:style-name="ce40" table:content-validation-name="val1"/>
          <table:table-cell table:style-name="ce40" table:number-columns-repeated="2"/>
          <table:table-cell table:style-name="ce40" office:value-type="string">
            <text:p>5-Produit laitier nature AB</text:p>
          </table:table-cell>
          <table:table-cell table:style-name="ce86" office:value-type="float" office:value="2000">
            <text:p>2 000</text:p>
          </table:table-cell>
          <table:table-cell table:style-name="ce86"/>
          <table:table-cell table:style-name="ce40" office:value-type="string">
            <text:p>ID SERVICES (SARL)</text:p>
          </table:table-cell>
          <table:table-cell table:style-name="ce40" office:value-type="string">
            <text:p>24310 Brantôme</text:p>
          </table:table-cell>
          <table:table-cell table:style-name="ce164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4"/>
          <table:table-cell table:style-name="ce40" table:content-validation-name="val3"/>
          <table:table-cell table:style-name="ce40" table:content-validation-name="val1"/>
          <table:table-cell table:style-name="ce40" table:number-columns-repeated="2"/>
          <table:table-cell table:style-name="ce40" office:value-type="string">
            <text:p>6-Sucre poudre AB et/ou équitable</text:p>
          </table:table-cell>
          <table:table-cell table:style-name="ce40" office:value-type="float" office:value="252">
            <text:p>252</text:p>
          </table:table-cell>
          <table:table-cell table:style-name="ce40"/>
          <table:table-cell table:style-name="ce40" office:value-type="string">
            <text:p>CAHLIBIO (Entrep indiv)</text:p>
          </table:table-cell>
          <table:table-cell table:style-name="ce40" office:value-type="string">
            <text:p>14400 Bayeux</text:p>
          </table:table-cell>
          <table:table-cell table:style-name="ce164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4"/>
          <table:table-cell table:style-name="ce40" table:content-validation-name="val3"/>
          <table:table-cell table:style-name="ce40" table:content-validation-name="val1"/>
          <table:table-cell table:style-name="ce40" table:number-columns-repeated="2"/>
          <table:table-cell table:style-name="ce40" office:value-type="string">
            <text:p>7-Bananne dessert AB</text:p>
          </table:table-cell>
          <table:table-cell table:style-name="ce86" office:value-type="float" office:value="1800">
            <text:p>1 800</text:p>
          </table:table-cell>
          <table:table-cell table:style-name="ce86"/>
          <table:table-cell table:style-name="ce40" office:value-type="string">
            <text:p>PRONATURA (SA)</text:p>
          </table:table-cell>
          <table:table-cell table:style-name="ce40" office:value-type="string">
            <text:p>84300 Cavaillon</text:p>
          </table:table-cell>
          <table:table-cell table:style-name="ce164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4"/>
          <table:table-cell table:style-name="ce40" table:content-validation-name="val3"/>
          <table:table-cell table:style-name="ce40" table:content-validation-name="val1"/>
          <table:table-cell table:style-name="ce40" table:number-columns-repeated="2"/>
          <table:table-cell table:style-name="ce40" office:value-type="string">
            <text:p>8- Bâton banane séchée AB et/ou équitable</text:p>
          </table:table-cell>
          <table:table-cell table:style-name="ce86" office:value-type="float" office:value="1380">
            <text:p>1 380</text:p>
          </table:table-cell>
          <table:table-cell table:style-name="ce86"/>
          <table:table-cell table:style-name="ce40" office:value-type="string">
            <text:p>ID SERVICES (SARL)</text:p>
          </table:table-cell>
          <table:table-cell table:style-name="ce40" office:value-type="string">
            <text:p>24310 Brantôme</text:p>
          </table:table-cell>
          <table:table-cell table:style-name="ce164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4"/>
          <table:table-cell table:style-name="ce40" table:content-validation-name="val3"/>
          <table:table-cell table:style-name="ce40" table:content-validation-name="val1"/>
          <table:table-cell table:style-name="ce40" table:number-columns-repeated="3"/>
          <table:table-cell table:style-name="ce86" table:number-columns-repeated="2"/>
          <table:table-cell table:style-name="ce40" table:number-columns-repeated="2"/>
          <table:table-cell table:style-name="ce164"/>
          <table:table-cell table:number-columns-repeated="241"/>
        </table:table-row>
        <table:table-row table:style-name="ro4">
          <table:table-cell table:style-name="ce4"/>
          <table:table-cell table:style-name="ce40"/>
          <table:table-cell table:style-name="ce40" office:value-type="string">
            <text:p>2M1586</text:p>
          </table:table-cell>
          <table:table-cell table:style-name="ce40" office:value-type="string">
            <text:p>Menu <text:s/>de Noël 2012</text:p>
          </table:table-cell>
          <table:table-cell table:style-name="ce86" office:value-type="float" office:value="40000">
            <text:p>40 000</text:p>
          </table:table-cell>
          <table:table-cell table:style-name="ce40" table:content-validation-name="val3" office:value-type="string">
            <text:p>à bons de commande</text:p>
          </table:table-cell>
          <table:table-cell table:style-name="ce40" table:content-validation-name="val1" office:value-type="string">
            <text:p>20 000 à 89 999,99 € HT</text:p>
          </table:table-cell>
          <table:table-cell table:style-name="ce86" table:number-columns-repeated="2"/>
          <table:table-cell table:style-name="ce40"/>
          <table:table-cell table:style-name="ce86"/>
          <table:table-cell table:style-name="ce86" office:value-type="float" office:value="25400">
            <text:p>25 400</text:p>
          </table:table-cell>
          <table:table-cell table:style-name="ce40" table:number-columns-repeated="2"/>
          <table:table-cell table:style-name="ce164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3"/>
          <table:table-cell table:style-name="ce86"/>
          <table:table-cell table:style-name="ce40" table:content-validation-name="val3"/>
          <table:table-cell table:style-name="ce40" table:content-validation-name="val1"/>
          <table:table-cell table:style-name="ce86" table:number-columns-repeated="2"/>
          <table:table-cell table:style-name="ce40" office:value-type="string">
            <text:p>1-Salade verte</text:p>
          </table:table-cell>
          <table:table-cell table:style-name="ce86" office:value-type="float" office:value="1500">
            <text:p>1 500</text:p>
          </table:table-cell>
          <table:table-cell table:style-name="ce86"/>
          <table:table-cell table:style-name="ce40" office:value-type="string">
            <text:p>BUONOMO PRIMEURS (SASU)</text:p>
          </table:table-cell>
          <table:table-cell table:style-name="ce40" office:value-type="string">
            <text:p>34110 Vic la Gardiole</text:p>
          </table:table-cell>
          <table:table-cell table:style-name="ce158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4"/>
          <table:table-cell table:style-name="ce40" table:content-validation-name="val3"/>
          <table:table-cell table:style-name="ce40" table:content-validation-name="val1"/>
          <table:table-cell table:style-name="ce40" table:number-columns-repeated="2"/>
          <table:table-cell table:style-name="ce40" office:value-type="string">
            <text:p>2- Saumon</text:p>
          </table:table-cell>
          <table:table-cell table:style-name="ce86" office:value-type="float" office:value="3500">
            <text:p>3 500</text:p>
          </table:table-cell>
          <table:table-cell table:style-name="ce86"/>
          <table:table-cell table:style-name="ce40" office:value-type="string">
            <text:p>DANIEL LOISEAU GAMME DLG (SAS)</text:p>
          </table:table-cell>
          <table:table-cell table:style-name="ce40" office:value-type="string">
            <text:p>91325 Wissous</text:p>
          </table:table-cell>
          <table:table-cell table:style-name="ce158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4"/>
          <table:table-cell table:style-name="ce40" table:content-validation-name="val3"/>
          <table:table-cell table:style-name="ce40" table:content-validation-name="val1"/>
          <table:table-cell table:style-name="ce40" table:number-columns-repeated="2"/>
          <table:table-cell table:style-name="ce40" office:value-type="string">
            <text:p>3-Paupiettes poisson</text:p>
          </table:table-cell>
          <table:table-cell table:style-name="ce86" office:value-type="float" office:value="11500">
            <text:p>11 500</text:p>
          </table:table-cell>
          <table:table-cell table:style-name="ce86"/>
          <table:table-cell table:style-name="ce40" office:value-type="string">
            <text:p>DAVIGEL(SAS)</text:p>
          </table:table-cell>
          <table:table-cell table:style-name="ce40" office:value-type="string">
            <text:p>76201 Dieppe</text:p>
          </table:table-cell>
          <table:table-cell table:style-name="ce158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4"/>
          <table:table-cell table:style-name="ce40" table:content-validation-name="val3"/>
          <table:table-cell table:style-name="ce40" table:content-validation-name="val1"/>
          <table:table-cell table:style-name="ce40" table:number-columns-repeated="2"/>
          <table:table-cell table:style-name="ce40" office:value-type="string">
            <text:p>5-Bûche Pilat</text:p>
          </table:table-cell>
          <table:table-cell table:style-name="ce86" office:value-type="float" office:value="2000">
            <text:p>2 000</text:p>
          </table:table-cell>
          <table:table-cell table:style-name="ce86"/>
          <table:table-cell table:style-name="ce40" office:value-type="string">
            <text:p>DISTRISUD (SAS)</text:p>
          </table:table-cell>
          <table:table-cell table:style-name="ce40" office:value-type="string">
            <text:p>34118 Frontignan</text:p>
          </table:table-cell>
          <table:table-cell table:style-name="ce158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4"/>
          <table:table-cell table:style-name="ce40" table:content-validation-name="val3"/>
          <table:table-cell table:style-name="ce40" table:content-validation-name="val1"/>
          <table:table-cell table:style-name="ce40" table:number-columns-repeated="2"/>
          <table:table-cell table:style-name="ce40" office:value-type="string">
            <text:p>6-Chocolat</text:p>
          </table:table-cell>
          <table:table-cell table:style-name="ce86" office:value-type="float" office:value="6900">
            <text:p>6 900</text:p>
          </table:table-cell>
          <table:table-cell table:style-name="ce86"/>
          <table:table-cell table:style-name="ce40" office:value-type="string">
            <text:p>COCKTAIL &amp; CO (SARL)</text:p>
          </table:table-cell>
          <table:table-cell table:style-name="ce40" office:value-type="string">
            <text:p>34270 Claret</text:p>
          </table:table-cell>
          <table:table-cell table:style-name="ce158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4"/>
          <table:table-cell table:style-name="ce40" table:content-validation-name="val3"/>
          <table:table-cell table:style-name="ce40" table:content-validation-name="val1"/>
          <table:table-cell table:style-name="ce40" table:number-columns-repeated="7"/>
          <table:table-cell table:style-name="ce158"/>
          <table:table-cell table:number-columns-repeated="241"/>
        </table:table-row>
        <table:table-row table:style-name="ro1">
          <table:table-cell table:style-name="ce6" office:value-type="string" table:number-columns-spanned="15" table:number-rows-spanned="1">
            <text:p>Montant du marché - pour la tranche supérieure ou égale à 90 000 euros HT et inférieure à 4 845 000 euros HT</text:p>
          </table:table-cell>
          <table:covered-table-cell table:number-columns-repeated="13" table:style-name="ce42"/>
          <table:covered-table-cell table:style-name="ce160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4"/>
          <table:table-cell table:style-name="ce40" table:content-validation-name="val3"/>
          <table:table-cell table:style-name="ce40" table:content-validation-name="val1"/>
          <table:table-cell table:style-name="ce40" table:number-columns-repeated="7"/>
          <table:table-cell table:style-name="ce158"/>
          <table:table-cell table:number-columns-repeated="241"/>
        </table:table-row>
        <table:table-row table:style-name="ro4">
          <table:table-cell table:style-name="ce4"/>
          <table:table-cell table:style-name="ce40"/>
          <table:table-cell table:style-name="ce40" office:value-type="string">
            <text:p>2M035</text:p>
          </table:table-cell>
          <table:table-cell table:style-name="ce40" office:value-type="string">
            <text:p>ALIMENTATION GENERALE FRAIS ET SURGELES</text:p>
          </table:table-cell>
          <table:table-cell table:style-name="ce84" office:value-type="float" office:value="100000">
            <text:p>100 000,00 €</text:p>
          </table:table-cell>
          <table:table-cell table:style-name="ce40" table:content-validation-name="val3" office:value-type="string">
            <text:p>à bons de commande</text:p>
          </table:table-cell>
          <table:table-cell table:style-name="ce40" table:content-validation-name="val1" office:value-type="string">
            <text:p>90 000 à 199 999,99 € HT</text:p>
          </table:table-cell>
          <table:table-cell table:style-name="ce84"/>
          <table:table-cell table:style-name="ce84" office:value-type="float" office:value="195000">
            <text:p>195 000,00 €</text:p>
          </table:table-cell>
          <table:table-cell table:style-name="ce40"/>
          <table:table-cell table:style-name="ce84" table:number-columns-repeated="2"/>
          <table:table-cell table:style-name="ce40" office:value-type="string">
            <text:p>ENI GOURMET PROMOCASH</text:p>
          </table:table-cell>
          <table:table-cell table:style-name="ce40" office:value-type="string">
            <text:p>34 000 MONTPELLIER</text:p>
          </table:table-cell>
          <table:table-cell table:style-name="ce161" office:value-type="date" office:date-value="2012-04-27">
            <text:p>27/04/2012</text:p>
          </table:table-cell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4"/>
          <table:table-cell table:style-name="ce40" table:content-validation-name="val3"/>
          <table:table-cell table:style-name="ce40" table:content-validation-name="val1"/>
          <table:table-cell table:style-name="ce40" table:number-columns-repeated="7"/>
          <table:table-cell table:style-name="ce158"/>
          <table:table-cell table:number-columns-repeated="241"/>
        </table:table-row>
        <table:table-row table:style-name="ro4">
          <table:table-cell table:style-name="ce4"/>
          <table:table-cell table:style-name="ce40"/>
          <table:table-cell table:style-name="ce40" office:value-type="string">
            <text:p>H61A12</text:p>
          </table:table-cell>
          <table:table-cell table:style-name="ce40" office:value-type="string">
            <text:p>REALISATION DE SIGNALETIQUE</text:p>
          </table:table-cell>
          <table:table-cell table:style-name="ce40" office:value-type="float" office:value="200000">
            <text:p>200000</text:p>
          </table:table-cell>
          <table:table-cell table:style-name="ce40" table:content-validation-name="val3" office:value-type="string">
            <text:p>à bons de commande</text:p>
          </table:table-cell>
          <table:table-cell table:style-name="ce40" table:content-validation-name="val1" office:value-type="string">
            <text:p>200 000 à 499 999,99 € HT</text:p>
          </table:table-cell>
          <table:table-cell table:style-name="ce40"/>
          <table:table-cell table:style-name="ce40" office:value-type="string">
            <text:p>Marché à BC sans mini sans maxi. Montant estimatif : 200 000 € ht</text:p>
          </table:table-cell>
          <table:table-cell table:style-name="ce40" table:number-columns-repeated="3"/>
          <table:table-cell table:style-name="ce40" office:value-type="string">
            <text:p>ALLIANCE CONSULTANTS</text:p>
          </table:table-cell>
          <table:table-cell table:style-name="ce40" office:value-type="float" office:value="34400">
            <text:p>34400</text:p>
          </table:table-cell>
          <table:table-cell table:style-name="ce161" office:value-type="date" office:date-value="2012-07-10">
            <text:p>10/07/2012</text:p>
          </table:table-cell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4"/>
          <table:table-cell table:style-name="ce40" table:content-validation-name="val3"/>
          <table:table-cell table:style-name="ce40" table:content-validation-name="val1"/>
          <table:table-cell table:style-name="ce40" table:number-columns-repeated="7"/>
          <table:table-cell table:style-name="ce158"/>
          <table:table-cell table:number-columns-repeated="241"/>
        </table:table-row>
        <table:table-row table:style-name="ro4">
          <table:table-cell table:style-name="ce4"/>
          <table:table-cell table:style-name="ce40"/>
          <table:table-cell table:style-name="ce40" office:value-type="string">
            <text:p>1H44</text:p>
          </table:table-cell>
          <table:table-cell table:style-name="ce76" table:content-validation-name="val1" office:value-type="string">
            <text:p>RESTAURANTS SCOLAIRES - ACHAT DE DENREES ALIMENTAIRES</text:p>
          </table:table-cell>
          <table:table-cell table:style-name="ce40"/>
          <table:table-cell table:style-name="ce40" table:content-validation-name="val3" office:value-type="string">
            <text:p>à bons de commande</text:p>
          </table:table-cell>
          <table:table-cell table:style-name="ce108"/>
          <table:table-cell table:style-name="ce111"/>
          <table:table-cell table:style-name="ce40" table:number-columns-repeated="3"/>
          <table:table-cell table:style-name="ce136" office:value-type="string">
            <text:p>844 000 € HT mini - 3 400 000 € HT maxi</text:p>
          </table:table-cell>
          <table:table-cell table:style-name="ce40" table:number-columns-repeated="2"/>
          <table:table-cell table:style-name="ce161" office:value-type="date" office:date-value="2012-01-24">
            <text:p>24/01/2012</text:p>
          </table:table-cell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4"/>
          <table:table-cell table:style-name="ce40" table:content-validation-name="val3"/>
          <table:table-cell table:style-name="ce108"/>
          <table:table-cell table:style-name="ce111"/>
          <table:table-cell table:style-name="ce40"/>
          <table:table-cell table:style-name="ce40" office:value-type="string">
            <text:p>- lot 1 : viandes de porc sous vide</text:p>
          </table:table-cell>
          <table:table-cell table:style-name="ce43" office:value-type="string">
            <text:p>26000 - 104 000</text:p>
          </table:table-cell>
          <table:table-cell table:style-name="ce40"/>
          <table:table-cell table:style-name="ce136" office:value-type="string">
            <text:p>BERNARD SA JEAN LE FLOC'H</text:p>
          </table:table-cell>
          <table:table-cell table:style-name="ce40" office:value-type="float" office:value="56501">
            <text:p>56501</text:p>
          </table:table-cell>
          <table:table-cell table:style-name="ce158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4"/>
          <table:table-cell table:style-name="ce40" table:content-validation-name="val3"/>
          <table:table-cell table:style-name="ce108"/>
          <table:table-cell table:style-name="ce111"/>
          <table:table-cell table:style-name="ce40"/>
          <table:table-cell table:style-name="ce43" office:value-type="string">
            <text:p><text:s/>LOT 2 : découpes de volailles surgelées</text:p>
          </table:table-cell>
          <table:table-cell table:style-name="ce43" office:value-type="string">
            <text:p>86000 - 344 000</text:p>
          </table:table-cell>
          <table:table-cell table:style-name="ce40"/>
          <table:table-cell table:style-name="ce136" office:value-type="string">
            <text:p>DAVIGEL SAS </text:p>
          </table:table-cell>
          <table:table-cell table:style-name="ce40" office:value-type="float" office:value="13880">
            <text:p>13880</text:p>
          </table:table-cell>
          <table:table-cell table:style-name="ce158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4"/>
          <table:table-cell table:style-name="ce40" table:content-validation-name="val3"/>
          <table:table-cell table:style-name="ce108"/>
          <table:table-cell table:style-name="ce111"/>
          <table:table-cell table:style-name="ce40"/>
          <table:table-cell table:style-name="ce40" office:value-type="string">
            <text:p>LOT 3 : FOURNITURE DE LAIT</text:p>
          </table:table-cell>
          <table:table-cell table:style-name="ce43" office:value-type="string">
            <text:p>14 000 - 56 000</text:p>
          </table:table-cell>
          <table:table-cell table:style-name="ce40"/>
          <table:table-cell table:style-name="ce136" office:value-type="string">
            <text:p>DISTRISUD</text:p>
          </table:table-cell>
          <table:table-cell table:style-name="ce40" office:value-type="float" office:value="34118">
            <text:p>34118</text:p>
          </table:table-cell>
          <table:table-cell table:style-name="ce158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4"/>
          <table:table-cell table:style-name="ce40" table:content-validation-name="val3"/>
          <table:table-cell table:style-name="ce40" table:number-columns-repeated="3"/>
          <table:table-cell table:style-name="ce40" office:value-type="string">
            <text:p>LOT 4 : BEURRE</text:p>
          </table:table-cell>
          <table:table-cell table:style-name="ce43" office:value-type="string">
            <text:p>10 000 - 40 000 </text:p>
          </table:table-cell>
          <table:table-cell table:style-name="ce40"/>
          <table:table-cell table:style-name="ce136" office:value-type="string">
            <text:p>DISTRISUD</text:p>
          </table:table-cell>
          <table:table-cell table:style-name="ce40" office:value-type="float" office:value="34118">
            <text:p>34118</text:p>
          </table:table-cell>
          <table:table-cell table:style-name="ce158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4"/>
          <table:table-cell table:style-name="ce40" table:content-validation-name="val3"/>
          <table:table-cell table:style-name="ce108"/>
          <table:table-cell table:style-name="ce111"/>
          <table:table-cell table:style-name="ce40"/>
          <table:table-cell table:style-name="ce40" office:value-type="string">
            <text:p>LOT 5 : FROMAGES A COUPE</text:p>
          </table:table-cell>
          <table:table-cell table:style-name="ce43" office:value-type="string">
            <text:p>70 000 - 280 000</text:p>
          </table:table-cell>
          <table:table-cell table:style-name="ce40"/>
          <table:table-cell table:style-name="ce136" office:value-type="string">
            <text:p>DISTRISUD</text:p>
          </table:table-cell>
          <table:table-cell table:style-name="ce40" office:value-type="float" office:value="34118">
            <text:p>34118</text:p>
          </table:table-cell>
          <table:table-cell table:style-name="ce158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4"/>
          <table:table-cell table:style-name="ce40" table:content-validation-name="val3"/>
          <table:table-cell table:style-name="ce108"/>
          <table:table-cell table:style-name="ce111"/>
          <table:table-cell table:style-name="ce128"/>
          <table:table-cell table:style-name="ce40" office:value-type="string">
            <text:p>LOT 6 : FROMAGE FRAIS</text:p>
          </table:table-cell>
          <table:table-cell table:style-name="ce43" office:value-type="string">
            <text:p><text:s/>70 000 -304 000</text:p>
          </table:table-cell>
          <table:table-cell table:style-name="ce40"/>
          <table:table-cell table:style-name="ce136" office:value-type="string">
            <text:p>DISTRISUD</text:p>
          </table:table-cell>
          <table:table-cell table:style-name="ce40" office:value-type="float" office:value="34118">
            <text:p>34118</text:p>
          </table:table-cell>
          <table:table-cell table:style-name="ce165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4"/>
          <table:table-cell table:style-name="ce40" table:content-validation-name="val3"/>
          <table:table-cell table:style-name="ce108"/>
          <table:table-cell table:style-name="ce111"/>
          <table:table-cell table:style-name="ce40"/>
          <table:table-cell table:style-name="ce40" office:value-type="string">
            <text:p>LOT 7 : FROMAGES EN PORTIONS</text:p>
          </table:table-cell>
          <table:table-cell table:style-name="ce43" office:value-type="string">
            <text:p>52 000 - 208 000</text:p>
          </table:table-cell>
          <table:table-cell table:style-name="ce40"/>
          <table:table-cell table:style-name="ce136" office:value-type="string">
            <text:p>DISTRISUD</text:p>
          </table:table-cell>
          <table:table-cell table:style-name="ce40" office:value-type="float" office:value="34118">
            <text:p>34118</text:p>
          </table:table-cell>
          <table:table-cell table:style-name="ce158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4"/>
          <table:table-cell table:style-name="ce40" table:content-validation-name="val3"/>
          <table:table-cell table:style-name="ce108"/>
          <table:table-cell table:style-name="ce111"/>
          <table:table-cell table:style-name="ce40"/>
          <table:table-cell table:style-name="ce40" office:value-type="string">
            <text:p>LOT 8 : OVOPRODUITS</text:p>
          </table:table-cell>
          <table:table-cell table:style-name="ce43" office:value-type="string">
            <text:p><text:s/>18 000 - 72 000</text:p>
          </table:table-cell>
          <table:table-cell table:style-name="ce40"/>
          <table:table-cell table:style-name="ce136" office:value-type="string">
            <text:p>DISTRISUD</text:p>
          </table:table-cell>
          <table:table-cell table:style-name="ce40" office:value-type="float" office:value="34118">
            <text:p>34118</text:p>
          </table:table-cell>
          <table:table-cell table:style-name="ce158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4"/>
          <table:table-cell table:style-name="ce40" table:content-validation-name="val3"/>
          <table:table-cell table:style-name="ce108"/>
          <table:table-cell table:style-name="ce111"/>
          <table:table-cell table:style-name="ce40"/>
          <table:table-cell table:style-name="ce40" office:value-type="string">
            <text:p>LOT 9 : BOITAGES ET EPICERIE</text:p>
          </table:table-cell>
          <table:table-cell table:style-name="ce43" office:value-type="string">
            <text:p>200 000 - 800 000</text:p>
          </table:table-cell>
          <table:table-cell table:style-name="ce40"/>
          <table:table-cell table:style-name="ce136" office:value-type="string">
            <text:p>PRO A PRO DISTRIBUTION SUD</text:p>
          </table:table-cell>
          <table:table-cell table:style-name="ce40" office:value-type="float" office:value="13142">
            <text:p>13142</text:p>
          </table:table-cell>
          <table:table-cell table:style-name="ce158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4"/>
          <table:table-cell table:style-name="ce40" table:content-validation-name="val3"/>
          <table:table-cell table:style-name="ce108"/>
          <table:table-cell table:style-name="ce111"/>
          <table:table-cell table:style-name="ce40"/>
          <table:table-cell table:style-name="ce40" office:value-type="string">
            <text:p>LOT 10 : LEGUMES SECS ET CEREALES</text:p>
          </table:table-cell>
          <table:table-cell table:style-name="ce43" office:value-type="string">
            <text:p>22 000 - 88 000</text:p>
          </table:table-cell>
          <table:table-cell table:style-name="ce40"/>
          <table:table-cell table:style-name="ce136" office:value-type="string">
            <text:p>TRANSGOURMET MEDITERRANEE </text:p>
          </table:table-cell>
          <table:table-cell table:style-name="ce40" office:value-type="float" office:value="13558">
            <text:p>13558</text:p>
          </table:table-cell>
          <table:table-cell table:style-name="ce158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4"/>
          <table:table-cell table:style-name="ce40" table:content-validation-name="val3"/>
          <table:table-cell table:style-name="ce108"/>
          <table:table-cell table:style-name="ce111"/>
          <table:table-cell table:style-name="ce40"/>
          <table:table-cell table:style-name="ce40" office:value-type="string">
            <text:p>LOT 11 : PRODUITS DESHYDRATES</text:p>
          </table:table-cell>
          <table:table-cell table:style-name="ce43" office:value-type="string">
            <text:p>20 000 - 80 000</text:p>
          </table:table-cell>
          <table:table-cell table:style-name="ce40"/>
          <table:table-cell table:style-name="ce136" office:value-type="string">
            <text:p>COTE OUEST RESTAURATION</text:p>
          </table:table-cell>
          <table:table-cell table:style-name="ce40" office:value-type="float" office:value="35170">
            <text:p>35170</text:p>
          </table:table-cell>
          <table:table-cell table:style-name="ce158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4"/>
          <table:table-cell table:style-name="ce40" table:content-validation-name="val3"/>
          <table:table-cell table:style-name="ce109"/>
          <table:table-cell table:style-name="ce111"/>
          <table:table-cell table:style-name="ce40"/>
          <table:table-cell table:style-name="ce40" office:value-type="string">
            <text:p>LOT 12 : PAINS CUITS</text:p>
          </table:table-cell>
          <table:table-cell table:style-name="ce43" office:value-type="string">
            <text:p>126 000 - 504 000</text:p>
          </table:table-cell>
          <table:table-cell table:style-name="ce40"/>
          <table:table-cell table:style-name="ce136" office:value-type="string">
            <text:p>PAIN D'OR</text:p>
          </table:table-cell>
          <table:table-cell table:style-name="ce40" office:value-type="float" office:value="34880">
            <text:p>34880</text:p>
          </table:table-cell>
          <table:table-cell table:style-name="ce158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4"/>
          <table:table-cell table:style-name="ce40" table:content-validation-name="val3"/>
          <table:table-cell table:style-name="ce40" table:content-validation-name="val1"/>
          <table:table-cell table:style-name="ce40" table:number-columns-repeated="2"/>
          <table:table-cell table:style-name="ce40" office:value-type="string">
            <text:p>LOT 13 : fruits frais agriculture traditionnelle, raisonnée et biologique</text:p>
          </table:table-cell>
          <table:table-cell table:style-name="ce43" office:value-type="string">
            <text:p>130 000 - 520 000</text:p>
          </table:table-cell>
          <table:table-cell table:style-name="ce40"/>
          <table:table-cell table:style-name="ce111" office:value-type="string">
            <text:p>BUONOMO PRIMEUR </text:p>
          </table:table-cell>
          <table:table-cell table:style-name="ce40" office:value-type="float" office:value="34110">
            <text:p>34110</text:p>
          </table:table-cell>
          <table:table-cell table:style-name="ce158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4"/>
          <table:table-cell table:style-name="ce40" table:content-validation-name="val3"/>
          <table:table-cell table:style-name="ce40" table:content-validation-name="val1"/>
          <table:table-cell table:style-name="ce40" table:number-columns-repeated="3"/>
          <table:table-cell table:style-name="ce43"/>
          <table:table-cell table:style-name="ce40"/>
          <table:table-cell table:style-name="ce111"/>
          <table:table-cell table:style-name="ce40"/>
          <table:table-cell table:style-name="ce158"/>
          <table:table-cell table:number-columns-repeated="241"/>
        </table:table-row>
        <table:table-row table:style-name="ro4">
          <table:table-cell table:style-name="ce4"/>
          <table:table-cell table:style-name="ce40"/>
          <table:table-cell table:style-name="ce40" office:value-type="string">
            <text:p>2H65</text:p>
          </table:table-cell>
          <table:table-cell table:style-name="ce77" office:value-type="string">
            <text:p>ILLUMINATIONS DES FETES DE FIN D'ANNEE - ANNEES 2012 - 2013 -2014</text:p>
          </table:table-cell>
          <table:table-cell table:style-name="ce40"/>
          <table:table-cell table:style-name="ce40" table:content-validation-name="val3" office:value-type="string">
            <text:p>à bons de commande</text:p>
          </table:table-cell>
          <table:table-cell table:style-name="ce40" table:content-validation-name="val1"/>
          <table:table-cell table:style-name="ce40"/>
          <table:table-cell table:style-name="ce129" office:value-type="string">
            <text:p>390 000 €HT mini - 1 500 000 € HT maxi</text:p>
          </table:table-cell>
          <table:table-cell table:style-name="ce40" table:number-columns-repeated="3"/>
          <table:table-cell table:style-name="ce111" office:value-type="string">
            <text:p>GROUPEMENT BLACHERE ILLUMINATION / CEGELEC </text:p>
          </table:table-cell>
          <table:table-cell table:style-name="ce40" office:value-type="float" office:value="84400">
            <text:p>84400</text:p>
          </table:table-cell>
          <table:table-cell table:style-name="ce161" office:value-type="date" office:date-value="2012-08-14">
            <text:p>14/08/2012</text:p>
          </table:table-cell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2"/>
          <table:table-cell table:style-name="ce77"/>
          <table:table-cell table:style-name="ce40"/>
          <table:table-cell table:style-name="ce40" table:content-validation-name="val3"/>
          <table:table-cell table:style-name="ce40" table:content-validation-name="val1"/>
          <table:table-cell table:style-name="ce40" table:number-columns-repeated="4"/>
          <table:table-cell table:style-name="ce129"/>
          <table:table-cell table:style-name="ce111"/>
          <table:table-cell table:style-name="ce40"/>
          <table:table-cell table:style-name="ce161"/>
          <table:table-cell table:number-columns-repeated="241"/>
        </table:table-row>
        <table:table-row table:style-name="ro4">
          <table:table-cell table:style-name="ce4"/>
          <table:table-cell table:style-name="ce40"/>
          <table:table-cell table:style-name="ce40" office:value-type="string">
            <text:p>2H86</text:p>
          </table:table-cell>
          <table:table-cell table:style-name="ce76" office:value-type="string">
            <text:p>MARCHES DE DENREES ALIMENTAIRES POUR L'ANNEE 2013</text:p>
          </table:table-cell>
          <table:table-cell table:style-name="ce40"/>
          <table:table-cell table:style-name="ce40" table:content-validation-name="val3" office:value-type="string">
            <text:p>à bons de commande</text:p>
          </table:table-cell>
          <table:table-cell table:style-name="ce40" table:content-validation-name="val1"/>
          <table:table-cell table:style-name="ce40" table:number-columns-repeated="3"/>
          <table:table-cell table:style-name="ce43"/>
          <table:table-cell table:style-name="ce111" office:value-type="string">
            <text:p>5688 000 € HT mini - 2 272 000 € HT maxi</text:p>
          </table:table-cell>
          <table:table-cell table:style-name="ce40" table:number-columns-repeated="2"/>
          <table:table-cell table:style-name="ce161" office:value-type="date" office:date-value="2012-01-19">
            <text:p>19/01/2012</text:p>
          </table:table-cell>
          <table:table-cell table:number-columns-repeated="241"/>
        </table:table-row>
        <table:table-row table:style-name="ro2">
          <table:table-cell table:style-name="ce4"/>
          <table:table-cell table:style-name="ce40" table:number-columns-repeated="4"/>
          <table:table-cell table:style-name="ce40" table:content-validation-name="val3"/>
          <table:table-cell table:style-name="ce110"/>
          <table:table-cell table:style-name="ce40" table:number-columns-repeated="2"/>
          <table:table-cell table:style-name="ce40" office:value-type="string">
            <text:p>LOT 1 : CHARCUTERIES</text:p>
          </table:table-cell>
          <table:table-cell table:style-name="ce43" office:value-type="string">
            <text:p>40000 - 160 000</text:p>
          </table:table-cell>
          <table:table-cell table:style-name="ce43"/>
          <table:table-cell table:style-name="ce40" office:value-type="string">
            <text:p>BERNARD S,A, JEAN LE FLOC'H </text:p>
          </table:table-cell>
          <table:table-cell table:style-name="ce40"/>
          <table:table-cell table:style-name="ce158"/>
          <table:table-cell table:number-columns-repeated="241"/>
        </table:table-row>
        <table:table-row table:style-name="ro2">
          <table:table-cell table:style-name="ce4"/>
          <table:table-cell table:style-name="ce40" table:number-columns-repeated="4"/>
          <table:table-cell table:style-name="ce40" table:content-validation-name="val3"/>
          <table:table-cell table:style-name="ce110"/>
          <table:table-cell table:style-name="ce111"/>
          <table:table-cell table:style-name="ce76"/>
          <table:table-cell table:style-name="ce136" office:value-type="string">
            <text:p>LOT 3 : VIANDES SURGELEES</text:p>
          </table:table-cell>
          <table:table-cell table:style-name="ce128" office:value-type="string">
            <text:p>60000 - 240 000</text:p>
          </table:table-cell>
          <table:table-cell table:style-name="ce111"/>
          <table:table-cell table:style-name="ce40" office:value-type="string">
            <text:p>POMONA PASSION FROID</text:p>
          </table:table-cell>
          <table:table-cell table:style-name="ce128" office:value-type="date" office:date-value="1984-08-06">
            <text:p>06/08/1984</text:p>
          </table:table-cell>
          <table:table-cell table:style-name="ce158"/>
          <table:table-cell table:number-columns-repeated="241"/>
        </table:table-row>
        <table:table-row table:style-name="ro2">
          <table:table-cell table:style-name="ce4"/>
          <table:table-cell table:style-name="ce40" table:number-columns-repeated="4"/>
          <table:table-cell table:style-name="ce40" table:content-validation-name="val3"/>
          <table:table-cell table:style-name="ce110"/>
          <table:table-cell table:style-name="ce40" table:number-columns-repeated="2"/>
          <table:table-cell table:style-name="ce40" office:value-type="string">
            <text:p>LOT 4 : POISSONS SURGELES </text:p>
          </table:table-cell>
          <table:table-cell table:style-name="ce40" office:value-type="string">
            <text:p>170 000 - 680 000</text:p>
          </table:table-cell>
          <table:table-cell table:style-name="ce40"/>
          <table:table-cell table:style-name="ce40" office:value-type="string">
            <text:p>DAVIGEL SAS </text:p>
          </table:table-cell>
          <table:table-cell table:style-name="ce40" office:value-type="float" office:value="76201">
            <text:p>76201</text:p>
          </table:table-cell>
          <table:table-cell table:style-name="ce158"/>
          <table:table-cell table:number-columns-repeated="241"/>
        </table:table-row>
        <table:table-row table:style-name="ro2">
          <table:table-cell table:style-name="ce4"/>
          <table:table-cell table:style-name="ce40" table:number-columns-repeated="4"/>
          <table:table-cell table:style-name="ce40" table:content-validation-name="val3"/>
          <table:table-cell table:style-name="ce110"/>
          <table:table-cell table:style-name="ce40" table:number-columns-repeated="2"/>
          <table:table-cell table:style-name="ce40" office:value-type="string">
            <text:p><text:s/>LOT 6 : légumes 4ème gamme</text:p>
          </table:table-cell>
          <table:table-cell table:style-name="ce40" office:value-type="string">
            <text:p>90 000 - 360 000 </text:p>
          </table:table-cell>
          <table:table-cell table:style-name="ce40"/>
          <table:table-cell table:style-name="ce40" office:value-type="string">
            <text:p>BUONOMO PRIMEUR</text:p>
          </table:table-cell>
          <table:table-cell table:style-name="ce40" office:value-type="float" office:value="34110">
            <text:p>34110</text:p>
          </table:table-cell>
          <table:table-cell table:style-name="ce158"/>
          <table:table-cell table:number-columns-repeated="241"/>
        </table:table-row>
        <table:table-row table:style-name="ro2">
          <table:table-cell table:style-name="ce4"/>
          <table:table-cell table:style-name="ce40" table:number-columns-repeated="4"/>
          <table:table-cell table:style-name="ce40" table:content-validation-name="val3"/>
          <table:table-cell table:style-name="ce110"/>
          <table:table-cell table:style-name="ce40" table:number-columns-repeated="2"/>
          <table:table-cell table:style-name="ce40" office:value-type="string">
            <text:p>LOT 7 : POMMES DE TERRE STERILISEES 5e GAMME</text:p>
          </table:table-cell>
          <table:table-cell table:style-name="ce40" office:value-type="string">
            <text:p>18 000 - 72 000</text:p>
          </table:table-cell>
          <table:table-cell table:style-name="ce40"/>
          <table:table-cell table:style-name="ce40" office:value-type="string">
            <text:p>BUONOMO PRIMEUR</text:p>
          </table:table-cell>
          <table:table-cell table:style-name="ce40" office:value-type="float" office:value="34110">
            <text:p>34110</text:p>
          </table:table-cell>
          <table:table-cell table:style-name="ce158"/>
          <table:table-cell table:number-columns-repeated="241"/>
        </table:table-row>
        <table:table-row table:style-name="ro2">
          <table:table-cell table:style-name="ce4"/>
          <table:table-cell table:style-name="ce40" table:number-columns-repeated="4"/>
          <table:table-cell table:style-name="ce40" table:content-validation-name="val3"/>
          <table:table-cell table:style-name="ce110"/>
          <table:table-cell table:style-name="ce40" table:number-columns-repeated="2"/>
          <table:table-cell table:style-name="ce40" office:value-type="string">
            <text:p>LOT 8 : VIANDES CUITES SOUS VIDE BASSE TEMPERATURE</text:p>
          </table:table-cell>
          <table:table-cell table:style-name="ce40" office:value-type="string">
            <text:p>60 000 - 240 000</text:p>
          </table:table-cell>
          <table:table-cell table:style-name="ce40"/>
          <table:table-cell table:style-name="ce40" office:value-type="string">
            <text:p>GROUPE BIGARD</text:p>
          </table:table-cell>
          <table:table-cell table:style-name="ce40" office:value-type="float" office:value="29393">
            <text:p>29393</text:p>
          </table:table-cell>
          <table:table-cell table:style-name="ce158"/>
          <table:table-cell table:number-columns-repeated="241"/>
        </table:table-row>
        <table:table-row table:style-name="ro2">
          <table:table-cell table:style-name="ce4"/>
          <table:table-cell table:style-name="ce40" table:number-columns-repeated="4"/>
          <table:table-cell table:style-name="ce40" table:content-validation-name="val3"/>
          <table:table-cell table:style-name="ce110"/>
          <table:table-cell table:style-name="ce40" table:number-columns-repeated="2"/>
          <table:table-cell table:style-name="ce40" office:value-type="string">
            <text:p>LOT 9 : BRANDADE DE MORUE FRAICHE</text:p>
          </table:table-cell>
          <table:table-cell table:style-name="ce40" office:value-type="string">
            <text:p>20 000 - 80 000</text:p>
          </table:table-cell>
          <table:table-cell table:style-name="ce40"/>
          <table:table-cell table:style-name="ce40" office:value-type="string">
            <text:p>COUDENE MICHEL</text:p>
          </table:table-cell>
          <table:table-cell table:style-name="ce40" office:value-type="float" office:value="30380">
            <text:p>30380</text:p>
          </table:table-cell>
          <table:table-cell table:style-name="ce158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4"/>
          <table:table-cell table:style-name="ce40" table:content-validation-name="val3"/>
          <table:table-cell table:style-name="ce40" table:content-validation-name="val1"/>
          <table:table-cell table:style-name="ce40" table:number-columns-repeated="2"/>
          <table:table-cell table:style-name="ce40" office:value-type="string">
            <text:p>LOT 10 : <text:s/>pâtisseries salées cuites fraîches, surgelées, sucrées cuites fraîches, surgelées</text:p>
          </table:table-cell>
          <table:table-cell table:style-name="ce40" office:value-type="string">
            <text:p>110 000 - 440 000</text:p>
          </table:table-cell>
          <table:table-cell table:style-name="ce40"/>
          <table:table-cell table:style-name="ce40" office:value-type="string">
            <text:p>ALPES FRAIS</text:p>
          </table:table-cell>
          <table:table-cell table:style-name="ce40" office:value-type="float" office:value="38343">
            <text:p>38343</text:p>
          </table:table-cell>
          <table:table-cell table:style-name="ce158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4"/>
          <table:table-cell table:style-name="ce40" table:content-validation-name="val3"/>
          <table:table-cell table:style-name="ce40" table:content-validation-name="val1"/>
          <table:table-cell table:style-name="ce40" table:number-columns-repeated="7"/>
          <table:table-cell table:style-name="ce158"/>
          <table:table-cell table:number-columns-repeated="241"/>
        </table:table-row>
        <table:table-row table:style-name="ro4">
          <table:table-cell table:style-name="ce4"/>
          <table:table-cell table:style-name="ce40"/>
          <table:table-cell table:style-name="ce40" office:value-type="string">
            <text:p>2H69</text:p>
          </table:table-cell>
          <table:table-cell table:style-name="ce78" office:value-type="string">
            <text:p>ACHAT D'UNE MACHINE OFFSET 4 COULEURS</text:p>
          </table:table-cell>
          <table:table-cell table:style-name="ce40"/>
          <table:table-cell table:style-name="ce40" table:content-validation-name="val3" office:value-type="string">
            <text:p>ordinaire</text:p>
          </table:table-cell>
          <table:table-cell table:style-name="ce40" table:content-validation-name="val1"/>
          <table:table-cell table:style-name="ce40"/>
          <table:table-cell table:style-name="ce40" office:value-type="float" office:value="275000">
            <text:p>275000</text:p>
          </table:table-cell>
          <table:table-cell table:style-name="ce40" table:number-columns-repeated="2"/>
          <table:table-cell table:style-name="ce147" office:value-type="float" office:value="312000">
            <text:p>312 000 €</text:p>
          </table:table-cell>
          <table:table-cell table:style-name="ce78" table:content-validation-name="val1" office:value-type="string">
            <text:p>SIPROUDHIS </text:p>
          </table:table-cell>
          <table:table-cell table:style-name="ce40" office:value-type="float" office:value="37540">
            <text:p>37540</text:p>
          </table:table-cell>
          <table:table-cell table:style-name="ce161" office:value-type="date" office:date-value="2012-07-18">
            <text:p>18/07/2012</text:p>
          </table:table-cell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2"/>
          <table:table-cell table:style-name="ce78"/>
          <table:table-cell table:style-name="ce40"/>
          <table:table-cell table:style-name="ce40" table:content-validation-name="val3"/>
          <table:table-cell table:style-name="ce40" table:content-validation-name="val1"/>
          <table:table-cell table:style-name="ce40" table:number-columns-repeated="4"/>
          <table:table-cell table:style-name="ce147"/>
          <table:table-cell table:style-name="ce78" table:content-validation-name="val1"/>
          <table:table-cell table:style-name="ce40"/>
          <table:table-cell table:style-name="ce161"/>
          <table:table-cell table:number-columns-repeated="241"/>
        </table:table-row>
        <table:table-row table:style-name="ro4">
          <table:table-cell table:style-name="ce4"/>
          <table:table-cell table:style-name="ce40"/>
          <table:table-cell table:style-name="ce40" office:value-type="string">
            <text:p>1H55</text:p>
          </table:table-cell>
          <table:table-cell table:style-name="ce78" office:value-type="string">
            <text:p>ACHAT ET MISE A JOUR DES LOGICIELS DES POSTES DE TRAVAIL</text:p>
          </table:table-cell>
          <table:table-cell table:style-name="ce40"/>
          <table:table-cell table:style-name="ce40" table:content-validation-name="val3" office:value-type="string">
            <text:p>à bons de commande</text:p>
          </table:table-cell>
          <table:table-cell table:style-name="ce78" table:content-validation-name="val1"/>
          <table:table-cell table:style-name="ce78" table:number-columns-repeated="2"/>
          <table:table-cell table:style-name="ce128"/>
          <table:table-cell table:style-name="ce40"/>
          <table:table-cell table:style-name="ce78" office:value-type="string">
            <text:p>Montant estimé : 1 200 000 € HT</text:p>
          </table:table-cell>
          <table:table-cell table:style-name="ce78" office:value-type="string">
            <text:p>SCC</text:p>
          </table:table-cell>
          <table:table-cell table:style-name="ce40" office:value-type="float" office:value="92744">
            <text:p>92744</text:p>
          </table:table-cell>
          <table:table-cell table:style-name="ce161" office:value-type="date" office:date-value="2012-04-10">
            <text:p>10/04/2012</text:p>
          </table:table-cell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4"/>
          <table:table-cell table:style-name="ce40" table:content-validation-name="val3"/>
          <table:table-cell table:style-name="ce40" table:content-validation-name="val1"/>
          <table:table-cell table:style-name="ce40" table:number-columns-repeated="7"/>
          <table:table-cell table:style-name="ce158"/>
          <table:table-cell table:number-columns-repeated="241"/>
        </table:table-row>
        <table:table-row table:style-name="ro4">
          <table:table-cell table:style-name="ce4"/>
          <table:table-cell table:style-name="ce40"/>
          <table:table-cell table:style-name="ce40" office:value-type="string">
            <text:p>2H77</text:p>
          </table:table-cell>
          <table:table-cell table:style-name="ce77" office:value-type="string">
            <text:p>ACHAT D'UNE NACELLE ELEVATRICE, POIDS-LOURDS, D'UN TRACTEUR AGRICOLE, PORTE OUTIL ET D'UN BROYEUR DE BRANCHE <text:s/></text:p>
          </table:table-cell>
          <table:table-cell table:style-name="ce40"/>
          <table:table-cell table:style-name="ce40" table:content-validation-name="val3" office:value-type="string">
            <text:p>ordinaire</text:p>
          </table:table-cell>
          <table:table-cell table:style-name="ce40" table:content-validation-name="val1"/>
          <table:table-cell table:style-name="ce40"/>
          <table:table-cell table:style-name="ce86"/>
          <table:table-cell table:style-name="ce77"/>
          <table:table-cell table:style-name="ce129"/>
          <table:table-cell table:style-name="ce148" office:value-type="float" office:value="178283">
            <text:p>178283,00</text:p>
          </table:table-cell>
          <table:table-cell table:style-name="ce40" table:number-columns-repeated="2"/>
          <table:table-cell table:style-name="ce161" office:value-type="date" office:date-value="2012-12-10">
            <text:p>10/12/2012</text:p>
          </table:table-cell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2"/>
          <table:table-cell table:style-name="ce77" table:content-validation-name="val1"/>
          <table:table-cell table:style-name="ce40"/>
          <table:table-cell table:style-name="ce40" table:content-validation-name="val3"/>
          <table:table-cell table:style-name="ce79" table:content-validation-name="val1"/>
          <table:table-cell table:style-name="ce117"/>
          <table:table-cell table:style-name="ce130"/>
          <table:table-cell table:style-name="ce79" office:value-type="string">
            <text:p><text:s/>LOT 1 : nacelle élévatrice sur porteur poids-lourds éclairage public</text:p>
          </table:table-cell>
          <table:table-cell table:style-name="ce130" office:value-type="float" office:value="102183">
            <text:p>102 183,00 <text:s text:c="2"/></text:p>
          </table:table-cell>
          <table:table-cell table:style-name="ce130"/>
          <table:table-cell table:style-name="ce79" office:value-type="string">
            <text:p>COMILEV</text:p>
          </table:table-cell>
          <table:table-cell table:style-name="ce40" office:value-type="float" office:value="40120">
            <text:p>40120</text:p>
          </table:table-cell>
          <table:table-cell table:style-name="ce161" office:value-type="date" office:date-value="2012-12-10">
            <text:p>10/12/2012</text:p>
          </table:table-cell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4"/>
          <table:table-cell table:style-name="ce40" table:content-validation-name="val3"/>
          <table:table-cell table:style-name="ce111" table:content-validation-name="val1"/>
          <table:table-cell table:style-name="ce77"/>
          <table:table-cell table:style-name="ce129"/>
          <table:table-cell table:style-name="ce111" office:value-type="string">
            <text:p>LOT 2 : tracteur porte-outil jardins et espaces naturels</text:p>
          </table:table-cell>
          <table:table-cell table:style-name="ce129" office:value-type="float" office:value="32600">
            <text:p>32 600,00 <text:s text:c="2"/></text:p>
          </table:table-cell>
          <table:table-cell table:style-name="ce129"/>
          <table:table-cell table:style-name="ce111" office:value-type="string">
            <text:p>AGRISUD </text:p>
          </table:table-cell>
          <table:table-cell table:style-name="ce40" office:value-type="float" office:value="34290">
            <text:p>34290</text:p>
          </table:table-cell>
          <table:table-cell table:style-name="ce158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2"/>
          <table:table-cell table:style-name="ce79" table:content-validation-name="val1"/>
          <table:table-cell table:style-name="ce40"/>
          <table:table-cell table:style-name="ce40" table:content-validation-name="val3"/>
          <table:table-cell table:style-name="ce111" table:content-validation-name="val1"/>
          <table:table-cell table:style-name="ce77"/>
          <table:table-cell table:style-name="ce129"/>
          <table:table-cell table:style-name="ce111" office:value-type="string">
            <text:p><text:s/>LOT 3 broyeur de branches Parc Darwin</text:p>
          </table:table-cell>
          <table:table-cell table:style-name="ce129" office:value-type="float" office:value="43500">
            <text:p>43 500,00 <text:s text:c="2"/></text:p>
          </table:table-cell>
          <table:table-cell table:style-name="ce129"/>
          <table:table-cell table:style-name="ce111" office:value-type="string">
            <text:p>RISA </text:p>
          </table:table-cell>
          <table:table-cell table:style-name="ce40" office:value-type="float" office:value="82300">
            <text:p>82300</text:p>
          </table:table-cell>
          <table:table-cell table:style-name="ce158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2"/>
          <table:table-cell table:style-name="ce79" table:content-validation-name="val1"/>
          <table:table-cell table:style-name="ce40"/>
          <table:table-cell table:style-name="ce40" table:content-validation-name="val3"/>
          <table:table-cell table:style-name="ce111" table:content-validation-name="val1"/>
          <table:table-cell table:style-name="ce77"/>
          <table:table-cell table:style-name="ce129"/>
          <table:table-cell table:style-name="ce111"/>
          <table:table-cell table:style-name="ce129" table:number-columns-repeated="2"/>
          <table:table-cell table:style-name="ce111"/>
          <table:table-cell table:style-name="ce40"/>
          <table:table-cell table:style-name="ce158"/>
          <table:table-cell table:number-columns-repeated="241"/>
        </table:table-row>
        <table:table-row table:style-name="ro4">
          <table:table-cell table:style-name="ce7"/>
          <table:table-cell table:style-name="ce43"/>
          <table:table-cell table:style-name="ce43" office:value-type="string">
            <text:p>1H50</text:p>
          </table:table-cell>
          <table:table-cell table:style-name="ce79" table:content-validation-name="val1" office:value-type="string">
            <text:p>ACHAT LIVRAISON ET INSTALLATION DE 4 FOURS MIXTES A GAZ</text:p>
          </table:table-cell>
          <table:table-cell table:style-name="ce43"/>
          <table:table-cell table:style-name="ce43" table:content-validation-name="val3" office:value-type="string">
            <text:p>ordinaire</text:p>
          </table:table-cell>
          <table:table-cell table:style-name="ce43" table:content-validation-name="val1"/>
          <table:table-cell table:style-name="ce43"/>
          <table:table-cell table:style-name="ce131" office:value-type="float" office:value="150000">
            <text:p>150 000</text:p>
          </table:table-cell>
          <table:table-cell table:style-name="ce43" table:number-columns-repeated="2"/>
          <table:table-cell table:style-name="ce43" office:value-type="float" office:value="92800">
            <text:p>92800</text:p>
          </table:table-cell>
          <table:table-cell table:style-name="ce79" table:content-validation-name="val3" office:value-type="string">
            <text:p>SALAGER SERRA</text:p>
          </table:table-cell>
          <table:table-cell table:style-name="ce43" office:value-type="float" office:value="34730">
            <text:p>34730</text:p>
          </table:table-cell>
          <table:table-cell table:style-name="ce162" office:value-type="date" office:date-value="2012-03-05">
            <text:p>05/03/2012</text:p>
          </table:table-cell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2"/>
          <table:table-cell table:style-name="ce80" table:content-validation-name="val1"/>
          <table:table-cell table:style-name="ce87"/>
          <table:table-cell table:style-name="ce40" table:content-validation-name="val3"/>
          <table:table-cell table:style-name="ce87" table:content-validation-name="val1"/>
          <table:table-cell table:style-name="ce87" table:number-columns-repeated="5"/>
          <table:table-cell table:style-name="ce80" table:content-validation-name="val3"/>
          <table:table-cell table:style-name="ce152"/>
          <table:table-cell table:style-name="ce163"/>
          <table:table-cell table:number-columns-repeated="241"/>
        </table:table-row>
        <table:table-row table:style-name="ro4">
          <table:table-cell table:style-name="ce4"/>
          <table:table-cell table:style-name="ce40"/>
          <table:table-cell table:style-name="ce40" office:value-type="string">
            <text:p>1H49</text:p>
          </table:table-cell>
          <table:table-cell table:style-name="ce79" table:content-validation-name="val1" office:value-type="string">
            <text:p>ACHAT D'OUTILLAGES A MAIN DIVERS, D'OUTILLAGE ELECTROPORTATIF, DE CONSOMMABLES D'ATELIER ET DE CHANTIER ET D'EQUIPEMENTS DE PROTECTION INDIVIDUELLE <text:s text:c="2"/></text:p>
          </table:table-cell>
          <table:table-cell table:style-name="ce40"/>
          <table:table-cell table:style-name="ce40" table:content-validation-name="val3" office:value-type="string">
            <text:p>à bons de commande</text:p>
          </table:table-cell>
          <table:table-cell table:style-name="ce40" table:content-validation-name="val1"/>
          <table:table-cell table:style-name="ce40"/>
          <table:table-cell table:style-name="ce40" office:value-type="string">
            <text:p>Marché à BC sans mini sans maxi. Montant estimatif : 200 000 € ht</text:p>
          </table:table-cell>
          <table:table-cell table:style-name="ce40" table:number-columns-repeated="2"/>
          <table:table-cell table:style-name="ce87"/>
          <table:table-cell table:style-name="ce40" table:number-columns-repeated="2"/>
          <table:table-cell table:style-name="ce161" office:value-type="date" office:date-value="2012-05-14">
            <text:p>14/05/2012</text:p>
          </table:table-cell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4"/>
          <table:table-cell table:style-name="ce79" table:content-validation-name="val3"/>
          <table:table-cell table:style-name="ce79" table:content-validation-name="val1"/>
          <table:table-cell table:style-name="ce79"/>
          <table:table-cell table:style-name="ce128"/>
          <table:table-cell table:style-name="ce43" office:value-type="string">
            <text:p>LOT 1 : petit outillage mécanicien</text:p>
          </table:table-cell>
          <table:table-cell table:style-name="ce129" office:value-type="string">
            <text:p>Montant estimé : 30000</text:p>
          </table:table-cell>
          <table:table-cell table:style-name="ce43"/>
          <table:table-cell table:style-name="ce111" table:content-validation-name="val3" office:value-type="string">
            <text:p>DUBOIS</text:p>
          </table:table-cell>
          <table:table-cell table:style-name="ce40" office:value-type="float" office:value="34078">
            <text:p>34078</text:p>
          </table:table-cell>
          <table:table-cell table:style-name="ce158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4"/>
          <table:table-cell table:style-name="ce79" table:content-validation-name="val3"/>
          <table:table-cell table:style-name="ce79" table:content-validation-name="val1"/>
          <table:table-cell table:style-name="ce79"/>
          <table:table-cell table:style-name="ce128"/>
          <table:table-cell table:style-name="ce43" office:value-type="string">
            <text:p>lot 2 : Petit outillage d'atelier de chantier</text:p>
          </table:table-cell>
          <table:table-cell table:style-name="ce129" office:value-type="string">
            <text:p>Montant estimé : 30000</text:p>
          </table:table-cell>
          <table:table-cell table:style-name="ce43"/>
          <table:table-cell table:style-name="ce111" table:content-validation-name="val3" office:value-type="string">
            <text:p>BAURES </text:p>
          </table:table-cell>
          <table:table-cell table:style-name="ce40" office:value-type="float" office:value="34009">
            <text:p>34009</text:p>
          </table:table-cell>
          <table:table-cell table:style-name="ce158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4"/>
          <table:table-cell table:style-name="ce40" table:content-validation-name="val3"/>
          <table:table-cell table:style-name="ce40" table:content-validation-name="val1"/>
          <table:table-cell table:style-name="ce40" table:number-columns-repeated="2"/>
          <table:table-cell table:style-name="ce43" office:value-type="string">
            <text:p>lot 3 : consommables d'atelier et de chantier</text:p>
          </table:table-cell>
          <table:table-cell table:style-name="ce129" office:value-type="string">
            <text:p>Montant estimé : 20000</text:p>
          </table:table-cell>
          <table:table-cell table:style-name="ce43"/>
          <table:table-cell table:style-name="ce111" table:content-validation-name="val3" office:value-type="string">
            <text:p>WURTH France</text:p>
          </table:table-cell>
          <table:table-cell table:style-name="ce40" office:value-type="float" office:value="67158">
            <text:p>67158</text:p>
          </table:table-cell>
          <table:table-cell table:style-name="ce158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4"/>
          <table:table-cell table:style-name="ce40" table:content-validation-name="val3"/>
          <table:table-cell table:style-name="ce40" table:content-validation-name="val1"/>
          <table:table-cell table:style-name="ce40" table:number-columns-repeated="2"/>
          <table:table-cell table:style-name="ce43" office:value-type="string">
            <text:p>lot 4 : Equipements de protection individuelle</text:p>
          </table:table-cell>
          <table:table-cell table:style-name="ce130" office:value-type="string">
            <text:p>Montant estimé : 60000</text:p>
          </table:table-cell>
          <table:table-cell table:style-name="ce87"/>
          <table:table-cell table:style-name="ce79" table:content-validation-name="val3" office:value-type="string">
            <text:p>CEVENOLE DE PROTECTION</text:p>
          </table:table-cell>
          <table:table-cell table:style-name="ce40" office:value-type="float" office:value="30900">
            <text:p>30900</text:p>
          </table:table-cell>
          <table:table-cell table:style-name="ce158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4"/>
          <table:table-cell table:style-name="ce40" table:content-validation-name="val3"/>
          <table:table-cell table:style-name="ce40" table:content-validation-name="val1"/>
          <table:table-cell table:style-name="ce40" table:number-columns-repeated="2"/>
          <table:table-cell table:style-name="ce43" office:value-type="string">
            <text:p>lot 5 : outillage électroportatif</text:p>
          </table:table-cell>
          <table:table-cell table:style-name="ce130" office:value-type="string">
            <text:p>Montant estimé : 30000</text:p>
          </table:table-cell>
          <table:table-cell table:style-name="ce43"/>
          <table:table-cell table:style-name="ce79" table:content-validation-name="val3" office:value-type="string">
            <text:p>MD HYRDAULIQUE</text:p>
          </table:table-cell>
          <table:table-cell table:style-name="ce40" office:value-type="float" office:value="34070">
            <text:p>34070</text:p>
          </table:table-cell>
          <table:table-cell table:style-name="ce158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4"/>
          <table:table-cell table:style-name="ce40" table:content-validation-name="val3"/>
          <table:table-cell table:style-name="ce40" table:content-validation-name="val1"/>
          <table:table-cell table:style-name="ce40" table:number-columns-repeated="2"/>
          <table:table-cell table:style-name="ce43" office:value-type="string">
            <text:p>lot 6 : petit outillage à main de peintre</text:p>
          </table:table-cell>
          <table:table-cell table:style-name="ce130" office:value-type="string">
            <text:p>Montant estimé : 10000</text:p>
          </table:table-cell>
          <table:table-cell table:style-name="ce43"/>
          <table:table-cell table:style-name="ce111" table:content-validation-name="val3" office:value-type="string">
            <text:p>COULEURS DE TOLLENS</text:p>
          </table:table-cell>
          <table:table-cell table:style-name="ce40" office:value-type="float" office:value="34070">
            <text:p>34070</text:p>
          </table:table-cell>
          <table:table-cell table:style-name="ce158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4"/>
          <table:table-cell table:style-name="ce40" table:content-validation-name="val3"/>
          <table:table-cell table:style-name="ce40" table:content-validation-name="val1"/>
          <table:table-cell table:style-name="ce40" table:number-columns-repeated="2"/>
          <table:table-cell table:style-name="ce43" office:value-type="string">
            <text:p>lot 7 : petit outillage à main de jardinier et d'arboriculture</text:p>
          </table:table-cell>
          <table:table-cell table:style-name="ce130" office:value-type="string">
            <text:p>Montant estimé : 20000</text:p>
          </table:table-cell>
          <table:table-cell table:style-name="ce87"/>
          <table:table-cell table:style-name="ce79" table:content-validation-name="val3" office:value-type="string">
            <text:p>TOUCHAT </text:p>
          </table:table-cell>
          <table:table-cell table:style-name="ce40" office:value-type="float" office:value="34131">
            <text:p>34131</text:p>
          </table:table-cell>
          <table:table-cell table:style-name="ce158"/>
          <table:table-cell table:number-columns-repeated="241"/>
        </table:table-row>
        <table:table-row table:style-name="ro4">
          <table:table-cell table:style-name="ce4"/>
          <table:table-cell table:style-name="ce40" table:number-columns-repeated="4"/>
          <table:table-cell table:style-name="ce40" table:content-validation-name="val3"/>
          <table:table-cell table:style-name="ce40" table:content-validation-name="val1"/>
          <table:table-cell table:style-name="ce40" table:number-columns-repeated="2"/>
          <table:table-cell table:style-name="ce43"/>
          <table:table-cell table:style-name="ce130"/>
          <table:table-cell table:style-name="ce87"/>
          <table:table-cell table:style-name="ce79" table:content-validation-name="val3"/>
          <table:table-cell table:style-name="ce40"/>
          <table:table-cell table:style-name="ce158"/>
          <table:table-cell table:number-columns-repeated="241"/>
        </table:table-row>
        <table:table-row table:style-name="ro4">
          <table:table-cell table:style-name="ce4"/>
          <table:table-cell table:style-name="ce40"/>
          <table:table-cell table:style-name="ce40" office:value-type="string">
            <text:p>1H51</text:p>
          </table:table-cell>
          <table:table-cell table:style-name="ce77" table:content-validation-name="val1" office:value-type="string">
            <text:p>ACHAT DE VETEMENTS ET D'EQUIPEMENTS POUR LA POLICE MUNICIPALE ET LES AGENTS DE LA SURETE URBAINE</text:p>
          </table:table-cell>
          <table:table-cell table:style-name="ce40"/>
          <table:table-cell table:style-name="ce40" table:content-validation-name="val3"/>
          <table:table-cell table:style-name="ce40" table:content-validation-name="val1"/>
          <table:table-cell table:style-name="ce40"/>
          <table:table-cell table:style-name="ce40" office:value-type="string">
            <text:p>Marché à BC sans mini sans maxi. Montant estimatif : 129 800 € ht</text:p>
          </table:table-cell>
          <table:table-cell table:style-name="ce43" office:value-type="string">
            <text:p>LOT 1 : VETEMENTS DE POLICE, ASVP ET GARDES SQUARE</text:p>
          </table:table-cell>
          <table:table-cell table:style-name="ce144" office:value-type="string">
            <text:p>Montant estimé : 80500</text:p>
          </table:table-cell>
          <table:table-cell table:style-name="ce129"/>
          <table:table-cell table:style-name="ce150" office:value-type="string">
            <text:p>ESPACE MJ SECURITE</text:p>
          </table:table-cell>
          <table:table-cell table:style-name="ce150" office:value-type="float" office:value="34130">
            <text:p>34130</text:p>
          </table:table-cell>
          <table:table-cell table:style-name="ce161" office:value-type="date" office:date-value="2012-02-29">
            <text:p>29/02/2012</text:p>
          </table:table-cell>
          <table:table-cell table:number-columns-repeated="241"/>
        </table:table-row>
        <table:table-row table:style-name="ro4">
          <table:table-cell table:style-name="ce7"/>
          <table:table-cell table:style-name="ce43" table:number-columns-repeated="4"/>
          <table:table-cell table:style-name="ce103" table:content-validation-name="val3"/>
          <table:table-cell table:style-name="ce112"/>
          <table:table-cell table:style-name="ce118"/>
          <table:table-cell table:style-name="ce43"/>
          <table:table-cell table:style-name="ce43" office:value-type="string">
            <text:p>LOT 2 : CHAUSSURES</text:p>
          </table:table-cell>
          <table:table-cell table:style-name="ce129" office:value-type="string">
            <text:p>Montant estimé : 16350</text:p>
          </table:table-cell>
          <table:table-cell table:style-name="ce118"/>
          <table:table-cell table:style-name="ce150" office:value-type="string">
            <text:p>ESPACE MJ SECURITE</text:p>
          </table:table-cell>
          <table:table-cell table:style-name="ce150" office:value-type="float" office:value="34130">
            <text:p>34130</text:p>
          </table:table-cell>
          <table:table-cell table:style-name="ce166"/>
          <table:table-cell table:number-columns-repeated="241"/>
        </table:table-row>
        <table:table-row table:style-name="ro4">
          <table:table-cell table:style-name="ce7"/>
          <table:table-cell table:style-name="ce43" table:number-columns-repeated="4"/>
          <table:table-cell table:style-name="ce104" table:content-validation-name="val3"/>
          <table:table-cell table:style-name="ce112"/>
          <table:table-cell table:style-name="ce43"/>
          <table:table-cell table:style-name="ce111" table:content-validation-name="val3"/>
          <table:table-cell table:style-name="ce43" office:value-type="string">
            <text:p>LOT 3 : PETITE EQUIPEMENT</text:p>
          </table:table-cell>
          <table:table-cell table:style-name="ce129" office:value-type="string">
            <text:p>Montant estimé : 23800</text:p>
          </table:table-cell>
          <table:table-cell table:style-name="ce43"/>
          <table:table-cell table:style-name="ce111" table:content-validation-name="val3" office:value-type="string">
            <text:p>ESCASSUT SARL</text:p>
          </table:table-cell>
          <table:table-cell table:style-name="ce43" office:value-type="float" office:value="34060">
            <text:p>34060</text:p>
          </table:table-cell>
          <table:table-cell table:style-name="ce166"/>
          <table:table-cell table:number-columns-repeated="241"/>
        </table:table-row>
        <table:table-row table:style-name="ro4">
          <table:table-cell table:style-name="ce7"/>
          <table:table-cell table:style-name="ce43" table:number-columns-repeated="4"/>
          <table:table-cell table:style-name="ce104" table:content-validation-name="val3"/>
          <table:table-cell table:style-name="ce112"/>
          <table:table-cell table:style-name="ce43"/>
          <table:table-cell table:style-name="ce111" table:content-validation-name="val3"/>
          <table:table-cell table:style-name="ce43"/>
          <table:table-cell table:style-name="ce129"/>
          <table:table-cell table:style-name="ce43"/>
          <table:table-cell table:style-name="ce111" table:content-validation-name="val3"/>
          <table:table-cell table:style-name="ce43"/>
          <table:table-cell table:style-name="ce166"/>
          <table:table-cell table:number-columns-repeated="241"/>
        </table:table-row>
        <table:table-row table:style-name="ro4">
          <table:table-cell table:style-name="ce8"/>
          <table:table-cell table:style-name="ce44"/>
          <table:table-cell table:style-name="ce44" office:value-type="string">
            <text:p>2M035</text:p>
          </table:table-cell>
          <table:table-cell table:style-name="ce44" office:value-type="string">
            <text:p>ALIMENTATION GENERALE</text:p>
          </table:table-cell>
          <table:table-cell table:style-name="ce44" office:value-type="float" office:value="1950000">
            <text:p>1950000</text:p>
          </table:table-cell>
          <table:table-cell table:style-name="ce44" table:content-validation-name="val3" office:value-type="string">
            <text:p>à bons de commande</text:p>
          </table:table-cell>
          <table:table-cell table:style-name="ce44" table:content-validation-name="val1" office:value-type="string">
            <text:p>90 000 à 199 999,99 € HT</text:p>
          </table:table-cell>
          <table:table-cell table:style-name="ce44"/>
          <table:table-cell table:style-name="ce44" office:value-type="float" office:value="195990.99">
            <text:p>195990,99</text:p>
          </table:table-cell>
          <table:table-cell table:style-name="ce44"/>
          <table:table-cell table:style-name="ce145"/>
          <table:table-cell table:style-name="ce44"/>
          <table:table-cell table:style-name="ce44" office:value-type="string">
            <text:p>ENI GOURMET PROMOCASH</text:p>
          </table:table-cell>
          <table:table-cell table:style-name="ce44" office:value-type="float" office:value="34000">
            <text:p>34000</text:p>
          </table:table-cell>
          <table:table-cell table:style-name="ce167" office:value-type="date" office:date-value="2012-05-03">
            <text:p>03/05/2012</text:p>
          </table:table-cell>
          <table:table-cell table:number-columns-repeated="241"/>
        </table:table-row>
        <table:table-row table:style-name="ro4">
          <table:table-cell table:style-name="ce9" table:number-columns-repeated="15"/>
          <table:table-cell table:number-columns-repeated="241"/>
        </table:table-row>
        <table:table-row table:style-name="ro1">
          <table:table-cell table:style-name="ce10" office:value-type="string" table:number-columns-spanned="15" table:number-rows-spanned="1">
            <text:p>MARCHES DE TRAVAUX CONCLUS EN 2012</text:p>
          </table:table-cell>
          <table:covered-table-cell table:number-columns-repeated="14" table:style-name="ce10"/>
          <table:table-cell table:number-columns-repeated="241"/>
        </table:table-row>
        <table:table-row table:style-name="ro4">
          <table:table-cell table:style-name="ce11" table:number-columns-repeated="15"/>
          <table:table-cell table:number-columns-repeated="241"/>
        </table:table-row>
        <table:table-row table:style-name="ro6">
          <table:table-cell table:style-name="ce9" table:number-columns-repeated="9"/>
          <table:table-cell table:style-name="ce137" office:value-type="string" table:number-columns-spanned="3" table:number-rows-spanned="1">
            <text:p>Si marché alloti, merci de renseigner </text:p>
            <text:p>ces trois colonnes</text:p>
          </table:table-cell>
          <table:covered-table-cell table:number-columns-repeated="2" table:style-name="ce137"/>
          <table:table-cell table:style-name="ce9" table:number-columns-repeated="3"/>
          <table:table-cell table:number-columns-repeated="241"/>
        </table:table-row>
        <table:table-row table:style-name="ro4">
          <table:table-cell table:style-name="ce12" office:value-type="string" table:number-columns-spanned="1" table:number-rows-spanned="2">
            <office:annotation draw:style-name="gr1" draw:text-style-name="P1" svg:width="2.452cm" svg:height="1.927cm" svg:x="2.646cm" svg:y="241.92cm" draw:caption-point-x="-0.428cm" draw:caption-point-y="-166.999cm">
              <dc:creator>JV</dc:creator>
              <dc:date>2013-05-27T00:00:00</dc:date>
              <text:p text:style-name="P1"><text:span text:style-name="T1">Sélectionner dans le menu déroulant le service ayant lancé le marché</text:span></text:p>
            </office:annotation>
            <text:p>Service</text:p>
          </table:table-cell>
          <table:table-cell table:style-name="ce45" office:value-type="string" table:number-columns-spanned="1" table:number-rows-spanned="2">
            <text:p>N° Agrégat</text:p>
            <text:p>ou UF</text:p>
          </table:table-cell>
          <table:table-cell table:style-name="ce45" office:value-type="string" table:number-columns-spanned="1" table:number-rows-spanned="2">
            <office:annotation draw:style-name="gr1" draw:text-style-name="P1" svg:width="8.886cm" svg:height="1.433cm" svg:x="7.103cm" svg:y="241.92cm" draw:caption-point-x="-0.429cm" draw:caption-point-y="-166.999cm">
              <dc:creator>JV</dc:creator>
              <dc:date>2013-05-27T00:00:00</dc:date>
              <text:p text:style-name="P1"><text:span text:style-name="T1">Indiquer le numéro de marché délivré par le compteur lors de l'immatriculation du marché</text:span></text:p>
            </office:annotation>
            <text:p>N° Marché</text:p>
          </table:table-cell>
          <table:table-cell table:style-name="ce45" office:value-type="string" table:number-columns-spanned="1" table:number-rows-spanned="2">
            <office:annotation draw:style-name="gr1" draw:text-style-name="P1" svg:width="5.211cm" svg:height="1.433cm" svg:x="9.331cm" svg:y="241.92cm" draw:caption-point-x="-0.428cm" draw:caption-point-y="-166.999cm">
              <dc:creator>JV</dc:creator>
              <dc:date>2013-05-27T00:00:00</dc:date>
              <text:p text:style-name="P1"><text:span text:style-name="T1">Indiquer le libellé du marché tel qu'il figure sur les pièces ainsi que sur la publicité</text:span></text:p>
              <text:p text:style-name="P1"><text:span text:style-name="T2"/></text:p>
            </office:annotation>
            <text:p>Objet</text:p>
          </table:table-cell>
          <table:table-cell table:style-name="ce45" office:value-type="string" table:number-columns-spanned="1" table:number-rows-spanned="2">
            <office:annotation draw:style-name="gr1" draw:text-style-name="P1" svg:width="5.991cm" svg:height="1.754cm" svg:x="11.559cm" svg:y="241.92cm" draw:caption-point-x="-0.428cm" draw:caption-point-y="-166.999cm">
              <dc:creator>JV</dc:creator>
              <dc:date>2013-05-27T00:00:00</dc:date>
              <text:p text:style-name="P1"><text:span text:style-name="T3">Indiquer l'estimation globale du marché reconductions comprises (HT)</text:span></text:p>
              <text:p text:style-name="P1"><text:span text:style-name="T2"/></text:p>
            </office:annotation>
            <text:p>Estimation avant lancement du marché</text:p>
          </table:table-cell>
          <table:table-cell table:style-name="ce45" office:value-type="string" table:number-columns-spanned="1" table:number-rows-spanned="2">
            <office:annotation draw:style-name="gr1" draw:text-style-name="P1" svg:width="1.284cm" svg:height="1.433cm" svg:x="13.787cm" svg:y="241.92cm" draw:caption-point-x="-0.428cm" draw:caption-point-y="-166.999cm">
              <dc:creator>JV</dc:creator>
              <dc:date>2013-05-27T00:00:00</dc:date>
              <text:p text:style-name="P1"><text:span text:style-name="T1">Sélectionner dans le menu déroulant le type de marché passé</text:span></text:p>
              <text:p text:style-name="P1"><text:span text:style-name="T2"/></text:p>
            </office:annotation>
            <text:p>Type de </text:p>
            <text:p>marché</text:p>
          </table:table-cell>
          <table:table-cell table:style-name="ce45" office:value-type="string" table:number-columns-spanned="1" table:number-rows-spanned="2">
            <office:annotation draw:style-name="gr1" draw:text-style-name="P1" svg:width="8.497cm" svg:height="2.593cm" svg:x="16.016cm" svg:y="241.92cm" draw:caption-point-x="-0.429cm" draw:caption-point-y="-166.999cm">
              <dc:creator>JV</dc:creator>
              <dc:date>2013-05-27T00:00:00</dc:date>
              <text:p text:style-name="P1"><text:span text:style-name="T3">Sélectionner dans le menu déroulant le seuil de votre marché. En cas de marché multilots c'est le montant cumulé de tous les lots qui détermine le seuil</text:span></text:p>
            </office:annotation>
            <text:p>Seuil du marché</text:p>
            <text:p>attribué</text:p>
          </table:table-cell>
          <table:table-cell table:style-name="ce119" office:value-type="string" table:number-columns-spanned="2" table:number-rows-spanned="1">
            <text:p>Montant du marché attribué</text:p>
          </table:table-cell>
          <table:covered-table-cell table:style-name="ce132"/>
          <table:table-cell table:style-name="ce119" office:value-type="string" table:number-columns-spanned="3" table:number-rows-spanned="1">
            <office:annotation draw:style-name="gr1" draw:text-style-name="P1" svg:width="5.238cm" svg:height="1.433cm" svg:x="27.157cm" svg:y="241.92cm" draw:caption-point-x="-0.428cm" draw:caption-point-y="-166.999cm">
              <dc:creator>JV</dc:creator>
              <dc:date>2013-05-27T00:00:00</dc:date>
              <text:p text:style-name="P1"><text:span text:style-name="T1">Si marché à lots, indiquer le libellé des lots</text:span></text:p>
            </office:annotation>
            <text:p>Marchés allotis</text:p>
          </table:table-cell>
          <table:covered-table-cell table:style-name="ce146"/>
          <table:covered-table-cell table:style-name="ce132"/>
          <table:table-cell table:style-name="ce119" office:value-type="string" table:number-columns-spanned="2" table:number-rows-spanned="1">
            <office:annotation draw:style-name="gr1" draw:text-style-name="P1" svg:width="5.073cm" svg:height="2.199cm" svg:x="31.613cm" svg:y="241.92cm" draw:caption-point-x="-0.428cm" draw:caption-point-y="-166.999cm">
              <dc:creator>JV</dc:creator>
              <dc:date>2013-05-27T00:00:00</dc:date>
              <text:p text:style-name="P1"><text:span text:style-name="T1">Indiquer le nom de la société + type de société et le code postal dans 2 colonnes différentes</text:span></text:p>
              <text:p text:style-name="P1"><text:span text:style-name="T2">Ex: GERVAIS (SARL) ; 58310</text:span></text:p>
            </office:annotation>
            <text:p>Attributaire</text:p>
          </table:table-cell>
          <table:covered-table-cell table:style-name="ce132"/>
          <table:table-cell table:style-name="ce168" office:value-type="string" table:number-columns-spanned="1" table:number-rows-spanned="2">
            <office:annotation draw:style-name="gr1" draw:text-style-name="P1" svg:width="4.737cm" svg:height="1.433cm" svg:x="33.842cm" svg:y="241.92cm" draw:caption-point-x="-0.429cm" draw:caption-point-y="-166.999cm">
              <dc:creator>JV</dc:creator>
              <dc:date>2013-05-27T00:00:00</dc:date>
              <text:p text:style-name="P1"><text:span text:style-name="T1">Mentionner la date de </text:span></text:p>
              <text:p text:style-name="P1"><text:span text:style-name="T1">notification du marché</text:span></text:p>
              <text:p text:style-name="P1"><text:span text:style-name="T4">Format: XX/XX/201X</text:span></text:p>
              <text:p text:style-name="P1"><text:span text:style-name="T2"/></text:p>
            </office:annotation>
            <text:p>Date de </text:p>
            <text:p>notification</text:p>
          </table:table-cell>
          <table:table-cell table:number-columns-repeated="241"/>
        </table:table-row>
        <table:table-row table:style-name="ro7">
          <table:covered-table-cell table:style-name="ce13"/>
          <table:covered-table-cell table:number-columns-repeated="6" table:style-name="ce46"/>
          <table:table-cell table:style-name="ce46" office:value-type="string">
            <office:annotation draw:style-name="gr1" draw:text-style-name="P1" svg:width="5.016cm" svg:height="1.829cm" svg:x="18.244cm" svg:y="242.414cm" draw:caption-point-x="-0.428cm" draw:caption-point-y="-167cm">
              <dc:creator>JV</dc:creator>
              <dc:date>2013-05-27T00:00:00</dc:date>
              <text:p text:style-name="P1"><text:span text:style-name="T3">Indiquer le montant annuel en cas de marché reconductible (HT)</text:span></text:p>
            </office:annotation>
            <text:p>Montant annuel</text:p>
          </table:table-cell>
          <table:table-cell table:style-name="ce46" office:value-type="string">
            <office:annotation draw:style-name="gr1" draw:text-style-name="P1" svg:width="1.591cm" svg:height="1.111cm" svg:x="20.472cm" svg:y="242.414cm" draw:caption-point-x="-0.428cm" draw:caption-point-y="-167cm">
              <dc:creator>JV</dc:creator>
              <dc:date>2013-05-27T00:00:00</dc:date>
              <text:p text:style-name="P1"><text:span text:style-name="T3">reconductions comprises (HT)</text:span></text:p>
            </office:annotation>
            <text:p>Montant </text:p>
            <text:p>total </text:p>
          </table:table-cell>
          <table:table-cell table:style-name="ce138" office:value-type="string">
            <office:annotation draw:style-name="gr1" draw:text-style-name="P1" svg:width="2.481cm" svg:height="1.433cm" svg:x="22.7cm" svg:y="242.414cm" draw:caption-point-x="-0.428cm" draw:caption-point-y="-167cm">
              <dc:creator>JV</dc:creator>
              <dc:date>2013-05-27T00:00:00</dc:date>
              <text:p text:style-name="P1"><text:span text:style-name="T1">Mentionner le libellé du lot</text:span></text:p>
            </office:annotation>
            <text:p>Libellé du lot</text:p>
          </table:table-cell>
          <table:table-cell table:style-name="ce138" office:value-type="string">
            <office:annotation draw:style-name="gr1" draw:text-style-name="P1" svg:width="4.933cm" svg:height="1.728cm" svg:x="24.929cm" svg:y="242.414cm" draw:caption-point-x="-0.429cm" draw:caption-point-y="-167cm">
              <dc:creator>JV</dc:creator>
              <dc:date>2013-05-27T00:00:00</dc:date>
              <text:p text:style-name="P1"><text:span text:style-name="T1">Indiquer le montant annuel en cas de marché reconductible (HT)</text:span></text:p>
            </office:annotation>
            <text:p>Montant annuel par lot</text:p>
          </table:table-cell>
          <table:table-cell table:style-name="ce138" office:value-type="string">
            <office:annotation draw:style-name="gr1" draw:text-style-name="P1" svg:width="4.626cm" svg:height="1.829cm" svg:x="27.157cm" svg:y="242.414cm" draw:caption-point-x="-0.428cm" draw:caption-point-y="-167cm">
              <dc:creator>JV</dc:creator>
              <dc:date>2013-05-27T00:00:00</dc:date>
              <text:p text:style-name="P1"><text:span text:style-name="T1">reconductions comprises (HT)</text:span></text:p>
              <text:p text:style-name="P1"><text:span text:style-name="T6"/></text:p>
            </office:annotation>
            <text:p>Montant total</text:p>
          </table:table-cell>
          <table:table-cell table:style-name="ce138" office:value-type="string">
            <office:annotation draw:style-name="gr1" draw:text-style-name="P1" svg:width="4.848cm" svg:height="1.705cm" svg:x="29.385cm" svg:y="242.414cm" draw:caption-point-x="-0.428cm" draw:caption-point-y="-167cm">
              <dc:creator>JV</dc:creator>
              <dc:date>2013-05-27T00:00:00</dc:date>
              <text:p text:style-name="P1"><text:span text:style-name="T1">Indiquer le nom et le type d'entreprise</text:span></text:p>
              <text:p text:style-name="P1"><text:span text:style-name="T5">Ex: GERVAIS (SARL)</text:span></text:p>
              <text:p text:style-name="P1"><text:span text:style-name="T2"/></text:p>
            </office:annotation>
            <text:p>Nom et type</text:p>
            <text:p>de société</text:p>
          </table:table-cell>
          <table:table-cell table:style-name="ce138" office:value-type="string">
            <office:annotation draw:style-name="gr1" draw:text-style-name="P1" svg:width="4.07cm" svg:height="1.902cm" svg:x="31.613cm" svg:y="242.414cm" draw:caption-point-x="-0.428cm" draw:caption-point-y="-167cm">
              <dc:creator>JV</dc:creator>
              <dc:date>2013-05-27T00:00:00</dc:date>
              <text:p text:style-name="P1"><text:span text:style-name="T1">Indiquer le code postal</text:span></text:p>
              <text:p text:style-name="P1"><text:span text:style-name="T1">du siège de l'entreprise et la Ville</text:span></text:p>
            </office:annotation>
            <text:p>Code </text:p>
            <text:p>postal et Ville</text:p>
          </table:table-cell>
          <table:covered-table-cell table:style-name="ce169"/>
          <table:table-cell table:number-columns-repeated="241"/>
        </table:table-row>
        <table:table-row table:style-name="ro4">
          <table:table-cell table:style-name="ce14" office:value-type="string" table:number-columns-spanned="15" table:number-rows-spanned="1">
            <text:p>Montant du marché - pour la tranche supérieure ou égale à 20 000 euros HT et inférieure à 90 000 euros HT</text:p>
          </table:table-cell>
          <table:covered-table-cell table:number-columns-repeated="13" table:style-name="ce47"/>
          <table:covered-table-cell table:style-name="ce170"/>
          <table:table-cell table:number-columns-repeated="241"/>
        </table:table-row>
        <table:table-row table:style-name="ro4">
          <table:table-cell table:style-name="ce15"/>
          <table:table-cell table:style-name="ce48" table:number-columns-repeated="4"/>
          <table:table-cell table:style-name="ce48" table:content-validation-name="val3"/>
          <table:table-cell table:style-name="ce48" table:content-validation-name="val1"/>
          <table:table-cell table:style-name="ce48" table:number-columns-repeated="7"/>
          <table:table-cell table:style-name="ce171"/>
          <table:table-cell table:number-columns-repeated="241"/>
        </table:table-row>
        <table:table-row table:style-name="ro4">
          <table:table-cell table:style-name="ce16"/>
          <table:table-cell table:style-name="ce49"/>
          <table:table-cell table:style-name="ce50" office:value-type="string">
            <text:p>2M111</text:p>
          </table:table-cell>
          <table:table-cell table:style-name="ce50" office:value-type="string">
            <text:p>RENOVATION VIGNOBLE DU MAS NOUGUIER</text:p>
          </table:table-cell>
          <table:table-cell table:style-name="ce50" office:value-type="float" office:value="77000">
            <text:p>77000</text:p>
          </table:table-cell>
          <table:table-cell table:style-name="ce50" table:content-validation-name="val3" office:value-type="string">
            <text:p>ordinaire</text:p>
          </table:table-cell>
          <table:table-cell table:style-name="ce50" table:content-validation-name="val1" office:value-type="string">
            <text:p>20 000 à 89 999,99 € HT</text:p>
          </table:table-cell>
          <table:table-cell table:style-name="ce50"/>
          <table:table-cell table:style-name="ce50" office:value-type="float" office:value="55789">
            <text:p>55789</text:p>
          </table:table-cell>
          <table:table-cell table:style-name="ce50" office:value-type="string">
            <text:p>LOT 1 FOURNITURE PLANTS DE VIGNE</text:p>
          </table:table-cell>
          <table:table-cell table:style-name="ce50"/>
          <table:table-cell table:style-name="ce50" office:value-type="float" office:value="9375">
            <text:p>9375</text:p>
          </table:table-cell>
          <table:table-cell table:style-name="ce50" office:value-type="string">
            <text:p>RICHTER INTERNATIONAL</text:p>
          </table:table-cell>
          <table:table-cell table:style-name="ce50" office:value-type="float" office:value="34980">
            <text:p>34980</text:p>
          </table:table-cell>
          <table:table-cell table:style-name="ce172" office:value-type="date" office:date-value="2012-04-24">
            <text:p>24/04/2012</text:p>
          </table:table-cell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4"/>
          <table:table-cell table:style-name="ce50" table:content-validation-name="val3"/>
          <table:table-cell table:style-name="ce50" table:content-validation-name="val1"/>
          <table:table-cell table:style-name="ce50" table:number-columns-repeated="2"/>
          <table:table-cell table:style-name="ce50" office:value-type="string">
            <text:p>LOT 2 PLANTATION ET ENTRETIEN</text:p>
          </table:table-cell>
          <table:table-cell table:style-name="ce50"/>
          <table:table-cell table:style-name="ce50" office:value-type="float" office:value="46414.37">
            <text:p>46414,37</text:p>
          </table:table-cell>
          <table:table-cell table:style-name="ce50" office:value-type="string">
            <text:p>NEGRE LUDOVIC</text:p>
          </table:table-cell>
          <table:table-cell table:style-name="ce50" office:value-type="float" office:value="34170">
            <text:p>34170</text:p>
          </table:table-cell>
          <table:table-cell table:style-name="ce172" office:value-type="date" office:date-value="2012-04-24">
            <text:p>24/04/2012</text:p>
          </table:table-cell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4"/>
          <table:table-cell table:style-name="ce50" table:content-validation-name="val3"/>
          <table:table-cell table:style-name="ce50" table:content-validation-name="val1"/>
          <table:table-cell table:style-name="ce50" table:number-columns-repeated="7"/>
          <table:table-cell table:style-name="ce173"/>
          <table:table-cell table:number-columns-repeated="241"/>
        </table:table-row>
        <table:table-row table:style-name="ro4">
          <table:table-cell table:style-name="ce17"/>
          <table:table-cell table:style-name="ce50"/>
          <table:table-cell table:style-name="ce50" office:value-type="string">
            <text:p>2M69</text:p>
          </table:table-cell>
          <table:table-cell table:style-name="ce50" office:value-type="string">
            <text:p>Travaux d'accompagnement du Plan Local de Déplacement Nord </text:p>
          </table:table-cell>
          <table:table-cell table:style-name="ce50" office:value-type="string">
            <text:p>190 000,00 € HT</text:p>
          </table:table-cell>
          <table:table-cell table:style-name="ce50" table:content-validation-name="val3" office:value-type="string">
            <text:p>ordinaire</text:p>
          </table:table-cell>
          <table:table-cell table:style-name="ce50" table:content-validation-name="val1" office:value-type="string">
            <text:p>20 000 à 89 999,99 € HT</text:p>
          </table:table-cell>
          <table:table-cell table:number-columns-repeated="2" table:style-name="ce50" office:value-type="string">
            <text:p>80 360,50 € HT</text:p>
          </table:table-cell>
          <table:table-cell table:style-name="ce50" table:number-columns-repeated="3"/>
          <table:table-cell table:style-name="ce50" office:value-type="string">
            <text:p>GERTRUDE <text:s/>(SAEM) <text:s/></text:p>
          </table:table-cell>
          <table:table-cell table:style-name="ce50" office:value-type="string">
            <text:p>33000 BORDEAUX</text:p>
          </table:table-cell>
          <table:table-cell table:style-name="ce172" office:value-type="date" office:date-value="2012-08-06">
            <text:p>06/08/2012</text:p>
          </table:table-cell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4"/>
          <table:table-cell table:style-name="ce50" table:content-validation-name="val3"/>
          <table:table-cell table:style-name="ce50" table:content-validation-name="val1"/>
          <table:table-cell table:style-name="ce50" table:number-columns-repeated="7"/>
          <table:table-cell table:style-name="ce173"/>
          <table:table-cell table:number-columns-repeated="241"/>
        </table:table-row>
        <table:table-row table:style-name="ro4">
          <table:table-cell table:style-name="ce17"/>
          <table:table-cell table:style-name="ce50"/>
          <table:table-cell table:style-name="ce67" office:value-type="string">
            <text:p>2M744</text:p>
          </table:table-cell>
          <table:table-cell table:style-name="ce65" office:value-type="string">
            <text:p>Réparation et entretien de la signalétique des écoles de la ville </text:p>
          </table:table-cell>
          <table:table-cell table:style-name="ce88" office:value-type="float" office:value="10450">
            <text:p>10 450,00</text:p>
          </table:table-cell>
          <table:table-cell table:style-name="ce67" table:content-validation-name="val3" office:value-type="string">
            <text:p>à bons de commande</text:p>
          </table:table-cell>
          <table:table-cell table:style-name="ce67" table:content-validation-name="val1" office:value-type="string">
            <text:p>90 000 à 199 999,99 € HT</text:p>
          </table:table-cell>
          <table:table-cell table:style-name="ce88" office:value-type="float" office:value="44000">
            <text:p>44 000,00</text:p>
          </table:table-cell>
          <table:table-cell table:style-name="ce88" office:value-type="float" office:value="88000">
            <text:p>88 000,00</text:p>
          </table:table-cell>
          <table:table-cell table:style-name="ce67" table:number-columns-repeated="3"/>
          <table:table-cell table:style-name="ce67" office:value-type="string">
            <text:p>France Enseigne</text:p>
          </table:table-cell>
          <table:table-cell table:style-name="ce67" office:value-type="string">
            <text:p>34430 Saint Jean de Védas</text:p>
          </table:table-cell>
          <table:table-cell table:style-name="ce174" office:value-type="date" office:date-value="2012-08-03">
            <text:p>03/08/2012</text:p>
          </table:table-cell>
          <table:table-cell table:number-columns-repeated="241"/>
        </table:table-row>
        <table:table-row table:style-name="ro4">
          <table:table-cell table:style-name="ce17"/>
          <table:table-cell table:style-name="ce50"/>
          <table:table-cell table:style-name="ce65" office:value-type="string">
            <text:p>2M987</text:p>
          </table:table-cell>
          <table:table-cell table:style-name="ce65" table:content-validation-name="val2" office:value-type="string">
            <text:p>Travaux et maintenance d'arrosage des sols sportifs </text:p>
          </table:table-cell>
          <table:table-cell table:style-name="ce89" office:value-type="float" office:value="29000">
            <text:p>29 000,00</text:p>
          </table:table-cell>
          <table:table-cell table:style-name="ce50" table:content-validation-name="val3" office:value-type="string">
            <text:p>à bons de commande</text:p>
          </table:table-cell>
          <table:table-cell table:style-name="ce50" table:content-validation-name="val1" office:value-type="string">
            <text:p>20 000 à 89 999,99 € HT</text:p>
          </table:table-cell>
          <table:table-cell table:number-columns-repeated="2" table:style-name="ce90" office:value-type="float" office:value="80000">
            <text:p>80 000,00</text:p>
          </table:table-cell>
          <table:table-cell table:style-name="ce50" table:number-columns-repeated="3"/>
          <table:table-cell table:style-name="ce50" office:value-type="string">
            <text:p>Debart Irrigation</text:p>
          </table:table-cell>
          <table:table-cell table:style-name="ce50" office:value-type="string">
            <text:p>34000 Montpellier</text:p>
          </table:table-cell>
          <table:table-cell table:style-name="ce172" office:value-type="date" office:date-value="2012-10-03">
            <text:p>03/10/2012</text:p>
          </table:table-cell>
          <table:table-cell table:number-columns-repeated="241"/>
        </table:table-row>
        <table:table-row table:style-name="ro4">
          <table:table-cell table:style-name="ce17"/>
          <table:table-cell table:style-name="ce50"/>
          <table:table-cell table:style-name="ce50" office:value-type="string">
            <text:p>2M1279</text:p>
          </table:table-cell>
          <table:table-cell table:style-name="ce50" office:value-type="string">
            <text:p>Mise en sécurité des vitraux du Carré Saint Anne</text:p>
          </table:table-cell>
          <table:table-cell table:style-name="ce90" office:value-type="float" office:value="50000">
            <text:p>50 000,00</text:p>
          </table:table-cell>
          <table:table-cell table:style-name="ce50" table:content-validation-name="val3" office:value-type="string">
            <text:p>ordinaire</text:p>
          </table:table-cell>
          <table:table-cell table:style-name="ce50" table:content-validation-name="val1" office:value-type="string">
            <text:p>20 000 à 89 999,99 € HT</text:p>
          </table:table-cell>
          <table:table-cell table:number-columns-repeated="2" table:style-name="ce90" office:value-type="float" office:value="53708">
            <text:p>53 708,00</text:p>
          </table:table-cell>
          <table:table-cell table:style-name="ce50" table:number-columns-repeated="3"/>
          <table:table-cell table:style-name="ce50" office:value-type="string">
            <text:p>Abel-Ange CLERMONT</text:p>
          </table:table-cell>
          <table:table-cell table:style-name="ce50" office:value-type="string">
            <text:p>34000 Montpellier</text:p>
          </table:table-cell>
          <table:table-cell table:style-name="ce172" office:value-type="date" office:date-value="2012-10-20">
            <text:p>20/10/2012</text:p>
          </table:table-cell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4"/>
          <table:table-cell table:style-name="ce50" table:content-validation-name="val3"/>
          <table:table-cell table:style-name="ce50" table:content-validation-name="val1"/>
          <table:table-cell table:style-name="ce50" table:number-columns-repeated="7"/>
          <table:table-cell table:style-name="ce173"/>
          <table:table-cell table:number-columns-repeated="241"/>
        </table:table-row>
        <table:table-row table:style-name="ro4">
          <table:table-cell table:style-name="ce17"/>
          <table:table-cell table:style-name="ce50"/>
          <table:table-cell table:style-name="ce50" office:value-type="string">
            <text:p>2M929</text:p>
          </table:table-cell>
          <table:table-cell table:style-name="ce50" office:value-type="string">
            <text:p>Travaux réfection résine sols et murs dans locaux production Cuisine Centrale</text:p>
          </table:table-cell>
          <table:table-cell table:style-name="ce91" office:value-type="string">
            <text:p>20000 / an</text:p>
          </table:table-cell>
          <table:table-cell table:style-name="ce50" table:content-validation-name="val3" office:value-type="string">
            <text:p>à bons de commande</text:p>
          </table:table-cell>
          <table:table-cell table:style-name="ce50" table:content-validation-name="val1" office:value-type="string">
            <text:p>20 000 à 89 999,99 € HT</text:p>
          </table:table-cell>
          <table:table-cell table:style-name="ce91" office:value-type="float" office:value="20000">
            <text:p>20 000</text:p>
          </table:table-cell>
          <table:table-cell table:style-name="ce91" office:value-type="float" office:value="80000">
            <text:p>80 000</text:p>
          </table:table-cell>
          <table:table-cell table:style-name="ce50" table:number-columns-repeated="3"/>
          <table:table-cell table:style-name="ce50" office:value-type="string">
            <text:p>VB RESINE (SARL)</text:p>
          </table:table-cell>
          <table:table-cell table:style-name="ce50" office:value-type="string">
            <text:p>42340 Veauche</text:p>
          </table:table-cell>
          <table:table-cell table:style-name="ce173" office:value-type="string">
            <text:p>../09/2012</text:p>
          </table:table-cell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4"/>
          <table:table-cell table:style-name="ce50" table:content-validation-name="val3"/>
          <table:table-cell table:style-name="ce50" table:content-validation-name="val1"/>
          <table:table-cell table:style-name="ce50" table:number-columns-repeated="7"/>
          <table:table-cell table:style-name="ce173"/>
          <table:table-cell table:number-columns-repeated="241"/>
        </table:table-row>
        <table:table-row table:style-name="ro4">
          <table:table-cell table:style-name="ce17"/>
          <table:table-cell table:style-name="ce50"/>
          <table:table-cell table:style-name="ce50" office:value-type="string">
            <text:p>12 M 766</text:p>
          </table:table-cell>
          <table:table-cell table:style-name="ce50" office:value-type="string">
            <text:p>REMPLACEMENT DES JOINTS DE CHAUSSEE QUAI DU VERDANSON QUAI DES TANNEURS</text:p>
          </table:table-cell>
          <table:table-cell table:style-name="ce50"/>
          <table:table-cell table:style-name="ce50" table:content-validation-name="val3" office:value-type="string">
            <text:p>ordinaire</text:p>
          </table:table-cell>
          <table:table-cell table:style-name="ce50" table:content-validation-name="val1" office:value-type="string">
            <text:p>20 000 à 89 999,99 € HT</text:p>
          </table:table-cell>
          <table:table-cell table:style-name="ce120"/>
          <table:table-cell table:style-name="ce133" office:value-type="float" office:value="74402">
            <text:p>74 402,00</text:p>
          </table:table-cell>
          <table:table-cell table:style-name="ce50" table:number-columns-repeated="3"/>
          <table:table-cell table:style-name="ce50" office:value-type="string">
            <text:p>SNC FREYSSINET</text:p>
          </table:table-cell>
          <table:table-cell table:style-name="ce50" office:value-type="string">
            <text:p>78140 VELIZY VILLACOUBLAY</text:p>
          </table:table-cell>
          <table:table-cell table:style-name="ce172" office:value-type="date" office:date-value="2012-11-07">
            <text:p>07/11/2012</text:p>
          </table:table-cell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4"/>
          <table:table-cell table:style-name="ce50" table:content-validation-name="val3"/>
          <table:table-cell table:style-name="ce50" table:content-validation-name="val1"/>
          <table:table-cell table:style-name="ce50" table:number-columns-repeated="7"/>
          <table:table-cell table:style-name="ce173"/>
          <table:table-cell table:number-columns-repeated="241"/>
        </table:table-row>
        <table:table-row table:style-name="ro4">
          <table:table-cell table:style-name="ce17"/>
          <table:table-cell table:style-name="ce50"/>
          <table:table-cell table:style-name="ce61" office:value-type="string">
            <text:p>2M1608</text:p>
          </table:table-cell>
          <table:table-cell table:style-name="ce61" office:value-type="string">
            <text:p>Cité gély salle de boxe Jean Farré MOE</text:p>
          </table:table-cell>
          <table:table-cell table:style-name="ce61" office:value-type="float" office:value="45000">
            <text:p>45000</text:p>
          </table:table-cell>
          <table:table-cell table:style-name="ce50" table:content-validation-name="val3" office:value-type="string">
            <text:p>ordinaire</text:p>
          </table:table-cell>
          <table:table-cell table:style-name="ce50" table:content-validation-name="val1" office:value-type="string">
            <text:p>20 000 à 89 999,99 € HT</text:p>
          </table:table-cell>
          <table:table-cell table:style-name="ce100"/>
          <table:table-cell table:style-name="ce100" office:value-type="float" office:value="36100">
            <text:p>36100,00</text:p>
          </table:table-cell>
          <table:table-cell table:style-name="ce61" table:number-columns-repeated="3"/>
          <table:table-cell table:style-name="ce61" office:value-type="string">
            <text:p>AGENCE DELGADO</text:p>
          </table:table-cell>
          <table:table-cell table:style-name="ce61" office:value-type="string">
            <text:p>34000 MONTPELLIER</text:p>
          </table:table-cell>
          <table:table-cell table:style-name="ce175" office:value-type="date" office:date-value="2012-06-26">
            <text:p>26/06/2012</text:p>
          </table:table-cell>
          <table:table-cell table:number-columns-repeated="241"/>
        </table:table-row>
        <table:table-row table:style-name="ro4">
          <table:table-cell table:style-name="ce17"/>
          <table:table-cell table:style-name="ce50"/>
          <table:table-cell table:style-name="ce61" office:value-type="string">
            <text:p>2M1135</text:p>
          </table:table-cell>
          <table:table-cell table:style-name="ce61" office:value-type="string">
            <text:p>Salle de concert Rockstore - Travaux de desamiantage &amp; démolitions</text:p>
          </table:table-cell>
          <table:table-cell table:style-name="ce61" office:value-type="float" office:value="90000">
            <text:p>90000</text:p>
          </table:table-cell>
          <table:table-cell table:style-name="ce50" table:content-validation-name="val3" office:value-type="string">
            <text:p>ordinaire</text:p>
          </table:table-cell>
          <table:table-cell table:style-name="ce50" table:content-validation-name="val1" office:value-type="string">
            <text:p>20 000 à 89 999,99 € HT</text:p>
          </table:table-cell>
          <table:table-cell table:style-name="ce100"/>
          <table:table-cell table:style-name="ce100" office:value-type="float" office:value="79692">
            <text:p>79692,00</text:p>
          </table:table-cell>
          <table:table-cell table:style-name="ce61" table:number-columns-repeated="3"/>
          <table:table-cell table:style-name="ce61" office:value-type="string">
            <text:p>VOLPILIERE SARL</text:p>
          </table:table-cell>
          <table:table-cell table:style-name="ce61" office:value-type="string">
            <text:p>30230 BOUILLARGUES</text:p>
          </table:table-cell>
          <table:table-cell table:style-name="ce175" office:value-type="date" office:date-value="2012-11-27">
            <text:p>27/11/2012</text:p>
          </table:table-cell>
          <table:table-cell table:number-columns-repeated="241"/>
        </table:table-row>
        <table:table-row table:style-name="ro4" table:number-rows-repeated="2">
          <table:table-cell table:style-name="ce17"/>
          <table:table-cell table:style-name="ce50" table:number-columns-repeated="4"/>
          <table:table-cell table:style-name="ce50" table:content-validation-name="val3"/>
          <table:table-cell table:style-name="ce50" table:content-validation-name="val1"/>
          <table:table-cell table:style-name="ce50" table:number-columns-repeated="7"/>
          <table:table-cell table:style-name="ce173"/>
          <table:table-cell table:number-columns-repeated="241"/>
        </table:table-row>
        <table:table-row table:style-name="ro4">
          <table:table-cell table:style-name="ce14" office:value-type="string" table:number-columns-spanned="15" table:number-rows-spanned="1">
            <text:p>Montant du marché - pour la tranche supérieure ou égale à 90 000 euros HT et inférieure à 4 845 000 euros HT</text:p>
          </table:table-cell>
          <table:covered-table-cell table:number-columns-repeated="13" table:style-name="ce47"/>
          <table:covered-table-cell table:style-name="ce170"/>
          <table:table-cell table:number-columns-repeated="241"/>
        </table:table-row>
        <table:table-row table:style-name="ro4">
          <table:table-cell table:style-name="ce18"/>
          <table:table-cell table:style-name="ce51" table:number-columns-repeated="13"/>
          <table:table-cell table:style-name="ce176"/>
          <table:table-cell table:number-columns-repeated="241"/>
        </table:table-row>
        <table:table-row table:style-name="ro4">
          <table:table-cell table:style-name="ce19"/>
          <table:table-cell table:style-name="ce52"/>
          <table:table-cell table:style-name="ce68" office:value-type="string">
            <text:p>1M558</text:p>
          </table:table-cell>
          <table:table-cell table:style-name="ce81" office:value-type="string">
            <text:p>Entretien des systèmes de ventilation du tunnel de la Comédie</text:p>
          </table:table-cell>
          <table:table-cell table:style-name="ce81" office:value-type="string">
            <text:p>minimum : <text:s/>1000,00 € HT</text:p>
          </table:table-cell>
          <table:table-cell table:style-name="ce81" table:content-validation-name="val3" office:value-type="string">
            <text:p>à bons de commande</text:p>
          </table:table-cell>
          <table:table-cell table:style-name="ce81" table:content-validation-name="val1" office:value-type="string">
            <text:p>90 000 à 199 999,99 € HT</text:p>
          </table:table-cell>
          <table:table-cell table:style-name="ce81" office:value-type="string">
            <text:p>minimum : 1000,00 € HT - maximum 30 000 € HT</text:p>
          </table:table-cell>
          <table:table-cell table:style-name="ce81" office:value-type="string">
            <text:p>minimum : <text:s text:c="3"/>3000,00 € HT - maximum 90 000 € HT</text:p>
          </table:table-cell>
          <table:table-cell table:style-name="ce81" table:number-columns-repeated="3"/>
          <table:table-cell table:style-name="ce81" office:value-type="string">
            <text:p>AXIMA SEITHA (SA)</text:p>
          </table:table-cell>
          <table:table-cell table:style-name="ce81" office:value-type="float" office:value="34874">
            <text:p>34874</text:p>
          </table:table-cell>
          <table:table-cell table:style-name="ce177" office:value-type="date" office:date-value="2012-02-01">
            <text:p>01/02/2012</text:p>
          </table:table-cell>
          <table:table-cell table:number-columns-repeated="241"/>
        </table:table-row>
        <table:table-row table:style-name="ro4">
          <table:table-cell table:style-name="ce20"/>
          <table:table-cell table:style-name="ce53"/>
          <table:table-cell table:style-name="ce68"/>
          <table:table-cell table:style-name="ce81" table:number-columns-repeated="2"/>
          <table:table-cell table:style-name="ce81" table:content-validation-name="val3"/>
          <table:table-cell table:style-name="ce81" table:content-validation-name="val1"/>
          <table:table-cell table:style-name="ce81" table:number-columns-repeated="7"/>
          <table:table-cell table:style-name="ce178"/>
          <table:table-cell table:number-columns-repeated="241"/>
        </table:table-row>
        <table:table-row table:style-name="ro4">
          <table:table-cell table:style-name="ce17"/>
          <table:table-cell table:style-name="ce50"/>
          <table:table-cell table:style-name="ce50" office:value-type="string">
            <text:p>2H682501</text:p>
          </table:table-cell>
          <table:table-cell table:style-name="ce50" office:value-type="string">
            <text:p>Maintenance des matériels informatiques du PC PETRARQUE</text:p>
          </table:table-cell>
          <table:table-cell table:style-name="ce50" office:value-type="string">
            <text:p>minimum : <text:s text:c="9"/>16 000,00 € HT </text:p>
          </table:table-cell>
          <table:table-cell table:style-name="ce50" table:content-validation-name="val3" office:value-type="string">
            <text:p>à bons de commande</text:p>
          </table:table-cell>
          <table:table-cell table:style-name="ce50" table:content-validation-name="val1" office:value-type="string">
            <text:p>90 000 à 199 999,99 € HT</text:p>
          </table:table-cell>
          <table:table-cell table:style-name="ce50" office:value-type="string">
            <text:p>minimum : <text:s text:c="6"/>16 000,00 € HT - maximum 47 500 € HT</text:p>
          </table:table-cell>
          <table:table-cell table:style-name="ce50" office:value-type="string">
            <text:p>minimum : <text:s text:c="11"/>64 000,00 € HT - maximum 190 000 € HT</text:p>
          </table:table-cell>
          <table:table-cell table:style-name="ce50" table:number-columns-repeated="3"/>
          <table:table-cell table:style-name="ce50" office:value-type="string">
            <text:p>GERTRUDE (SAEM) </text:p>
          </table:table-cell>
          <table:table-cell table:style-name="ce50" office:value-type="string">
            <text:p>33000 BORDEAUX </text:p>
          </table:table-cell>
          <table:table-cell table:style-name="ce172" office:value-type="date" office:date-value="2012-08-07">
            <text:p>07/08/2012</text:p>
          </table:table-cell>
          <table:table-cell table:number-columns-repeated="241"/>
        </table:table-row>
        <table:table-row table:style-name="ro4">
          <table:table-cell table:style-name="ce17"/>
          <table:table-cell table:style-name="ce50"/>
          <table:table-cell table:style-name="ce65" table:number-columns-repeated="2"/>
          <table:table-cell table:style-name="ce89"/>
          <table:table-cell table:style-name="ce67" table:content-validation-name="val3"/>
          <table:table-cell table:style-name="ce67" table:content-validation-name="val1"/>
          <table:table-cell table:style-name="ce89" table:number-columns-repeated="2"/>
          <table:table-cell table:style-name="ce67" table:number-columns-repeated="3"/>
          <table:table-cell table:style-name="ce89"/>
          <table:table-cell table:style-name="ce67"/>
          <table:table-cell table:style-name="ce174"/>
          <table:table-cell table:number-columns-repeated="241"/>
        </table:table-row>
        <table:table-row table:style-name="ro4">
          <table:table-cell table:style-name="ce17"/>
          <table:table-cell table:style-name="ce50"/>
          <table:table-cell table:style-name="ce50" office:value-type="string">
            <text:p>1M661</text:p>
          </table:table-cell>
          <table:table-cell table:style-name="ce50" office:value-type="string">
            <text:p>Attribution d'un MAPA travaux d'aménagement du carrefour <text:s/>Nobel / Einstein</text:p>
          </table:table-cell>
          <table:table-cell table:style-name="ce90" office:value-type="float" office:value="143606.08">
            <text:p>143 606,08</text:p>
          </table:table-cell>
          <table:table-cell table:style-name="ce50" table:content-validation-name="val4" office:value-type="string">
            <text:p>ordinaire</text:p>
          </table:table-cell>
          <table:table-cell table:style-name="ce50" table:content-validation-name="val1" office:value-type="string">
            <text:p>90 000 à 199 999,99 € HT</text:p>
          </table:table-cell>
          <table:table-cell table:style-name="ce90"/>
          <table:table-cell table:style-name="ce90" office:value-type="string">
            <text:p>148193,95 € HT</text:p>
          </table:table-cell>
          <table:table-cell table:style-name="ce50" office:value-type="string">
            <text:p>LOT 1 VOIRIE</text:p>
          </table:table-cell>
          <table:table-cell table:style-name="ce90"/>
          <table:table-cell table:style-name="ce90" office:value-type="float" office:value="109464.37">
            <text:p>109 464,37</text:p>
          </table:table-cell>
          <table:table-cell table:style-name="ce50" office:value-type="string">
            <text:p>COLAS MEDITERRANEE</text:p>
          </table:table-cell>
          <table:table-cell table:style-name="ce50" office:value-type="float" office:value="34430">
            <text:p>34430</text:p>
          </table:table-cell>
          <table:table-cell table:style-name="ce172" office:value-type="date" office:date-value="2012-02-02">
            <text:p>02/02/2012</text:p>
          </table:table-cell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4"/>
          <table:table-cell table:style-name="ce50" table:content-validation-name="val3"/>
          <table:table-cell table:style-name="ce50" table:content-validation-name="val1"/>
          <table:table-cell table:style-name="ce90" table:number-columns-repeated="2"/>
          <table:table-cell table:style-name="ce50" office:value-type="string">
            <text:p>LOT 2 REGULATION TRAFIC</text:p>
          </table:table-cell>
          <table:table-cell table:style-name="ce90"/>
          <table:table-cell table:style-name="ce90" office:value-type="float" office:value="38729.58">
            <text:p>38 729,58</text:p>
          </table:table-cell>
          <table:table-cell table:style-name="ce50" office:value-type="string">
            <text:p>SOTEM</text:p>
          </table:table-cell>
          <table:table-cell table:style-name="ce50" office:value-type="float" office:value="34430">
            <text:p>34430</text:p>
          </table:table-cell>
          <table:table-cell table:style-name="ce172" office:value-type="date" office:date-value="2012-02-02">
            <text:p>02/02/2012</text:p>
          </table:table-cell>
          <table:table-cell table:number-columns-repeated="241"/>
        </table:table-row>
        <table:table-row table:style-name="ro4">
          <table:table-cell table:style-name="ce17"/>
          <table:table-cell table:style-name="ce50"/>
          <table:table-cell table:style-name="ce50" office:value-type="string">
            <text:p>2M77</text:p>
          </table:table-cell>
          <table:table-cell table:style-name="ce65" office:value-type="string">
            <text:p>SECURITE DES ECOLES - REAMENAGEMENT DE LA RUE DE LA CROIX DE FIGUEROLLES ENTRE LA RUE DES JONQUILLES ET LA RUE DU ROC DE PEZENAS </text:p>
          </table:table-cell>
          <table:table-cell table:style-name="ce50"/>
          <table:table-cell table:style-name="ce50" table:content-validation-name="val4" office:value-type="string">
            <text:p>ordinaire</text:p>
          </table:table-cell>
          <table:table-cell table:style-name="ce50" table:content-validation-name="val1" office:value-type="string">
            <text:p>Plus de 500 000 € HT</text:p>
          </table:table-cell>
          <table:table-cell table:style-name="ce50"/>
          <table:table-cell table:style-name="ce113" office:value-type="float" office:value="395639.71">
            <text:p>395 639,71</text:p>
          </table:table-cell>
          <table:table-cell table:style-name="ce50" office:value-type="string">
            <text:p>LOT 1 VOIRIE</text:p>
          </table:table-cell>
          <table:table-cell table:style-name="ce50"/>
          <table:table-cell table:style-name="ce113" office:value-type="float" office:value="238033.67">
            <text:p>238 033,67</text:p>
          </table:table-cell>
          <table:table-cell table:style-name="ce65" office:value-type="string">
            <text:p>COLAS MEDITERRANEE </text:p>
          </table:table-cell>
          <table:table-cell table:style-name="ce50" office:value-type="float" office:value="34430">
            <text:p>34430</text:p>
          </table:table-cell>
          <table:table-cell table:style-name="ce172" office:value-type="date" office:date-value="2012-08-22">
            <text:p>22/08/2012</text:p>
          </table:table-cell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2"/>
          <table:table-cell table:style-name="ce65"/>
          <table:table-cell table:style-name="ce50"/>
          <table:table-cell table:style-name="ce50" table:content-validation-name="val3"/>
          <table:table-cell table:style-name="ce50" table:content-validation-name="val1"/>
          <table:table-cell table:style-name="ce50"/>
          <table:table-cell table:style-name="ce113"/>
          <table:table-cell table:style-name="ce50" office:value-type="string">
            <text:p>LOT 2 : RESEAU PLUVIAL</text:p>
          </table:table-cell>
          <table:table-cell table:style-name="ce50"/>
          <table:table-cell table:style-name="ce113" office:value-type="float" office:value="87756.5">
            <text:p>87 756,50</text:p>
          </table:table-cell>
          <table:table-cell table:style-name="ce65" office:value-type="string">
            <text:p>SCAM TP</text:p>
          </table:table-cell>
          <table:table-cell table:style-name="ce50" office:value-type="float" office:value="34660">
            <text:p>34660</text:p>
          </table:table-cell>
          <table:table-cell table:style-name="ce172"/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4"/>
          <table:table-cell table:style-name="ce50" table:content-validation-name="val3"/>
          <table:table-cell table:style-name="ce50" table:content-validation-name="val1"/>
          <table:table-cell table:style-name="ce50" table:number-columns-repeated="2"/>
          <table:table-cell table:style-name="ce50" office:value-type="string">
            <text:p>LOT 3 : ECLAIRAGE PUBLIC</text:p>
          </table:table-cell>
          <table:table-cell table:style-name="ce50"/>
          <table:table-cell table:style-name="ce113" office:value-type="float" office:value="69849.54">
            <text:p>69 849,54</text:p>
          </table:table-cell>
          <table:table-cell table:style-name="ce65" office:value-type="string">
            <text:p>CEGELEC SUD EST 3</text:p>
          </table:table-cell>
          <table:table-cell table:style-name="ce50" office:value-type="float" office:value="34965">
            <text:p>34965</text:p>
          </table:table-cell>
          <table:table-cell table:style-name="ce173"/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4"/>
          <table:table-cell table:style-name="ce50" table:content-validation-name="val3"/>
          <table:table-cell table:style-name="ce50" table:content-validation-name="val1"/>
          <table:table-cell table:style-name="ce50" table:number-columns-repeated="4"/>
          <table:table-cell table:style-name="ce48" table:number-columns-repeated="2"/>
          <table:table-cell table:style-name="ce50"/>
          <table:table-cell table:style-name="ce173"/>
          <table:table-cell table:number-columns-repeated="241"/>
        </table:table-row>
        <table:table-row table:style-name="ro4">
          <table:table-cell table:style-name="ce17"/>
          <table:table-cell table:style-name="ce50"/>
          <table:table-cell table:style-name="ce50" office:value-type="string">
            <text:p>2M8</text:p>
          </table:table-cell>
          <table:table-cell table:style-name="ce65" office:value-type="string">
            <text:p>PLAN LOCAL DE DEPLACEMENTS SECTEUR NORD - REORGANISATION DES SENS DE CIRCULATION - RECALIBRAGE DES VOIES</text:p>
          </table:table-cell>
          <table:table-cell table:style-name="ce50"/>
          <table:table-cell table:style-name="ce50" table:content-validation-name="val4" office:value-type="string">
            <text:p>ordinaire</text:p>
          </table:table-cell>
          <table:table-cell table:style-name="ce50" table:content-validation-name="val1" office:value-type="string">
            <text:p>Plus de 500 000 € HT</text:p>
          </table:table-cell>
          <table:table-cell table:style-name="ce50"/>
          <table:table-cell table:style-name="ce113" office:value-type="float" office:value="2706572.32">
            <text:p>2 706 572,32</text:p>
          </table:table-cell>
          <table:table-cell table:style-name="ce50" office:value-type="string">
            <text:p>LOT 1 : VOIRIE</text:p>
          </table:table-cell>
          <table:table-cell table:style-name="ce50"/>
          <table:table-cell table:style-name="ce113" office:value-type="float" office:value="2391541.07">
            <text:p>2 391 541,07</text:p>
          </table:table-cell>
          <table:table-cell table:style-name="ce65" office:value-type="string">
            <text:p>GROUPEMENT RAZEL-BEC/EIFFAGE </text:p>
          </table:table-cell>
          <table:table-cell table:style-name="ce50" office:value-type="float" office:value="34680">
            <text:p>34680</text:p>
          </table:table-cell>
          <table:table-cell table:style-name="ce172" office:value-type="date" office:date-value="2012-04-17">
            <text:p>17/04/2012</text:p>
          </table:table-cell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4"/>
          <table:table-cell table:style-name="ce50" table:content-validation-name="val3"/>
          <table:table-cell table:style-name="ce50" table:content-validation-name="val1"/>
          <table:table-cell table:style-name="ce50" table:number-columns-repeated="2"/>
          <table:table-cell table:style-name="ce50" office:value-type="string">
            <text:p>LOT 2 : ECLAIRAGE PUBLIC</text:p>
          </table:table-cell>
          <table:table-cell table:style-name="ce50"/>
          <table:table-cell table:style-name="ce113" office:value-type="float" office:value="315031.25">
            <text:p>315 031,25</text:p>
          </table:table-cell>
          <table:table-cell table:style-name="ce65" office:value-type="string">
            <text:p>GROUPEMENT CITEOS-TRAVESSET / CEGELEC SUD EST</text:p>
          </table:table-cell>
          <table:table-cell table:style-name="ce50" office:value-type="float" office:value="34820">
            <text:p>34820</text:p>
          </table:table-cell>
          <table:table-cell table:style-name="ce173"/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4"/>
          <table:table-cell table:style-name="ce50" table:content-validation-name="val3"/>
          <table:table-cell table:style-name="ce50" table:content-validation-name="val1"/>
          <table:table-cell table:style-name="ce50" table:number-columns-repeated="7"/>
          <table:table-cell table:style-name="ce173"/>
          <table:table-cell table:number-columns-repeated="241"/>
        </table:table-row>
        <table:table-row table:style-name="ro4">
          <table:table-cell table:style-name="ce17"/>
          <table:table-cell table:style-name="ce50"/>
          <table:table-cell table:style-name="ce50" office:value-type="string">
            <text:p>2M8-2</text:p>
          </table:table-cell>
          <table:table-cell table:style-name="ce65" office:value-type="string">
            <text:p>PLAN LOCAL DE DEPLACEMENTS SECTEUR NORD - REORGANISATION DES SENS DE CIRCULATION - RECALIBRAGE DES VOIES</text:p>
          </table:table-cell>
          <table:table-cell table:style-name="ce50"/>
          <table:table-cell table:style-name="ce50" table:content-validation-name="val4" office:value-type="string">
            <text:p>ordinaire</text:p>
          </table:table-cell>
          <table:table-cell table:style-name="ce50" table:content-validation-name="val1" office:value-type="string">
            <text:p>Plus de 500 000 € HT</text:p>
          </table:table-cell>
          <table:table-cell table:style-name="ce50" table:number-columns-repeated="2"/>
          <table:table-cell table:style-name="ce50" office:value-type="string">
            <text:p>LOT 3 : REGULATION TRAFIC</text:p>
          </table:table-cell>
          <table:table-cell table:style-name="ce50"/>
          <table:table-cell table:style-name="ce113" office:value-type="float" office:value="489269.86">
            <text:p>489 269,86</text:p>
          </table:table-cell>
          <table:table-cell table:style-name="ce65" office:value-type="string">
            <text:p>groupement SOTEM / ETETP </text:p>
          </table:table-cell>
          <table:table-cell table:style-name="ce50" office:value-type="float" office:value="34430">
            <text:p>34430</text:p>
          </table:table-cell>
          <table:table-cell table:style-name="ce172" office:value-type="date" office:date-value="2012-06-13">
            <text:p>13/06/2012</text:p>
          </table:table-cell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4"/>
          <table:table-cell table:style-name="ce50" table:content-validation-name="val3"/>
          <table:table-cell table:style-name="ce50" table:content-validation-name="val1"/>
          <table:table-cell table:style-name="ce50" table:number-columns-repeated="7"/>
          <table:table-cell table:style-name="ce173"/>
          <table:table-cell table:number-columns-repeated="241"/>
        </table:table-row>
        <table:table-row table:style-name="ro4">
          <table:table-cell table:style-name="ce17"/>
          <table:table-cell table:style-name="ce50"/>
          <table:table-cell table:style-name="ce50" office:value-type="string">
            <text:p>2H66</text:p>
          </table:table-cell>
          <table:table-cell table:style-name="ce65" office:value-type="string">
            <text:p>DIVERS SITES DE LA VILLE - MODULES PREFABRIQUES <text:s text:c="5"/></text:p>
          </table:table-cell>
          <table:table-cell table:style-name="ce50"/>
          <table:table-cell table:style-name="ce50" table:content-validation-name="val3" office:value-type="string">
            <text:p>à bons de commande</text:p>
          </table:table-cell>
          <table:table-cell table:style-name="ce50" table:content-validation-name="val1" office:value-type="string">
            <text:p>Plus de 500 000 € HT</text:p>
          </table:table-cell>
          <table:table-cell table:style-name="ce50"/>
          <table:table-cell table:style-name="ce50" office:value-type="string">
            <text:p>marché à BC sans mini sans maxi <text:s text:c="13"/>Montant estimé pour la durée initiale du marché 4 244 325 € HT pour l'ensemble du marché</text:p>
          </table:table-cell>
          <table:table-cell table:style-name="ce50" office:value-type="string">
            <text:p>LOT 1 : MODULES PREFABRIQUES EN LOCATION</text:p>
          </table:table-cell>
          <table:table-cell table:style-name="ce50"/>
          <table:table-cell table:style-name="ce113"/>
          <table:table-cell table:style-name="ce65" office:value-type="string">
            <text:p>ALGECO</text:p>
          </table:table-cell>
          <table:table-cell table:style-name="ce50" office:value-type="float" office:value="13742">
            <text:p>13742</text:p>
          </table:table-cell>
          <table:table-cell table:style-name="ce179" office:value-type="date" office:date-value="2012-06-19">
            <text:p>19/06/2012</text:p>
          </table:table-cell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2"/>
          <table:table-cell table:style-name="ce65"/>
          <table:table-cell table:style-name="ce50"/>
          <table:table-cell table:style-name="ce50" table:content-validation-name="val3"/>
          <table:table-cell table:style-name="ce50" table:content-validation-name="val1"/>
          <table:table-cell table:style-name="ce50" table:number-columns-repeated="2"/>
          <table:table-cell table:style-name="ce50" office:value-type="string">
            <text:p>LOT 2 : MODULES PREFABRIQUES EN ACHAT</text:p>
          </table:table-cell>
          <table:table-cell table:style-name="ce50"/>
          <table:table-cell table:style-name="ce113"/>
          <table:table-cell table:style-name="ce65" office:value-type="string">
            <text:p>ALGECO</text:p>
          </table:table-cell>
          <table:table-cell table:style-name="ce50" office:value-type="float" office:value="13742">
            <text:p>13742</text:p>
          </table:table-cell>
          <table:table-cell table:style-name="ce179"/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2"/>
          <table:table-cell table:style-name="ce65"/>
          <table:table-cell table:style-name="ce50"/>
          <table:table-cell table:style-name="ce50" table:content-validation-name="val3"/>
          <table:table-cell table:style-name="ce50" table:content-validation-name="val1"/>
          <table:table-cell table:style-name="ce50" table:number-columns-repeated="2"/>
          <table:table-cell table:style-name="ce50" office:value-type="string">
            <text:p>LOT 3 : PREAUX MODULAIRES</text:p>
          </table:table-cell>
          <table:table-cell table:style-name="ce50"/>
          <table:table-cell table:style-name="ce113"/>
          <table:table-cell table:style-name="ce65" office:value-type="string">
            <text:p>STE DALO </text:p>
          </table:table-cell>
          <table:table-cell table:style-name="ce50" office:value-type="float" office:value="78120">
            <text:p>78120</text:p>
          </table:table-cell>
          <table:table-cell table:style-name="ce180"/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4"/>
          <table:table-cell table:style-name="ce50" table:content-validation-name="val3"/>
          <table:table-cell table:style-name="ce50" table:content-validation-name="val1"/>
          <table:table-cell table:style-name="ce50" table:number-columns-repeated="2"/>
          <table:table-cell table:style-name="ce50" office:value-type="string">
            <text:p>LOT 4 : ELECTRICITE, COURANTS FAIBLES</text:p>
          </table:table-cell>
          <table:table-cell table:style-name="ce50"/>
          <table:table-cell table:style-name="ce113"/>
          <table:table-cell table:style-name="ce65" office:value-type="string">
            <text:p>ENTREPRISE DEHAIL</text:p>
          </table:table-cell>
          <table:table-cell table:style-name="ce50" office:value-type="float" office:value="34380">
            <text:p>34380</text:p>
          </table:table-cell>
          <table:table-cell table:style-name="ce179" office:value-type="date" office:date-value="2012-06-22">
            <text:p>22/06/2012</text:p>
          </table:table-cell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4"/>
          <table:table-cell table:style-name="ce50" table:content-validation-name="val3"/>
          <table:table-cell table:style-name="ce50" table:content-validation-name="val1"/>
          <table:table-cell table:style-name="ce50" table:number-columns-repeated="7"/>
          <table:table-cell table:style-name="ce173"/>
          <table:table-cell table:number-columns-repeated="241"/>
        </table:table-row>
        <table:table-row table:style-name="ro4">
          <table:table-cell table:style-name="ce17"/>
          <table:table-cell table:style-name="ce50"/>
          <table:table-cell table:style-name="ce50" office:value-type="string">
            <text:p>2M796</text:p>
          </table:table-cell>
          <table:table-cell table:style-name="ce65" office:value-type="string">
            <text:p>AVENUE DE HEILDELBERG</text:p>
          </table:table-cell>
          <table:table-cell table:style-name="ce50"/>
          <table:table-cell table:style-name="ce50" table:content-validation-name="val4" office:value-type="string">
            <text:p>ordinaire</text:p>
          </table:table-cell>
          <table:table-cell table:style-name="ce50" table:content-validation-name="val1"/>
          <table:table-cell table:style-name="ce50"/>
          <table:table-cell table:style-name="ce113" office:value-type="float" office:value="513586.15">
            <text:p>513 586,15</text:p>
          </table:table-cell>
          <table:table-cell table:style-name="ce50" office:value-type="string">
            <text:p>LOT 1 : VOIRIE</text:p>
          </table:table-cell>
          <table:table-cell table:style-name="ce50"/>
          <table:table-cell table:style-name="ce113" office:value-type="float" office:value="475150">
            <text:p>475 150,00</text:p>
          </table:table-cell>
          <table:table-cell table:style-name="ce65" office:value-type="string">
            <text:p>EUROVIA MEDITERRANEE </text:p>
          </table:table-cell>
          <table:table-cell table:style-name="ce50" office:value-type="float" office:value="34990">
            <text:p>34990</text:p>
          </table:table-cell>
          <table:table-cell table:style-name="ce172" office:value-type="date" office:date-value="2012-09-04">
            <text:p>04/09/2012</text:p>
          </table:table-cell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4"/>
          <table:table-cell table:style-name="ce50" table:content-validation-name="val3"/>
          <table:table-cell table:style-name="ce50" table:content-validation-name="val1"/>
          <table:table-cell table:style-name="ce50" table:number-columns-repeated="2"/>
          <table:table-cell table:style-name="ce50" office:value-type="string">
            <text:p>LOT 2 : ECLAIRAGE PUBLIC</text:p>
          </table:table-cell>
          <table:table-cell table:style-name="ce50"/>
          <table:table-cell table:style-name="ce113" office:value-type="float" office:value="38436.15">
            <text:p>38 436,15</text:p>
          </table:table-cell>
          <table:table-cell table:style-name="ce65" office:value-type="string">
            <text:p>ETDE </text:p>
          </table:table-cell>
          <table:table-cell table:style-name="ce50" office:value-type="float" office:value="34980">
            <text:p>34980</text:p>
          </table:table-cell>
          <table:table-cell table:style-name="ce173"/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4"/>
          <table:table-cell table:style-name="ce50" table:content-validation-name="val3"/>
          <table:table-cell table:style-name="ce50" table:content-validation-name="val1"/>
          <table:table-cell table:style-name="ce50" table:number-columns-repeated="7"/>
          <table:table-cell table:style-name="ce173"/>
          <table:table-cell table:number-columns-repeated="241"/>
        </table:table-row>
        <table:table-row table:style-name="ro4">
          <table:table-cell table:style-name="ce17"/>
          <table:table-cell table:style-name="ce50"/>
          <table:table-cell table:style-name="ce50" office:value-type="string">
            <text:p>2M485</text:p>
          </table:table-cell>
          <table:table-cell table:style-name="ce65" office:value-type="string">
            <text:p>AMENAGEMENT URBAIN DES RUES DRAPARNAUD ET MARIOGE</text:p>
          </table:table-cell>
          <table:table-cell table:style-name="ce50"/>
          <table:table-cell table:style-name="ce50" table:content-validation-name="val4" office:value-type="string">
            <text:p>ordinaire</text:p>
          </table:table-cell>
          <table:table-cell table:style-name="ce50" table:content-validation-name="val1"/>
          <table:table-cell table:style-name="ce50"/>
          <table:table-cell table:style-name="ce113" office:value-type="float" office:value="420447.04">
            <text:p>420 447,04</text:p>
          </table:table-cell>
          <table:table-cell table:style-name="ce50" office:value-type="string">
            <text:p>LOT 1 : VOIRIE</text:p>
          </table:table-cell>
          <table:table-cell table:style-name="ce50"/>
          <table:table-cell table:style-name="ce48" office:value-type="float" office:value="364018">
            <text:p>364018</text:p>
          </table:table-cell>
          <table:table-cell table:style-name="ce50" office:value-type="string">
            <text:p>CREGUT LANGUEDOC ETS DE SACER SUD EST</text:p>
          </table:table-cell>
          <table:table-cell table:style-name="ce65" office:value-type="float" office:value="34060">
            <text:p>34060</text:p>
          </table:table-cell>
          <table:table-cell table:style-name="ce179" office:value-type="date" office:date-value="2012-07-18">
            <text:p>18/07/2012</text:p>
          </table:table-cell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2"/>
          <table:table-cell table:style-name="ce65"/>
          <table:table-cell table:style-name="ce50"/>
          <table:table-cell table:style-name="ce50" table:content-validation-name="val3"/>
          <table:table-cell table:style-name="ce50" table:content-validation-name="val1"/>
          <table:table-cell table:style-name="ce50" table:number-columns-repeated="2"/>
          <table:table-cell table:style-name="ce50" office:value-type="string">
            <text:p>LOT 2 : ECLAIRAGE PUBLIC</text:p>
          </table:table-cell>
          <table:table-cell table:style-name="ce50"/>
          <table:table-cell table:style-name="ce113" office:value-type="float" office:value="56429.04">
            <text:p>56 429,04</text:p>
          </table:table-cell>
          <table:table-cell table:style-name="ce48" office:value-type="string">
            <text:p>SOTRANASA SA TELEVIDEOCOM</text:p>
          </table:table-cell>
          <table:table-cell table:style-name="ce65" office:value-type="float" office:value="66000">
            <text:p>66000</text:p>
          </table:table-cell>
          <table:table-cell table:style-name="ce179"/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2"/>
          <table:table-cell table:style-name="ce65"/>
          <table:table-cell table:style-name="ce50"/>
          <table:table-cell table:style-name="ce50" table:content-validation-name="val3"/>
          <table:table-cell table:style-name="ce50" table:content-validation-name="val1"/>
          <table:table-cell table:style-name="ce50" table:number-columns-repeated="4"/>
          <table:table-cell table:style-name="ce113"/>
          <table:table-cell table:style-name="ce65"/>
          <table:table-cell table:style-name="ce50"/>
          <table:table-cell table:style-name="ce179"/>
          <table:table-cell table:number-columns-repeated="241"/>
        </table:table-row>
        <table:table-row table:style-name="ro4">
          <table:table-cell table:style-name="ce17"/>
          <table:table-cell table:style-name="ce50"/>
          <table:table-cell table:style-name="ce50" office:value-type="string">
            <text:p>2M12</text:p>
          </table:table-cell>
          <table:table-cell table:style-name="ce65" office:value-type="string">
            <text:p>RUE DE MONTASINOS, RECALIBRAGE DE LA RUE ENTRE LA RUE DES ALPILLES ET LA RUE DES BENGALIS</text:p>
          </table:table-cell>
          <table:table-cell table:style-name="ce50"/>
          <table:table-cell table:style-name="ce50" table:content-validation-name="val4" office:value-type="string">
            <text:p>ordinaire</text:p>
          </table:table-cell>
          <table:table-cell table:style-name="ce50" table:content-validation-name="val1"/>
          <table:table-cell table:style-name="ce50"/>
          <table:table-cell table:style-name="ce113" office:value-type="float" office:value="418520.2">
            <text:p>418 520,20</text:p>
          </table:table-cell>
          <table:table-cell table:style-name="ce50" office:value-type="string">
            <text:p>LOT 1 : VOIRIE</text:p>
          </table:table-cell>
          <table:table-cell table:style-name="ce50"/>
          <table:table-cell table:style-name="ce113" office:value-type="float" office:value="305204.4">
            <text:p>305 204,40</text:p>
          </table:table-cell>
          <table:table-cell table:style-name="ce65" office:value-type="string">
            <text:p>COLAS MEDITERRANEE </text:p>
          </table:table-cell>
          <table:table-cell table:style-name="ce50" office:value-type="float" office:value="34430">
            <text:p>34430</text:p>
          </table:table-cell>
          <table:table-cell table:style-name="ce179" office:value-type="date" office:date-value="2012-10-31">
            <text:p>31/10/2012</text:p>
          </table:table-cell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2"/>
          <table:table-cell table:style-name="ce65"/>
          <table:table-cell table:style-name="ce50"/>
          <table:table-cell table:style-name="ce50" table:content-validation-name="val3"/>
          <table:table-cell table:style-name="ce50" table:content-validation-name="val1"/>
          <table:table-cell table:style-name="ce50" table:number-columns-repeated="2"/>
          <table:table-cell table:style-name="ce50" office:value-type="string">
            <text:p>LOT 2 : ECLAIRAGE PUBLIC</text:p>
          </table:table-cell>
          <table:table-cell table:style-name="ce50"/>
          <table:table-cell table:style-name="ce113" office:value-type="float" office:value="113315.8">
            <text:p>113 315,80</text:p>
          </table:table-cell>
          <table:table-cell table:style-name="ce65" office:value-type="string">
            <text:p>SPIE SUD OUEST </text:p>
          </table:table-cell>
          <table:table-cell table:style-name="ce50" office:value-type="float" office:value="31400">
            <text:p>31400</text:p>
          </table:table-cell>
          <table:table-cell table:style-name="ce179"/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2"/>
          <table:table-cell table:style-name="ce65"/>
          <table:table-cell table:style-name="ce50"/>
          <table:table-cell table:style-name="ce50" table:content-validation-name="val3"/>
          <table:table-cell table:style-name="ce50" table:content-validation-name="val1"/>
          <table:table-cell table:style-name="ce50" table:number-columns-repeated="4"/>
          <table:table-cell table:style-name="ce113"/>
          <table:table-cell table:style-name="ce65"/>
          <table:table-cell table:style-name="ce50"/>
          <table:table-cell table:style-name="ce179"/>
          <table:table-cell table:number-columns-repeated="241"/>
        </table:table-row>
        <table:table-row table:style-name="ro4">
          <table:table-cell table:style-name="ce17"/>
          <table:table-cell table:style-name="ce50"/>
          <table:table-cell table:style-name="ce50" office:value-type="string">
            <text:p>2H86</text:p>
          </table:table-cell>
          <table:table-cell table:style-name="ce65" office:value-type="string">
            <text:p>COMPLEXE SPORTIF DE GRAMMONT CREATION DE DEUX TERRAINS EN GAZON SYNTHETIQUE</text:p>
          </table:table-cell>
          <table:table-cell table:style-name="ce50"/>
          <table:table-cell table:style-name="ce50" table:content-validation-name="val4" office:value-type="string">
            <text:p>ordinaire</text:p>
          </table:table-cell>
          <table:table-cell table:style-name="ce65"/>
          <table:table-cell table:style-name="ce50"/>
          <table:table-cell table:style-name="ce113" office:value-type="float" office:value="1328389.68">
            <text:p>1 328 389,68</text:p>
          </table:table-cell>
          <table:table-cell table:style-name="ce65" office:value-type="string">
            <text:p><text:s/>LOT 1 : terrassement - drainage - revetement des aires de jeux</text:p>
          </table:table-cell>
          <table:table-cell table:style-name="ce113"/>
          <table:table-cell table:style-name="ce113" office:value-type="float" office:value="1094771.7">
            <text:p>1 094 771,70</text:p>
          </table:table-cell>
          <table:table-cell table:style-name="ce65" office:value-type="string">
            <text:p>LAQUET </text:p>
          </table:table-cell>
          <table:table-cell table:style-name="ce65" office:value-type="float" office:value="26210">
            <text:p>26210</text:p>
          </table:table-cell>
          <table:table-cell table:style-name="ce179" office:value-type="date" office:date-value="2012-07-03">
            <text:p>03/07/2012</text:p>
          </table:table-cell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2"/>
          <table:table-cell table:style-name="ce65"/>
          <table:table-cell table:style-name="ce50"/>
          <table:table-cell table:style-name="ce50" table:content-validation-name="val3"/>
          <table:table-cell table:style-name="ce50" table:content-validation-name="val1"/>
          <table:table-cell table:style-name="ce50" table:number-columns-repeated="2"/>
          <table:table-cell table:style-name="ce65" office:value-type="string">
            <text:p>LOT 2 : éclairage des terrains</text:p>
          </table:table-cell>
          <table:table-cell table:style-name="ce113"/>
          <table:table-cell table:style-name="ce113" office:value-type="float" office:value="233617.98">
            <text:p>233 617,98</text:p>
          </table:table-cell>
          <table:table-cell table:style-name="ce65" office:value-type="string">
            <text:p>MULTITEC</text:p>
          </table:table-cell>
          <table:table-cell table:style-name="ce65" office:value-type="float" office:value="34470">
            <text:p>34470</text:p>
          </table:table-cell>
          <table:table-cell table:style-name="ce179"/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2"/>
          <table:table-cell table:style-name="ce65"/>
          <table:table-cell table:style-name="ce50"/>
          <table:table-cell table:style-name="ce50" table:content-validation-name="val3"/>
          <table:table-cell table:style-name="ce50" table:content-validation-name="val1"/>
          <table:table-cell table:style-name="ce50" table:number-columns-repeated="4"/>
          <table:table-cell table:style-name="ce113"/>
          <table:table-cell table:style-name="ce65"/>
          <table:table-cell table:style-name="ce50"/>
          <table:table-cell table:style-name="ce179"/>
          <table:table-cell table:number-columns-repeated="241"/>
        </table:table-row>
        <table:table-row table:style-name="ro4">
          <table:table-cell table:style-name="ce17"/>
          <table:table-cell table:style-name="ce50"/>
          <table:table-cell table:style-name="ce50" office:value-type="string">
            <text:p>1H53</text:p>
          </table:table-cell>
          <table:table-cell table:style-name="ce65" office:value-type="string">
            <text:p>EXTENSION DU RESEAU DE VIDEO PROTECTION URBAINE</text:p>
          </table:table-cell>
          <table:table-cell table:style-name="ce50"/>
          <table:table-cell table:style-name="ce50" table:content-validation-name="val3" office:value-type="string">
            <text:p>à bons de commande</text:p>
          </table:table-cell>
          <table:table-cell table:style-name="ce50" table:content-validation-name="val1"/>
          <table:table-cell table:style-name="ce50"/>
          <table:table-cell table:style-name="ce50" office:value-type="string">
            <text:p>Marché à BC sans mini sans maxi <text:s text:c="44"/>Montant estimé pour la durée initiale du marché est de 570 000 € HT pour l'ensemble du marché</text:p>
          </table:table-cell>
          <table:table-cell table:style-name="ce50" table:number-columns-repeated="2"/>
          <table:table-cell table:style-name="ce54"/>
          <table:table-cell table:style-name="ce65"/>
          <table:table-cell table:style-name="ce50"/>
          <table:table-cell table:style-name="ce179"/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2"/>
          <table:table-cell table:style-name="ce65"/>
          <table:table-cell table:style-name="ce50"/>
          <table:table-cell table:style-name="ce50" table:content-validation-name="val3"/>
          <table:table-cell table:style-name="ce50" table:content-validation-name="val1"/>
          <table:table-cell table:style-name="ce50" table:number-columns-repeated="2"/>
          <table:table-cell table:style-name="ce50" office:value-type="string">
            <text:p><text:s/>LOT 1 : génie civil - vrd - raccordements électriques, liaisons optiques et télémétrie par liaison fibre optique</text:p>
          </table:table-cell>
          <table:table-cell table:style-name="ce50"/>
          <table:table-cell table:style-name="ce54" office:value-type="string">
            <text:p>montant estimé 300 000,00</text:p>
          </table:table-cell>
          <table:table-cell table:style-name="ce65" office:value-type="string">
            <text:p>GROUPEMENT SOLIDAIRE CITEOS TRAVESSET / EUROVIA MEDITERRANEE / GRANIOU NIMES </text:p>
          </table:table-cell>
          <table:table-cell table:style-name="ce50" office:value-type="float" office:value="34820">
            <text:p>34820</text:p>
          </table:table-cell>
          <table:table-cell table:style-name="ce179" office:value-type="date" office:date-value="2012-03-05">
            <text:p>05/03/2012</text:p>
          </table:table-cell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2"/>
          <table:table-cell table:style-name="ce65"/>
          <table:table-cell table:style-name="ce50"/>
          <table:table-cell table:style-name="ce50" table:content-validation-name="val3"/>
          <table:table-cell table:style-name="ce50" table:content-validation-name="val1"/>
          <table:table-cell table:style-name="ce50" table:number-columns-repeated="2"/>
          <table:table-cell table:style-name="ce50" office:value-type="string">
            <text:p>LOT 2 : prises de vue, transports traitements vidéo et télémétrie</text:p>
          </table:table-cell>
          <table:table-cell table:style-name="ce50"/>
          <table:table-cell table:style-name="ce54" office:value-type="string">
            <text:p>montant estimé 150 000,00</text:p>
          </table:table-cell>
          <table:table-cell table:style-name="ce54" office:value-type="string">
            <text:p>IPERION </text:p>
          </table:table-cell>
          <table:table-cell table:style-name="ce50" office:value-type="float" office:value="34430">
            <text:p>34430</text:p>
          </table:table-cell>
          <table:table-cell table:style-name="ce179" office:value-type="date" office:date-value="2012-03-05">
            <text:p>05/03/2012</text:p>
          </table:table-cell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2"/>
          <table:table-cell table:style-name="ce65"/>
          <table:table-cell table:style-name="ce50"/>
          <table:table-cell table:style-name="ce50" table:content-validation-name="val3"/>
          <table:table-cell table:style-name="ce50" table:content-validation-name="val1"/>
          <table:table-cell table:style-name="ce50" table:number-columns-repeated="2"/>
          <table:table-cell table:style-name="ce50" office:value-type="string">
            <text:p><text:s/>LOT 3 : opérateur de transport d’images et de télémétrie -caméras CSU et intersites</text:p>
          </table:table-cell>
          <table:table-cell table:style-name="ce50"/>
          <table:table-cell table:style-name="ce54" office:value-type="string">
            <text:p>montant estimé120 000,00</text:p>
          </table:table-cell>
          <table:table-cell table:style-name="ce54" office:value-type="string">
            <text:p>France TELECOM </text:p>
          </table:table-cell>
          <table:table-cell table:style-name="ce50" office:value-type="float" office:value="34942">
            <text:p>34942</text:p>
          </table:table-cell>
          <table:table-cell table:style-name="ce179" office:value-type="date" office:date-value="2012-03-05">
            <text:p>05/03/2012</text:p>
          </table:table-cell>
          <table:table-cell table:number-columns-repeated="241"/>
        </table:table-row>
        <table:table-row table:style-name="ro4">
          <table:table-cell table:style-name="ce17"/>
          <table:table-cell table:style-name="ce50"/>
          <table:table-cell table:style-name="ce50" office:value-type="string">
            <text:p>1M569</text:p>
          </table:table-cell>
          <table:table-cell table:style-name="ce65" office:value-type="string">
            <text:p>PARC MALBOSC AMENAGEMENT DU PARC TRANCHE 3</text:p>
          </table:table-cell>
          <table:table-cell table:style-name="ce65"/>
          <table:table-cell table:style-name="ce50" table:content-validation-name="val3" office:value-type="string">
            <text:p>ordinaire</text:p>
          </table:table-cell>
          <table:table-cell table:style-name="ce50" table:content-validation-name="val1"/>
          <table:table-cell table:style-name="ce50"/>
          <table:table-cell table:style-name="ce113" office:value-type="float" office:value="633406.6">
            <text:p>633 406,60</text:p>
          </table:table-cell>
          <table:table-cell table:style-name="ce50" office:value-type="string">
            <text:p>LOT 1 : terrassements et cheminements</text:p>
          </table:table-cell>
          <table:table-cell table:style-name="ce50"/>
          <table:table-cell table:style-name="ce48" office:value-type="float" office:value="310576.3">
            <text:p>310576,3</text:p>
          </table:table-cell>
          <table:table-cell table:style-name="ce65" office:value-type="string">
            <text:p>GUINTOLI</text:p>
          </table:table-cell>
          <table:table-cell table:style-name="ce50" office:value-type="float" office:value="34137">
            <text:p>34137</text:p>
          </table:table-cell>
          <table:table-cell table:style-name="ce179" office:value-type="date" office:date-value="2012-01-12">
            <text:p>12/01/2012</text:p>
          </table:table-cell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2"/>
          <table:table-cell table:style-name="ce65" table:number-columns-repeated="2"/>
          <table:table-cell table:style-name="ce50" table:content-validation-name="val3"/>
          <table:table-cell table:style-name="ce113"/>
          <table:table-cell table:style-name="ce50" table:number-columns-repeated="2"/>
          <table:table-cell table:style-name="ce54" office:value-type="string">
            <text:p><text:s/>LOT 2 : plantations et arrosage</text:p>
          </table:table-cell>
          <table:table-cell table:style-name="ce50"/>
          <table:table-cell table:style-name="ce113" office:value-type="float" office:value="232725.3">
            <text:p>232 725,30</text:p>
          </table:table-cell>
          <table:table-cell table:style-name="ce65" office:value-type="string">
            <text:p>LES JARDINS DE PROVENCE </text:p>
          </table:table-cell>
          <table:table-cell table:style-name="ce50" office:value-type="float" office:value="7250">
            <text:p>7250</text:p>
          </table:table-cell>
          <table:table-cell table:style-name="ce179" office:value-type="date" office:date-value="2012-01-12">
            <text:p>12/01/2012</text:p>
          </table:table-cell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2"/>
          <table:table-cell table:style-name="ce65" table:number-columns-repeated="2"/>
          <table:table-cell table:style-name="ce50" table:content-validation-name="val3"/>
          <table:table-cell table:style-name="ce50" table:content-validation-name="val1"/>
          <table:table-cell table:style-name="ce50" table:number-columns-repeated="2"/>
          <table:table-cell table:style-name="ce50" office:value-type="string">
            <text:p><text:s/>LOT 3 : mobilier en pierre naturelle</text:p>
          </table:table-cell>
          <table:table-cell table:style-name="ce50"/>
          <table:table-cell table:style-name="ce113" office:value-type="float" office:value="90105">
            <text:p>90 105,00</text:p>
          </table:table-cell>
          <table:table-cell table:style-name="ce65" office:value-type="string">
            <text:p>GROUPEMENT SOLIDAIRE ARTERRE / MARBRERIE MILHAU </text:p>
          </table:table-cell>
          <table:table-cell table:style-name="ce54" office:value-type="float" office:value="30260">
            <text:p>30260</text:p>
          </table:table-cell>
          <table:table-cell table:style-name="ce179" office:value-type="date" office:date-value="2012-01-12">
            <text:p>12/01/2012</text:p>
          </table:table-cell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2"/>
          <table:table-cell table:style-name="ce65"/>
          <table:table-cell table:style-name="ce50"/>
          <table:table-cell table:style-name="ce50" table:content-validation-name="val3"/>
          <table:table-cell table:style-name="ce50" table:content-validation-name="val1"/>
          <table:table-cell table:style-name="ce50" table:number-columns-repeated="4"/>
          <table:table-cell table:style-name="ce113"/>
          <table:table-cell table:style-name="ce65"/>
          <table:table-cell table:style-name="ce50"/>
          <table:table-cell table:style-name="ce180"/>
          <table:table-cell table:number-columns-repeated="241"/>
        </table:table-row>
        <table:table-row table:style-name="ro4">
          <table:table-cell table:style-name="ce17"/>
          <table:table-cell table:style-name="ce50"/>
          <table:table-cell table:style-name="ce50" office:value-type="string">
            <text:p>1M790</text:p>
          </table:table-cell>
          <table:table-cell table:style-name="ce65" office:value-type="string">
            <text:p>COLLECTEUR PLUVIAL AVENUE DU PROFESSEUR BLAYAC - RUE E.PICARD</text:p>
          </table:table-cell>
          <table:table-cell table:style-name="ce50"/>
          <table:table-cell table:style-name="ce105" table:content-validation-name="val3" office:value-type="string">
            <text:p>ordinaire</text:p>
          </table:table-cell>
          <table:table-cell table:style-name="ce50" table:content-validation-name="val1"/>
          <table:table-cell table:style-name="ce50"/>
          <table:table-cell table:style-name="ce113" office:value-type="float" office:value="394462">
            <text:p>394 462,00</text:p>
          </table:table-cell>
          <table:table-cell table:style-name="ce50" table:number-columns-repeated="2"/>
          <table:table-cell table:style-name="ce113"/>
          <table:table-cell table:style-name="ce65" office:value-type="string">
            <text:p>BEC FRERES </text:p>
          </table:table-cell>
          <table:table-cell table:style-name="ce50" office:value-type="float" office:value="34680">
            <text:p>34680</text:p>
          </table:table-cell>
          <table:table-cell table:style-name="ce179" office:value-type="date" office:date-value="2012-04-25">
            <text:p>25/04/2012</text:p>
          </table:table-cell>
          <table:table-cell table:number-columns-repeated="241"/>
        </table:table-row>
        <table:table-row table:style-name="ro4">
          <table:table-cell table:style-name="ce17"/>
          <table:table-cell table:style-name="ce50"/>
          <table:table-cell table:style-name="ce50" office:value-type="string">
            <text:p>2M17</text:p>
          </table:table-cell>
          <table:table-cell table:style-name="ce65" office:value-type="string">
            <text:p>REFECTION DES REVETEMENTS DE LA PLACE DE LA COMEDIE</text:p>
          </table:table-cell>
          <table:table-cell table:style-name="ce50"/>
          <table:table-cell table:style-name="ce50" table:content-validation-name="val3"/>
          <table:table-cell table:style-name="ce50" table:content-validation-name="val1"/>
          <table:table-cell table:style-name="ce50"/>
          <table:table-cell table:style-name="ce113" office:value-type="float" office:value="588742">
            <text:p>588 742,00</text:p>
          </table:table-cell>
          <table:table-cell table:style-name="ce50" table:number-columns-repeated="2"/>
          <table:table-cell table:style-name="ce113"/>
          <table:table-cell table:style-name="ce65" office:value-type="string">
            <text:p>GROUPEMENT CREGUT LANGUEDOC / GASCON R, </text:p>
          </table:table-cell>
          <table:table-cell table:style-name="ce50" office:value-type="float" office:value="34060">
            <text:p>34060</text:p>
          </table:table-cell>
          <table:table-cell table:style-name="ce179" office:value-type="date" office:date-value="2012-04-23">
            <text:p>23/04/2012</text:p>
          </table:table-cell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2"/>
          <table:table-cell table:style-name="ce65" office:value-type="string">
            <text:p>FOURNITURE ET POSE DE JEUX EXTERIEURS POUR AIRES DE JEUX</text:p>
          </table:table-cell>
          <table:table-cell table:style-name="ce50"/>
          <table:table-cell table:style-name="ce50" table:content-validation-name="val3" office:value-type="string">
            <text:p>à bons de commande</text:p>
          </table:table-cell>
          <table:table-cell table:style-name="ce65"/>
          <table:table-cell table:style-name="ce50"/>
          <table:table-cell table:style-name="ce113" office:value-type="string">
            <text:p>marché multi-attributaires à bons de commande : lot 1 - <text:s/>20 000 € HT mini - 600 000 € HT maxi <text:s text:c="15"/>lot 2 - monoattributaire : <text:s text:c="4"/>50 000 € HT - 1 <text:s/>000 000 € HT</text:p>
          </table:table-cell>
          <table:table-cell table:style-name="ce50" office:value-type="string">
            <text:p><text:s/>LOT 1 : fourniture de jeux extérieurs pour aires de jeux</text:p>
          </table:table-cell>
          <table:table-cell table:style-name="ce50"/>
          <table:table-cell table:style-name="ce113"/>
          <table:table-cell table:style-name="ce65" office:value-type="string">
            <text:p>HUSSON INTERNATIONAL / LUDOPARC / PROLUDIC</text:p>
          </table:table-cell>
          <table:table-cell table:style-name="ce54" office:value-type="string">
            <text:p>68650 / 13685 / 37210</text:p>
          </table:table-cell>
          <table:table-cell table:style-name="ce179" office:value-type="date" office:date-value="2012-04-10">
            <text:p>10/04/2012</text:p>
          </table:table-cell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2"/>
          <table:table-cell table:style-name="ce65"/>
          <table:table-cell table:style-name="ce50"/>
          <table:table-cell table:style-name="ce50" table:content-validation-name="val3"/>
          <table:table-cell table:style-name="ce65"/>
          <table:table-cell table:style-name="ce50" table:number-columns-repeated="2"/>
          <table:table-cell table:style-name="ce50" office:value-type="string">
            <text:p><text:s/>LOT 2 : fourniture et pose de sols à capacité amortissant et pose de jeux neufs</text:p>
          </table:table-cell>
          <table:table-cell table:style-name="ce50"/>
          <table:table-cell table:style-name="ce113"/>
          <table:table-cell table:style-name="ce65" office:value-type="string">
            <text:p>LUDOPARC </text:p>
          </table:table-cell>
          <table:table-cell table:style-name="ce54" office:value-type="float" office:value="13685">
            <text:p>13685</text:p>
          </table:table-cell>
          <table:table-cell table:style-name="ce179" office:value-type="date" office:date-value="2012-04-10">
            <text:p>10/04/2012</text:p>
          </table:table-cell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2"/>
          <table:table-cell table:style-name="ce65"/>
          <table:table-cell table:style-name="ce50"/>
          <table:table-cell table:style-name="ce50" table:content-validation-name="val3"/>
          <table:table-cell table:style-name="ce50" table:content-validation-name="val1"/>
          <table:table-cell table:style-name="ce50" table:number-columns-repeated="4"/>
          <table:table-cell table:style-name="ce113"/>
          <table:table-cell table:style-name="ce65"/>
          <table:table-cell table:style-name="ce50"/>
          <table:table-cell table:style-name="ce180"/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2"/>
          <table:table-cell table:style-name="ce65" office:value-type="string">
            <text:p>DIVERS ESPACES VERTS DE LA VILLE - REALISATION DE TRAVAUX DE VOIRIE ET DE MACONNERIE <text:s text:c="2"/></text:p>
          </table:table-cell>
          <table:table-cell table:style-name="ce50"/>
          <table:table-cell table:style-name="ce50" table:content-validation-name="val3" office:value-type="string">
            <text:p>à bons de commande</text:p>
          </table:table-cell>
          <table:table-cell table:style-name="ce50" table:content-validation-name="val1"/>
          <table:table-cell table:style-name="ce50"/>
          <table:table-cell table:style-name="ce113" office:value-type="string">
            <text:p>montant minimum 400 000 € HT - 1 800 000,00 € HT maxi</text:p>
          </table:table-cell>
          <table:table-cell table:style-name="ce50" office:value-type="string">
            <text:p>LOT 1 : Hôpitaux Facultés - Mosson</text:p>
          </table:table-cell>
          <table:table-cell table:style-name="ce50"/>
          <table:table-cell table:style-name="ce113" office:value-type="string">
            <text:p>100 000 € HT mini - 450 000 € HT maxi</text:p>
          </table:table-cell>
          <table:table-cell table:style-name="ce65" office:value-type="string">
            <text:p>SPORT ENVIRONNEMENT </text:p>
          </table:table-cell>
          <table:table-cell table:style-name="ce50" office:value-type="float" office:value="34000">
            <text:p>34000</text:p>
          </table:table-cell>
          <table:table-cell table:style-name="ce179" office:value-type="date" office:date-value="2012-06-13">
            <text:p>13/06/2012</text:p>
          </table:table-cell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2"/>
          <table:table-cell table:style-name="ce48"/>
          <table:table-cell table:style-name="ce50"/>
          <table:table-cell table:style-name="ce65"/>
          <table:table-cell table:style-name="ce50" table:content-validation-name="val1"/>
          <table:table-cell table:style-name="ce50" table:number-columns-repeated="2"/>
          <table:table-cell table:style-name="ce50" office:value-type="string">
            <text:p>LOT 2 : Les Cévennes - Croix d'Argent</text:p>
          </table:table-cell>
          <table:table-cell table:style-name="ce50"/>
          <table:table-cell table:style-name="ce113" office:value-type="string">
            <text:p>100 000 € HT mini - 450 000 € HT maxi</text:p>
          </table:table-cell>
          <table:table-cell table:style-name="ce65" office:value-type="string">
            <text:p>SPORT ENVIRONNEMENT </text:p>
          </table:table-cell>
          <table:table-cell table:style-name="ce50" office:value-type="float" office:value="34000">
            <text:p>34000</text:p>
          </table:table-cell>
          <table:table-cell table:style-name="ce181"/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2"/>
          <table:table-cell table:style-name="ce65"/>
          <table:table-cell table:style-name="ce50"/>
          <table:table-cell table:style-name="ce65"/>
          <table:table-cell table:style-name="ce50" table:content-validation-name="val1"/>
          <table:table-cell table:style-name="ce50" table:number-columns-repeated="2"/>
          <table:table-cell table:style-name="ce50" office:value-type="string">
            <text:p>LOT 3 : Port Marianne - Près d'Arènes</text:p>
          </table:table-cell>
          <table:table-cell table:style-name="ce50"/>
          <table:table-cell table:style-name="ce113" office:value-type="string">
            <text:p>100 000 € HT mini - 450 000 € HT maxi</text:p>
          </table:table-cell>
          <table:table-cell table:style-name="ce65" office:value-type="string">
            <text:p>SPORT ENVIRONNEMENT </text:p>
          </table:table-cell>
          <table:table-cell table:style-name="ce50" office:value-type="float" office:value="34000">
            <text:p>34000</text:p>
          </table:table-cell>
          <table:table-cell table:style-name="ce182"/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2"/>
          <table:table-cell table:style-name="ce65"/>
          <table:table-cell table:style-name="ce50"/>
          <table:table-cell table:style-name="ce65"/>
          <table:table-cell table:style-name="ce50" table:content-validation-name="val1"/>
          <table:table-cell table:style-name="ce50" table:number-columns-repeated="2"/>
          <table:table-cell table:style-name="ce50" office:value-type="string">
            <text:p>LOT 4 : Montpellier centre</text:p>
          </table:table-cell>
          <table:table-cell table:style-name="ce50"/>
          <table:table-cell table:style-name="ce113" office:value-type="string">
            <text:p>100 000 € HT mini - 450 000 € HT maxi</text:p>
          </table:table-cell>
          <table:table-cell table:style-name="ce65" office:value-type="string">
            <text:p>SPORT ENVIRONNEMENT </text:p>
          </table:table-cell>
          <table:table-cell table:style-name="ce50" office:value-type="float" office:value="34000">
            <text:p>34000</text:p>
          </table:table-cell>
          <table:table-cell table:style-name="ce179"/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2"/>
          <table:table-cell table:style-name="ce65"/>
          <table:table-cell table:style-name="ce50"/>
          <table:table-cell table:style-name="ce65"/>
          <table:table-cell table:style-name="ce50" table:content-validation-name="val1"/>
          <table:table-cell table:style-name="ce50" table:number-columns-repeated="4"/>
          <table:table-cell table:style-name="ce113"/>
          <table:table-cell table:style-name="ce65"/>
          <table:table-cell table:style-name="ce50"/>
          <table:table-cell table:style-name="ce179"/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2"/>
          <table:table-cell table:style-name="ce65" office:value-type="string">
            <text:p>TRAVAUX D'INSTALLATION ET D'ENTRETIEN DU PATRIMOINE ELECTRIQUE EXTERIEUR</text:p>
          </table:table-cell>
          <table:table-cell table:style-name="ce50"/>
          <table:table-cell table:style-name="ce50" table:content-validation-name="val3" office:value-type="string">
            <text:p>à bons de commande</text:p>
          </table:table-cell>
          <table:table-cell table:style-name="ce50" table:content-validation-name="val1"/>
          <table:table-cell table:style-name="ce50" table:number-columns-repeated="4"/>
          <table:table-cell table:style-name="ce113" office:value-type="string">
            <text:p>200 000 € HT mini - 3 200 000 € HT maxi</text:p>
          </table:table-cell>
          <table:table-cell table:style-name="ce65" office:value-type="string">
            <text:p>CITEOS - SAS TRAVESSET</text:p>
          </table:table-cell>
          <table:table-cell table:style-name="ce50" office:value-type="float" office:value="34820">
            <text:p>34820</text:p>
          </table:table-cell>
          <table:table-cell table:style-name="ce179" office:value-type="date" office:date-value="2012-10-17">
            <text:p>17/10/2012</text:p>
          </table:table-cell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2"/>
          <table:table-cell table:style-name="ce65"/>
          <table:table-cell table:style-name="ce50"/>
          <table:table-cell table:style-name="ce50" table:content-validation-name="val3"/>
          <table:table-cell table:style-name="ce50" table:content-validation-name="val1"/>
          <table:table-cell table:style-name="ce50" table:number-columns-repeated="4"/>
          <table:table-cell table:style-name="ce113"/>
          <table:table-cell table:style-name="ce65"/>
          <table:table-cell table:style-name="ce50"/>
          <table:table-cell table:style-name="ce179"/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2"/>
          <table:table-cell table:style-name="ce65" office:value-type="string">
            <text:p>Maintenance, entretien, modifications et petites extensions du réseau pluvial</text:p>
          </table:table-cell>
          <table:table-cell table:style-name="ce50"/>
          <table:table-cell table:style-name="ce50" table:content-validation-name="val3" office:value-type="string">
            <text:p>à bons de commande</text:p>
          </table:table-cell>
          <table:table-cell table:style-name="ce50" table:content-validation-name="val1"/>
          <table:table-cell table:style-name="ce50" table:number-columns-repeated="4"/>
          <table:table-cell table:style-name="ce113" office:value-type="string">
            <text:p>600 000 € HT mini - 2 400 000 € HT maxi</text:p>
          </table:table-cell>
          <table:table-cell table:style-name="ce65" office:value-type="string">
            <text:p>SCAM TP</text:p>
          </table:table-cell>
          <table:table-cell table:style-name="ce50" office:value-type="float" office:value="34660">
            <text:p>34660</text:p>
          </table:table-cell>
          <table:table-cell table:style-name="ce179" office:value-type="date" office:date-value="2012-06-12">
            <text:p>12/06/2012</text:p>
          </table:table-cell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2"/>
          <table:table-cell table:style-name="ce65"/>
          <table:table-cell table:style-name="ce50"/>
          <table:table-cell table:style-name="ce50" table:content-validation-name="val3"/>
          <table:table-cell table:style-name="ce50" table:content-validation-name="val1"/>
          <table:table-cell table:style-name="ce50" table:number-columns-repeated="4"/>
          <table:table-cell table:style-name="ce113"/>
          <table:table-cell table:style-name="ce65"/>
          <table:table-cell table:style-name="ce50"/>
          <table:table-cell table:style-name="ce179"/>
          <table:table-cell table:number-columns-repeated="241"/>
        </table:table-row>
        <table:table-row table:style-name="ro4">
          <table:table-cell table:style-name="ce17"/>
          <table:table-cell table:style-name="ce50"/>
          <table:table-cell table:style-name="ce50" office:value-type="string">
            <text:p>2M747</text:p>
          </table:table-cell>
          <table:table-cell table:style-name="ce65" office:value-type="string">
            <text:p>DEPOSE, FOURNITURE ET POSE DE SERRURERIE DE VOIRIE <text:s text:c="3"/></text:p>
          </table:table-cell>
          <table:table-cell table:style-name="ce50"/>
          <table:table-cell table:style-name="ce50" table:content-validation-name="val3" office:value-type="string">
            <text:p>à bons de commande</text:p>
          </table:table-cell>
          <table:table-cell table:style-name="ce50" table:content-validation-name="val1"/>
          <table:table-cell table:style-name="ce50" table:number-columns-repeated="4"/>
          <table:table-cell table:style-name="ce113" office:value-type="string">
            <text:p>1 200 000,00 € HT mini - 4 800 000,00 € HT maxi</text:p>
          </table:table-cell>
          <table:table-cell table:style-name="ce65" office:value-type="string">
            <text:p>URBAN'NT</text:p>
          </table:table-cell>
          <table:table-cell table:style-name="ce50" office:value-type="float" office:value="34071">
            <text:p>34071</text:p>
          </table:table-cell>
          <table:table-cell table:style-name="ce179" office:value-type="date" office:date-value="2012-10-16">
            <text:p>16/10/2012</text:p>
          </table:table-cell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2"/>
          <table:table-cell table:style-name="ce65"/>
          <table:table-cell table:style-name="ce50"/>
          <table:table-cell table:style-name="ce50" table:content-validation-name="val3"/>
          <table:table-cell table:style-name="ce50" table:content-validation-name="val1"/>
          <table:table-cell table:style-name="ce50" table:number-columns-repeated="4"/>
          <table:table-cell table:style-name="ce113"/>
          <table:table-cell table:style-name="ce65"/>
          <table:table-cell table:style-name="ce50"/>
          <table:table-cell table:style-name="ce179"/>
          <table:table-cell table:number-columns-repeated="241"/>
        </table:table-row>
        <table:table-row table:style-name="ro4">
          <table:table-cell table:style-name="ce17"/>
          <table:table-cell table:style-name="ce50"/>
          <table:table-cell table:style-name="ce50" office:value-type="string">
            <text:p>1M494</text:p>
          </table:table-cell>
          <table:table-cell table:style-name="ce65" office:value-type="string">
            <text:p>SECURISATION, REALISATION ET RENOVATION D'ESPACES SPORTIFS ET EDUCATIFS <text:s text:c="13"/></text:p>
          </table:table-cell>
          <table:table-cell table:style-name="ce50"/>
          <table:table-cell table:style-name="ce50" table:content-validation-name="val3" office:value-type="string">
            <text:p>à bons de commande</text:p>
          </table:table-cell>
          <table:table-cell table:style-name="ce50" table:content-validation-name="val1"/>
          <table:table-cell table:style-name="ce50" table:number-columns-repeated="4"/>
          <table:table-cell table:style-name="ce113" office:value-type="string">
            <text:p>Maximum 4 000 000 € HT</text:p>
          </table:table-cell>
          <table:table-cell table:style-name="ce65" office:value-type="string">
            <text:p>GROUPEMENT LAQUET / SPORT ENVIRONNEMENT</text:p>
          </table:table-cell>
          <table:table-cell table:style-name="ce54" office:value-type="float" office:value="26210">
            <text:p>26210</text:p>
          </table:table-cell>
          <table:table-cell table:style-name="ce179" office:value-type="date" office:date-value="2012-04-10">
            <text:p>10/04/2012</text:p>
          </table:table-cell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2"/>
          <table:table-cell table:style-name="ce65"/>
          <table:table-cell table:style-name="ce50"/>
          <table:table-cell table:style-name="ce50" table:content-validation-name="val3"/>
          <table:table-cell table:style-name="ce50" table:content-validation-name="val1"/>
          <table:table-cell table:style-name="ce50" table:number-columns-repeated="4"/>
          <table:table-cell table:style-name="ce113"/>
          <table:table-cell table:style-name="ce65"/>
          <table:table-cell table:style-name="ce153"/>
          <table:table-cell table:style-name="ce179"/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2"/>
          <table:table-cell table:style-name="ce65" office:value-type="string">
            <text:p>mise en conformité et sécurité des mâts d'éclairage des équipements sportifs <text:s text:c="2"/></text:p>
          </table:table-cell>
          <table:table-cell table:style-name="ce50"/>
          <table:table-cell table:style-name="ce50" table:content-validation-name="val3" office:value-type="string">
            <text:p>à bons de commande</text:p>
          </table:table-cell>
          <table:table-cell table:style-name="ce50" table:content-validation-name="val1"/>
          <table:table-cell table:style-name="ce50" table:number-columns-repeated="4"/>
          <table:table-cell table:style-name="ce113" office:value-type="string">
            <text:p>Maximum 300 000 € HT</text:p>
          </table:table-cell>
          <table:table-cell table:style-name="ce65" office:value-type="string">
            <text:p>MULTITEC</text:p>
          </table:table-cell>
          <table:table-cell table:style-name="ce50" office:value-type="float" office:value="34470">
            <text:p>34470</text:p>
          </table:table-cell>
          <table:table-cell table:style-name="ce179" office:value-type="date" office:date-value="2012-03-07">
            <text:p>07/03/2012</text:p>
          </table:table-cell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2"/>
          <table:table-cell table:style-name="ce65"/>
          <table:table-cell table:style-name="ce50"/>
          <table:table-cell table:style-name="ce50" table:content-validation-name="val3"/>
          <table:table-cell table:style-name="ce50" table:content-validation-name="val1"/>
          <table:table-cell table:style-name="ce50" table:number-columns-repeated="4"/>
          <table:table-cell table:style-name="ce113"/>
          <table:table-cell table:style-name="ce65"/>
          <table:table-cell table:style-name="ce50"/>
          <table:table-cell table:style-name="ce179"/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2"/>
          <table:table-cell table:style-name="ce65" office:value-type="string">
            <text:p>REPARATIONS, ENTRETIENS ET NETTOYAGES DES JEUX DE COURS POUR L'ENFANCE ET L'EDUCATION <text:s/></text:p>
          </table:table-cell>
          <table:table-cell table:style-name="ce50"/>
          <table:table-cell table:style-name="ce50" table:content-validation-name="val3" office:value-type="string">
            <text:p>à bons de commande</text:p>
          </table:table-cell>
          <table:table-cell table:style-name="ce50" table:content-validation-name="val1"/>
          <table:table-cell table:style-name="ce50" table:number-columns-repeated="4"/>
          <table:table-cell table:style-name="ce113" office:value-type="string">
            <text:p>120 000 € HT mini - 480 000 € HT</text:p>
          </table:table-cell>
          <table:table-cell table:style-name="ce65" office:value-type="string">
            <text:p>LUDOPARC</text:p>
          </table:table-cell>
          <table:table-cell table:style-name="ce50" office:value-type="float" office:value="13685">
            <text:p>13685</text:p>
          </table:table-cell>
          <table:table-cell table:style-name="ce179" office:value-type="date" office:date-value="2012-06-11">
            <text:p>11/06/2012</text:p>
          </table:table-cell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2"/>
          <table:table-cell table:style-name="ce65"/>
          <table:table-cell table:style-name="ce50"/>
          <table:table-cell table:style-name="ce50" table:content-validation-name="val3"/>
          <table:table-cell table:style-name="ce50" table:content-validation-name="val1"/>
          <table:table-cell table:style-name="ce50" table:number-columns-repeated="4"/>
          <table:table-cell table:style-name="ce113"/>
          <table:table-cell table:style-name="ce65"/>
          <table:table-cell table:style-name="ce50"/>
          <table:table-cell table:style-name="ce179"/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2"/>
          <table:table-cell table:style-name="ce65" office:value-type="string">
            <text:p><text:s/>TRAVAUX D AMENAGEMENT DU CARREFOUR NOBEL / EINSTEIN</text:p>
          </table:table-cell>
          <table:table-cell table:style-name="ce50"/>
          <table:table-cell table:style-name="ce50" table:content-validation-name="val3" office:value-type="string">
            <text:p>à bons de commande</text:p>
          </table:table-cell>
          <table:table-cell table:style-name="ce50" table:content-validation-name="val1"/>
          <table:table-cell table:style-name="ce50"/>
          <table:table-cell table:style-name="ce54" office:value-type="float" office:value="148193.95">
            <text:p>148193,95</text:p>
          </table:table-cell>
          <table:table-cell table:style-name="ce50" office:value-type="string">
            <text:p>LOT 1 VOIRIE</text:p>
          </table:table-cell>
          <table:table-cell table:style-name="ce50"/>
          <table:table-cell table:style-name="ce113" office:value-type="float" office:value="109464.37">
            <text:p>109 464,37</text:p>
          </table:table-cell>
          <table:table-cell table:style-name="ce65" office:value-type="string">
            <text:p>COLAS MEDITERRANEE </text:p>
          </table:table-cell>
          <table:table-cell table:style-name="ce54" office:value-type="float" office:value="34430">
            <text:p>34430</text:p>
          </table:table-cell>
          <table:table-cell table:style-name="ce183" office:value-type="date" office:date-value="2012-02-02">
            <text:p>02/02/2012</text:p>
          </table:table-cell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2"/>
          <table:table-cell table:style-name="ce65"/>
          <table:table-cell table:style-name="ce50"/>
          <table:table-cell table:style-name="ce50" table:content-validation-name="val3"/>
          <table:table-cell table:style-name="ce50" table:content-validation-name="val1"/>
          <table:table-cell table:style-name="ce50" table:number-columns-repeated="2"/>
          <table:table-cell table:style-name="ce50" office:value-type="string">
            <text:p>LOT 2 REGULATION TRAFIC</text:p>
          </table:table-cell>
          <table:table-cell table:style-name="ce50"/>
          <table:table-cell table:style-name="ce113" office:value-type="float" office:value="38729.58">
            <text:p>38 729,58</text:p>
          </table:table-cell>
          <table:table-cell table:style-name="ce65" office:value-type="string">
            <text:p>SOTEM</text:p>
          </table:table-cell>
          <table:table-cell table:style-name="ce50" office:value-type="float" office:value="34430">
            <text:p>34430</text:p>
          </table:table-cell>
          <table:table-cell table:style-name="ce179"/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4"/>
          <table:table-cell table:style-name="ce50" table:content-validation-name="val3"/>
          <table:table-cell table:style-name="ce50" table:content-validation-name="val1"/>
          <table:table-cell table:style-name="ce50" table:number-columns-repeated="7"/>
          <table:table-cell table:style-name="ce173"/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2"/>
          <table:table-cell table:style-name="ce65" office:value-type="string">
            <text:p>CONTRÔLE DE CONFORMITE DES EQUIPEMENTS DE DEFENSE INCENDIE</text:p>
          </table:table-cell>
          <table:table-cell table:style-name="ce50"/>
          <table:table-cell table:style-name="ce50" table:content-validation-name="val3" office:value-type="string">
            <text:p>à bons de commande</text:p>
          </table:table-cell>
          <table:table-cell table:style-name="ce50" table:content-validation-name="val1"/>
          <table:table-cell table:style-name="ce50" table:number-columns-repeated="4"/>
          <table:table-cell table:style-name="ce113" office:value-type="float" office:value="180000">
            <text:p>180 000,00</text:p>
          </table:table-cell>
          <table:table-cell table:style-name="ce65" office:value-type="string">
            <text:p>SARP </text:p>
          </table:table-cell>
          <table:table-cell table:style-name="ce50" office:value-type="float" office:value="34000">
            <text:p>34000</text:p>
          </table:table-cell>
          <table:table-cell table:style-name="ce179" office:value-type="date" office:date-value="2012-06-01">
            <text:p>01/06/2012</text:p>
          </table:table-cell>
          <table:table-cell table:number-columns-repeated="241"/>
        </table:table-row>
        <table:table-row table:style-name="ro4">
          <table:table-cell table:style-name="ce21"/>
          <table:table-cell table:style-name="ce54" table:number-columns-repeated="2"/>
          <table:table-cell table:style-name="ce65" office:value-type="string">
            <text:p>ASSISTANCE A MAITRISE D OUVRAGE POUR MISE AUX NORMES DES INSTALLATIONS</text:p>
          </table:table-cell>
          <table:table-cell table:style-name="ce54"/>
          <table:table-cell table:style-name="ce54" table:content-validation-name="val4" office:value-type="string">
            <text:p>ordinaire</text:p>
          </table:table-cell>
          <table:table-cell table:style-name="ce54" table:content-validation-name="val1"/>
          <table:table-cell table:style-name="ce54" table:number-columns-repeated="4"/>
          <table:table-cell table:style-name="ce113" office:value-type="float" office:value="117566.8">
            <text:p>117 566,80</text:p>
          </table:table-cell>
          <table:table-cell table:style-name="ce65" office:value-type="string">
            <text:p>QCS SERVICES </text:p>
          </table:table-cell>
          <table:table-cell table:style-name="ce54" office:value-type="float" office:value="34000">
            <text:p>34000</text:p>
          </table:table-cell>
          <table:table-cell table:style-name="ce179" office:value-type="date" office:date-value="2012-10-25">
            <text:p>25/10/2012</text:p>
          </table:table-cell>
          <table:table-cell table:number-columns-repeated="241"/>
        </table:table-row>
        <table:table-row table:style-name="ro4">
          <table:table-cell table:style-name="ce22"/>
          <table:table-cell table:style-name="ce55" table:number-columns-repeated="4"/>
          <table:table-cell table:style-name="ce55" table:content-validation-name="val3"/>
          <table:table-cell table:style-name="ce55" table:content-validation-name="val1"/>
          <table:table-cell table:style-name="ce55" table:number-columns-repeated="7"/>
          <table:table-cell table:style-name="ce184"/>
          <table:table-cell table:number-columns-repeated="241"/>
        </table:table-row>
        <table:table-row table:style-name="ro4">
          <table:table-cell table:style-name="ce23" office:value-type="string" table:number-columns-spanned="15" table:number-rows-spanned="1">
            <text:p>Montant du marché - pour la tranche supérieure à 4 845 000 euros HT</text:p>
          </table:table-cell>
          <table:covered-table-cell table:number-columns-repeated="13" table:style-name="ce53"/>
          <table:covered-table-cell table:style-name="ce185"/>
          <table:table-cell table:number-columns-repeated="241"/>
        </table:table-row>
        <table:table-row table:style-name="ro4">
          <table:table-cell table:style-name="ce17"/>
          <table:table-cell table:style-name="ce50"/>
          <table:table-cell table:style-name="ce50" office:value-type="string">
            <text:p>1H47</text:p>
          </table:table-cell>
          <table:table-cell table:style-name="ce65" office:value-type="string">
            <text:p>construction du groupe scolaire Ludwig Van Beethoven</text:p>
          </table:table-cell>
          <table:table-cell table:style-name="ce50"/>
          <table:table-cell table:style-name="ce50" table:content-validation-name="val4" office:value-type="string">
            <text:p>ordinaire</text:p>
          </table:table-cell>
          <table:table-cell table:style-name="ce50" table:number-columns-repeated="2"/>
          <table:table-cell table:style-name="ce113" office:value-type="float" office:value="6126592.48">
            <text:p>6 126 592,48</text:p>
          </table:table-cell>
          <table:table-cell table:style-name="ce65" office:value-type="string">
            <text:p><text:s/>LOT 1 : terrassement vrd</text:p>
          </table:table-cell>
          <table:table-cell table:style-name="ce50"/>
          <table:table-cell table:style-name="ce113" office:value-type="float" office:value="532476.89">
            <text:p>532 476,89</text:p>
          </table:table-cell>
          <table:table-cell table:style-name="ce65" office:value-type="string">
            <text:p>GROUPEMENT EUROVIA / TRAVESSET </text:p>
          </table:table-cell>
          <table:table-cell table:style-name="ce65" office:value-type="string">
            <text:p><text:s/>34671 BAILLARGUES CEDEX 1 </text:p>
          </table:table-cell>
          <table:table-cell table:style-name="ce183" office:value-type="date" office:date-value="2012-02-23">
            <text:p>23/02/2012</text:p>
          </table:table-cell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8"/>
          <table:table-cell table:style-name="ce65" office:value-type="string">
            <text:p>LOT 2 : gros œuvre</text:p>
          </table:table-cell>
          <table:table-cell table:style-name="ce50"/>
          <table:table-cell table:style-name="ce113" office:value-type="float" office:value="1810000">
            <text:p>1 810 000,00</text:p>
          </table:table-cell>
          <table:table-cell table:style-name="ce65" office:value-type="string">
            <text:p>BERNARD BRIGNON </text:p>
          </table:table-cell>
          <table:table-cell table:style-name="ce65" office:value-type="string">
            <text:p>30190 BRIGNON</text:p>
          </table:table-cell>
          <table:table-cell table:style-name="ce179" office:value-type="date" office:date-value="2012-04-26">
            <text:p>26/04/2012</text:p>
          </table:table-cell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4"/>
          <table:table-cell table:style-name="ce50" table:content-validation-name="val3"/>
          <table:table-cell table:style-name="ce50" table:number-columns-repeated="3"/>
          <table:table-cell table:style-name="ce65" office:value-type="string">
            <text:p>LOT 3 : couverture bois et métal</text:p>
          </table:table-cell>
          <table:table-cell table:style-name="ce50"/>
          <table:table-cell table:style-name="ce113" office:value-type="float" office:value="358280.47">
            <text:p>358 280,47</text:p>
          </table:table-cell>
          <table:table-cell table:style-name="ce65" office:value-type="string">
            <text:p>CELESTIN CHARPENTES </text:p>
          </table:table-cell>
          <table:table-cell table:style-name="ce65" office:value-type="float" office:value="34800">
            <text:p>34800</text:p>
          </table:table-cell>
          <table:table-cell table:style-name="ce179" office:value-type="date" office:date-value="2012-02-22">
            <text:p>22/02/2012</text:p>
          </table:table-cell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4"/>
          <table:table-cell table:style-name="ce50" table:content-validation-name="val3"/>
          <table:table-cell table:style-name="ce50" table:number-columns-repeated="3"/>
          <table:table-cell table:style-name="ce65" office:value-type="string">
            <text:p>LOT 4 : couverture étanchéité végétalisation panneaux photovoltaiques</text:p>
          </table:table-cell>
          <table:table-cell table:style-name="ce50"/>
          <table:table-cell table:style-name="ce113" office:value-type="float" office:value="704588.99">
            <text:p>704 588,99</text:p>
          </table:table-cell>
          <table:table-cell table:style-name="ce65" office:value-type="string">
            <text:p>SOPREMA </text:p>
          </table:table-cell>
          <table:table-cell table:style-name="ce65" office:value-type="string">
            <text:p><text:s/>34135 MAUGUIO CEDEX </text:p>
          </table:table-cell>
          <table:table-cell table:style-name="ce179" office:value-type="date" office:date-value="2012-04-26">
            <text:p>26/04/2012</text:p>
          </table:table-cell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4"/>
          <table:table-cell table:style-name="ce50" table:content-validation-name="val3"/>
          <table:table-cell table:style-name="ce50" table:number-columns-repeated="3"/>
          <table:table-cell table:style-name="ce65" office:value-type="string">
            <text:p>LOT 5 : menuiseries extérieures occultations</text:p>
          </table:table-cell>
          <table:table-cell table:style-name="ce50"/>
          <table:table-cell table:style-name="ce113" office:value-type="float" office:value="739570">
            <text:p>739 570,00</text:p>
          </table:table-cell>
          <table:table-cell table:style-name="ce65" office:value-type="string">
            <text:p>SM. GARGINI </text:p>
          </table:table-cell>
          <table:table-cell table:style-name="ce65" office:value-type="string">
            <text:p><text:s/>30034 NIMES CEDEX 1 </text:p>
          </table:table-cell>
          <table:table-cell table:style-name="ce179" office:value-type="date" office:date-value="2012-04-27">
            <text:p>27/04/2012</text:p>
          </table:table-cell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4"/>
          <table:table-cell table:style-name="ce50" table:content-validation-name="val3"/>
          <table:table-cell table:style-name="ce50" table:number-columns-repeated="3"/>
          <table:table-cell table:style-name="ce65" office:value-type="string">
            <text:p>LOT 6 : doublages cloisons faux-plafond</text:p>
          </table:table-cell>
          <table:table-cell table:style-name="ce50"/>
          <table:table-cell table:style-name="ce113" office:value-type="float" office:value="260989">
            <text:p>260 989,00</text:p>
          </table:table-cell>
          <table:table-cell table:style-name="ce65" office:value-type="string">
            <text:p>CUARTERO</text:p>
          </table:table-cell>
          <table:table-cell table:style-name="ce65" office:value-type="string">
            <text:p>34130 MAUGUIO </text:p>
          </table:table-cell>
          <table:table-cell table:style-name="ce179" office:value-type="date" office:date-value="2012-04-26">
            <text:p>26/04/2012</text:p>
          </table:table-cell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4"/>
          <table:table-cell table:style-name="ce50" table:content-validation-name="val3"/>
          <table:table-cell table:style-name="ce50" table:number-columns-repeated="3"/>
          <table:table-cell table:style-name="ce65" office:value-type="string">
            <text:p>LOT 7 : menuiseries intérieures mobilier</text:p>
          </table:table-cell>
          <table:table-cell table:style-name="ce50"/>
          <table:table-cell table:style-name="ce113" office:value-type="float" office:value="283416.8">
            <text:p>283 416,80</text:p>
          </table:table-cell>
          <table:table-cell table:style-name="ce65" office:value-type="string">
            <text:p>ALVAREZ FRERES </text:p>
          </table:table-cell>
          <table:table-cell table:style-name="ce65" office:value-type="string">
            <text:p>34130 MAUGUIO </text:p>
          </table:table-cell>
          <table:table-cell table:style-name="ce179" office:value-type="date" office:date-value="2012-02-22">
            <text:p>22/02/2012</text:p>
          </table:table-cell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4"/>
          <table:table-cell table:style-name="ce50" table:content-validation-name="val3"/>
          <table:table-cell table:style-name="ce50" table:number-columns-repeated="3"/>
          <table:table-cell table:style-name="ce65" office:value-type="string">
            <text:p><text:s/>LOT 8 : revêtements de sols durs-faïence</text:p>
          </table:table-cell>
          <table:table-cell table:style-name="ce50"/>
          <table:table-cell table:style-name="ce113" office:value-type="float" office:value="216242.43">
            <text:p>216 242,43</text:p>
          </table:table-cell>
          <table:table-cell table:style-name="ce65" office:value-type="string">
            <text:p>SOMEREV </text:p>
          </table:table-cell>
          <table:table-cell table:style-name="ce65" office:value-type="string">
            <text:p>34080 MONTPELLIER </text:p>
          </table:table-cell>
          <table:table-cell table:style-name="ce179" office:value-type="date" office:date-value="2012-04-26">
            <text:p>26/04/2012</text:p>
          </table:table-cell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4"/>
          <table:table-cell table:style-name="ce50" table:content-validation-name="val3"/>
          <table:table-cell table:style-name="ce50" table:number-columns-repeated="3"/>
          <table:table-cell table:style-name="ce65" office:value-type="string">
            <text:p>LOT 9 : revêtements de sols souples peinture nettoyage </text:p>
          </table:table-cell>
          <table:table-cell table:style-name="ce50"/>
          <table:table-cell table:style-name="ce113" office:value-type="float" office:value="125992.6">
            <text:p>125 992,60</text:p>
          </table:table-cell>
          <table:table-cell table:style-name="ce65" office:value-type="string">
            <text:p>PEINTURES PAPERON </text:p>
          </table:table-cell>
          <table:table-cell table:style-name="ce65" office:value-type="string">
            <text:p><text:s/>30900 NIMES </text:p>
          </table:table-cell>
          <table:table-cell table:style-name="ce179" office:value-type="date" office:date-value="2012-02-22">
            <text:p>22/02/2012</text:p>
          </table:table-cell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4"/>
          <table:table-cell table:style-name="ce50" table:content-validation-name="val3"/>
          <table:table-cell table:style-name="ce50" table:number-columns-repeated="3"/>
          <table:table-cell table:style-name="ce65" office:value-type="string">
            <text:p><text:s/>LOT 10 : metallerie serrurerie</text:p>
          </table:table-cell>
          <table:table-cell table:style-name="ce50"/>
          <table:table-cell table:style-name="ce113" office:value-type="float" office:value="198996">
            <text:p>198 996,00</text:p>
          </table:table-cell>
          <table:table-cell table:style-name="ce65" office:value-type="string">
            <text:p>TECHNICFER</text:p>
          </table:table-cell>
          <table:table-cell table:style-name="ce65" office:value-type="string">
            <text:p>34071 MONTPELLIER CEDEX 3 </text:p>
          </table:table-cell>
          <table:table-cell table:style-name="ce179" office:value-type="date" office:date-value="2012-04-27">
            <text:p>27/04/2012</text:p>
          </table:table-cell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4"/>
          <table:table-cell table:style-name="ce50" table:content-validation-name="val3"/>
          <table:table-cell table:style-name="ce50" table:number-columns-repeated="3"/>
          <table:table-cell table:style-name="ce65" office:value-type="string">
            <text:p><text:s/>LOT 11 : électricié courants forts et faibles</text:p>
          </table:table-cell>
          <table:table-cell table:style-name="ce50"/>
          <table:table-cell table:style-name="ce113" office:value-type="float" office:value="365477.64">
            <text:p>365 477,64</text:p>
          </table:table-cell>
          <table:table-cell table:style-name="ce65" office:value-type="string">
            <text:p>INEO EI MIDI PYRENEES AGENCE LANGUEDOC </text:p>
          </table:table-cell>
          <table:table-cell table:style-name="ce65" office:value-type="string">
            <text:p>34970 LATTES</text:p>
          </table:table-cell>
          <table:table-cell table:style-name="ce179" office:value-type="date" office:date-value="2012-02-23">
            <text:p>23/02/2012</text:p>
          </table:table-cell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4"/>
          <table:table-cell table:style-name="ce50" table:content-validation-name="val3"/>
          <table:table-cell table:style-name="ce50" table:number-columns-repeated="3"/>
          <table:table-cell table:style-name="ce65" office:value-type="string">
            <text:p>LOT 12 : chauffage ventilation plomberie</text:p>
          </table:table-cell>
          <table:table-cell table:style-name="ce50"/>
          <table:table-cell table:style-name="ce113" office:value-type="float" office:value="338732.76">
            <text:p>338 732,76</text:p>
          </table:table-cell>
          <table:table-cell table:style-name="ce65" office:value-type="string">
            <text:p>AXIMA SEITHA </text:p>
          </table:table-cell>
          <table:table-cell table:style-name="ce65" office:value-type="string">
            <text:p><text:s/>34874 LATTES</text:p>
          </table:table-cell>
          <table:table-cell table:style-name="ce179" office:value-type="date" office:date-value="2012-02-22">
            <text:p>22/02/2012</text:p>
          </table:table-cell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4"/>
          <table:table-cell table:style-name="ce50" table:content-validation-name="val3"/>
          <table:table-cell table:style-name="ce50" table:number-columns-repeated="3"/>
          <table:table-cell table:style-name="ce65" office:value-type="string">
            <text:p><text:s/>LOT 13 : isolation extérieure - enduits de façade</text:p>
          </table:table-cell>
          <table:table-cell table:style-name="ce50"/>
          <table:table-cell table:style-name="ce113" office:value-type="float" office:value="146840">
            <text:p>146 840,00</text:p>
          </table:table-cell>
          <table:table-cell table:style-name="ce65" office:value-type="string">
            <text:p>ISO THERM HABITAT </text:p>
          </table:table-cell>
          <table:table-cell table:style-name="ce65" office:value-type="string">
            <text:p><text:s/>34920 LE CRES </text:p>
          </table:table-cell>
          <table:table-cell table:style-name="ce179" office:value-type="date" office:date-value="2012-02-22">
            <text:p>22/02/2012</text:p>
          </table:table-cell>
          <table:table-cell table:number-columns-repeated="241"/>
        </table:table-row>
        <table:table-row table:style-name="ro4">
          <table:table-cell table:style-name="ce17"/>
          <table:table-cell table:style-name="ce50" table:number-columns-repeated="4"/>
          <table:table-cell table:style-name="ce50" table:content-validation-name="val3"/>
          <table:table-cell table:style-name="ce50" table:number-columns-repeated="3"/>
          <table:table-cell table:style-name="ce65" office:value-type="string">
            <text:p><text:s/>LOT 14 : ascenseurs</text:p>
          </table:table-cell>
          <table:table-cell table:style-name="ce50"/>
          <table:table-cell table:style-name="ce113" office:value-type="float" office:value="23700">
            <text:p>23 700,00</text:p>
          </table:table-cell>
          <table:table-cell table:style-name="ce65" office:value-type="string">
            <text:p>THYSSENKRUPP ASCENSEURS </text:p>
          </table:table-cell>
          <table:table-cell table:style-name="ce65" office:value-type="string">
            <text:p>49001 ANGERS CEDEX 1</text:p>
          </table:table-cell>
          <table:table-cell table:style-name="ce179" office:value-type="date" office:date-value="2012-02-23">
            <text:p>23/02/2012</text:p>
          </table:table-cell>
          <table:table-cell table:number-columns-repeated="241"/>
        </table:table-row>
        <table:table-row table:style-name="ro4">
          <table:table-cell table:style-name="ce24"/>
          <table:table-cell table:style-name="ce56" table:number-columns-repeated="4"/>
          <table:table-cell table:style-name="ce56" table:content-validation-name="val3"/>
          <table:table-cell table:style-name="ce56" table:content-validation-name="val1"/>
          <table:table-cell table:style-name="ce56" table:number-columns-repeated="2"/>
          <table:table-cell table:style-name="ce139" office:value-type="string">
            <text:p>LOT 15 : espaces verts</text:p>
          </table:table-cell>
          <table:table-cell table:style-name="ce56"/>
          <table:table-cell table:style-name="ce149" office:value-type="float" office:value="21288.9">
            <text:p>21 288,90</text:p>
          </table:table-cell>
          <table:table-cell table:style-name="ce139" office:value-type="string">
            <text:p>SARIVIERE SA </text:p>
          </table:table-cell>
          <table:table-cell table:style-name="ce139" office:value-type="string">
            <text:p>34970 LATTES</text:p>
          </table:table-cell>
          <table:table-cell table:style-name="ce186" office:value-type="date" office:date-value="2012-02-22">
            <text:p>22/02/2012</text:p>
          </table:table-cell>
          <table:table-cell table:number-columns-repeated="241"/>
        </table:table-row>
        <table:table-row table:style-name="ro4">
          <table:table-cell table:style-name="ce25" table:number-columns-repeated="15"/>
          <table:table-cell table:number-columns-repeated="241"/>
        </table:table-row>
        <table:table-row table:style-name="ro4">
          <table:table-cell table:style-name="ce26" office:value-type="string" table:number-columns-spanned="15" table:number-rows-spanned="1">
            <text:p>MARCHES DE SERVICES CONCLUS EN 2012</text:p>
          </table:table-cell>
          <table:covered-table-cell table:number-columns-repeated="14" table:style-name="ce26"/>
          <table:table-cell table:number-columns-repeated="241"/>
        </table:table-row>
        <table:table-row table:style-name="ro4">
          <table:table-cell table:style-name="ce26" table:number-columns-repeated="15"/>
          <table:table-cell table:number-columns-repeated="241"/>
        </table:table-row>
        <table:table-row table:style-name="ro6">
          <table:table-cell table:style-name="ce25" table:number-columns-repeated="9"/>
          <table:table-cell table:style-name="ce140" office:value-type="string" table:number-columns-spanned="3" table:number-rows-spanned="1">
            <text:p>Si marché alloti, merci de renseigner </text:p>
            <text:p>ces trois colonnes</text:p>
          </table:table-cell>
          <table:covered-table-cell table:number-columns-repeated="2" table:style-name="ce140"/>
          <table:table-cell table:style-name="ce25" table:number-columns-repeated="3"/>
          <table:table-cell table:number-columns-repeated="241"/>
        </table:table-row>
        <table:table-row table:style-name="ro4">
          <table:table-cell table:style-name="ce27" office:value-type="string" table:number-columns-spanned="1" table:number-rows-spanned="2">
            <office:annotation draw:style-name="gr1" draw:text-style-name="P1" svg:width="4.681cm" svg:height="1.902cm" svg:x="2.646cm" svg:y="515.486cm" draw:caption-point-x="-0.428cm" draw:caption-point-y="-385.191cm">
              <dc:creator>JV</dc:creator>
              <dc:date>2013-05-27T00:00:00</dc:date>
              <text:p text:style-name="P1"><text:span text:style-name="T1">Sélectionner dans le menu déroulant le service ayant lancé le marché</text:span></text:p>
            </office:annotation>
            <text:p>Service</text:p>
          </table:table-cell>
          <table:table-cell table:style-name="ce57" office:value-type="string" table:number-columns-spanned="1" table:number-rows-spanned="2">
            <text:p>N° Agrégat</text:p>
            <text:p>ou UF</text:p>
          </table:table-cell>
          <table:table-cell table:style-name="ce69"/>
          <table:table-cell table:style-name="ce69" office:value-type="string">
            <text:p><text:s text:c="44"/>Objet</text:p>
          </table:table-cell>
          <table:table-cell table:style-name="ce57" office:value-type="string" table:number-columns-spanned="1" table:number-rows-spanned="2">
            <office:annotation draw:style-name="gr1" draw:text-style-name="P1" svg:width="22.842cm" svg:height="1.778cm" svg:x="11.559cm" svg:y="515.486cm" draw:caption-point-x="-0.428cm" draw:caption-point-y="-385.191cm">
              <dc:creator>JV</dc:creator>
              <dc:date>2013-05-27T00:00:00</dc:date>
              <text:p text:style-name="P1"><text:span text:style-name="T3">Indiquer l'estimation globale du marché reconductions comprises (HT)</text:span></text:p>
              <text:p text:style-name="P1"><text:span text:style-name="T2"/></text:p>
            </office:annotation>
            <text:p>Estimation avant lancement du marché</text:p>
          </table:table-cell>
          <table:table-cell table:style-name="ce57" office:value-type="string" table:number-columns-spanned="1" table:number-rows-spanned="2">
            <office:annotation draw:style-name="gr1" draw:text-style-name="P1" svg:width="4.013cm" svg:height="1.458cm" svg:x="13.787cm" svg:y="515.486cm" draw:caption-point-x="-0.428cm" draw:caption-point-y="-385.191cm">
              <dc:creator>JV</dc:creator>
              <dc:date>2013-05-27T00:00:00</dc:date>
              <text:p text:style-name="P1"><text:span text:style-name="T1">Sélectionner dans le menu déroulant le type de marché passé</text:span></text:p>
              <text:p text:style-name="P1"><text:span text:style-name="T2"/></text:p>
            </office:annotation>
            <text:p>Type de </text:p>
            <text:p>marché</text:p>
          </table:table-cell>
          <table:table-cell table:style-name="ce57" office:value-type="string" table:number-columns-spanned="1" table:number-rows-spanned="2">
            <office:annotation draw:style-name="gr1" draw:text-style-name="P1" svg:width="2.034cm" svg:height="2.592cm" svg:x="16.016cm" svg:y="515.486cm" draw:caption-point-x="-0.429cm" draw:caption-point-y="-385.191cm">
              <dc:creator>JV</dc:creator>
              <dc:date>2013-05-27T00:00:00</dc:date>
              <text:p text:style-name="P1"><text:span text:style-name="T3">Sélectionner dans le menu déroulant le seuil de votre marché. En cas de marché multilots c'est le montant cumulé de tous les lots qui détermine le seuil</text:span></text:p>
            </office:annotation>
            <text:p>Seuil du marché</text:p>
            <text:p>attribué</text:p>
          </table:table-cell>
          <table:table-cell table:style-name="ce57" office:value-type="string" table:number-columns-spanned="2" table:number-rows-spanned="1">
            <text:p>Montant du marché attribué</text:p>
          </table:table-cell>
          <table:covered-table-cell table:style-name="ce57"/>
          <table:table-cell table:style-name="ce57" office:value-type="string" table:number-columns-spanned="3" table:number-rows-spanned="1">
            <text:p>Marchés allotis</text:p>
          </table:table-cell>
          <table:covered-table-cell table:number-columns-repeated="2" table:style-name="ce57"/>
          <table:table-cell table:style-name="ce57" office:value-type="string" table:number-columns-spanned="2" table:number-rows-spanned="1">
            <office:annotation draw:style-name="gr1" draw:text-style-name="P1" svg:width="1.534cm" svg:height="2.124cm" svg:x="31.613cm" svg:y="515.486cm" draw:caption-point-x="-0.428cm" draw:caption-point-y="-385.191cm">
              <dc:creator>JV</dc:creator>
              <dc:date>2013-05-27T00:00:00</dc:date>
              <text:p text:style-name="P1"><text:span text:style-name="T1">Indiquer le nom de la société + type de société et le code postal dans 2 colonnes différentes</text:span></text:p>
              <text:p text:style-name="P1"><text:span text:style-name="T2">Ex: GERVAIS (SARL) ; 58310</text:span></text:p>
            </office:annotation>
            <text:p>Attributaire</text:p>
          </table:table-cell>
          <table:covered-table-cell table:style-name="ce57"/>
          <table:table-cell table:style-name="ce187" office:value-type="string" table:number-columns-spanned="1" table:number-rows-spanned="2">
            <office:annotation draw:style-name="gr1" draw:text-style-name="P1" svg:width="1.534cm" svg:height="1.458cm" svg:x="33.842cm" svg:y="515.486cm" draw:caption-point-x="-0.429cm" draw:caption-point-y="-385.191cm">
              <dc:creator>JV</dc:creator>
              <dc:date>2013-05-27T00:00:00</dc:date>
              <text:p text:style-name="P1"><text:span text:style-name="T1">Mentionner la date de </text:span></text:p>
              <text:p text:style-name="P1"><text:span text:style-name="T1">notification du marché</text:span></text:p>
              <text:p text:style-name="P1"><text:span text:style-name="T4">Format: XX/XX/201X</text:span></text:p>
              <text:p text:style-name="P1"><text:span text:style-name="T2"/></text:p>
            </office:annotation>
            <text:p>Date de </text:p>
            <text:p>notification</text:p>
          </table:table-cell>
          <table:table-cell table:number-columns-repeated="241"/>
        </table:table-row>
        <table:table-row table:style-name="ro7">
          <table:covered-table-cell table:style-name="ce28"/>
          <table:covered-table-cell table:style-name="ce58"/>
          <table:table-cell table:style-name="ce58" office:value-type="string">
            <text:p>n° marché</text:p>
          </table:table-cell>
          <table:table-cell table:style-name="ce58"/>
          <table:covered-table-cell table:number-columns-repeated="3" table:style-name="ce58"/>
          <table:table-cell table:style-name="ce58" office:value-type="string">
            <office:annotation draw:style-name="gr1" draw:text-style-name="P1" svg:width="1.73cm" svg:height="1.778cm" svg:x="18.244cm" svg:y="516.474cm" draw:caption-point-x="-0.428cm" draw:caption-point-y="-385.685cm">
              <dc:creator>JV</dc:creator>
              <dc:date>2013-05-27T00:00:00</dc:date>
              <text:p text:style-name="P1"><text:span text:style-name="T3">Indiquer le montant annuel en cas de marché reconductible (HT)</text:span></text:p>
            </office:annotation>
            <text:p>Montant annuel</text:p>
          </table:table-cell>
          <table:table-cell table:style-name="ce58" office:value-type="string">
            <text:p>Montant </text:p>
            <text:p>total </text:p>
          </table:table-cell>
          <table:table-cell table:style-name="ce141" office:value-type="string">
            <office:annotation draw:style-name="gr1" draw:text-style-name="P1" svg:width="0.003cm" svg:height="1.458cm" svg:x="22.7cm" svg:y="516.474cm" draw:caption-point-x="-0.428cm" draw:caption-point-y="-385.685cm">
              <dc:creator>JV</dc:creator>
              <dc:date>2013-05-27T00:00:00</dc:date>
              <text:p text:style-name="P1"><text:span text:style-name="T1">Mentionner le libellé du lot</text:span></text:p>
            </office:annotation>
            <text:p>Libellé du lot</text:p>
          </table:table-cell>
          <table:table-cell table:style-name="ce141" office:value-type="string">
            <text:p>Montant annuel par lot</text:p>
          </table:table-cell>
          <table:table-cell table:style-name="ce141" office:value-type="string">
            <text:p>Montant total</text:p>
          </table:table-cell>
          <table:table-cell table:style-name="ce141" office:value-type="string">
            <office:annotation draw:style-name="gr1" draw:text-style-name="P1" svg:width="5.405cm" svg:height="1.753cm" svg:x="29.385cm" svg:y="516.474cm" draw:caption-point-x="-0.428cm" draw:caption-point-y="-385.685cm">
              <dc:creator>JV</dc:creator>
              <dc:date>2013-05-27T00:00:00</dc:date>
              <text:p text:style-name="P1"><text:span text:style-name="T1">Indiquer le nom et le type d'entreprise</text:span></text:p>
              <text:p text:style-name="P1"><text:span text:style-name="T5">Ex: GERVAIS (SARL)</text:span></text:p>
              <text:p text:style-name="P1"><text:span text:style-name="T2"/></text:p>
            </office:annotation>
            <text:p>Nom et type</text:p>
            <text:p>de société</text:p>
          </table:table-cell>
          <table:table-cell table:style-name="ce141" office:value-type="string">
            <office:annotation draw:style-name="gr1" draw:text-style-name="P1" svg:width="1.534cm" svg:height="1.851cm" svg:x="31.613cm" svg:y="516.474cm" draw:caption-point-x="-0.428cm" draw:caption-point-y="-385.685cm">
              <dc:creator>JV</dc:creator>
              <dc:date>2013-05-27T00:00:00</dc:date>
              <text:p text:style-name="P1"><text:span text:style-name="T1">Indiquer le code postal</text:span></text:p>
              <text:p text:style-name="P1"><text:span text:style-name="T1">du siège de l'entreprise et la Ville</text:span></text:p>
            </office:annotation>
            <text:p>Code </text:p>
            <text:p>postal et Ville</text:p>
          </table:table-cell>
          <table:covered-table-cell table:style-name="ce188"/>
          <table:table-cell table:number-columns-repeated="241"/>
        </table:table-row>
        <table:table-row table:style-name="ro4">
          <table:table-cell table:style-name="ce29"/>
          <table:table-cell table:style-name="ce59" table:number-columns-repeated="4"/>
          <table:table-cell table:style-name="ce59" table:content-validation-name="val3"/>
          <table:table-cell table:style-name="ce59" table:content-validation-name="val1"/>
          <table:table-cell table:style-name="ce59" table:number-columns-repeated="7"/>
          <table:table-cell table:style-name="ce189"/>
          <table:table-cell table:number-columns-repeated="241"/>
        </table:table-row>
        <table:table-row table:style-name="ro4">
          <table:table-cell table:style-name="ce30" office:value-type="string" table:number-columns-spanned="15" table:number-rows-spanned="1">
            <text:p>Montant du marché - pour la tranche supérieure ou égale à 20 000 euros HT et inférieure à 90 000 euros HT</text:p>
          </table:table-cell>
          <table:covered-table-cell table:number-columns-repeated="13" table:style-name="ce60"/>
          <table:covered-table-cell table:style-name="ce190"/>
          <table:table-cell table:number-columns-repeated="241"/>
        </table:table-row>
        <table:table-row table:style-name="ro4">
          <table:table-cell table:style-name="ce29"/>
          <table:table-cell table:style-name="ce59" table:number-columns-repeated="4"/>
          <table:table-cell table:style-name="ce59" table:content-validation-name="val3"/>
          <table:table-cell table:style-name="ce59" table:content-validation-name="val1"/>
          <table:table-cell table:style-name="ce59" table:number-columns-repeated="7"/>
          <table:table-cell table:style-name="ce189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1M787</text:p>
          </table:table-cell>
          <table:table-cell table:style-name="ce61" office:value-type="string">
            <text:p>Maintenance vélos PDE</text:p>
          </table:table-cell>
          <table:table-cell table:style-name="ce61" office:value-type="float" office:value="85000">
            <text:p>85000</text:p>
          </table:table-cell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20 000 à 89 999,99 € HT</text:p>
          </table:table-cell>
          <table:table-cell table:style-name="ce61" office:value-type="float" office:value="21250">
            <text:p>21250</text:p>
          </table:table-cell>
          <table:table-cell table:style-name="ce61" office:value-type="float" office:value="85000">
            <text:p>85000</text:p>
          </table:table-cell>
          <table:table-cell table:style-name="ce61" table:number-columns-repeated="3"/>
          <table:table-cell table:style-name="ce61" office:value-type="string">
            <text:p>Le Vieux Biclou</text:p>
          </table:table-cell>
          <table:table-cell table:style-name="ce61" office:value-type="string">
            <text:p>34010 Montpellier</text:p>
          </table:table-cell>
          <table:table-cell table:style-name="ce191" office:value-type="date" office:date-value="2012-05-22">
            <text:p>22/05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3"/>
          <table:table-cell table:style-name="ce92"/>
          <table:table-cell table:style-name="ce61" table:content-validation-name="val3"/>
          <table:table-cell table:style-name="ce61" table:content-validation-name="val1"/>
          <table:table-cell table:style-name="ce92" table:number-columns-repeated="2"/>
          <table:table-cell table:style-name="ce61"/>
          <table:table-cell table:style-name="ce92" table:number-columns-repeated="2"/>
          <table:table-cell table:style-name="ce61" table:number-columns-repeated="2"/>
          <table:table-cell table:style-name="ce191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56</text:p>
          </table:table-cell>
          <table:table-cell table:style-name="ce61" office:value-type="string">
            <text:p>Marché de Diagnostic des risques de la Ville</text:p>
          </table:table-cell>
          <table:table-cell table:style-name="ce93" office:value-type="float" office:value="33500">
            <text:p>33 500</text:p>
          </table:table-cell>
          <table:table-cell table:style-name="ce61" table:content-validation-name="val3" office:value-type="string">
            <text:p>ordinaire</text:p>
          </table:table-cell>
          <table:table-cell table:style-name="ce61" table:content-validation-name="val1" office:value-type="string">
            <text:p>20 000 à 89 999,99 € HT</text:p>
          </table:table-cell>
          <table:table-cell table:number-columns-repeated="2" table:style-name="ce94" office:value-type="float" office:value="32080">
            <text:p>32 080,00</text:p>
          </table:table-cell>
          <table:table-cell table:style-name="ce61" table:number-columns-repeated="3"/>
          <table:table-cell table:style-name="ce61" office:value-type="string">
            <text:p>MAYANE ENVIRONNEMENT</text:p>
          </table:table-cell>
          <table:table-cell table:style-name="ce61" office:value-type="float" office:value="34980">
            <text:p>34980</text:p>
          </table:table-cell>
          <table:table-cell table:style-name="ce191" office:value-type="date" office:date-value="2012-08-26">
            <text:p>26/08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1654</text:p>
          </table:table-cell>
          <table:table-cell table:style-name="ce61" office:value-type="string">
            <text:p>Mise en chenil des chiens placés par le Maire de la Ville de Montpellier</text:p>
          </table:table-cell>
          <table:table-cell table:style-name="ce93" office:value-type="float" office:value="40000">
            <text:p>40 000</text:p>
          </table:table-cell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20 000 à 89 999,99 € HT</text:p>
          </table:table-cell>
          <table:table-cell table:style-name="ce94" office:value-type="float" office:value="10000">
            <text:p>10 000,00</text:p>
          </table:table-cell>
          <table:table-cell table:style-name="ce94" office:value-type="float" office:value="40000">
            <text:p>40 000,00</text:p>
          </table:table-cell>
          <table:table-cell table:style-name="ce61" table:number-columns-repeated="3"/>
          <table:table-cell table:style-name="ce61" office:value-type="string">
            <text:p>CENTRE CANIN <text:s/>DU PILIER DES MASQUES</text:p>
          </table:table-cell>
          <table:table-cell table:style-name="ce61" office:value-type="float" office:value="34400">
            <text:p>34400</text:p>
          </table:table-cell>
          <table:table-cell table:style-name="ce191" office:value-type="date" office:date-value="2012-12-21">
            <text:p>21/12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312</text:p>
          </table:table-cell>
          <table:table-cell table:style-name="ce61" office:value-type="string">
            <text:p>Mission de prévention des risques sur les sites festifs</text:p>
          </table:table-cell>
          <table:table-cell table:style-name="ce93" office:value-type="float" office:value="25000">
            <text:p>25 000</text:p>
          </table:table-cell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20 000 à 89 999,99 € HT</text:p>
          </table:table-cell>
          <table:table-cell table:number-columns-repeated="2" table:style-name="ce94" office:value-type="float" office:value="25000">
            <text:p>25 000,00</text:p>
          </table:table-cell>
          <table:table-cell table:style-name="ce61" table:number-columns-repeated="3"/>
          <table:table-cell table:style-name="ce61" office:value-type="string">
            <text:p>AVENIR SANTE</text:p>
          </table:table-cell>
          <table:table-cell table:style-name="ce61" office:value-type="float" office:value="34298">
            <text:p>34298</text:p>
          </table:table-cell>
          <table:table-cell table:style-name="ce191" office:value-type="date" office:date-value="2013-04-24">
            <text:p>24/04/2013</text:p>
          </table:table-cell>
          <table:table-cell table:number-columns-repeated="241"/>
        </table:table-row>
        <table:table-row table:style-name="ro7">
          <table:table-cell table:style-name="ce31"/>
          <table:table-cell table:style-name="ce61"/>
          <table:table-cell table:style-name="ce61" office:value-type="string">
            <text:p>2M311</text:p>
          </table:table-cell>
          <table:table-cell table:style-name="ce61" office:value-type="string">
            <text:p>Mission de prévention sur les évènements festifs</text:p>
            <text:p>Permanence statique avec véhicule</text:p>
          </table:table-cell>
          <table:table-cell table:style-name="ce93" office:value-type="float" office:value="20000">
            <text:p>20 000</text:p>
          </table:table-cell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20 000 à 89 999,99 € HT</text:p>
          </table:table-cell>
          <table:table-cell table:number-columns-repeated="2" table:style-name="ce94" office:value-type="float" office:value="20000">
            <text:p>20 000,00</text:p>
          </table:table-cell>
          <table:table-cell table:style-name="ce61" table:number-columns-repeated="3"/>
          <table:table-cell table:style-name="ce61" office:value-type="string">
            <text:p>COMITE HERAULT EDUCATION SANTE</text:p>
          </table:table-cell>
          <table:table-cell table:style-name="ce61" office:value-type="float" office:value="34000">
            <text:p>34000</text:p>
          </table:table-cell>
          <table:table-cell table:style-name="ce191" office:value-type="date" office:date-value="2012-04-24">
            <text:p>24/04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271</text:p>
          </table:table-cell>
          <table:table-cell table:style-name="ce61" office:value-type="string">
            <text:p>Médiation de Proximité Urbaine entre la Ville de Montpellier et l'association de médiation Pénale Montpelliéraine</text:p>
          </table:table-cell>
          <table:table-cell table:style-name="ce93" office:value-type="float" office:value="40000">
            <text:p>40 000</text:p>
          </table:table-cell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20 000 à 89 999,99 € HT</text:p>
          </table:table-cell>
          <table:table-cell table:style-name="ce94" office:value-type="float" office:value="9000">
            <text:p>9 000,00</text:p>
          </table:table-cell>
          <table:table-cell table:style-name="ce94" office:value-type="float" office:value="36250">
            <text:p>36 250,00</text:p>
          </table:table-cell>
          <table:table-cell table:style-name="ce61" table:number-columns-repeated="3"/>
          <table:table-cell table:style-name="ce61" office:value-type="string">
            <text:p>ASSOCIATION DE MEDIATION PENALE MONTPELLIERAINE</text:p>
          </table:table-cell>
          <table:table-cell table:style-name="ce61" office:value-type="float" office:value="34000">
            <text:p>34000</text:p>
          </table:table-cell>
          <table:table-cell table:style-name="ce191" office:value-type="date" office:date-value="2012-04-24">
            <text:p>24/04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3"/>
          <table:table-cell table:style-name="ce92"/>
          <table:table-cell table:style-name="ce61" table:content-validation-name="val3"/>
          <table:table-cell table:style-name="ce61" table:content-validation-name="val1"/>
          <table:table-cell table:style-name="ce92" table:number-columns-repeated="2"/>
          <table:table-cell table:style-name="ce61"/>
          <table:table-cell table:style-name="ce92" table:number-columns-repeated="2"/>
          <table:table-cell table:style-name="ce61" table:number-columns-repeated="2"/>
          <table:table-cell table:style-name="ce191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87</text:p>
          </table:table-cell>
          <table:table-cell table:style-name="ce61" office:value-type="string">
            <text:p>Location de matériel de sonorisation des manifestations</text:p>
          </table:table-cell>
          <table:table-cell table:style-name="ce61" office:value-type="string">
            <text:p>60 000 HT</text:p>
          </table:table-cell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20 000 à 89 999,99 € HT</text:p>
          </table:table-cell>
          <table:table-cell table:number-columns-repeated="2" table:style-name="ce61" office:value-type="string">
            <text:p>75 000 HT</text:p>
          </table:table-cell>
          <table:table-cell table:style-name="ce61" table:number-columns-repeated="3"/>
          <table:table-cell table:style-name="ce61" office:value-type="string">
            <text:p>Audio-Technic SARL</text:p>
          </table:table-cell>
          <table:table-cell table:style-name="ce61" office:value-type="string">
            <text:p>34790 Grabels</text:p>
          </table:table-cell>
          <table:table-cell table:style-name="ce191" office:value-type="date" office:date-value="2012-05-16">
            <text:p>16/05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3"/>
          <table:table-cell table:style-name="ce92"/>
          <table:table-cell table:style-name="ce61" table:content-validation-name="val3"/>
          <table:table-cell table:style-name="ce61" table:content-validation-name="val1"/>
          <table:table-cell table:style-name="ce92" table:number-columns-repeated="2"/>
          <table:table-cell table:style-name="ce61"/>
          <table:table-cell table:style-name="ce92" table:number-columns-repeated="2"/>
          <table:table-cell table:style-name="ce61" table:number-columns-repeated="2"/>
          <table:table-cell table:style-name="ce191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846</text:p>
          </table:table-cell>
          <table:table-cell table:style-name="ce61" office:value-type="string">
            <text:p>déplacements et hébergements des élus à Rio de Janeiro</text:p>
          </table:table-cell>
          <table:table-cell table:style-name="ce61"/>
          <table:table-cell table:style-name="ce61" table:content-validation-name="val3" office:value-type="string">
            <text:p>Article 30</text:p>
          </table:table-cell>
          <table:table-cell table:style-name="ce61" table:content-validation-name="val1" office:value-type="string">
            <text:p>20 000 à 89 999,99 € HT</text:p>
          </table:table-cell>
          <table:table-cell table:style-name="ce61"/>
          <table:table-cell table:style-name="ce61" office:value-type="float" office:value="31000">
            <text:p>31000</text:p>
          </table:table-cell>
          <table:table-cell table:style-name="ce61" table:number-columns-repeated="3"/>
          <table:table-cell table:style-name="ce61" office:value-type="string">
            <text:p>COMITE 21</text:p>
          </table:table-cell>
          <table:table-cell table:style-name="ce61" office:value-type="string">
            <text:p>75001 PARIS</text:p>
          </table:table-cell>
          <table:table-cell table:style-name="ce61"/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3"/>
          <table:table-cell table:style-name="ce92"/>
          <table:table-cell table:style-name="ce61" table:content-validation-name="val3"/>
          <table:table-cell table:style-name="ce61" table:content-validation-name="val1"/>
          <table:table-cell table:style-name="ce92" table:number-columns-repeated="2"/>
          <table:table-cell table:style-name="ce61"/>
          <table:table-cell table:style-name="ce92" table:number-columns-repeated="2"/>
          <table:table-cell table:style-name="ce61" table:number-columns-repeated="2"/>
          <table:table-cell table:style-name="ce191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1M740</text:p>
          </table:table-cell>
          <table:table-cell table:style-name="ce61" office:value-type="string">
            <text:p>Étude de faisabilité d'une Cité des métiers à Montpellier</text:p>
          </table:table-cell>
          <table:table-cell table:style-name="ce61" office:value-type="float" office:value="50167">
            <text:p>50167</text:p>
          </table:table-cell>
          <table:table-cell table:style-name="ce61" table:content-validation-name="val3" office:value-type="string">
            <text:p>ordinaire</text:p>
          </table:table-cell>
          <table:table-cell table:style-name="ce61" table:content-validation-name="val1" office:value-type="string">
            <text:p>20 000 à 89 999,99 € HT</text:p>
          </table:table-cell>
          <table:table-cell table:number-columns-repeated="2" table:style-name="ce61" office:value-type="float" office:value="45900">
            <text:p>45900</text:p>
          </table:table-cell>
          <table:table-cell table:style-name="ce61" table:number-columns-repeated="3"/>
          <table:table-cell table:style-name="ce61" office:value-type="string">
            <text:p>AMNYOS</text:p>
          </table:table-cell>
          <table:table-cell table:style-name="ce61" office:value-type="string">
            <text:p>75000 Paris</text:p>
          </table:table-cell>
          <table:table-cell table:style-name="ce191" office:value-type="date" office:date-value="2012-02-02">
            <text:p>02/02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7"/>
          <table:table-cell table:style-name="ce191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1067</text:p>
          </table:table-cell>
          <table:table-cell table:style-name="ce61" office:value-type="string">
            <text:p>CONSULTATION POUR L'ATTRIBUTION D'UN MARCHE A L'ORGANISME DE FORMATION BAFA</text:p>
          </table:table-cell>
          <table:table-cell table:style-name="ce61" office:value-type="float" office:value="60000">
            <text:p>60000</text:p>
          </table:table-cell>
          <table:table-cell table:style-name="ce61" table:content-validation-name="val3" office:value-type="string">
            <text:p>ordinaire</text:p>
          </table:table-cell>
          <table:table-cell table:style-name="ce61" table:content-validation-name="val1" office:value-type="string">
            <text:p>20 000 à 89 999,99 € HT</text:p>
          </table:table-cell>
          <table:table-cell table:style-name="ce61" office:value-type="float" office:value="20000">
            <text:p>20000</text:p>
          </table:table-cell>
          <table:table-cell table:style-name="ce61" office:value-type="float" office:value="60000">
            <text:p>60000</text:p>
          </table:table-cell>
          <table:table-cell table:style-name="ce61" table:number-columns-repeated="3"/>
          <table:table-cell table:style-name="ce61" office:value-type="string">
            <text:p>E.R. LEO LAGRANGE L.R.</text:p>
          </table:table-cell>
          <table:table-cell table:style-name="ce61" office:value-type="string">
            <text:p>34080 MONTPELLIER</text:p>
          </table:table-cell>
          <table:table-cell table:style-name="ce191" office:value-type="date" office:date-value="2012-10-26">
            <text:p>26/10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3"/>
          <table:table-cell table:style-name="ce92"/>
          <table:table-cell table:style-name="ce61" table:content-validation-name="val3"/>
          <table:table-cell table:style-name="ce61" table:content-validation-name="val1"/>
          <table:table-cell table:style-name="ce92" table:number-columns-repeated="2"/>
          <table:table-cell table:style-name="ce61"/>
          <table:table-cell table:style-name="ce92" table:number-columns-repeated="2"/>
          <table:table-cell table:style-name="ce61" table:number-columns-repeated="2"/>
          <table:table-cell table:style-name="ce191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180</text:p>
          </table:table-cell>
          <table:table-cell table:style-name="ce61" office:value-type="string">
            <text:p>Achat tee-shirts et casquettes</text:p>
          </table:table-cell>
          <table:table-cell table:style-name="ce61" office:value-type="float" office:value="30100">
            <text:p>30100</text:p>
          </table:table-cell>
          <table:table-cell table:style-name="ce61" table:content-validation-name="val3" office:value-type="string">
            <text:p>ordinaire</text:p>
          </table:table-cell>
          <table:table-cell table:style-name="ce61" table:content-validation-name="val1" office:value-type="string">
            <text:p>20 000 à 89 999,99 € HT</text:p>
          </table:table-cell>
          <table:table-cell table:style-name="ce61" office:value-type="float" office:value="30100">
            <text:p>30100</text:p>
          </table:table-cell>
          <table:table-cell table:style-name="ce61" table:number-columns-repeated="4"/>
          <table:table-cell table:style-name="ce61" office:value-type="string">
            <text:p>Gecko</text:p>
          </table:table-cell>
          <table:table-cell table:style-name="ce61" office:value-type="float" office:value="40440">
            <text:p>40440</text:p>
          </table:table-cell>
          <table:table-cell table:style-name="ce191" office:value-type="date" office:date-value="2012-05-25">
            <text:p>25/05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3"/>
          <table:table-cell table:style-name="ce92"/>
          <table:table-cell table:style-name="ce61" table:content-validation-name="val3"/>
          <table:table-cell table:style-name="ce61" table:content-validation-name="val1"/>
          <table:table-cell table:style-name="ce92" table:number-columns-repeated="2"/>
          <table:table-cell table:style-name="ce61"/>
          <table:table-cell table:style-name="ce92" table:number-columns-repeated="2"/>
          <table:table-cell table:style-name="ce61" table:number-columns-repeated="2"/>
          <table:table-cell table:style-name="ce191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1657</text:p>
          </table:table-cell>
          <table:table-cell table:style-name="ce61" office:value-type="string">
            <text:p>Prestations de service - Champ France Judo</text:p>
          </table:table-cell>
          <table:table-cell table:style-name="ce94" office:value-type="float" office:value="50000">
            <text:p>50 000,00</text:p>
          </table:table-cell>
          <table:table-cell table:style-name="ce61" table:content-validation-name="val3" office:value-type="string">
            <text:p>ordinaire</text:p>
          </table:table-cell>
          <table:table-cell table:style-name="ce61" table:content-validation-name="val1" office:value-type="string">
            <text:p>20 000 à 89 999,99 € HT</text:p>
          </table:table-cell>
          <table:table-cell table:style-name="ce61" office:value-type="float" office:value="50000">
            <text:p>50000</text:p>
          </table:table-cell>
          <table:table-cell table:style-name="ce61" table:number-columns-repeated="4"/>
          <table:table-cell table:style-name="ce61" office:value-type="string">
            <text:p>Ligue LR de Judo</text:p>
          </table:table-cell>
          <table:table-cell table:style-name="ce61" office:value-type="float" office:value="34000">
            <text:p>34000</text:p>
          </table:table-cell>
          <table:table-cell table:style-name="ce191"/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3"/>
          <table:table-cell table:style-name="ce92"/>
          <table:table-cell table:style-name="ce61" table:content-validation-name="val3"/>
          <table:table-cell table:style-name="ce61" table:content-validation-name="val1"/>
          <table:table-cell table:style-name="ce92" table:number-columns-repeated="2"/>
          <table:table-cell table:style-name="ce61"/>
          <table:table-cell table:style-name="ce92" table:number-columns-repeated="2"/>
          <table:table-cell table:style-name="ce61" table:number-columns-repeated="2"/>
          <table:table-cell table:style-name="ce191"/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14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1254</text:p>
          </table:table-cell>
          <table:table-cell table:style-name="ce61" office:value-type="string">
            <text:p>Actualisation du schéma d'aménagement hydraulique du Verdanson</text:p>
          </table:table-cell>
          <table:table-cell table:style-name="ce61" office:value-type="float" office:value="125000">
            <text:p>125000</text:p>
          </table:table-cell>
          <table:table-cell table:style-name="ce61" table:content-validation-name="val3" office:value-type="string">
            <text:p>à tranches</text:p>
          </table:table-cell>
          <table:table-cell table:style-name="ce61" table:content-validation-name="val1" office:value-type="string">
            <text:p>20 000 à 89 999,99 € HT</text:p>
          </table:table-cell>
          <table:table-cell table:number-columns-repeated="2" table:style-name="ce61" office:value-type="float" office:value="58290">
            <text:p>58290</text:p>
          </table:table-cell>
          <table:table-cell table:style-name="ce61" table:number-columns-repeated="3"/>
          <table:table-cell table:style-name="ce61" office:value-type="string">
            <text:p>EGIS EAU</text:p>
          </table:table-cell>
          <table:table-cell table:style-name="ce61" office:value-type="string">
            <text:p>34000 MONTPELLIER</text:p>
          </table:table-cell>
          <table:table-cell table:style-name="ce191" office:value-type="date" office:date-value="2012-12-12">
            <text:p>12/12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3"/>
          <table:table-cell table:style-name="ce92"/>
          <table:table-cell table:style-name="ce61" table:content-validation-name="val3"/>
          <table:table-cell table:style-name="ce61" table:content-validation-name="val1"/>
          <table:table-cell table:style-name="ce92" table:number-columns-repeated="2"/>
          <table:table-cell table:style-name="ce61"/>
          <table:table-cell table:style-name="ce92" table:number-columns-repeated="2"/>
          <table:table-cell table:style-name="ce61" table:number-columns-repeated="2"/>
          <table:table-cell table:style-name="ce191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252</text:p>
          </table:table-cell>
          <table:table-cell table:style-name="ce61" office:value-type="string">
            <text:p>Prestation de courtage aux enchères sur internet de matèriels réformés par la ville</text:p>
          </table:table-cell>
          <table:table-cell table:style-name="ce92" office:value-type="float" office:value="30000">
            <text:p>30 000,00 €</text:p>
          </table:table-cell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20 000 à 89 999,99 € HT</text:p>
          </table:table-cell>
          <table:table-cell table:style-name="ce92" office:value-type="float" office:value="10000">
            <text:p>10 000,00 €</text:p>
          </table:table-cell>
          <table:table-cell table:style-name="ce92" office:value-type="float" office:value="30000">
            <text:p>30 000,00 €</text:p>
          </table:table-cell>
          <table:table-cell table:style-name="ce61"/>
          <table:table-cell table:style-name="ce92" table:number-columns-repeated="2"/>
          <table:table-cell table:style-name="ce61" office:value-type="string">
            <text:p>AGORASTORE</text:p>
          </table:table-cell>
          <table:table-cell table:style-name="ce61" office:value-type="string">
            <text:p>75 011 PARIS</text:p>
          </table:table-cell>
          <table:table-cell table:style-name="ce191" office:value-type="date" office:date-value="2012-05-10">
            <text:p>10/05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3"/>
          <table:table-cell table:style-name="ce92"/>
          <table:table-cell table:style-name="ce61" table:content-validation-name="val3"/>
          <table:table-cell table:style-name="ce61" table:content-validation-name="val1"/>
          <table:table-cell table:style-name="ce92" table:number-columns-repeated="2"/>
          <table:table-cell table:style-name="ce61"/>
          <table:table-cell table:style-name="ce92" table:number-columns-repeated="2"/>
          <table:table-cell table:style-name="ce61" table:number-columns-repeated="2"/>
          <table:table-cell table:style-name="ce191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1M345</text:p>
          </table:table-cell>
          <table:table-cell table:style-name="ce61" office:value-type="string">
            <text:p>Location blanchissage et entretien des vêtements professionnels de la cuisine centrale </text:p>
          </table:table-cell>
          <table:table-cell table:style-name="ce92" office:value-type="float" office:value="45000">
            <text:p>45 000,00 €</text:p>
          </table:table-cell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20 000 à 89 999,99 € HT</text:p>
          </table:table-cell>
          <table:table-cell table:style-name="ce92" office:value-type="float" office:value="16666">
            <text:p>16 666,00 €</text:p>
          </table:table-cell>
          <table:table-cell table:style-name="ce92" office:value-type="float" office:value="50000">
            <text:p>50 000,00 €</text:p>
          </table:table-cell>
          <table:table-cell table:style-name="ce61"/>
          <table:table-cell table:style-name="ce92" table:number-columns-repeated="2"/>
          <table:table-cell table:style-name="ce61" office:value-type="string">
            <text:p>ELIS</text:p>
          </table:table-cell>
          <table:table-cell table:style-name="ce61" office:value-type="string">
            <text:p>30 971 NIMES</text:p>
          </table:table-cell>
          <table:table-cell table:style-name="ce191" office:value-type="date" office:date-value="2011-10-19">
            <text:p>19/10/2011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3"/>
          <table:table-cell table:style-name="ce92"/>
          <table:table-cell table:style-name="ce61" table:content-validation-name="val3"/>
          <table:table-cell table:style-name="ce61" table:content-validation-name="val1"/>
          <table:table-cell table:style-name="ce92" table:number-columns-repeated="2"/>
          <table:table-cell table:style-name="ce61"/>
          <table:table-cell table:style-name="ce92" table:number-columns-repeated="2"/>
          <table:table-cell table:style-name="ce61" table:number-columns-repeated="2"/>
          <table:table-cell table:style-name="ce191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189</text:p>
          </table:table-cell>
          <table:table-cell table:style-name="ce61" office:value-type="string">
            <text:p>Prestations de maintenance des machines d'imprimerie</text:p>
          </table:table-cell>
          <table:table-cell table:style-name="ce92" office:value-type="float" office:value="20000">
            <text:p>20 000,00 €</text:p>
          </table:table-cell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20 000 à 89 999,99 € HT</text:p>
          </table:table-cell>
          <table:table-cell table:style-name="ce92" office:value-type="float" office:value="22000">
            <text:p>22 000,00 €</text:p>
          </table:table-cell>
          <table:table-cell table:style-name="ce92" office:value-type="float" office:value="88000">
            <text:p>88 000,00 €</text:p>
          </table:table-cell>
          <table:table-cell table:style-name="ce61"/>
          <table:table-cell table:style-name="ce92" table:number-columns-repeated="2"/>
          <table:table-cell table:style-name="ce61" office:value-type="string">
            <text:p>ABS</text:p>
          </table:table-cell>
          <table:table-cell table:style-name="ce61" office:value-type="string">
            <text:p><text:s/>34 135 MAUGUIO</text:p>
          </table:table-cell>
          <table:table-cell table:style-name="ce191" office:value-type="date" office:date-value="2012-04-26">
            <text:p>26/04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3"/>
          <table:table-cell table:style-name="ce92"/>
          <table:table-cell table:style-name="ce61" table:content-validation-name="val3"/>
          <table:table-cell table:style-name="ce61" table:content-validation-name="val1"/>
          <table:table-cell table:style-name="ce92" table:number-columns-repeated="2"/>
          <table:table-cell table:style-name="ce61"/>
          <table:table-cell table:style-name="ce92" table:number-columns-repeated="2"/>
          <table:table-cell table:style-name="ce61" table:number-columns-repeated="2"/>
          <table:table-cell table:style-name="ce191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945</text:p>
          </table:table-cell>
          <table:table-cell table:style-name="ce61" office:value-type="string">
            <text:p>Location d'une machine de mise sous pli</text:p>
          </table:table-cell>
          <table:table-cell table:style-name="ce92" office:value-type="float" office:value="65000">
            <text:p>65 000,00 €</text:p>
          </table:table-cell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20 000 à 89 999,99 € HT</text:p>
          </table:table-cell>
          <table:table-cell table:style-name="ce92" office:value-type="float" office:value="14000">
            <text:p>14 000,00 €</text:p>
          </table:table-cell>
          <table:table-cell table:style-name="ce92" office:value-type="float" office:value="70000">
            <text:p>70 000,00 €</text:p>
          </table:table-cell>
          <table:table-cell table:style-name="ce61"/>
          <table:table-cell table:style-name="ce92" table:number-columns-repeated="2"/>
          <table:table-cell table:style-name="ce61" office:value-type="string">
            <text:p>PITNEY BOWES</text:p>
          </table:table-cell>
          <table:table-cell table:style-name="ce61" office:value-type="string">
            <text:p>93 456 La Plaine Saint DENIS</text:p>
          </table:table-cell>
          <table:table-cell table:style-name="ce191" office:value-type="date" office:date-value="2012-07-23">
            <text:p>23/07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3"/>
          <table:table-cell table:style-name="ce92"/>
          <table:table-cell table:style-name="ce61" table:content-validation-name="val3"/>
          <table:table-cell table:style-name="ce61" table:content-validation-name="val1"/>
          <table:table-cell table:style-name="ce92" table:number-columns-repeated="2"/>
          <table:table-cell table:style-name="ce61"/>
          <table:table-cell table:style-name="ce92" table:number-columns-repeated="2"/>
          <table:table-cell table:style-name="ce61" table:number-columns-repeated="2"/>
          <table:table-cell table:style-name="ce191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235</text:p>
          </table:table-cell>
          <table:table-cell table:style-name="ce61" office:value-type="string">
            <text:p>RELEVE CARTOGRAPHIQUE DES ZONES D'INTERET ECOLOGIQUE A PROTEGER</text:p>
          </table:table-cell>
          <table:table-cell table:style-name="ce61" office:value-type="float" office:value="50000">
            <text:p>50000</text:p>
          </table:table-cell>
          <table:table-cell table:style-name="ce61" table:content-validation-name="val3" office:value-type="string">
            <text:p>ordinaire</text:p>
          </table:table-cell>
          <table:table-cell table:style-name="ce61" table:content-validation-name="val1" office:value-type="string">
            <text:p>20 000 à 89 999,99 € HT</text:p>
          </table:table-cell>
          <table:table-cell table:number-columns-repeated="2" table:style-name="ce61" office:value-type="float" office:value="44265">
            <text:p>44265</text:p>
          </table:table-cell>
          <table:table-cell table:style-name="ce61" table:number-columns-repeated="3"/>
          <table:table-cell table:style-name="ce61" office:value-type="string">
            <text:p>BIOTOPE</text:p>
          </table:table-cell>
          <table:table-cell table:style-name="ce61" office:value-type="float" office:value="34130">
            <text:p>34130</text:p>
          </table:table-cell>
          <table:table-cell table:style-name="ce191" office:value-type="date" office:date-value="2013-01-23">
            <text:p>23/01/2013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3"/>
          <table:table-cell table:style-name="ce92"/>
          <table:table-cell table:style-name="ce61" table:content-validation-name="val3"/>
          <table:table-cell table:style-name="ce61" table:content-validation-name="val1"/>
          <table:table-cell table:style-name="ce92" table:number-columns-repeated="2"/>
          <table:table-cell table:style-name="ce61"/>
          <table:table-cell table:style-name="ce92" table:number-columns-repeated="2"/>
          <table:table-cell table:style-name="ce61" table:number-columns-repeated="2"/>
          <table:table-cell table:style-name="ce191"/>
          <table:table-cell table:number-columns-repeated="241"/>
        </table:table-row>
        <table:table-row table:style-name="ro7">
          <table:table-cell table:style-name="ce31"/>
          <table:table-cell table:style-name="ce61"/>
          <table:table-cell table:style-name="ce61" office:value-type="string">
            <text:p>1M748</text:p>
          </table:table-cell>
          <table:table-cell table:style-name="ce70" office:value-type="string">
            <text:p>Mission de diagnostics/études de stabilité et de faisabilité pour 2 bâtiments de type GEEP - <text:s/>Écoles élémentaires Boulloche et Daubié </text:p>
            <text:p>Étude de faisabilité </text:p>
          </table:table-cell>
          <table:table-cell table:style-name="ce94" office:value-type="float" office:value="80000">
            <text:p>80 000,00</text:p>
          </table:table-cell>
          <table:table-cell table:style-name="ce61" table:content-validation-name="val3" office:value-type="string">
            <text:p>ordinaire</text:p>
          </table:table-cell>
          <table:table-cell table:style-name="ce61" table:content-validation-name="val1" office:value-type="string">
            <text:p>20 000 à 89 999,99 € HT</text:p>
          </table:table-cell>
          <table:table-cell table:number-columns-repeated="2" table:style-name="ce95" office:value-type="float" office:value="59899">
            <text:p>59 899,00</text:p>
          </table:table-cell>
          <table:table-cell table:style-name="ce61" table:number-columns-repeated="3"/>
          <table:table-cell table:style-name="ce95" office:value-type="string">
            <text:p>Ginger CEBTP </text:p>
          </table:table-cell>
          <table:table-cell table:style-name="ce61" office:value-type="string">
            <text:p>34830 Jacou</text:p>
          </table:table-cell>
          <table:table-cell table:style-name="ce192" office:value-type="date" office:date-value="2012-03-15">
            <text:p>15/03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2"/>
          <table:table-cell table:style-name="ce70"/>
          <table:table-cell table:style-name="ce94"/>
          <table:table-cell table:style-name="ce61" table:content-validation-name="val3"/>
          <table:table-cell table:style-name="ce61" table:content-validation-name="val1"/>
          <table:table-cell table:style-name="ce95" table:number-columns-repeated="2"/>
          <table:table-cell table:style-name="ce61" table:number-columns-repeated="3"/>
          <table:table-cell table:style-name="ce95"/>
          <table:table-cell table:style-name="ce61"/>
          <table:table-cell table:style-name="ce192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70" office:value-type="string">
            <text:p>2M16 </text:p>
          </table:table-cell>
          <table:table-cell table:style-name="ce70" office:value-type="string">
            <text:p>Nettoyage technique périodique réglementaire des installations VMC et cuisines des crèches municipales </text:p>
          </table:table-cell>
          <table:table-cell table:style-name="ce95" office:value-type="float" office:value="6700">
            <text:p>6 700,00</text:p>
          </table:table-cell>
          <table:table-cell table:style-name="ce61" table:content-validation-name="val3" office:value-type="string">
            <text:p>ordinaire</text:p>
          </table:table-cell>
          <table:table-cell table:style-name="ce61" table:content-validation-name="val1" office:value-type="string">
            <text:p>20 000 à 89 999,99 € HT</text:p>
          </table:table-cell>
          <table:table-cell table:style-name="ce95" office:value-type="float" office:value="6639">
            <text:p>6 639,00</text:p>
          </table:table-cell>
          <table:table-cell table:style-name="ce95" office:value-type="float" office:value="26556">
            <text:p>26 556,00</text:p>
          </table:table-cell>
          <table:table-cell table:style-name="ce61" table:number-columns-repeated="3"/>
          <table:table-cell table:style-name="ce95" office:value-type="string">
            <text:p>HTS</text:p>
          </table:table-cell>
          <table:table-cell table:style-name="ce61" office:value-type="string">
            <text:p>34080 Montpellier</text:p>
          </table:table-cell>
          <table:table-cell table:style-name="ce191" office:value-type="date" office:date-value="2012-04-10">
            <text:p>10/04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3"/>
          <table:table-cell table:style-name="ce92"/>
          <table:table-cell table:style-name="ce61" table:content-validation-name="val3"/>
          <table:table-cell table:style-name="ce61" table:content-validation-name="val1"/>
          <table:table-cell table:style-name="ce92" table:number-columns-repeated="2"/>
          <table:table-cell table:style-name="ce61"/>
          <table:table-cell table:style-name="ce92" table:number-columns-repeated="2"/>
          <table:table-cell table:style-name="ce61" table:number-columns-repeated="2"/>
          <table:table-cell table:style-name="ce191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1M566</text:p>
          </table:table-cell>
          <table:table-cell table:style-name="ce61" office:value-type="string">
            <text:p>Entretien préventif et maintenance installations froid industriel</text:p>
          </table:table-cell>
          <table:table-cell table:style-name="ce93" office:value-type="string">
            <text:p>20 000 / an</text:p>
          </table:table-cell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20 000 à 89 999,99 € HT</text:p>
          </table:table-cell>
          <table:table-cell table:style-name="ce93" office:value-type="float" office:value="13000">
            <text:p>13 000</text:p>
          </table:table-cell>
          <table:table-cell table:style-name="ce93" office:value-type="float" office:value="52000">
            <text:p>52 000</text:p>
          </table:table-cell>
          <table:table-cell table:style-name="ce61" table:number-columns-repeated="3"/>
          <table:table-cell table:style-name="ce61" office:value-type="string">
            <text:p>SOLANREF (SAS)</text:p>
          </table:table-cell>
          <table:table-cell table:style-name="ce61" office:value-type="string">
            <text:p>34130 <text:s text:c="4"/>St Aunés</text:p>
          </table:table-cell>
          <table:table-cell table:style-name="ce61" office:value-type="string">
            <text:p>../05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3"/>
          <table:table-cell table:style-name="ce92"/>
          <table:table-cell table:style-name="ce61" table:content-validation-name="val3"/>
          <table:table-cell table:style-name="ce61" table:content-validation-name="val1"/>
          <table:table-cell table:style-name="ce92" table:number-columns-repeated="2"/>
          <table:table-cell table:style-name="ce61"/>
          <table:table-cell table:style-name="ce92" table:number-columns-repeated="2"/>
          <table:table-cell table:style-name="ce61" table:number-columns-repeated="2"/>
          <table:table-cell table:style-name="ce191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71" office:value-type="string">
            <text:p>2M945</text:p>
          </table:table-cell>
          <table:table-cell table:style-name="ce61" office:value-type="string">
            <text:p>MISE SOUS PLIS</text:p>
          </table:table-cell>
          <table:table-cell table:style-name="ce61" office:value-type="float" office:value="44000">
            <text:p>44000</text:p>
          </table:table-cell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20 000 à 89 999,99 € HT</text:p>
          </table:table-cell>
          <table:table-cell table:style-name="ce61" office:value-type="float" office:value="12300">
            <text:p>12300</text:p>
          </table:table-cell>
          <table:table-cell table:style-name="ce61" office:value-type="float" office:value="44000">
            <text:p>44000</text:p>
          </table:table-cell>
          <table:table-cell table:style-name="ce61" office:value-type="string">
            <text:p>LOCATION MISE SOUS PLIS</text:p>
          </table:table-cell>
          <table:table-cell table:style-name="ce61" table:number-columns-repeated="2"/>
          <table:table-cell table:style-name="ce61" office:value-type="string">
            <text:p>PITNEY BOWES </text:p>
          </table:table-cell>
          <table:table-cell table:style-name="ce61" office:value-type="float" office:value="93217">
            <text:p>93217</text:p>
          </table:table-cell>
          <table:table-cell table:style-name="ce61" office:value-type="string">
            <text:p>2012/284</text:p>
          </table:table-cell>
          <table:table-cell table:number-columns-repeated="241"/>
        </table:table-row>
        <table:table-row table:style-name="ro8">
          <table:table-cell table:style-name="ce31"/>
          <table:table-cell table:style-name="ce61"/>
          <table:table-cell table:style-name="ce61" office:value-type="string">
            <text:p>12M03712</text:p>
          </table:table-cell>
          <table:table-cell table:style-name="ce61" office:value-type="string">
            <text:p>PRESTATION HOTELLERIE</text:p>
          </table:table-cell>
          <table:table-cell table:style-name="ce61" office:value-type="float" office:value="88000">
            <text:p>88000</text:p>
          </table:table-cell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20 000 à 89 999,99 € HT</text:p>
          </table:table-cell>
          <table:table-cell table:style-name="ce61" office:value-type="float" office:value="12500">
            <text:p>12500</text:p>
          </table:table-cell>
          <table:table-cell table:style-name="ce61" office:value-type="float" office:value="101636">
            <text:p>101636</text:p>
          </table:table-cell>
          <table:table-cell table:style-name="ce61" office:value-type="string">
            <text:p>PRESTATION HOTELLERIE </text:p>
          </table:table-cell>
          <table:table-cell table:style-name="ce61" office:value-type="float" office:value="6500">
            <text:p>6500</text:p>
          </table:table-cell>
          <table:table-cell table:style-name="ce61" office:value-type="float" office:value="12500">
            <text:p>12500</text:p>
          </table:table-cell>
          <table:table-cell table:style-name="ce61" office:value-type="string">
            <text:p><text:span text:style-name="T9"><text:a xlink:href="javascript:openLienTiers(document.frmTraitement.TiersId.value)">­HOTEL DES ARTS SARL </text:a></text:span></text:p>
          </table:table-cell>
          <table:table-cell table:style-name="ce61" office:value-type="float" office:value="34000">
            <text:p>34000</text:p>
          </table:table-cell>
          <table:table-cell table:style-name="ce191" office:value-type="date" office:date-value="2012-10-27">
            <text:p>27/10/2012</text:p>
          </table:table-cell>
          <table:table-cell table:number-columns-repeated="241"/>
        </table:table-row>
        <table:table-row table:style-name="ro8">
          <table:table-cell table:style-name="ce31"/>
          <table:table-cell table:style-name="ce61"/>
          <table:table-cell table:style-name="ce63" table:number-columns-repeated="3"/>
          <table:table-cell table:style-name="ce63" table:content-validation-name="val3"/>
          <table:table-cell table:style-name="ce63" table:content-validation-name="val1"/>
          <table:table-cell table:style-name="ce63" table:number-columns-repeated="5"/>
          <table:table-cell table:style-name="ce61" office:value-type="string">
            <text:p><text:span text:style-name="T9"><text:a xlink:href="javascript:openLienTiers(document.frmTraitement.TiersId.value)">­BANCAREL COMPAGNIE SA</text:a></text:span></text:p>
          </table:table-cell>
          <table:table-cell table:style-name="ce61" office:value-type="float" office:value="34000">
            <text:p>34000</text:p>
          </table:table-cell>
          <table:table-cell table:style-name="ce61"/>
          <table:table-cell table:number-columns-repeated="241"/>
        </table:table-row>
        <table:table-row table:style-name="ro8">
          <table:table-cell table:style-name="ce31"/>
          <table:table-cell table:style-name="ce61"/>
          <table:table-cell table:style-name="ce59" table:number-columns-repeated="3"/>
          <table:table-cell table:style-name="ce59" table:content-validation-name="val3"/>
          <table:table-cell table:style-name="ce59" table:content-validation-name="val1"/>
          <table:table-cell table:style-name="ce59" table:number-columns-repeated="5"/>
          <table:table-cell table:style-name="ce61" office:value-type="string">
            <text:p><text:span text:style-name="T9"><text:a xlink:href="javascript:openLienTiers(document.frmTraitement.TiersId.value)">­HOTEL COLISEE VERDUN </text:a></text:span></text:p>
          </table:table-cell>
          <table:table-cell table:style-name="ce61" office:value-type="float" office:value="34000">
            <text:p>34000</text:p>
          </table:table-cell>
          <table:table-cell table:style-name="ce61"/>
          <table:table-cell table:number-columns-repeated="241"/>
        </table:table-row>
        <table:table-row table:style-name="ro8">
          <table:table-cell table:style-name="ce31"/>
          <table:table-cell table:style-name="ce61"/>
          <table:table-cell table:style-name="ce59" table:number-columns-repeated="3"/>
          <table:table-cell table:style-name="ce59" table:content-validation-name="val3"/>
          <table:table-cell table:style-name="ce59" table:content-validation-name="val1"/>
          <table:table-cell table:style-name="ce59" table:number-columns-repeated="5"/>
          <table:table-cell table:style-name="ce61" office:value-type="string">
            <text:p><text:span text:style-name="T9"><text:a xlink:href="javascript:openLienTiers(document.frmTraitement.TiersId.value)">­MERIDIONALE EXPLOITATION HOTELIERE SARL</text:a></text:span></text:p>
          </table:table-cell>
          <table:table-cell table:style-name="ce61" office:value-type="float" office:value="34000">
            <text:p>34000</text:p>
          </table:table-cell>
          <table:table-cell table:style-name="ce61"/>
          <table:table-cell table:number-columns-repeated="241"/>
        </table:table-row>
        <table:table-row table:style-name="ro8">
          <table:table-cell table:style-name="ce31"/>
          <table:table-cell table:style-name="ce61"/>
          <table:table-cell table:style-name="ce59" table:number-columns-repeated="3"/>
          <table:table-cell table:style-name="ce59" table:content-validation-name="val3"/>
          <table:table-cell table:style-name="ce59" table:content-validation-name="val1"/>
          <table:table-cell table:style-name="ce59" table:number-columns-repeated="5"/>
          <table:table-cell table:style-name="ce61" office:value-type="string">
            <text:p><text:span text:style-name="T9"><text:a xlink:href="javascript:openLienTiers(document.frmTraitement.TiersId.value)">­ODYSSEUM SARL</text:a></text:span></text:p>
          </table:table-cell>
          <table:table-cell table:style-name="ce61" office:value-type="float" office:value="34000">
            <text:p>34000</text:p>
          </table:table-cell>
          <table:table-cell table:style-name="ce61"/>
          <table:table-cell table:number-columns-repeated="241"/>
        </table:table-row>
        <table:table-row table:style-name="ro8">
          <table:table-cell table:style-name="ce31"/>
          <table:table-cell table:style-name="ce61"/>
          <table:table-cell table:style-name="ce59" table:number-columns-repeated="3"/>
          <table:table-cell table:style-name="ce59" table:content-validation-name="val3"/>
          <table:table-cell table:style-name="ce59" table:content-validation-name="val1"/>
          <table:table-cell table:style-name="ce59" table:number-columns-repeated="5"/>
          <table:table-cell table:style-name="ce61" office:value-type="string">
            <text:p><text:span text:style-name="T9"><text:a xlink:href="javascript:openLienTiers(document.frmTraitement.TiersId.value)">­MONTIGONE SNC </text:a></text:span></text:p>
          </table:table-cell>
          <table:table-cell table:style-name="ce61" office:value-type="float" office:value="34000">
            <text:p>34000</text:p>
          </table:table-cell>
          <table:table-cell table:style-name="ce61"/>
          <table:table-cell table:number-columns-repeated="241"/>
        </table:table-row>
        <table:table-row table:style-name="ro8">
          <table:table-cell table:style-name="ce31"/>
          <table:table-cell table:style-name="ce61"/>
          <table:table-cell table:style-name="ce59" table:number-columns-repeated="3"/>
          <table:table-cell table:style-name="ce59" table:content-validation-name="val3"/>
          <table:table-cell table:style-name="ce59" table:content-validation-name="val1"/>
          <table:table-cell table:style-name="ce59" table:number-columns-repeated="5"/>
          <table:table-cell table:style-name="ce61" office:value-type="string">
            <text:p><text:span text:style-name="T9"><text:a xlink:href="javascript:openLienTiers(document.frmTraitement.TiersId.value)">­POLY HOTELS SNC</text:a></text:span></text:p>
          </table:table-cell>
          <table:table-cell table:style-name="ce61" office:value-type="float" office:value="34000">
            <text:p>34000</text:p>
          </table:table-cell>
          <table:table-cell table:style-name="ce61"/>
          <table:table-cell table:number-columns-repeated="241"/>
        </table:table-row>
        <table:table-row table:style-name="ro8">
          <table:table-cell table:style-name="ce31"/>
          <table:table-cell table:style-name="ce61"/>
          <table:table-cell table:style-name="ce59" table:number-columns-repeated="3"/>
          <table:table-cell table:style-name="ce59" table:content-validation-name="val3"/>
          <table:table-cell table:style-name="ce59" table:content-validation-name="val1"/>
          <table:table-cell table:style-name="ce59" table:number-columns-repeated="5"/>
          <table:table-cell table:style-name="ce61" office:value-type="string">
            <text:p><text:span text:style-name="T9"><text:a xlink:href="javascript:openLienTiers(document.frmTraitement.TiersId.value)">­CITADELLE SAS ­34000 </text:a></text:span></text:p>
          </table:table-cell>
          <table:table-cell table:style-name="ce61" office:value-type="float" office:value="34000">
            <text:p>34000</text:p>
          </table:table-cell>
          <table:table-cell table:style-name="ce61"/>
          <table:table-cell table:number-columns-repeated="241"/>
        </table:table-row>
        <table:table-row table:style-name="ro8">
          <table:table-cell table:style-name="ce31"/>
          <table:table-cell table:style-name="ce61"/>
          <table:table-cell table:style-name="ce59" table:number-columns-repeated="3"/>
          <table:table-cell table:style-name="ce59" table:content-validation-name="val3"/>
          <table:table-cell table:style-name="ce59" table:content-validation-name="val1"/>
          <table:table-cell table:style-name="ce59" table:number-columns-repeated="5"/>
          <table:table-cell table:style-name="ce61" office:value-type="string">
            <text:p><text:span text:style-name="T9"><text:a xlink:href="javascript:openLienTiers(document.frmTraitement.TiersId.value)">­GMH SARL</text:a></text:span></text:p>
          </table:table-cell>
          <table:table-cell table:style-name="ce61" office:value-type="float" office:value="34000">
            <text:p>34000</text:p>
          </table:table-cell>
          <table:table-cell table:style-name="ce61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4" table:number-columns-repeated="3"/>
          <table:table-cell table:style-name="ce64" table:content-validation-name="val3"/>
          <table:table-cell table:style-name="ce64" table:content-validation-name="val1"/>
          <table:table-cell table:style-name="ce64" table:number-columns-repeated="5"/>
          <table:table-cell table:style-name="ce61" table:number-columns-repeated="3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12 M 766</text:p>
          </table:table-cell>
          <table:table-cell table:style-name="ce61" office:value-type="string">
            <text:p>REMPLACEMENT DES JOINTS DE CHAUSSEE QUAI DU VERDANSON QUAI DES TANNERUS</text:p>
          </table:table-cell>
          <table:table-cell table:style-name="ce61"/>
          <table:table-cell table:style-name="ce61" table:content-validation-name="val3" office:value-type="string">
            <text:p>ordinaire</text:p>
          </table:table-cell>
          <table:table-cell table:style-name="ce61" table:content-validation-name="val1" office:value-type="string">
            <text:p>20 000 à 89 999,99 € HT</text:p>
          </table:table-cell>
          <table:table-cell table:style-name="ce94"/>
          <table:table-cell table:style-name="ce94" office:value-type="float" office:value="74402">
            <text:p>74 402,00</text:p>
          </table:table-cell>
          <table:table-cell table:style-name="ce61" table:number-columns-repeated="3"/>
          <table:table-cell table:style-name="ce61" office:value-type="string">
            <text:p>SNC FREYSSINET</text:p>
          </table:table-cell>
          <table:table-cell table:style-name="ce61" office:value-type="string">
            <text:p>78140 VELIZY VILLACOUBLAY</text:p>
          </table:table-cell>
          <table:table-cell table:style-name="ce191" office:value-type="date" office:date-value="2012-11-07">
            <text:p>07/11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8"/>
          <table:table-cell table:number-columns-repeated="241"/>
        </table:table-row>
        <table:table-row table:style-name="ro7">
          <table:table-cell table:style-name="ce31"/>
          <table:table-cell table:style-name="ce61"/>
          <table:table-cell table:style-name="ce71" office:value-type="string">
            <text:p>2M585</text:p>
            <text:p/>
          </table:table-cell>
          <table:table-cell table:style-name="ce71" office:value-type="string">
            <text:p>MISSIONS D'ASSISTANCES TECHNIQUES POUR DES BATIMENTS NEUFS OU EXISTANTS</text:p>
          </table:table-cell>
          <table:table-cell table:style-name="ce61" office:value-type="float" office:value="23000">
            <text:p>23000</text:p>
          </table:table-cell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20 000 à 89 999,99 € HT</text:p>
          </table:table-cell>
          <table:table-cell table:style-name="ce61"/>
          <table:table-cell table:style-name="ce61" office:value-type="float" office:value="27000">
            <text:p>27000</text:p>
          </table:table-cell>
          <table:table-cell table:style-name="ce61" office:value-type="string">
            <text:p>LOT 1 : perméabilité à l'air</text:p>
          </table:table-cell>
          <table:table-cell table:style-name="ce61" office:value-type="float" office:value="23000">
            <text:p>23000</text:p>
          </table:table-cell>
          <table:table-cell table:style-name="ce61"/>
          <table:table-cell table:style-name="ce61" office:value-type="string">
            <text:p>ENEXCO</text:p>
          </table:table-cell>
          <table:table-cell table:style-name="ce72" office:value-type="string">
            <text:p>34070</text:p>
            <text:p>MONTPELLIER</text:p>
          </table:table-cell>
          <table:table-cell table:style-name="ce191" office:value-type="date" office:date-value="2012-07-27">
            <text:p>27/07/2012</text:p>
          </table:table-cell>
          <table:table-cell table:number-columns-repeated="241"/>
        </table:table-row>
        <table:table-row table:style-name="ro7">
          <table:table-cell table:style-name="ce31"/>
          <table:table-cell table:style-name="ce61" table:number-columns-repeated="2"/>
          <table:table-cell table:style-name="ce71"/>
          <table:table-cell table:style-name="ce61" office:value-type="float" office:value="4000">
            <text:p>4000</text:p>
          </table:table-cell>
          <table:table-cell table:style-name="ce61" table:content-validation-name="val3"/>
          <table:table-cell table:style-name="ce61" table:content-validation-name="val1"/>
          <table:table-cell table:style-name="ce61" table:number-columns-repeated="2"/>
          <table:table-cell table:style-name="ce61" office:value-type="string">
            <text:p>LOT 2: mesures de débits de ventilation</text:p>
          </table:table-cell>
          <table:table-cell table:style-name="ce61" office:value-type="float" office:value="4000">
            <text:p>4000</text:p>
          </table:table-cell>
          <table:table-cell table:style-name="ce61"/>
          <table:table-cell table:style-name="ce61" office:value-type="string">
            <text:p>CETII</text:p>
          </table:table-cell>
          <table:table-cell table:style-name="ce72" office:value-type="string">
            <text:p>30200</text:p>
            <text:p>BAGNOLS SUR CEZE</text:p>
          </table:table-cell>
          <table:table-cell table:style-name="ce191" office:value-type="date" office:date-value="2012-07-27">
            <text:p>27/07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2"/>
          <table:table-cell table:style-name="ce71"/>
          <table:table-cell table:style-name="ce61"/>
          <table:table-cell table:style-name="ce61" table:content-validation-name="val3"/>
          <table:table-cell table:style-name="ce61" table:content-validation-name="val1"/>
          <table:table-cell table:style-name="ce61" table:number-columns-repeated="6"/>
          <table:table-cell table:style-name="ce72"/>
          <table:table-cell table:style-name="ce191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72" office:value-type="string">
            <text:p>1M678</text:p>
          </table:table-cell>
          <table:table-cell table:style-name="ce61" office:value-type="string">
            <text:p>MAINTENANCE DES ONDULEURS DE L'HOTEL</text:p>
          </table:table-cell>
          <table:table-cell table:style-name="ce61" office:value-type="float" office:value="22000">
            <text:p>22000</text:p>
          </table:table-cell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20 000 à 89 999,99 € HT</text:p>
          </table:table-cell>
          <table:table-cell table:number-columns-repeated="2" table:style-name="ce61" office:value-type="float" office:value="22000">
            <text:p>22000</text:p>
          </table:table-cell>
          <table:table-cell table:style-name="ce61" table:number-columns-repeated="3"/>
          <table:table-cell table:style-name="ce61" office:value-type="string">
            <text:p>SOCOMEC</text:p>
          </table:table-cell>
          <table:table-cell table:style-name="ce72" office:value-type="string">
            <text:p>31140 LAUNAGUET</text:p>
          </table:table-cell>
          <table:table-cell table:style-name="ce191" office:value-type="date" office:date-value="2012-03-06">
            <text:p>06/03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8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66</text:p>
          </table:table-cell>
          <table:table-cell table:style-name="ce61" office:value-type="string">
            <text:p>Exhumation reprise concession temporaire</text:p>
          </table:table-cell>
          <table:table-cell table:style-name="ce94" office:value-type="float" office:value="45946.22">
            <text:p>45 946,22</text:p>
          </table:table-cell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20 000 à 89 999,99 € HT</text:p>
          </table:table-cell>
          <table:table-cell table:number-columns-repeated="2" table:style-name="ce94" office:value-type="float" office:value="45946.22">
            <text:p>45 946,22</text:p>
          </table:table-cell>
          <table:table-cell table:style-name="ce61" table:number-columns-repeated="3"/>
          <table:table-cell table:style-name="ce61" office:value-type="string">
            <text:p>CDF</text:p>
          </table:table-cell>
          <table:table-cell table:style-name="ce93" office:value-type="float" office:value="34170">
            <text:p>34 170</text:p>
          </table:table-cell>
          <table:table-cell table:style-name="ce191" office:value-type="date" office:date-value="2012-03-13">
            <text:p>13/03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8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1M126</text:p>
          </table:table-cell>
          <table:table-cell table:style-name="ce61" office:value-type="string">
            <text:p>Obsèques Indigents</text:p>
          </table:table-cell>
          <table:table-cell table:style-name="ce94" office:value-type="float" office:value="62964">
            <text:p>62 964,00</text:p>
          </table:table-cell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20 000 à 89 999,99 € HT</text:p>
          </table:table-cell>
          <table:table-cell table:style-name="ce94" office:value-type="float" office:value="20989">
            <text:p>20 989,00</text:p>
          </table:table-cell>
          <table:table-cell table:style-name="ce94" office:value-type="float" office:value="62964">
            <text:p>62 964,00</text:p>
          </table:table-cell>
          <table:table-cell table:style-name="ce61" table:number-columns-repeated="3"/>
          <table:table-cell table:style-name="ce61" office:value-type="string">
            <text:p>SFMA</text:p>
          </table:table-cell>
          <table:table-cell table:style-name="ce93" office:value-type="float" office:value="34000">
            <text:p>34 000</text:p>
          </table:table-cell>
          <table:table-cell table:style-name="ce191" office:value-type="date" office:date-value="2012-06-23">
            <text:p>23/06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8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1M588</text:p>
          </table:table-cell>
          <table:table-cell table:style-name="ce61" office:value-type="string">
            <text:p>AMO dans le domaine des télécommunications</text:p>
          </table:table-cell>
          <table:table-cell table:style-name="ce93" office:value-type="float" office:value="50000">
            <text:p>50 000</text:p>
          </table:table-cell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20 000 à 89 999,99 € HT</text:p>
          </table:table-cell>
          <table:table-cell table:style-name="ce61" office:value-type="string">
            <text:p>mini 6 000 maxi 24 000</text:p>
          </table:table-cell>
          <table:table-cell table:style-name="ce61" office:value-type="string">
            <text:p>maximum 72 000</text:p>
          </table:table-cell>
          <table:table-cell table:style-name="ce61" table:number-columns-repeated="3"/>
          <table:table-cell table:style-name="ce61" office:value-type="string">
            <text:p>LM Ingénierie SARL</text:p>
          </table:table-cell>
          <table:table-cell table:style-name="ce61" office:value-type="string">
            <text:p>34830 Clapiers</text:p>
          </table:table-cell>
          <table:table-cell table:style-name="ce191" office:value-type="date" office:date-value="2012-01-03">
            <text:p>03/01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8"/>
          <table:table-cell table:number-columns-repeated="241"/>
        </table:table-row>
        <table:table-row table:style-name="ro7">
          <table:table-cell table:style-name="ce31"/>
          <table:table-cell table:style-name="ce61"/>
          <table:table-cell table:style-name="ce61" office:value-type="string">
            <text:p>1M733</text:p>
          </table:table-cell>
          <table:table-cell table:style-name="ce61" office:value-type="string">
            <text:p>Maintenance du logiciel AIGLE et applications associées (Art. 35 II 8 du CMP)</text:p>
          </table:table-cell>
          <table:table-cell table:style-name="ce93" office:value-type="float" office:value="40000">
            <text:p>40 000</text:p>
          </table:table-cell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20 000 à 89 999,99 € HT</text:p>
          </table:table-cell>
          <table:table-cell table:style-name="ce61" office:value-type="string">
            <text:p>estimé </text:p>
            <text:p>6 000</text:p>
          </table:table-cell>
          <table:table-cell table:style-name="ce61" office:value-type="string">
            <text:p>estimé 24 000</text:p>
          </table:table-cell>
          <table:table-cell table:style-name="ce61" table:number-columns-repeated="3"/>
          <table:table-cell table:style-name="ce61" office:value-type="string">
            <text:p>BUSINESS GEOGRAFIC SAS</text:p>
          </table:table-cell>
          <table:table-cell table:style-name="ce61" office:value-type="string">
            <text:p>69100 Villeurbanne</text:p>
          </table:table-cell>
          <table:table-cell table:style-name="ce191" office:value-type="date" office:date-value="2012-03-23">
            <text:p>23/03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8"/>
          <table:table-cell table:number-columns-repeated="241"/>
        </table:table-row>
        <table:table-row table:style-name="ro7">
          <table:table-cell table:style-name="ce31"/>
          <table:table-cell table:style-name="ce61"/>
          <table:table-cell table:style-name="ce61" office:value-type="string">
            <text:p>1M755</text:p>
          </table:table-cell>
          <table:table-cell table:style-name="ce61" office:value-type="string">
            <text:p>Développement de modules pour la Petite Enfance</text:p>
          </table:table-cell>
          <table:table-cell table:style-name="ce93" office:value-type="float" office:value="80000">
            <text:p>80 000</text:p>
          </table:table-cell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20 000 à 89 999,99 € HT</text:p>
          </table:table-cell>
          <table:table-cell table:style-name="ce61"/>
          <table:table-cell table:style-name="ce61" office:value-type="string">
            <text:p>mini 20 000</text:p>
            <text:p><text:s/>maxi 80 000</text:p>
          </table:table-cell>
          <table:table-cell table:style-name="ce61" table:number-columns-repeated="3"/>
          <table:table-cell table:style-name="ce61" office:value-type="string">
            <text:p>BULL Amesys Conseil SAS</text:p>
          </table:table-cell>
          <table:table-cell table:style-name="ce61" office:value-type="string">
            <text:p>34000 Montpellier</text:p>
          </table:table-cell>
          <table:table-cell table:style-name="ce191" office:value-type="date" office:date-value="2012-03-05">
            <text:p>05/03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3"/>
          <table:table-cell table:style-name="ce93"/>
          <table:table-cell table:style-name="ce61" table:content-validation-name="val3"/>
          <table:table-cell table:style-name="ce61" table:content-validation-name="val1"/>
          <table:table-cell table:style-name="ce61" table:number-columns-repeated="7"/>
          <table:table-cell table:style-name="ce191"/>
          <table:table-cell table:number-columns-repeated="241"/>
        </table:table-row>
        <table:table-row table:style-name="ro7">
          <table:table-cell table:style-name="ce31"/>
          <table:table-cell table:style-name="ce61"/>
          <table:table-cell table:style-name="ce61" office:value-type="string">
            <text:p>2M62</text:p>
          </table:table-cell>
          <table:table-cell table:style-name="ce61" office:value-type="string">
            <text:p>Solution sécurité antivirale et plus à destination des serveurs, ordinateurs de bureau, portables, smartphones et tablettes</text:p>
          </table:table-cell>
          <table:table-cell table:style-name="ce93" office:value-type="float" office:value="85000">
            <text:p>85 000</text:p>
          </table:table-cell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20 000 à 89 999,99 € HT</text:p>
          </table:table-cell>
          <table:table-cell table:style-name="ce61" office:value-type="string">
            <text:p>estimé</text:p>
            <text:p><text:s/>22 000</text:p>
          </table:table-cell>
          <table:table-cell table:style-name="ce61" office:value-type="string">
            <text:p>estimé 88 000</text:p>
          </table:table-cell>
          <table:table-cell table:style-name="ce61" table:number-columns-repeated="3"/>
          <table:table-cell table:style-name="ce61" office:value-type="string">
            <text:p>OBIANE SA</text:p>
          </table:table-cell>
          <table:table-cell table:style-name="ce61" office:value-type="string">
            <text:p>38330 Montbonnot Saint-Martin</text:p>
          </table:table-cell>
          <table:table-cell table:style-name="ce191" office:value-type="date" office:date-value="2012-06-27">
            <text:p>27/06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8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71</text:p>
          </table:table-cell>
          <table:table-cell table:style-name="ce61" office:value-type="string">
            <text:p>Concertation Urbaine Interactive</text:p>
          </table:table-cell>
          <table:table-cell table:style-name="ce93" office:value-type="float" office:value="80000">
            <text:p>80 000</text:p>
          </table:table-cell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20 000 à 89 999,99 € HT</text:p>
          </table:table-cell>
          <table:table-cell table:style-name="ce61"/>
          <table:table-cell table:style-name="ce61" office:value-type="string">
            <text:p>maxi 85 000</text:p>
          </table:table-cell>
          <table:table-cell table:style-name="ce61" table:number-columns-repeated="3"/>
          <table:table-cell table:style-name="ce61" office:value-type="string">
            <text:p>UFO (Urban Fabric Organisation) <text:s/>SARL</text:p>
          </table:table-cell>
          <table:table-cell table:style-name="ce61" office:value-type="string">
            <text:p>93100 Montreuil</text:p>
          </table:table-cell>
          <table:table-cell table:style-name="ce191" office:value-type="date" office:date-value="2012-04-26">
            <text:p>26/04/2012</text:p>
          </table:table-cell>
          <table:table-cell table:number-columns-repeated="241"/>
        </table:table-row>
        <table:table-row table:style-name="ro7">
          <table:table-cell table:style-name="ce31"/>
          <table:table-cell table:style-name="ce61"/>
          <table:table-cell table:style-name="ce61" office:value-type="string">
            <text:p>2M670</text:p>
          </table:table-cell>
          <table:table-cell table:style-name="ce61" office:value-type="string">
            <text:p>Contrat support Microsoft : Audit, conseils, prestations</text:p>
          </table:table-cell>
          <table:table-cell table:style-name="ce93" office:value-type="float" office:value="80000">
            <text:p>80 000</text:p>
          </table:table-cell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20 000 à 89 999,99 € HT</text:p>
          </table:table-cell>
          <table:table-cell table:style-name="ce61" office:value-type="string">
            <text:p>estimé</text:p>
            <text:p><text:s/>20 000</text:p>
          </table:table-cell>
          <table:table-cell table:style-name="ce61" office:value-type="string">
            <text:p>estimé 80 000</text:p>
          </table:table-cell>
          <table:table-cell table:style-name="ce61" table:number-columns-repeated="3"/>
          <table:table-cell table:style-name="ce61" office:value-type="string">
            <text:p>NEXTEC SYSTEMS SAS </text:p>
          </table:table-cell>
          <table:table-cell table:style-name="ce61" office:value-type="string">
            <text:p>13016 Marseille</text:p>
          </table:table-cell>
          <table:table-cell table:style-name="ce191" office:value-type="date" office:date-value="2012-07-24">
            <text:p>24/07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1443</text:p>
          </table:table-cell>
          <table:table-cell table:style-name="ce61" office:value-type="string">
            <text:p>Réalisation de contenus Multimédia pour la cité des écrans</text:p>
          </table:table-cell>
          <table:table-cell table:style-name="ce93" office:value-type="float" office:value="60000">
            <text:p>60 000</text:p>
          </table:table-cell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20 000 à 89 999,99 € HT</text:p>
          </table:table-cell>
          <table:table-cell table:style-name="ce61"/>
          <table:table-cell table:style-name="ce61" office:value-type="string">
            <text:p>maxi 60 000</text:p>
          </table:table-cell>
          <table:table-cell table:style-name="ce61" table:number-columns-repeated="3"/>
          <table:table-cell table:style-name="ce61" office:value-type="string">
            <text:p>BYPE SAS</text:p>
          </table:table-cell>
          <table:table-cell table:style-name="ce61" office:value-type="string">
            <text:p>13100 Aix en Provence</text:p>
          </table:table-cell>
          <table:table-cell table:style-name="ce191" office:value-type="date" office:date-value="2012-12-11">
            <text:p>11/12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8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1636</text:p>
          </table:table-cell>
          <table:table-cell table:style-name="ce61" office:value-type="string">
            <text:p>Prestations d'animation liées à l'Opendata et à la cité des écrans</text:p>
          </table:table-cell>
          <table:table-cell table:style-name="ce93" office:value-type="float" office:value="85000">
            <text:p>85 000</text:p>
          </table:table-cell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20 000 à 89 999,99 € HT</text:p>
          </table:table-cell>
          <table:table-cell table:style-name="ce61"/>
          <table:table-cell table:style-name="ce61" office:value-type="string">
            <text:p>maxi 85 000</text:p>
          </table:table-cell>
          <table:table-cell table:style-name="ce61" table:number-columns-repeated="3"/>
          <table:table-cell table:style-name="ce61" office:value-type="string">
            <text:p>FUSTER Laura Auto-Entrepreneur</text:p>
          </table:table-cell>
          <table:table-cell table:style-name="ce61" office:value-type="string">
            <text:p>34070 Montpellier</text:p>
          </table:table-cell>
          <table:table-cell table:style-name="ce191" office:value-type="date" office:date-value="2012-12-07">
            <text:p>07/12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8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1023</text:p>
          </table:table-cell>
          <table:table-cell table:style-name="ce61" office:value-type="string">
            <text:p>Assistance à maîtrise d'ouvrage - Plan Stratégique Immobilier</text:p>
          </table:table-cell>
          <table:table-cell table:style-name="ce61" office:value-type="float" office:value="50000">
            <text:p>50000</text:p>
          </table:table-cell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20 000 à 89 999,99 € HT</text:p>
          </table:table-cell>
          <table:table-cell table:number-columns-repeated="2" table:style-name="ce94" office:value-type="float" office:value="69100">
            <text:p>69 100,00</text:p>
          </table:table-cell>
          <table:table-cell table:style-name="ce61" table:number-columns-repeated="3"/>
          <table:table-cell table:style-name="ce61" office:value-type="string">
            <text:p>Stratégies Locales</text:p>
          </table:table-cell>
          <table:table-cell table:style-name="ce61" office:value-type="string">
            <text:p>75014 PARIS</text:p>
          </table:table-cell>
          <table:table-cell table:style-name="ce191" office:value-type="date" office:date-value="2012-08-27">
            <text:p>27/08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14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746</text:p>
          </table:table-cell>
          <table:table-cell table:style-name="ce61" office:value-type="string">
            <text:p>Le Rockstore - Mission d'Ordonnancement, Pilotage et Coordination (OPC)</text:p>
          </table:table-cell>
          <table:table-cell table:style-name="ce61" office:value-type="float" office:value="50000">
            <text:p>50000</text:p>
          </table:table-cell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20 000 à 89 999,99 € HT</text:p>
          </table:table-cell>
          <table:table-cell table:number-columns-repeated="2" table:style-name="ce94" office:value-type="float" office:value="41867">
            <text:p>41 867,00</text:p>
          </table:table-cell>
          <table:table-cell table:style-name="ce61" table:number-columns-repeated="3"/>
          <table:table-cell table:style-name="ce61" office:value-type="string">
            <text:p>ARTEBA</text:p>
          </table:table-cell>
          <table:table-cell table:style-name="ce61" office:value-type="string">
            <text:p>34000 MONTPELLIER</text:p>
          </table:table-cell>
          <table:table-cell table:style-name="ce191" office:value-type="date" office:date-value="2012-11-27">
            <text:p>27/11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14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714</text:p>
          </table:table-cell>
          <table:table-cell table:style-name="ce61" office:value-type="string">
            <text:p>Mission de contrôle technique pour la conception et la réalisation du Groupe scolaire A.Malraux (Quartier Parc Marianne)</text:p>
          </table:table-cell>
          <table:table-cell table:style-name="ce61" office:value-type="float" office:value="45000">
            <text:p>45000</text:p>
          </table:table-cell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20 000 à 89 999,99 € HT</text:p>
          </table:table-cell>
          <table:table-cell table:number-columns-repeated="2" table:style-name="ce94" office:value-type="float" office:value="20670">
            <text:p>20 670,00</text:p>
          </table:table-cell>
          <table:table-cell table:style-name="ce61" table:number-columns-repeated="3"/>
          <table:table-cell table:style-name="ce61" office:value-type="string">
            <text:p>DEKRA</text:p>
          </table:table-cell>
          <table:table-cell table:style-name="ce61" office:value-type="string">
            <text:p>34 MONTPELLIER</text:p>
          </table:table-cell>
          <table:table-cell table:style-name="ce191" office:value-type="date" office:date-value="2012-07-20">
            <text:p>20/07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8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307</text:p>
          </table:table-cell>
          <table:table-cell table:style-name="ce61" office:value-type="string">
            <text:p>Mission de maîtrise d'oeuvre pour la conception et la réalisation de la salle de boxe Jean Farré</text:p>
          </table:table-cell>
          <table:table-cell table:style-name="ce61" office:value-type="float" office:value="45000">
            <text:p>45000</text:p>
          </table:table-cell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20 000 à 89 999,99 € HT</text:p>
          </table:table-cell>
          <table:table-cell table:number-columns-repeated="2" table:style-name="ce94" office:value-type="float" office:value="36100">
            <text:p>36 100,00</text:p>
          </table:table-cell>
          <table:table-cell table:style-name="ce61" table:number-columns-repeated="3"/>
          <table:table-cell table:style-name="ce61" office:value-type="string">
            <text:p>Agence Delgado</text:p>
          </table:table-cell>
          <table:table-cell table:style-name="ce61" office:value-type="string">
            <text:p>34 MONTPELLIER</text:p>
          </table:table-cell>
          <table:table-cell table:style-name="ce191" office:value-type="date" office:date-value="2012-06-26">
            <text:p>26/06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94" table:number-columns-repeated="2"/>
          <table:table-cell table:style-name="ce61" table:number-columns-repeated="5"/>
          <table:table-cell table:style-name="ce191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1M789</text:p>
          </table:table-cell>
          <table:table-cell table:style-name="ce61" office:value-type="string">
            <text:p>Mission de contrôleur technique GS CHENGDU</text:p>
          </table:table-cell>
          <table:table-cell table:style-name="ce61" office:value-type="float" office:value="50000">
            <text:p>50000</text:p>
          </table:table-cell>
          <table:table-cell table:style-name="ce61" table:content-validation-name="val3" office:value-type="string">
            <text:p>à bons de commande</text:p>
          </table:table-cell>
          <table:table-cell table:style-name="ce114" table:content-validation-name="val1"/>
          <table:table-cell table:number-columns-repeated="2" table:style-name="ce94" office:value-type="float" office:value="33910">
            <text:p>33 910,00</text:p>
          </table:table-cell>
          <table:table-cell table:style-name="ce61" table:number-columns-repeated="3"/>
          <table:table-cell table:style-name="ce61" office:value-type="string">
            <text:p>Qualiconsult</text:p>
          </table:table-cell>
          <table:table-cell table:style-name="ce61" office:value-type="string">
            <text:p>34 MONTPELLIER</text:p>
          </table:table-cell>
          <table:table-cell table:style-name="ce191" office:value-type="date" office:date-value="2012-03-22">
            <text:p>22/03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8"/>
          <table:table-cell table:number-columns-repeated="241"/>
        </table:table-row>
        <table:table-row table:style-name="ro9">
          <table:table-cell table:style-name="ce31"/>
          <table:table-cell table:style-name="ce61"/>
          <table:table-cell table:style-name="ce61" office:value-type="string">
            <text:p>2M470</text:p>
          </table:table-cell>
          <table:table-cell table:style-name="ce61" office:value-type="string">
            <text:p>MAINTENANCE, ENTRETIEN ET DEPANNAGE DES EQUIPEMENTS DE PRODUCTION DE FROID</text:p>
          </table:table-cell>
          <table:table-cell table:style-name="ce61" office:value-type="float" office:value="27000">
            <text:p>27000</text:p>
          </table:table-cell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20 000 à 89 999,99 € HT</text:p>
          </table:table-cell>
          <table:table-cell table:style-name="ce121" office:value-type="float" office:value="27000">
            <text:p>27000</text:p>
          </table:table-cell>
          <table:table-cell table:style-name="ce61" office:value-type="float" office:value="27000">
            <text:p>27000</text:p>
          </table:table-cell>
          <table:table-cell table:style-name="ce61" table:number-columns-repeated="3"/>
          <table:table-cell table:style-name="ce61" office:value-type="string">
            <text:p>AXIMA SEITHA</text:p>
            <text:p>renommée </text:p>
            <text:p>COFELY AXIMA</text:p>
          </table:table-cell>
          <table:table-cell table:style-name="ce72" office:value-type="string">
            <text:p>34874 LATTES</text:p>
          </table:table-cell>
          <table:table-cell table:style-name="ce191" office:value-type="date" office:date-value="2012-07-11">
            <text:p>11/07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8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3" office:value-type="string">
            <text:p>1M710</text:p>
          </table:table-cell>
          <table:table-cell table:style-name="ce63" office:value-type="string">
            <text:p>Hébergement du portail multi-sites et des sites crise-circulation <text:s/>ainsi que référencement et statistiques</text:p>
          </table:table-cell>
          <table:table-cell table:style-name="ce96" office:value-type="float" office:value="88000">
            <text:p>88 000</text:p>
          </table:table-cell>
          <table:table-cell table:style-name="ce63" table:content-validation-name="val3" office:value-type="string">
            <text:p>à bons de commande</text:p>
          </table:table-cell>
          <table:table-cell table:style-name="ce63" table:content-validation-name="val1" office:value-type="string">
            <text:p>20 000 à 89 999,99 € HT</text:p>
          </table:table-cell>
          <table:table-cell table:style-name="ce96" office:value-type="float" office:value="44000">
            <text:p>44 000</text:p>
          </table:table-cell>
          <table:table-cell table:style-name="ce96" office:value-type="float" office:value="88000">
            <text:p>88 000</text:p>
          </table:table-cell>
          <table:table-cell table:style-name="ce61" office:value-type="string">
            <text:p>hébergement du portail multi-sites et des sites crise-circulation</text:p>
          </table:table-cell>
          <table:table-cell table:style-name="ce93" office:value-type="float" office:value="30000">
            <text:p>30 000</text:p>
          </table:table-cell>
          <table:table-cell table:style-name="ce93" office:value-type="float" office:value="60000">
            <text:p>60 000</text:p>
          </table:table-cell>
          <table:table-cell table:style-name="ce61" office:value-type="string">
            <text:p>Eolas</text:p>
          </table:table-cell>
          <table:table-cell table:style-name="ce61" office:value-type="string">
            <text:p>38 000 Grenoble</text:p>
          </table:table-cell>
          <table:table-cell table:style-name="ce191" office:value-type="date" office:date-value="2012-03-26">
            <text:p>26/03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4" table:number-columns-repeated="3"/>
          <table:table-cell table:style-name="ce64" table:content-validation-name="val3"/>
          <table:table-cell table:style-name="ce64" table:content-validation-name="val1"/>
          <table:table-cell table:style-name="ce64" table:number-columns-repeated="2"/>
          <table:table-cell table:style-name="ce61" office:value-type="string">
            <text:p>Référencement et statistiques</text:p>
          </table:table-cell>
          <table:table-cell table:style-name="ce93" office:value-type="float" office:value="14000">
            <text:p>14 000</text:p>
          </table:table-cell>
          <table:table-cell table:style-name="ce93" office:value-type="float" office:value="28000">
            <text:p>28 000</text:p>
          </table:table-cell>
          <table:table-cell table:style-name="ce61" office:value-type="string">
            <text:p>Eolas</text:p>
          </table:table-cell>
          <table:table-cell table:style-name="ce61" office:value-type="string">
            <text:p>38 000 Grenoble</text:p>
          </table:table-cell>
          <table:table-cell table:style-name="ce191" office:value-type="date" office:date-value="2012-03-26">
            <text:p>26/03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8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1M666</text:p>
          </table:table-cell>
          <table:table-cell table:style-name="ce61" office:value-type="string">
            <text:p>Mission de conseil stratégique supports multimédia</text:p>
          </table:table-cell>
          <table:table-cell table:style-name="ce93" office:value-type="float" office:value="30000">
            <text:p>30 000</text:p>
          </table:table-cell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20 000 à 89 999,99 € HT</text:p>
          </table:table-cell>
          <table:table-cell table:style-name="ce93" office:value-type="float" office:value="30000">
            <text:p>30 000</text:p>
          </table:table-cell>
          <table:table-cell table:style-name="ce61" office:value-type="float" office:value="30000">
            <text:p>30000</text:p>
          </table:table-cell>
          <table:table-cell table:style-name="ce61" table:number-columns-repeated="3"/>
          <table:table-cell table:style-name="ce61" office:value-type="string">
            <text:p>Iseo.pro</text:p>
          </table:table-cell>
          <table:table-cell table:style-name="ce61" office:value-type="string">
            <text:p>30000 Nimes</text:p>
          </table:table-cell>
          <table:table-cell table:style-name="ce191" office:value-type="date" office:date-value="2012-05-13">
            <text:p>13/05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3"/>
          <table:table-cell table:style-name="ce61" office:value-type="string">
            <text:p><text:s text:c="109"/></text:p>
          </table:table-cell>
          <table:table-cell table:style-name="ce61" table:content-validation-name="val3"/>
          <table:table-cell table:style-name="ce61" table:content-validation-name="val1"/>
          <table:table-cell table:style-name="ce61" table:number-columns-repeated="8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70</text:p>
          </table:table-cell>
          <table:table-cell table:style-name="ce61" office:value-type="string">
            <text:p>Hébergement, maintenance corrective et réalisation de maquettes graphiques des sites événementiels de la ville</text:p>
          </table:table-cell>
          <table:table-cell table:style-name="ce93" office:value-type="float" office:value="85000">
            <text:p>85 000</text:p>
          </table:table-cell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20 000 à 89 999,99 € HT</text:p>
          </table:table-cell>
          <table:table-cell table:style-name="ce61" office:value-type="float" office:value="29000">
            <text:p>29000</text:p>
          </table:table-cell>
          <table:table-cell table:style-name="ce93" office:value-type="float" office:value="87000">
            <text:p>87 000</text:p>
          </table:table-cell>
          <table:table-cell table:style-name="ce61" table:number-columns-repeated="3"/>
          <table:table-cell table:style-name="ce142" office:value-type="string">
            <text:p>Choosit</text:p>
          </table:table-cell>
          <table:table-cell table:style-name="ce61" office:value-type="string">
            <text:p>34170 Castelnau le lez</text:p>
          </table:table-cell>
          <table:table-cell table:style-name="ce191" office:value-type="date" office:date-value="2012-08-13">
            <text:p>13/08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8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1245</text:p>
          </table:table-cell>
          <table:table-cell table:style-name="ce61" office:value-type="string">
            <text:p>Suivi de l'actualité française</text:p>
          </table:table-cell>
          <table:table-cell table:style-name="ce93" office:value-type="float" office:value="55000">
            <text:p>55 000</text:p>
          </table:table-cell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20 000 à 89 999,99 € HT</text:p>
          </table:table-cell>
          <table:table-cell table:style-name="ce61" office:value-type="float" office:value="14000">
            <text:p>14000</text:p>
          </table:table-cell>
          <table:table-cell table:style-name="ce61" office:value-type="float" office:value="56000">
            <text:p>56000</text:p>
          </table:table-cell>
          <table:table-cell table:style-name="ce61" table:number-columns-repeated="3"/>
          <table:table-cell table:style-name="ce61" office:value-type="string">
            <text:p>AFP</text:p>
          </table:table-cell>
          <table:table-cell table:style-name="ce61" office:value-type="string">
            <text:p>75086 Paris</text:p>
          </table:table-cell>
          <table:table-cell table:style-name="ce191" office:value-type="date" office:date-value="2012-11-08">
            <text:p>08/11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8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36</text:p>
          </table:table-cell>
          <table:table-cell table:style-name="ce61" office:value-type="string">
            <text:p>Réalisation de cartes thématiques et de visuels destinés à <text:s/>illustrer l'opération Grand Cœur dans ses multiples actions</text:p>
          </table:table-cell>
          <table:table-cell table:style-name="ce61"/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20 000 à 89 999,99 € HT</text:p>
          </table:table-cell>
          <table:table-cell table:number-columns-repeated="2" table:style-name="ce61" office:value-type="float" office:value="35000">
            <text:p>35000</text:p>
          </table:table-cell>
          <table:table-cell table:style-name="ce61" table:number-columns-repeated="3"/>
          <table:table-cell table:style-name="ce61" office:value-type="string">
            <text:p>Sox et Fox</text:p>
          </table:table-cell>
          <table:table-cell table:style-name="ce61" office:value-type="string">
            <text:p>34000 Montpellier</text:p>
          </table:table-cell>
          <table:table-cell table:style-name="ce191" office:value-type="date" office:date-value="2012-09-22">
            <text:p>22/09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8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1M739</text:p>
          </table:table-cell>
          <table:table-cell table:style-name="ce61" office:value-type="string">
            <text:p>Direction artistique de la manifestation ZAT Celleneuve</text:p>
          </table:table-cell>
          <table:table-cell table:style-name="ce61" office:value-type="float" office:value="22000">
            <text:p>22000</text:p>
          </table:table-cell>
          <table:table-cell table:style-name="ce61" table:content-validation-name="val3" office:value-type="string">
            <text:p>ordinaire</text:p>
          </table:table-cell>
          <table:table-cell table:style-name="ce61" table:content-validation-name="val1" office:value-type="string">
            <text:p>20 000 à 89 999,99 € HT</text:p>
          </table:table-cell>
          <table:table-cell table:style-name="ce61" office:value-type="float" office:value="24230.4">
            <text:p>24230,4</text:p>
          </table:table-cell>
          <table:table-cell table:style-name="ce61" table:number-columns-repeated="4"/>
          <table:table-cell table:style-name="ce61" office:value-type="string">
            <text:p>Pascal Le Brun Cordier</text:p>
          </table:table-cell>
          <table:table-cell table:style-name="ce61" office:value-type="string">
            <text:p>75020 Paris</text:p>
          </table:table-cell>
          <table:table-cell table:style-name="ce191" office:value-type="date" office:date-value="2012-01-18">
            <text:p>18/01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7"/>
          <table:table-cell table:style-name="ce191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1M543</text:p>
          </table:table-cell>
          <table:table-cell table:style-name="ce61" office:value-type="string">
            <text:p>conception, réalisation et maintenance d'un site Internet et d'une application pour smartphone</text:p>
          </table:table-cell>
          <table:table-cell table:style-name="ce61" office:value-type="string">
            <text:p>entre 10 et 40 000</text:p>
          </table:table-cell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20 000 à 89 999,99 € HT</text:p>
          </table:table-cell>
          <table:table-cell table:style-name="ce61"/>
          <table:table-cell table:style-name="ce61" office:value-type="float" office:value="43000">
            <text:p>43000</text:p>
          </table:table-cell>
          <table:table-cell table:style-name="ce61" table:number-columns-repeated="3"/>
          <table:table-cell table:style-name="ce61" office:value-type="string">
            <text:p>Intactile Design</text:p>
          </table:table-cell>
          <table:table-cell table:style-name="ce61" office:value-type="string">
            <text:p>34000 Montpellier</text:p>
          </table:table-cell>
          <table:table-cell table:style-name="ce191" office:value-type="date" office:date-value="2012-01-13">
            <text:p>13/01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7"/>
          <table:table-cell table:style-name="ce191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46</text:p>
          </table:table-cell>
          <table:table-cell table:style-name="ce61" office:value-type="string">
            <text:p>conception, graphisme et suivi de réalisation de la scénographie de la Comédie du Livre 2012</text:p>
          </table:table-cell>
          <table:table-cell table:style-name="ce61" office:value-type="float" office:value="25000">
            <text:p>25000</text:p>
          </table:table-cell>
          <table:table-cell table:style-name="ce61" table:content-validation-name="val3" office:value-type="string">
            <text:p>ordinaire</text:p>
          </table:table-cell>
          <table:table-cell table:style-name="ce61" table:content-validation-name="val1" office:value-type="string">
            <text:p>20 000 à 89 999,99 € HT</text:p>
          </table:table-cell>
          <table:table-cell table:style-name="ce61"/>
          <table:table-cell table:style-name="ce61" office:value-type="float" office:value="17000">
            <text:p>17000</text:p>
          </table:table-cell>
          <table:table-cell table:style-name="ce61" table:number-columns-repeated="3"/>
          <table:table-cell table:style-name="ce61" office:value-type="string">
            <text:p>Aurélie Torre</text:p>
          </table:table-cell>
          <table:table-cell table:style-name="ce61" office:value-type="string">
            <text:p>34000 Montpellier</text:p>
          </table:table-cell>
          <table:table-cell table:style-name="ce191" office:value-type="date" office:date-value="2012-03-15">
            <text:p>15/03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7"/>
          <table:table-cell table:style-name="ce191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45</text:p>
          </table:table-cell>
          <table:table-cell table:style-name="ce61" office:value-type="string">
            <text:p>création d'une œuvre artistique originale pour le visuel de la saison 2012 2013 du théâtre Jean Vilar</text:p>
          </table:table-cell>
          <table:table-cell table:style-name="ce61" office:value-type="float" office:value="9000">
            <text:p>9000</text:p>
          </table:table-cell>
          <table:table-cell table:style-name="ce61" table:content-validation-name="val3" office:value-type="string">
            <text:p>ordinaire</text:p>
          </table:table-cell>
          <table:table-cell table:style-name="ce61" table:content-validation-name="val1" office:value-type="string">
            <text:p>1 à 14 999,99 € HT</text:p>
          </table:table-cell>
          <table:table-cell table:style-name="ce61"/>
          <table:table-cell table:style-name="ce61" office:value-type="float" office:value="9290">
            <text:p>9290</text:p>
          </table:table-cell>
          <table:table-cell table:style-name="ce61" table:number-columns-repeated="3"/>
          <table:table-cell table:style-name="ce61" office:value-type="string">
            <text:p>Mine de Rien</text:p>
          </table:table-cell>
          <table:table-cell table:style-name="ce61" office:value-type="string">
            <text:p>34000 Montpellier</text:p>
          </table:table-cell>
          <table:table-cell table:style-name="ce191" office:value-type="date" office:date-value="2012-04-12">
            <text:p>12/04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7"/>
          <table:table-cell table:style-name="ce191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203</text:p>
          </table:table-cell>
          <table:table-cell table:style-name="ce61" office:value-type="string">
            <text:p>réalisation et diffusion de 3 catalogues d'exposition pour le Carré Sainte Anne</text:p>
          </table:table-cell>
          <table:table-cell table:style-name="ce61" office:value-type="float" office:value="39000">
            <text:p>39000</text:p>
          </table:table-cell>
          <table:table-cell table:style-name="ce61" table:content-validation-name="val3" office:value-type="string">
            <text:p>ordinaire</text:p>
          </table:table-cell>
          <table:table-cell table:style-name="ce61" table:content-validation-name="val1" office:value-type="string">
            <text:p>20 000 à 89 999,99 € HT</text:p>
          </table:table-cell>
          <table:table-cell table:style-name="ce61"/>
          <table:table-cell table:style-name="ce61" office:value-type="float" office:value="42500">
            <text:p>42500</text:p>
          </table:table-cell>
          <table:table-cell table:style-name="ce61" table:number-columns-repeated="3"/>
          <table:table-cell table:style-name="ce61" office:value-type="string">
            <text:p>Liénart Editions</text:p>
          </table:table-cell>
          <table:table-cell table:style-name="ce61" office:value-type="string">
            <text:p>93100 Montreuil sous bois</text:p>
          </table:table-cell>
          <table:table-cell table:style-name="ce191" office:value-type="date" office:date-value="2012-07-13">
            <text:p>13/07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7"/>
          <table:table-cell table:style-name="ce191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202</text:p>
          </table:table-cell>
          <table:table-cell table:style-name="ce61" office:value-type="string">
            <text:p>réalisation et diffusion de 3 catalogues d'exposition pour le Pavillon Populaire</text:p>
          </table:table-cell>
          <table:table-cell table:style-name="ce61" office:value-type="float" office:value="65000">
            <text:p>65000</text:p>
          </table:table-cell>
          <table:table-cell table:style-name="ce61" table:content-validation-name="val3" office:value-type="string">
            <text:p>ordinaire</text:p>
          </table:table-cell>
          <table:table-cell table:style-name="ce61" table:content-validation-name="val1" office:value-type="string">
            <text:p>20 000 à 89 999,99 € HT</text:p>
          </table:table-cell>
          <table:table-cell table:style-name="ce61"/>
          <table:table-cell table:style-name="ce61" office:value-type="float" office:value="58070">
            <text:p>58070</text:p>
          </table:table-cell>
          <table:table-cell table:style-name="ce61" table:number-columns-repeated="3"/>
          <table:table-cell table:style-name="ce61" office:value-type="string">
            <text:p>éditions Hazan</text:p>
          </table:table-cell>
          <table:table-cell table:style-name="ce61" office:value-type="string">
            <text:p>92178 Vanves</text:p>
          </table:table-cell>
          <table:table-cell table:style-name="ce191" office:value-type="date" office:date-value="2012-07-04">
            <text:p>04/07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7"/>
          <table:table-cell table:style-name="ce191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241</text:p>
          </table:table-cell>
          <table:table-cell table:style-name="ce61" office:value-type="string">
            <text:p>prestation de restauration sur place (catering) pour le personnel artistique et technique de la ZAT! Celleneuve</text:p>
          </table:table-cell>
          <table:table-cell table:style-name="ce61" office:value-type="float" office:value="15000">
            <text:p>15000</text:p>
          </table:table-cell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15 000 à 19 999,99 € HT</text:p>
          </table:table-cell>
          <table:table-cell table:style-name="ce61" office:value-type="float" office:value="20000">
            <text:p>20000</text:p>
          </table:table-cell>
          <table:table-cell table:style-name="ce61" table:number-columns-repeated="4"/>
          <table:table-cell table:style-name="ce61" office:value-type="string">
            <text:p>Sauce Cévennes</text:p>
          </table:table-cell>
          <table:table-cell table:style-name="ce61" office:value-type="string">
            <text:p>48400 Bedoues</text:p>
          </table:table-cell>
          <table:table-cell table:style-name="ce191" office:value-type="date" office:date-value="2012-04-07">
            <text:p>07/04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7"/>
          <table:table-cell table:style-name="ce191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204</text:p>
          </table:table-cell>
          <table:table-cell table:style-name="ce61" office:value-type="string">
            <text:p>Créations et déclinaisons de l'identité visuelle, de la charte graphique et de la signalétique de la Panacée</text:p>
          </table:table-cell>
          <table:table-cell table:style-name="ce61" office:value-type="float" office:value="30000">
            <text:p>30000</text:p>
          </table:table-cell>
          <table:table-cell table:style-name="ce61" table:content-validation-name="val3" office:value-type="string">
            <text:p>ordinaire</text:p>
          </table:table-cell>
          <table:table-cell table:style-name="ce61" table:content-validation-name="val1" office:value-type="string">
            <text:p>20 000 à 89 999,99 € HT</text:p>
          </table:table-cell>
          <table:table-cell table:style-name="ce61"/>
          <table:table-cell table:style-name="ce61" office:value-type="float" office:value="23010">
            <text:p>23010</text:p>
          </table:table-cell>
          <table:table-cell table:style-name="ce61" table:number-columns-repeated="3"/>
          <table:table-cell table:style-name="ce61" office:value-type="string">
            <text:p>ABRèGe</text:p>
          </table:table-cell>
          <table:table-cell table:style-name="ce61" office:value-type="string">
            <text:p>34000 Montpellier</text:p>
          </table:table-cell>
          <table:table-cell table:style-name="ce191" office:value-type="date" office:date-value="2012-10-10">
            <text:p>10/10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14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1597</text:p>
          </table:table-cell>
          <table:table-cell table:style-name="ce61" office:value-type="string">
            <text:p>prestation de restauration sur place (catering) pour le personnel artistique et technique de la ZAT! Arceaux</text:p>
          </table:table-cell>
          <table:table-cell table:style-name="ce61" office:value-type="float" office:value="20000">
            <text:p>20000</text:p>
          </table:table-cell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20 000 à 89 999,99 € HT</text:p>
          </table:table-cell>
          <table:table-cell table:style-name="ce61" office:value-type="float" office:value="20000">
            <text:p>20000</text:p>
          </table:table-cell>
          <table:table-cell table:style-name="ce61" table:number-columns-repeated="4"/>
          <table:table-cell table:style-name="ce61" office:value-type="string">
            <text:p>Sauce Cévennes</text:p>
          </table:table-cell>
          <table:table-cell table:style-name="ce61" office:value-type="string">
            <text:p>48400 Bedoues</text:p>
          </table:table-cell>
          <table:table-cell table:style-name="ce191" office:value-type="date" office:date-value="2012-11-09">
            <text:p>09/11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8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1355</text:p>
          </table:table-cell>
          <table:table-cell table:style-name="ce61" office:value-type="string">
            <text:p>conception et réalisation d'aménagement de l'espace accueil et restaurant de la Panacée</text:p>
          </table:table-cell>
          <table:table-cell table:style-name="ce61" office:value-type="float" office:value="27500">
            <text:p>27500</text:p>
          </table:table-cell>
          <table:table-cell table:style-name="ce61" table:content-validation-name="val3" office:value-type="string">
            <text:p>ordinaire</text:p>
          </table:table-cell>
          <table:table-cell table:style-name="ce61" table:content-validation-name="val1"/>
          <table:table-cell table:style-name="ce61"/>
          <table:table-cell table:style-name="ce93" office:value-type="float" office:value="25000">
            <text:p>25 000</text:p>
          </table:table-cell>
          <table:table-cell table:style-name="ce61" table:number-columns-repeated="3"/>
          <table:table-cell table:style-name="ce61" office:value-type="string">
            <text:p>1024 Architecture</text:p>
          </table:table-cell>
          <table:table-cell table:style-name="ce61" office:value-type="string">
            <text:p>75011 Paris</text:p>
          </table:table-cell>
          <table:table-cell table:style-name="ce61"/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8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343</text:p>
          </table:table-cell>
          <table:table-cell table:style-name="ce61" office:value-type="string">
            <text:p>contrat de cession du droit d'exploitation su spectacle Chatroom au théâtre Jean Vilar</text:p>
          </table:table-cell>
          <table:table-cell table:style-name="ce61" office:value-type="float" office:value="22830">
            <text:p>22830</text:p>
          </table:table-cell>
          <table:table-cell table:style-name="ce61" table:content-validation-name="val3" office:value-type="string">
            <text:p>ordinaire</text:p>
          </table:table-cell>
          <table:table-cell table:style-name="ce61" table:content-validation-name="val1"/>
          <table:table-cell table:style-name="ce61"/>
          <table:table-cell table:style-name="ce61" office:value-type="float" office:value="22830">
            <text:p>22830</text:p>
          </table:table-cell>
          <table:table-cell table:style-name="ce61" table:number-columns-repeated="3"/>
          <table:table-cell table:style-name="ce61" office:value-type="string">
            <text:p>Théâtre de poche</text:p>
          </table:table-cell>
          <table:table-cell table:style-name="ce61" office:value-type="string">
            <text:p>BRUXELLES</text:p>
          </table:table-cell>
          <table:table-cell table:style-name="ce61"/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8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1174</text:p>
          </table:table-cell>
          <table:table-cell table:style-name="ce61" office:value-type="string">
            <text:p>Hébergement d'artistes et techniciens pour la saison 2012-2013 du théâtre Jean Vilar</text:p>
          </table:table-cell>
          <table:table-cell table:style-name="ce61" office:value-type="float" office:value="20000">
            <text:p>20000</text:p>
          </table:table-cell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/>
          <table:table-cell table:style-name="ce61" table:number-columns-repeated="5"/>
          <table:table-cell table:style-name="ce61" office:value-type="string">
            <text:p>multi attributaire</text:p>
          </table:table-cell>
          <table:table-cell table:style-name="ce61" table:number-columns-repeated="2"/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8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1236</text:p>
          </table:table-cell>
          <table:table-cell table:style-name="ce61" office:value-type="string">
            <text:p>contrat de cession du droit d'exploitation du spectacle Paroles gelées au théâtre Jean Vilar</text:p>
          </table:table-cell>
          <table:table-cell table:style-name="ce61" office:value-type="float" office:value="30000">
            <text:p>30000</text:p>
          </table:table-cell>
          <table:table-cell table:style-name="ce61" table:content-validation-name="val3" office:value-type="string">
            <text:p>ordinaire</text:p>
          </table:table-cell>
          <table:table-cell table:style-name="ce61" table:content-validation-name="val1"/>
          <table:table-cell table:style-name="ce61"/>
          <table:table-cell table:style-name="ce61" office:value-type="float" office:value="29922.6">
            <text:p>29922,6</text:p>
          </table:table-cell>
          <table:table-cell table:style-name="ce61" table:number-columns-repeated="3"/>
          <table:table-cell table:style-name="ce61" office:value-type="string">
            <text:p>Air de Lune</text:p>
          </table:table-cell>
          <table:table-cell table:style-name="ce61" office:value-type="string">
            <text:p>75010 Paris</text:p>
          </table:table-cell>
          <table:table-cell table:style-name="ce61"/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8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1234</text:p>
          </table:table-cell>
          <table:table-cell table:style-name="ce61" office:value-type="string">
            <text:p>contrat de cession du droit d'exploitation du spectacle Les Témoins au théâtre Jean Vilar</text:p>
          </table:table-cell>
          <table:table-cell table:style-name="ce61" office:value-type="float" office:value="21700">
            <text:p>21700</text:p>
          </table:table-cell>
          <table:table-cell table:style-name="ce61" table:content-validation-name="val3" office:value-type="string">
            <text:p>ordinaire</text:p>
          </table:table-cell>
          <table:table-cell table:style-name="ce61" table:content-validation-name="val1"/>
          <table:table-cell table:style-name="ce61"/>
          <table:table-cell table:style-name="ce61" office:value-type="float" office:value="21668.9">
            <text:p>21668,9</text:p>
          </table:table-cell>
          <table:table-cell table:style-name="ce61" table:number-columns-repeated="3"/>
          <table:table-cell table:style-name="ce61" office:value-type="string">
            <text:p>Adesso e Sempre</text:p>
          </table:table-cell>
          <table:table-cell table:style-name="ce61" office:value-type="string">
            <text:p>34000 MONTPELLIER</text:p>
          </table:table-cell>
          <table:table-cell table:style-name="ce61"/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8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1242</text:p>
          </table:table-cell>
          <table:table-cell table:style-name="ce61" office:value-type="string">
            <text:p>contrat de résidence de Sebastien Cordoléani à la Panacée</text:p>
          </table:table-cell>
          <table:table-cell table:style-name="ce61" office:value-type="float" office:value="25600">
            <text:p>25600</text:p>
          </table:table-cell>
          <table:table-cell table:style-name="ce61" table:content-validation-name="val3" office:value-type="string">
            <text:p>ordinaire</text:p>
          </table:table-cell>
          <table:table-cell table:style-name="ce61" table:content-validation-name="val1"/>
          <table:table-cell table:style-name="ce61"/>
          <table:table-cell table:style-name="ce61" office:value-type="float" office:value="25600">
            <text:p>25600</text:p>
          </table:table-cell>
          <table:table-cell table:style-name="ce61" table:number-columns-repeated="3"/>
          <table:table-cell table:style-name="ce61" office:value-type="string">
            <text:p>Sebastien Cordoleani</text:p>
          </table:table-cell>
          <table:table-cell table:style-name="ce61" office:value-type="string">
            <text:p>13090 AIX EN PROVENCE</text:p>
          </table:table-cell>
          <table:table-cell table:style-name="ce61"/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8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71" office:value-type="string">
            <text:p>2M1141</text:p>
          </table:table-cell>
          <table:table-cell table:style-name="ce71" office:value-type="string">
            <text:p>Transports d'œuvres d'art pour les expositions 2012 des lieux d'Art et d'Histoire</text:p>
          </table:table-cell>
          <table:table-cell table:style-name="ce61"/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/>
          <table:table-cell table:style-name="ce61"/>
          <table:table-cell table:style-name="ce61" office:value-type="float" office:value="35219.46">
            <text:p>35219,46</text:p>
          </table:table-cell>
          <table:table-cell table:style-name="ce61" table:number-columns-repeated="3"/>
          <table:table-cell table:style-name="ce71" office:value-type="string">
            <text:p>multi attributaire</text:p>
          </table:table-cell>
          <table:table-cell table:style-name="ce61" table:number-columns-repeated="2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71" table:number-columns-repeated="2"/>
          <table:table-cell table:style-name="ce61"/>
          <table:table-cell table:style-name="ce61" table:content-validation-name="val3"/>
          <table:table-cell table:style-name="ce61" table:content-validation-name="val1"/>
          <table:table-cell table:style-name="ce61" table:number-columns-repeated="5"/>
          <table:table-cell table:style-name="ce71"/>
          <table:table-cell table:style-name="ce61" table:number-columns-repeated="2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71" office:value-type="string">
            <text:p>2M1373</text:p>
          </table:table-cell>
          <table:table-cell table:style-name="ce71" office:value-type="string">
            <text:p>Retransmission de concerts et opéras sur le réseau Pégase, saison 2011-2012</text:p>
          </table:table-cell>
          <table:table-cell table:style-name="ce61"/>
          <table:table-cell table:style-name="ce71" table:content-validation-name="val3" office:value-type="string">
            <text:p>ordinaire</text:p>
          </table:table-cell>
          <table:table-cell table:style-name="ce61" table:content-validation-name="val1"/>
          <table:table-cell table:style-name="ce61"/>
          <table:table-cell table:style-name="ce61" office:value-type="float" office:value="23998.81">
            <text:p>23998,81</text:p>
          </table:table-cell>
          <table:table-cell table:style-name="ce61" table:number-columns-repeated="3"/>
          <table:table-cell table:style-name="ce71" office:value-type="string">
            <text:p>ENJOY</text:p>
          </table:table-cell>
          <table:table-cell table:style-name="ce61" office:value-type="float" office:value="34000">
            <text:p>34000</text:p>
          </table:table-cell>
          <table:table-cell table:style-name="ce61"/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8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1767</text:p>
          </table:table-cell>
          <table:table-cell table:style-name="ce61" office:value-type="string">
            <text:p>Commissariat général des expositions du Pavillon Populaire pour l'année 2013</text:p>
          </table:table-cell>
          <table:table-cell table:style-name="ce61" office:value-type="float" office:value="37000">
            <text:p>37000</text:p>
          </table:table-cell>
          <table:table-cell table:style-name="ce61" table:content-validation-name="val3" office:value-type="string">
            <text:p>ordinaire</text:p>
          </table:table-cell>
          <table:table-cell table:style-name="ce61" table:content-validation-name="val1"/>
          <table:table-cell table:style-name="ce61"/>
          <table:table-cell table:style-name="ce61" office:value-type="float" office:value="37000">
            <text:p>37000</text:p>
          </table:table-cell>
          <table:table-cell table:style-name="ce61" table:number-columns-repeated="3"/>
          <table:table-cell table:style-name="ce61" office:value-type="string">
            <text:p>Gilles Mora</text:p>
          </table:table-cell>
          <table:table-cell table:style-name="ce61" office:value-type="string">
            <text:p>47310 BRAX</text:p>
          </table:table-cell>
          <table:table-cell table:style-name="ce61"/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8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1572</text:p>
          </table:table-cell>
          <table:table-cell table:style-name="ce61" office:value-type="string">
            <text:p>création et cession du spectacle La kermesse</text:p>
          </table:table-cell>
          <table:table-cell table:style-name="ce61" office:value-type="float" office:value="34500">
            <text:p>34500</text:p>
          </table:table-cell>
          <table:table-cell table:style-name="ce61" table:content-validation-name="val3" office:value-type="string">
            <text:p>ordinaire</text:p>
          </table:table-cell>
          <table:table-cell table:style-name="ce61" table:content-validation-name="val1"/>
          <table:table-cell table:style-name="ce61"/>
          <table:table-cell table:style-name="ce61" office:value-type="float" office:value="34444">
            <text:p>34444</text:p>
          </table:table-cell>
          <table:table-cell table:style-name="ce61" table:number-columns-repeated="3"/>
          <table:table-cell table:style-name="ce61" office:value-type="string">
            <text:p>La Machine</text:p>
          </table:table-cell>
          <table:table-cell table:style-name="ce61" office:value-type="string">
            <text:p>31170 Tournefeuille</text:p>
          </table:table-cell>
          <table:table-cell table:style-name="ce61"/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8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1604</text:p>
          </table:table-cell>
          <table:table-cell table:style-name="ce61" office:value-type="string">
            <text:p>création et cession du spectacle Memento</text:p>
          </table:table-cell>
          <table:table-cell table:style-name="ce61" office:value-type="float" office:value="22800">
            <text:p>22800</text:p>
          </table:table-cell>
          <table:table-cell table:style-name="ce61" table:content-validation-name="val3" office:value-type="string">
            <text:p>ordinaire</text:p>
          </table:table-cell>
          <table:table-cell table:style-name="ce61" table:content-validation-name="val1"/>
          <table:table-cell table:style-name="ce61"/>
          <table:table-cell table:style-name="ce61" office:value-type="float" office:value="26845">
            <text:p>26845</text:p>
          </table:table-cell>
          <table:table-cell table:style-name="ce61" table:number-columns-repeated="3"/>
          <table:table-cell table:style-name="ce61" office:value-type="string">
            <text:p>Eureka</text:p>
          </table:table-cell>
          <table:table-cell table:style-name="ce61" office:value-type="string">
            <text:p>69100 Villeurbanne</text:p>
          </table:table-cell>
          <table:table-cell table:style-name="ce61"/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8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1663</text:p>
          </table:table-cell>
          <table:table-cell table:style-name="ce61" office:value-type="string">
            <text:p>Mise à disposition des oeuvres photographiques pour l'exposition Adieu la Suisse</text:p>
          </table:table-cell>
          <table:table-cell table:style-name="ce61" office:value-type="float" office:value="20000">
            <text:p>20000</text:p>
          </table:table-cell>
          <table:table-cell table:style-name="ce61" table:content-validation-name="val3" office:value-type="string">
            <text:p>ordinaire</text:p>
          </table:table-cell>
          <table:table-cell table:style-name="ce61" table:content-validation-name="val1"/>
          <table:table-cell table:style-name="ce61"/>
          <table:table-cell table:style-name="ce61" office:value-type="float" office:value="20200">
            <text:p>20200</text:p>
          </table:table-cell>
          <table:table-cell table:style-name="ce61" table:number-columns-repeated="3"/>
          <table:table-cell table:style-name="ce61" office:value-type="string">
            <text:p>Fondation suisse pour la photographie</text:p>
          </table:table-cell>
          <table:table-cell table:style-name="ce61" office:value-type="string">
            <text:p>SUISSE</text:p>
          </table:table-cell>
          <table:table-cell table:style-name="ce61"/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8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1714</text:p>
          </table:table-cell>
          <table:table-cell table:style-name="ce61" office:value-type="string">
            <text:p>suivi et exécution des outils de signalétique et de communication de la Panacée, art et culture contemporaine</text:p>
          </table:table-cell>
          <table:table-cell table:style-name="ce61" office:value-type="float" office:value="30000">
            <text:p>30000</text:p>
          </table:table-cell>
          <table:table-cell table:style-name="ce61" table:content-validation-name="val3" office:value-type="string">
            <text:p>ordinaire</text:p>
          </table:table-cell>
          <table:table-cell table:style-name="ce61" table:content-validation-name="val1"/>
          <table:table-cell table:style-name="ce61"/>
          <table:table-cell table:style-name="ce61" office:value-type="float" office:value="23700">
            <text:p>23700</text:p>
          </table:table-cell>
          <table:table-cell table:style-name="ce61" table:number-columns-repeated="3"/>
          <table:table-cell table:style-name="ce61" office:value-type="string">
            <text:p>ABRèGe</text:p>
          </table:table-cell>
          <table:table-cell table:style-name="ce61" office:value-type="string">
            <text:p>34000 Montpellier</text:p>
          </table:table-cell>
          <table:table-cell table:style-name="ce61"/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8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71" office:value-type="string">
            <text:p>2M1821</text:p>
          </table:table-cell>
          <table:table-cell table:style-name="ce71" office:value-type="string">
            <text:p>Commissariat général des expositions organisées au Carré St Anne et à l'espace Dominique BAGOUET en 2013</text:p>
          </table:table-cell>
          <table:table-cell table:style-name="ce61"/>
          <table:table-cell table:style-name="ce61" office:value-type="string">
            <text:p>ordinaire</text:p>
          </table:table-cell>
          <table:table-cell table:style-name="ce61" table:number-columns-repeated="2"/>
          <table:table-cell table:style-name="ce61" office:value-type="float" office:value="40000">
            <text:p>40000</text:p>
          </table:table-cell>
          <table:table-cell table:style-name="ce61" table:number-columns-repeated="3"/>
          <table:table-cell table:style-name="ce71" office:value-type="string">
            <text:p>Numa HAMBURSIN</text:p>
          </table:table-cell>
          <table:table-cell table:style-name="ce61" office:value-type="float" office:value="34000">
            <text:p>34000</text:p>
          </table:table-cell>
          <table:table-cell table:style-name="ce61"/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14"/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8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1371</text:p>
          </table:table-cell>
          <table:table-cell table:style-name="ce61" office:value-type="string">
            <text:p>créations scénographiques déclinées en outils de communication pour les expositions d'octobre 2012 à décembre 2013</text:p>
          </table:table-cell>
          <table:table-cell table:style-name="ce61" office:value-type="float" office:value="24000">
            <text:p>24000</text:p>
          </table:table-cell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20 000 à 89 999,99 € HT</text:p>
          </table:table-cell>
          <table:table-cell table:style-name="ce61" office:value-type="float" office:value="24000">
            <text:p>24000</text:p>
          </table:table-cell>
          <table:table-cell table:style-name="ce61"/>
          <table:table-cell table:style-name="ce61" office:value-type="string">
            <text:p>lot 1 : pavillon populaire</text:p>
          </table:table-cell>
          <table:table-cell table:style-name="ce61" office:value-type="float" office:value="8000">
            <text:p>8000</text:p>
          </table:table-cell>
          <table:table-cell table:style-name="ce61"/>
          <table:table-cell table:style-name="ce61" office:value-type="string">
            <text:p>florence Girard</text:p>
          </table:table-cell>
          <table:table-cell table:style-name="ce61" office:value-type="string">
            <text:p>34000 Montpellier</text:p>
          </table:table-cell>
          <table:table-cell table:style-name="ce61"/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2"/>
          <table:table-cell table:style-name="ce61" office:value-type="string">
            <text:p>lot 2 : carré saint anne</text:p>
          </table:table-cell>
          <table:table-cell table:style-name="ce61" office:value-type="float" office:value="8000">
            <text:p>8000</text:p>
          </table:table-cell>
          <table:table-cell table:style-name="ce61"/>
          <table:table-cell table:style-name="ce61" office:value-type="string">
            <text:p>Mine de Rien</text:p>
          </table:table-cell>
          <table:table-cell table:style-name="ce61" office:value-type="string">
            <text:p>34000 Montpellier</text:p>
          </table:table-cell>
          <table:table-cell table:style-name="ce61"/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2"/>
          <table:table-cell table:style-name="ce61" office:value-type="string">
            <text:p>lot 3 : pavillon Bagouet</text:p>
          </table:table-cell>
          <table:table-cell table:style-name="ce61" office:value-type="float" office:value="8000">
            <text:p>8000</text:p>
          </table:table-cell>
          <table:table-cell table:style-name="ce61"/>
          <table:table-cell table:style-name="ce61" office:value-type="string">
            <text:p>Nicolas Claveau</text:p>
          </table:table-cell>
          <table:table-cell table:style-name="ce61" office:value-type="string">
            <text:p>34000 Montpellier</text:p>
          </table:table-cell>
          <table:table-cell table:style-name="ce61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452</text:p>
          </table:table-cell>
          <table:table-cell table:style-name="ce61" office:value-type="string">
            <text:p>ETUDE DE DEFINITION D'UN DISPOSITIF D'INTERVENTIONS SUR LES LOGEMENTS EN ACCESSION ABORDABLE</text:p>
          </table:table-cell>
          <table:table-cell table:style-name="ce61" office:value-type="float" office:value="50000">
            <text:p>50000</text:p>
          </table:table-cell>
          <table:table-cell table:style-name="ce61" table:content-validation-name="val3" office:value-type="string">
            <text:p>à tranches</text:p>
          </table:table-cell>
          <table:table-cell table:style-name="ce61" table:content-validation-name="val1" office:value-type="string">
            <text:p>20 000 à 89 999,99 € HT</text:p>
          </table:table-cell>
          <table:table-cell table:number-columns-repeated="2" table:style-name="ce61" office:value-type="float" office:value="52575">
            <text:p>52575</text:p>
          </table:table-cell>
          <table:table-cell table:style-name="ce61" table:number-columns-repeated="3"/>
          <table:table-cell table:style-name="ce61" office:value-type="string">
            <text:p>ATELIER DES GIBOULEES SEMAPHORES</text:p>
          </table:table-cell>
          <table:table-cell table:style-name="ce61" office:value-type="string">
            <text:p>75013 PARIS</text:p>
          </table:table-cell>
          <table:table-cell table:style-name="ce191" office:value-type="date" office:date-value="2012-07-17">
            <text:p>17/07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155</text:p>
          </table:table-cell>
          <table:table-cell table:style-name="ce61" office:value-type="string">
            <text:p>ETUDE REQUALIFICATION QUARTIER ST MARTIN</text:p>
          </table:table-cell>
          <table:table-cell table:style-name="ce61" office:value-type="float" office:value="42000">
            <text:p>42000</text:p>
          </table:table-cell>
          <table:table-cell table:style-name="ce61" office:value-type="string">
            <text:p>ordinaire</text:p>
          </table:table-cell>
          <table:table-cell table:style-name="ce61" table:content-validation-name="val1" office:value-type="string">
            <text:p>20 000 à 89 999,99 € HT</text:p>
          </table:table-cell>
          <table:table-cell table:number-columns-repeated="2" table:style-name="ce61" office:value-type="float" office:value="67050">
            <text:p>67050</text:p>
          </table:table-cell>
          <table:table-cell table:style-name="ce61" table:number-columns-repeated="3"/>
          <table:table-cell table:style-name="ce61" office:value-type="string">
            <text:p>BARRIQUANT</text:p>
          </table:table-cell>
          <table:table-cell table:style-name="ce61" office:value-type="float" office:value="34000">
            <text:p>34000</text:p>
          </table:table-cell>
          <table:table-cell table:style-name="ce191" office:value-type="date" office:date-value="2012-09-06">
            <text:p>06/09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419</text:p>
          </table:table-cell>
          <table:table-cell table:style-name="ce61" office:value-type="string">
            <text:p>FUTUR PARKING NOUVEAU ST ROCH</text:p>
          </table:table-cell>
          <table:table-cell table:style-name="ce61" office:value-type="float" office:value="27300">
            <text:p>27300</text:p>
          </table:table-cell>
          <table:table-cell table:style-name="ce61" table:content-validation-name="val3" office:value-type="string">
            <text:p>ordinaire</text:p>
          </table:table-cell>
          <table:table-cell table:style-name="ce61" table:content-validation-name="val1" office:value-type="string">
            <text:p>20 000 à 89 999,99 € HT</text:p>
          </table:table-cell>
          <table:table-cell table:number-columns-repeated="2" table:style-name="ce61" office:value-type="float" office:value="27300">
            <text:p>27300</text:p>
          </table:table-cell>
          <table:table-cell table:style-name="ce61" table:number-columns-repeated="3"/>
          <table:table-cell table:style-name="ce61" office:value-type="string">
            <text:p>SCET </text:p>
          </table:table-cell>
          <table:table-cell table:style-name="ce61" office:value-type="float" office:value="75646">
            <text:p>75646</text:p>
          </table:table-cell>
          <table:table-cell table:style-name="ce191" office:value-type="date" office:date-value="2012-08-31">
            <text:p>31/08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872</text:p>
          </table:table-cell>
          <table:table-cell table:style-name="ce61" office:value-type="string">
            <text:p>OBSERVATOIRE EFFETS DE LA CRISE MARCHE DU LOGEMENT</text:p>
          </table:table-cell>
          <table:table-cell table:style-name="ce61" office:value-type="float" office:value="39800">
            <text:p>39800</text:p>
          </table:table-cell>
          <table:table-cell table:style-name="ce61" table:content-validation-name="val3" office:value-type="string">
            <text:p>ordinaire</text:p>
          </table:table-cell>
          <table:table-cell table:style-name="ce61" table:content-validation-name="val1" office:value-type="string">
            <text:p>20 000 à 89 999,99 € HT</text:p>
          </table:table-cell>
          <table:table-cell table:number-columns-repeated="2" table:style-name="ce61" office:value-type="float" office:value="47000">
            <text:p>47000</text:p>
          </table:table-cell>
          <table:table-cell table:style-name="ce61" table:number-columns-repeated="3"/>
          <table:table-cell table:style-name="ce61" office:value-type="string">
            <text:p>ADEQUATION</text:p>
          </table:table-cell>
          <table:table-cell table:style-name="ce61"/>
          <table:table-cell table:style-name="ce191" office:value-type="date" office:date-value="2012-09-19">
            <text:p>19/09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40" office:value-type="string">
            <text:p>2M525</text:p>
          </table:table-cell>
          <table:table-cell table:style-name="ce40" office:value-type="string">
            <text:p>Prestations de façonnage et d'impression de documents divers et de contre-collage et de plastification de documents cartographiques</text:p>
          </table:table-cell>
          <table:table-cell table:style-name="ce97" office:value-type="float" office:value="35000">
            <text:p>35 000,00 €</text:p>
          </table:table-cell>
          <table:table-cell table:style-name="ce40" table:content-validation-name="val3" office:value-type="string">
            <text:p>à bons de commande</text:p>
          </table:table-cell>
          <table:table-cell table:style-name="ce40" table:content-validation-name="val1" office:value-type="string">
            <text:p>20 000 à 89 999,99 € HT</text:p>
          </table:table-cell>
          <table:table-cell table:style-name="ce84" table:number-columns-repeated="2"/>
          <table:table-cell table:style-name="ce40" office:value-type="string">
            <text:p>Prestation de façonnage et plastification (lot1) <text:s text:c="3"/>Plastification et contre collage (lot2)</text:p>
          </table:table-cell>
          <table:table-cell table:style-name="ce84"/>
          <table:table-cell table:style-name="ce84" office:value-type="string">
            <text:p>70 000,00€ (lot 1) <text:s text:c="20"/>15 000,00€ (lot 2)</text:p>
          </table:table-cell>
          <table:table-cell table:style-name="ce40" office:value-type="string">
            <text:p><text:s/>FM GRAPHIC (lot 1) <text:s text:c="39"/>COPY SHOP (lot 2)</text:p>
          </table:table-cell>
          <table:table-cell table:style-name="ce40" office:value-type="string">
            <text:p>34 130 MAUGUIO <text:s text:c="58"/>34 270 SAINT DE VEDAS</text:p>
          </table:table-cell>
          <table:table-cell table:style-name="ce193" office:value-type="date" office:date-value="2012-07-25">
            <text:p>25/07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40" office:value-type="string">
            <text:p>2M37</text:p>
          </table:table-cell>
          <table:table-cell table:style-name="ce40" office:value-type="string">
            <text:p>Prestation de service Hôtellerie 3 lots multiattrbutaires</text:p>
          </table:table-cell>
          <table:table-cell table:style-name="ce84" office:value-type="float" office:value="88000">
            <text:p>88 000,00 €</text:p>
          </table:table-cell>
          <table:table-cell table:style-name="ce40" table:content-validation-name="val3" office:value-type="string">
            <text:p>à bons de commande</text:p>
          </table:table-cell>
          <table:table-cell table:style-name="ce40" table:content-validation-name="val1" office:value-type="string">
            <text:p>20 000 à 89 999,99 € HT</text:p>
          </table:table-cell>
          <table:table-cell table:style-name="ce84" table:number-columns-repeated="2"/>
          <table:table-cell table:style-name="ce40" office:value-type="string">
            <text:p>(lot1)2 étoiles <text:s text:c="30"/>(lot2)3 étoiles <text:s text:c="23"/>(lot3) 4étoiles <text:s text:c="14"/></text:p>
          </table:table-cell>
          <table:table-cell table:style-name="ce84"/>
          <table:table-cell table:style-name="ce84" office:value-type="string">
            <text:p>16 000,00€ <text:s text:c="3"/>(lot 1) <text:s text:c="66"/>30 000,00€ (lot 2) <text:s text:c="86"/>42 000,00€ (lot 3)</text:p>
          </table:table-cell>
          <table:table-cell table:style-name="ce40" office:value-type="string">
            <text:p>ETAP HOTEL MILLENAIRE <text:s text:c="13"/>HOTEL DES ARTS <text:s text:c="27"/>COLISEE - lot 1 <text:s text:c="41"/>IBIS CENTRE <text:s text:c="31"/>HOLLYDAY INN <text:s text:c="43"/>NEW HOTEL (lot 2) <text:s text:c="26"/>MERCURE <text:s text:c="44"/>HOTEL PULLMAN <text:s text:c="35"/>HOTEL CROWNE <text:s text:c="31"/>PLAZA HOTEL <text:s text:c="35"/>COURTYARD BY MARRIOTT (lot 3)</text:p>
          </table:table-cell>
          <table:table-cell table:style-name="ce40" office:value-type="string">
            <text:p>34 000 MONTPELLIER <text:s text:c="10"/></text:p>
          </table:table-cell>
          <table:table-cell table:style-name="ce193" office:value-type="date" office:date-value="2012-10-25">
            <text:p>25/10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40" office:value-type="string">
            <text:p>2M252</text:p>
          </table:table-cell>
          <table:table-cell table:style-name="ce40" office:value-type="string">
            <text:p>Prestation de courtage aux enchères sur internet de matèriels réformés par la ville</text:p>
          </table:table-cell>
          <table:table-cell table:style-name="ce84" office:value-type="float" office:value="30000">
            <text:p>30 000,00 €</text:p>
          </table:table-cell>
          <table:table-cell table:style-name="ce40" table:content-validation-name="val3" office:value-type="string">
            <text:p>à bons de commande</text:p>
          </table:table-cell>
          <table:table-cell table:style-name="ce40" table:content-validation-name="val1" office:value-type="string">
            <text:p>20 000 à 89 999,99 € HT</text:p>
          </table:table-cell>
          <table:table-cell table:style-name="ce84" office:value-type="float" office:value="10000">
            <text:p>10 000,00 €</text:p>
          </table:table-cell>
          <table:table-cell table:style-name="ce84" office:value-type="float" office:value="30000">
            <text:p>30 000,00 €</text:p>
          </table:table-cell>
          <table:table-cell table:style-name="ce40"/>
          <table:table-cell table:style-name="ce84" table:number-columns-repeated="2"/>
          <table:table-cell table:style-name="ce40" office:value-type="string">
            <text:p>AGORASTORE</text:p>
          </table:table-cell>
          <table:table-cell table:style-name="ce40" office:value-type="string">
            <text:p>75 011 PARIS</text:p>
          </table:table-cell>
          <table:table-cell table:style-name="ce193" office:value-type="date" office:date-value="2012-05-10">
            <text:p>10/05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40" office:value-type="string">
            <text:p>1M345</text:p>
          </table:table-cell>
          <table:table-cell table:style-name="ce40" office:value-type="string">
            <text:p>Location blanchissage et entretien des vêtements professionnels de la cuisine centrale </text:p>
          </table:table-cell>
          <table:table-cell table:style-name="ce84" office:value-type="float" office:value="45000">
            <text:p>45 000,00 €</text:p>
          </table:table-cell>
          <table:table-cell table:style-name="ce40" table:content-validation-name="val3" office:value-type="string">
            <text:p>à bons de commande</text:p>
          </table:table-cell>
          <table:table-cell table:style-name="ce40" table:content-validation-name="val1" office:value-type="string">
            <text:p>20 000 à 89 999,99 € HT</text:p>
          </table:table-cell>
          <table:table-cell table:style-name="ce84" office:value-type="float" office:value="16666">
            <text:p>16 666,00 €</text:p>
          </table:table-cell>
          <table:table-cell table:style-name="ce84" office:value-type="float" office:value="50000">
            <text:p>50 000,00 €</text:p>
          </table:table-cell>
          <table:table-cell table:style-name="ce40"/>
          <table:table-cell table:style-name="ce84" table:number-columns-repeated="2"/>
          <table:table-cell table:style-name="ce40" office:value-type="string">
            <text:p>ELIS</text:p>
          </table:table-cell>
          <table:table-cell table:style-name="ce40" office:value-type="string">
            <text:p>30 971 NIMES</text:p>
          </table:table-cell>
          <table:table-cell table:style-name="ce193" office:value-type="date" office:date-value="2011-10-19">
            <text:p>19/10/2011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40" office:value-type="string">
            <text:p>2M189</text:p>
          </table:table-cell>
          <table:table-cell table:style-name="ce40" office:value-type="string">
            <text:p>Prestations de maintenance des machines d'imprimerie</text:p>
          </table:table-cell>
          <table:table-cell table:style-name="ce84" office:value-type="float" office:value="20000">
            <text:p>20 000,00 €</text:p>
          </table:table-cell>
          <table:table-cell table:style-name="ce40" table:content-validation-name="val3" office:value-type="string">
            <text:p>à bons de commande</text:p>
          </table:table-cell>
          <table:table-cell table:style-name="ce40" table:content-validation-name="val1" office:value-type="string">
            <text:p>20 000 à 89 999,99 € HT</text:p>
          </table:table-cell>
          <table:table-cell table:style-name="ce84" office:value-type="float" office:value="22000">
            <text:p>22 000,00 €</text:p>
          </table:table-cell>
          <table:table-cell table:style-name="ce84" office:value-type="float" office:value="88000">
            <text:p>88 000,00 €</text:p>
          </table:table-cell>
          <table:table-cell table:style-name="ce40"/>
          <table:table-cell table:style-name="ce84" table:number-columns-repeated="2"/>
          <table:table-cell table:style-name="ce40" office:value-type="string">
            <text:p>ABS</text:p>
          </table:table-cell>
          <table:table-cell table:style-name="ce40" office:value-type="string">
            <text:p><text:s/>34 135 MAUGUIO</text:p>
          </table:table-cell>
          <table:table-cell table:style-name="ce193" office:value-type="date" office:date-value="2012-04-26">
            <text:p>26/04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8"/>
          <table:table-cell table:number-columns-repeated="241"/>
        </table:table-row>
        <table:table-row table:style-name="ro4">
          <table:table-cell table:style-name="ce32" office:value-type="string" table:number-columns-spanned="15" table:number-rows-spanned="1">
            <text:p>Montant du marché - pour la tranche supérieure ou égale à 90 000 euros HT et inférieure à 4 845 000 euros HT</text:p>
          </table:table-cell>
          <table:covered-table-cell table:number-columns-repeated="13" table:style-name="ce62"/>
          <table:covered-table-cell table:style-name="ce194"/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8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71" office:value-type="string" table:number-columns-spanned="1" table:number-rows-spanned="3">
            <text:p>2H96</text:p>
          </table:table-cell>
          <table:table-cell table:style-name="ce61" office:value-type="string" table:number-columns-spanned="1" table:number-rows-spanned="3">
            <text:p>Services d'assurance</text:p>
          </table:table-cell>
          <table:table-cell table:style-name="ce61" office:value-type="float" office:value="400000" table:number-columns-spanned="1" table:number-rows-spanned="3">
            <text:p>400000</text:p>
          </table:table-cell>
          <table:table-cell table:style-name="ce61" table:content-validation-name="val3" office:value-type="string" table:number-columns-spanned="1" table:number-rows-spanned="3">
            <text:p>ordinaire</text:p>
          </table:table-cell>
          <table:table-cell table:style-name="ce61" table:content-validation-name="val1" office:value-type="string" table:number-columns-spanned="1" table:number-rows-spanned="3">
            <text:p>200 000 à 499 999,99 € HT</text:p>
          </table:table-cell>
          <table:table-cell table:style-name="ce122" table:formula="of:=298173.78+112967.33+5929" office:value-type="float" office:value="417070.11" table:number-columns-spanned="1" table:number-rows-spanned="3">
            <text:p>417 070,11 €</text:p>
          </table:table-cell>
          <table:table-cell table:style-name="ce122" table:formula="of:=[.H426]*5" office:value-type="float" office:value="2085350.55" table:number-columns-spanned="1" table:number-rows-spanned="3">
            <text:p>2 085 350,55 €</text:p>
          </table:table-cell>
          <table:table-cell table:style-name="ce61" office:value-type="string">
            <text:p>Responsabilité civile et risques annexes</text:p>
          </table:table-cell>
          <table:table-cell table:style-name="ce122" table:formula="of:=298173.78" office:value-type="float" office:value="298173.78">
            <text:p>298 173,78 €</text:p>
          </table:table-cell>
          <table:table-cell table:style-name="ce122" table:formula="of:=[.K426]*5" office:value-type="float" office:value="1490868.9">
            <text:p>1 490 868,90 €</text:p>
          </table:table-cell>
          <table:table-cell table:style-name="ce61" office:value-type="string">
            <text:p>PNAS / Cie AREAS</text:p>
          </table:table-cell>
          <table:table-cell table:style-name="ce61" office:value-type="string">
            <text:p>75009 Paris</text:p>
          </table:table-cell>
          <table:table-cell table:style-name="ce191" office:value-type="date" office:date-value="2013-01-14">
            <text:p>14/01/2013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/>
          <table:covered-table-cell table:number-columns-repeated="5" table:style-name="ce59"/>
          <table:covered-table-cell table:number-columns-repeated="2" table:style-name="ce123"/>
          <table:table-cell table:style-name="ce61" office:value-type="string">
            <text:p>Flotte Automobile</text:p>
          </table:table-cell>
          <table:table-cell table:style-name="ce122" office:value-type="float" office:value="112967.33">
            <text:p>112 967,33 €</text:p>
          </table:table-cell>
          <table:table-cell table:style-name="ce122" table:formula="of:=[.K427]*5" office:value-type="float" office:value="564836.65">
            <text:p>564 836,65 €</text:p>
          </table:table-cell>
          <table:table-cell table:style-name="ce61" office:value-type="string">
            <text:p>SMACL</text:p>
          </table:table-cell>
          <table:table-cell table:style-name="ce61" office:value-type="string">
            <text:p>79031 NIORT</text:p>
          </table:table-cell>
          <table:table-cell table:style-name="ce191" office:value-type="date" office:date-value="2013-01-14">
            <text:p>14/01/2013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/>
          <table:covered-table-cell table:number-columns-repeated="5" table:style-name="ce64"/>
          <table:covered-table-cell table:number-columns-repeated="2" table:style-name="ce124"/>
          <table:table-cell table:style-name="ce61" office:value-type="string">
            <text:p>Responsabilité civile garage</text:p>
          </table:table-cell>
          <table:table-cell table:style-name="ce98" office:value-type="float" office:value="5929">
            <text:p>5 929 €</text:p>
          </table:table-cell>
          <table:table-cell table:style-name="ce98" table:formula="of:=[.K428]*5" office:value-type="float" office:value="29645">
            <text:p>29 645 €</text:p>
          </table:table-cell>
          <table:table-cell table:style-name="ce61" office:value-type="string">
            <text:p>PNAS / Cie AREAS</text:p>
          </table:table-cell>
          <table:table-cell table:style-name="ce61" office:value-type="string">
            <text:p>75009 Paris</text:p>
          </table:table-cell>
          <table:table-cell table:style-name="ce191" office:value-type="date" office:date-value="2013-01-14">
            <text:p>14/01/2013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71" office:value-type="string" table:number-columns-spanned="1" table:number-rows-spanned="2">
            <text:p>1H59</text:p>
          </table:table-cell>
          <table:table-cell table:style-name="ce61" office:value-type="string" table:number-columns-spanned="1" table:number-rows-spanned="2">
            <text:p>Prestations de conseil et de représentation en justice</text:p>
          </table:table-cell>
          <table:table-cell table:style-name="ce61" office:value-type="float" office:value="600000" table:number-columns-spanned="1" table:number-rows-spanned="2">
            <text:p>600000</text:p>
          </table:table-cell>
          <table:table-cell table:style-name="ce61" table:content-validation-name="val3" office:value-type="string" table:number-columns-spanned="1" table:number-rows-spanned="2">
            <text:p>à bons de commande</text:p>
          </table:table-cell>
          <table:table-cell table:style-name="ce61" table:content-validation-name="val1" office:value-type="string" table:number-columns-spanned="1" table:number-rows-spanned="2">
            <text:p>Plus de 500 000 € HT</text:p>
          </table:table-cell>
          <table:table-cell table:style-name="ce61" table:number-columns-spanned="1" table:number-rows-spanned="2"/>
          <table:table-cell table:style-name="ce93" office:value-type="float" office:value="1800000" table:number-columns-spanned="1" table:number-rows-spanned="2">
            <text:p>1 800 000</text:p>
          </table:table-cell>
          <table:table-cell table:style-name="ce61" office:value-type="string">
            <text:p>Conseil et représentation en justice devant les juridictions des 1er et 2e degré</text:p>
          </table:table-cell>
          <table:table-cell table:style-name="ce93" office:value-type="float" office:value="400000">
            <text:p>400 000</text:p>
          </table:table-cell>
          <table:table-cell table:style-name="ce93" office:value-type="float" office:value="1600000">
            <text:p>1 600 000</text:p>
          </table:table-cell>
          <table:table-cell table:style-name="ce61" office:value-type="string">
            <text:p>SCP VINSONNEAU PALIES NOY GAUER et ASSOCIES</text:p>
          </table:table-cell>
          <table:table-cell table:style-name="ce61" office:value-type="string">
            <text:p>34000 Montpellier</text:p>
          </table:table-cell>
          <table:table-cell table:style-name="ce191" office:value-type="date" office:date-value="2012-04-10">
            <text:p>10/04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/>
          <table:covered-table-cell table:number-columns-repeated="7" table:style-name="ce64"/>
          <table:table-cell table:style-name="ce61" office:value-type="string">
            <text:p>Conseil et représentation en justice devant les juridictions de cassation</text:p>
          </table:table-cell>
          <table:table-cell table:style-name="ce93" office:value-type="float" office:value="50000">
            <text:p>50 000</text:p>
          </table:table-cell>
          <table:table-cell table:style-name="ce93" office:value-type="float" office:value="200000">
            <text:p>200 000</text:p>
          </table:table-cell>
          <table:table-cell table:style-name="ce61" office:value-type="string">
            <text:p>SCP LYON CAEN</text:p>
          </table:table-cell>
          <table:table-cell table:style-name="ce61" office:value-type="string">
            <text:p>75007 PARIS</text:p>
          </table:table-cell>
          <table:table-cell table:style-name="ce191" office:value-type="date" office:date-value="2012-04-10">
            <text:p>10/04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4" table:number-columns-repeated="7"/>
          <table:table-cell table:style-name="ce61" table:number-columns-repeated="5"/>
          <table:table-cell table:style-name="ce191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6" office:value-type="string">
            <text:p>2H712500</text:p>
          </table:table-cell>
          <table:table-cell table:style-name="ce66" office:value-type="string">
            <text:p>Contrôle des installations électriques des carrefours à feux tricolores et des dispositifs de fermetures automatiques</text:p>
          </table:table-cell>
          <table:table-cell table:style-name="ce66" office:value-type="string">
            <text:p>maximum : 45 000,00 € HT</text:p>
          </table:table-cell>
          <table:table-cell table:style-name="ce66" table:content-validation-name="val3" office:value-type="string">
            <text:p>à bons de commande</text:p>
          </table:table-cell>
          <table:table-cell table:style-name="ce66" table:content-validation-name="val1" office:value-type="string">
            <text:p>20 000 à 89 999,99 € HT</text:p>
          </table:table-cell>
          <table:table-cell table:style-name="ce66" office:value-type="string">
            <text:p>maximum : 45 000,00 € HT</text:p>
          </table:table-cell>
          <table:table-cell table:style-name="ce66" office:value-type="string">
            <text:p>maximum : 180 000,00 € HT</text:p>
          </table:table-cell>
          <table:table-cell table:style-name="ce66" table:number-columns-repeated="3"/>
          <table:table-cell table:style-name="ce66" office:value-type="string">
            <text:p>Bureau VERITAS SA</text:p>
          </table:table-cell>
          <table:table-cell table:style-name="ce66" office:value-type="float" office:value="34000">
            <text:p>34000</text:p>
          </table:table-cell>
          <table:table-cell table:style-name="ce195" office:value-type="date" office:date-value="2012-07-23">
            <text:p>23/07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8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900</text:p>
          </table:table-cell>
          <table:table-cell table:style-name="ce61" office:value-type="string">
            <text:p>contrat de prestation de service club de haut niveau SASP Montpellier Rugby Club saison 2012-2013</text:p>
          </table:table-cell>
          <table:table-cell table:style-name="ce61" office:value-type="float" office:value="142996">
            <text:p>142996</text:p>
          </table:table-cell>
          <table:table-cell table:style-name="ce61" table:content-validation-name="val3" office:value-type="string">
            <text:p>ordinaire</text:p>
          </table:table-cell>
          <table:table-cell table:style-name="ce61" table:content-validation-name="val1" office:value-type="string">
            <text:p>90 000 à 199 999,99 € HT</text:p>
          </table:table-cell>
          <table:table-cell table:style-name="ce61" office:value-type="float" office:value="71498">
            <text:p>71498</text:p>
          </table:table-cell>
          <table:table-cell table:style-name="ce61" office:value-type="float" office:value="142996">
            <text:p>142996</text:p>
          </table:table-cell>
          <table:table-cell table:style-name="ce61" table:number-columns-repeated="3"/>
          <table:table-cell table:style-name="ce61" office:value-type="string">
            <text:p>MHR</text:p>
          </table:table-cell>
          <table:table-cell table:style-name="ce61" office:value-type="float" office:value="34000">
            <text:p>34000</text:p>
          </table:table-cell>
          <table:table-cell table:style-name="ce61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904</text:p>
          </table:table-cell>
          <table:table-cell table:style-name="ce61" office:value-type="string">
            <text:p>contrat de prestation de service club de haut niveau MHSC saison 2012-2013</text:p>
          </table:table-cell>
          <table:table-cell table:style-name="ce61" office:value-type="float" office:value="110510">
            <text:p>110510</text:p>
          </table:table-cell>
          <table:table-cell table:style-name="ce61" table:content-validation-name="val3" office:value-type="string">
            <text:p>ordinaire</text:p>
          </table:table-cell>
          <table:table-cell table:style-name="ce61" table:content-validation-name="val1" office:value-type="string">
            <text:p>90 000 à 199 999,99 € HT</text:p>
          </table:table-cell>
          <table:table-cell table:style-name="ce61" office:value-type="float" office:value="55255">
            <text:p>55255</text:p>
          </table:table-cell>
          <table:table-cell table:style-name="ce61" office:value-type="float" office:value="110510">
            <text:p>110510</text:p>
          </table:table-cell>
          <table:table-cell table:style-name="ce61" table:number-columns-repeated="3"/>
          <table:table-cell table:style-name="ce61" office:value-type="string">
            <text:p>MHSC</text:p>
          </table:table-cell>
          <table:table-cell table:style-name="ce61" office:value-type="float" office:value="34000">
            <text:p>34000</text:p>
          </table:table-cell>
          <table:table-cell table:style-name="ce61"/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8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1M791</text:p>
          </table:table-cell>
          <table:table-cell table:style-name="ce61" office:value-type="string">
            <text:p>Contrôle de conformité des équipements de défense incendie</text:p>
          </table:table-cell>
          <table:table-cell table:style-name="ce61" office:value-type="float" office:value="90000">
            <text:p>90000</text:p>
          </table:table-cell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90 000 à 199 999,99 € HT</text:p>
          </table:table-cell>
          <table:table-cell table:style-name="ce61" office:value-type="float" office:value="90000">
            <text:p>90000</text:p>
          </table:table-cell>
          <table:table-cell table:style-name="ce61" office:value-type="float" office:value="180000">
            <text:p>180000</text:p>
          </table:table-cell>
          <table:table-cell table:style-name="ce61" table:number-columns-repeated="3"/>
          <table:table-cell table:style-name="ce61" office:value-type="string">
            <text:p>SARP</text:p>
          </table:table-cell>
          <table:table-cell table:style-name="ce61" office:value-type="string">
            <text:p>34 000 MONTPELLIER</text:p>
          </table:table-cell>
          <table:table-cell table:style-name="ce191" office:value-type="date" office:date-value="2012-06-01">
            <text:p>01/06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8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222500 <text:s text:c="7"/></text:p>
          </table:table-cell>
          <table:table-cell table:style-name="ce61" office:value-type="string">
            <text:p>Récolement et cartographie du réseau de Régulation Trafic</text:p>
          </table:table-cell>
          <table:table-cell table:style-name="ce98" office:value-type="string">
            <text:p>minimum : 10 000,00 € HT</text:p>
          </table:table-cell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90 000 à 199 999,99 € HT</text:p>
          </table:table-cell>
          <table:table-cell table:style-name="ce61" office:value-type="string">
            <text:p>minimum : 1000 € HT</text:p>
          </table:table-cell>
          <table:table-cell table:style-name="ce61" office:value-type="string">
            <text:p>minimum : <text:s/>30 000,00 € HT</text:p>
          </table:table-cell>
          <table:table-cell table:style-name="ce61" table:number-columns-repeated="3"/>
          <table:table-cell table:style-name="ce61" office:value-type="string">
            <text:p>Cabinet PAGES TIP</text:p>
          </table:table-cell>
          <table:table-cell table:style-name="ce61" office:value-type="float" office:value="34090">
            <text:p>34090</text:p>
          </table:table-cell>
          <table:table-cell table:style-name="ce191" office:value-type="date" office:date-value="2012-05-03">
            <text:p>03/05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3"/>
          <table:table-cell table:style-name="ce61" office:value-type="string">
            <text:p>maximum : 95 000,00 € HT</text:p>
          </table:table-cell>
          <table:table-cell table:style-name="ce61" table:content-validation-name="val3"/>
          <table:table-cell table:style-name="ce61" table:content-validation-name="val1"/>
          <table:table-cell table:style-name="ce61" office:value-type="string">
            <text:p>maximum : 30 00,000 € HT</text:p>
          </table:table-cell>
          <table:table-cell table:style-name="ce61" office:value-type="string">
            <text:p>maximum : 90 000,00 € HT</text:p>
          </table:table-cell>
          <table:table-cell table:style-name="ce61" table:number-columns-repeated="3"/>
          <table:table-cell table:style-name="ce61" office:value-type="string">
            <text:p>(SARL)</text:p>
          </table:table-cell>
          <table:table-cell table:style-name="ce61" office:value-type="string">
            <text:p>MONTPELLIER</text:p>
          </table:table-cell>
          <table:table-cell table:style-name="ce61"/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8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739</text:p>
          </table:table-cell>
          <table:table-cell table:style-name="ce61" office:value-type="string">
            <text:p>FEU 14 JUILLET </text:p>
          </table:table-cell>
          <table:table-cell table:style-name="ce61" office:value-type="float" office:value="130000">
            <text:p>130000</text:p>
          </table:table-cell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90 000 à 199 999,99 € HT</text:p>
          </table:table-cell>
          <table:table-cell table:number-columns-repeated="2" table:style-name="ce61" office:value-type="float" office:value="130000">
            <text:p>130000</text:p>
          </table:table-cell>
          <table:table-cell table:style-name="ce61" table:number-columns-repeated="3"/>
          <table:table-cell table:style-name="ce61" office:value-type="string">
            <text:p>PYRAGRIC </text:p>
          </table:table-cell>
          <table:table-cell table:style-name="ce61" office:value-type="float" office:value="69140">
            <text:p>69140</text:p>
          </table:table-cell>
          <table:table-cell table:style-name="ce191" office:value-type="date" office:date-value="2012-06-28">
            <text:p>28/06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8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38</text:p>
          </table:table-cell>
          <table:table-cell table:style-name="ce61" office:value-type="string">
            <text:p>Nettoiement des cimetières</text:p>
          </table:table-cell>
          <table:table-cell table:style-name="ce94" office:value-type="float" office:value="1283793">
            <text:p>1 283 793,00</text:p>
          </table:table-cell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Plus de 500 000 € HT</text:p>
          </table:table-cell>
          <table:table-cell table:style-name="ce94" office:value-type="float" office:value="320948.43">
            <text:p>320 948,43</text:p>
          </table:table-cell>
          <table:table-cell table:style-name="ce94" office:value-type="float" office:value="1283793">
            <text:p>1 283 793,00</text:p>
          </table:table-cell>
          <table:table-cell table:style-name="ce61" table:number-columns-repeated="3"/>
          <table:table-cell table:style-name="ce61" office:value-type="string">
            <text:p>SMN</text:p>
          </table:table-cell>
          <table:table-cell table:style-name="ce93" office:value-type="float" office:value="34170">
            <text:p>34 170</text:p>
          </table:table-cell>
          <table:table-cell table:style-name="ce191" office:value-type="date" office:date-value="2012-06-14">
            <text:p>14/06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8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1294</text:p>
          </table:table-cell>
          <table:table-cell table:style-name="ce61" office:value-type="string">
            <text:p>prestations 3D</text:p>
          </table:table-cell>
          <table:table-cell table:style-name="ce94" office:value-type="float" office:value="90000">
            <text:p>90 000,00</text:p>
          </table:table-cell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90 000 à 199 999,99 € HT</text:p>
          </table:table-cell>
          <table:table-cell table:style-name="ce94" office:value-type="float" office:value="90000">
            <text:p>90 000,00</text:p>
          </table:table-cell>
          <table:table-cell table:style-name="ce94" office:value-type="float" office:value="180000">
            <text:p>180 000,00</text:p>
          </table:table-cell>
          <table:table-cell table:style-name="ce61" table:number-columns-repeated="3"/>
          <table:table-cell table:style-name="ce61" office:value-type="string">
            <text:p>antigone service</text:p>
          </table:table-cell>
          <table:table-cell table:style-name="ce93" office:value-type="float" office:value="34171">
            <text:p>34 171</text:p>
          </table:table-cell>
          <table:table-cell table:style-name="ce191" office:value-type="date" office:date-value="2013-01-16">
            <text:p>16/01/2013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8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G12 12</text:p>
          </table:table-cell>
          <table:table-cell table:style-name="ce61" office:value-type="string">
            <text:p>Services de transports et déplacements de personnes, hors SNCF sur le territoire national</text:p>
          </table:table-cell>
          <table:table-cell table:style-name="ce99" office:value-type="float" office:value="240000">
            <text:p>240 000</text:p>
          </table:table-cell>
          <table:table-cell table:style-name="ce106" table:content-validation-name="val3" office:value-type="string">
            <text:p>à bons de commande</text:p>
          </table:table-cell>
          <table:table-cell table:style-name="ce106" table:content-validation-name="val1" office:value-type="string">
            <text:p>200 000 à 499 999,99 € HT</text:p>
          </table:table-cell>
          <table:table-cell table:style-name="ce98" office:value-type="float" office:value="60000">
            <text:p>60 000 €</text:p>
          </table:table-cell>
          <table:table-cell table:style-name="ce99" office:value-type="float" office:value="240000">
            <text:p>240 000</text:p>
          </table:table-cell>
          <table:table-cell table:style-name="ce61" table:number-columns-repeated="3"/>
          <table:table-cell table:style-name="ce61" office:value-type="string">
            <text:p>Air France</text:p>
          </table:table-cell>
          <table:table-cell table:style-name="ce61" office:value-type="string">
            <text:p>34000 Montpellier</text:p>
          </table:table-cell>
          <table:table-cell table:style-name="ce196" office:value-type="date" office:date-value="2012-07-01">
            <text:p>01/07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3"/>
          <table:table-cell table:style-name="ce99"/>
          <table:table-cell table:style-name="ce106" table:content-validation-name="val3"/>
          <table:table-cell table:style-name="ce106" table:content-validation-name="val1"/>
          <table:table-cell table:style-name="ce98"/>
          <table:table-cell table:style-name="ce99"/>
          <table:table-cell table:style-name="ce61" table:number-columns-repeated="5"/>
          <table:table-cell table:style-name="ce196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G10 B12</text:p>
          </table:table-cell>
          <table:table-cell table:style-name="ce61" office:value-type="string">
            <text:p>Evolution et maintenance de l'application POS Actes</text:p>
          </table:table-cell>
          <table:table-cell table:style-name="ce99" office:value-type="float" office:value="300000">
            <text:p>300 000</text:p>
          </table:table-cell>
          <table:table-cell table:style-name="ce106" table:content-validation-name="val3" office:value-type="string">
            <text:p>à bons de commande</text:p>
          </table:table-cell>
          <table:table-cell table:style-name="ce106" table:content-validation-name="val1" office:value-type="string">
            <text:p>200 000 à 499 999,99 € HT</text:p>
          </table:table-cell>
          <table:table-cell table:style-name="ce93" office:value-type="float" office:value="75000">
            <text:p>75 000</text:p>
          </table:table-cell>
          <table:table-cell table:style-name="ce99" office:value-type="float" office:value="300000">
            <text:p>300 000</text:p>
          </table:table-cell>
          <table:table-cell table:style-name="ce61" table:number-columns-repeated="3"/>
          <table:table-cell table:style-name="ce61" office:value-type="string">
            <text:p>SESIN</text:p>
          </table:table-cell>
          <table:table-cell table:style-name="ce61" office:value-type="string">
            <text:p>13016 Marseille</text:p>
          </table:table-cell>
          <table:table-cell table:style-name="ce191" office:value-type="date" office:date-value="2012-07-10">
            <text:p>10/07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8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H874001</text:p>
          </table:table-cell>
          <table:table-cell table:style-name="ce61" office:value-type="string">
            <text:p>Cité du Corps Humain, Mission de programmation</text:p>
          </table:table-cell>
          <table:table-cell table:style-name="ce93" office:value-type="float" office:value="250000">
            <text:p>250 000</text:p>
          </table:table-cell>
          <table:table-cell table:style-name="ce61" table:content-validation-name="val3" office:value-type="string">
            <text:p>ordinaire</text:p>
          </table:table-cell>
          <table:table-cell table:style-name="ce61" table:content-validation-name="val1" office:value-type="string">
            <text:p>200 000 à 499 999,99 € HT</text:p>
          </table:table-cell>
          <table:table-cell table:style-name="ce94" office:value-type="float" office:value="193130">
            <text:p>193 130,00</text:p>
          </table:table-cell>
          <table:table-cell table:style-name="ce61" table:number-columns-repeated="4"/>
          <table:table-cell table:style-name="ce61" office:value-type="string">
            <text:p>Polyprogramme <text:s/>SARL</text:p>
          </table:table-cell>
          <table:table-cell table:style-name="ce61" office:value-type="string">
            <text:p>75003 PARIS</text:p>
          </table:table-cell>
          <table:table-cell table:style-name="ce191" office:value-type="date" office:date-value="2012-10-01">
            <text:p>01/10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3"/>
          <table:table-cell table:style-name="ce93"/>
          <table:table-cell table:style-name="ce61" table:content-validation-name="val3"/>
          <table:table-cell table:style-name="ce61" table:content-validation-name="val1"/>
          <table:table-cell table:style-name="ce94"/>
          <table:table-cell table:style-name="ce61" table:number-columns-repeated="6"/>
          <table:table-cell table:style-name="ce191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6264</text:p>
          </table:table-cell>
          <table:table-cell table:style-name="ce61" office:value-type="string">
            <text:p>Cité du Corps Humain, Mission d'assitance à maîtrise d'ouvrage pour la programmation et l'organisation du concours d'architecture</text:p>
          </table:table-cell>
          <table:table-cell table:style-name="ce93" office:value-type="float" office:value="40000">
            <text:p>40 000</text:p>
          </table:table-cell>
          <table:table-cell table:style-name="ce61" table:content-validation-name="val3" office:value-type="string">
            <text:p>à tranches</text:p>
          </table:table-cell>
          <table:table-cell table:style-name="ce61" table:content-validation-name="val1" office:value-type="string">
            <text:p>90 000 à 199 999,99 € HT</text:p>
          </table:table-cell>
          <table:table-cell table:style-name="ce94" office:value-type="float" office:value="68377.5">
            <text:p>68 377,50</text:p>
          </table:table-cell>
          <table:table-cell table:style-name="ce61" table:number-columns-repeated="4"/>
          <table:table-cell table:style-name="ce61" office:value-type="string">
            <text:p>PETIT Jean Guillaume, profession libérale</text:p>
          </table:table-cell>
          <table:table-cell table:style-name="ce61" office:value-type="string">
            <text:p>34000 Montpellier</text:p>
          </table:table-cell>
          <table:table-cell table:style-name="ce191" office:value-type="date" office:date-value="2012-07-10">
            <text:p>10/07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3"/>
          <table:table-cell table:style-name="ce93"/>
          <table:table-cell table:style-name="ce61" table:content-validation-name="val3"/>
          <table:table-cell table:style-name="ce61" table:content-validation-name="val1"/>
          <table:table-cell table:style-name="ce94"/>
          <table:table-cell table:style-name="ce61" table:number-columns-repeated="6"/>
          <table:table-cell table:style-name="ce191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97</text:p>
          </table:table-cell>
          <table:table-cell table:style-name="ce61" office:value-type="string">
            <text:p>Cité du Corps Humain. Etude de faisaibilité économique, juridique et finanicère</text:p>
          </table:table-cell>
          <table:table-cell table:style-name="ce93" office:value-type="float" office:value="80000">
            <text:p>80 000</text:p>
          </table:table-cell>
          <table:table-cell table:style-name="ce61" table:content-validation-name="val3" office:value-type="string">
            <text:p>à tranches</text:p>
          </table:table-cell>
          <table:table-cell table:style-name="ce61" table:content-validation-name="val1" office:value-type="string">
            <text:p>90 000 à 199 999,99 € HT</text:p>
          </table:table-cell>
          <table:table-cell table:style-name="ce94" office:value-type="float" office:value="69640">
            <text:p>69 640,00</text:p>
          </table:table-cell>
          <table:table-cell table:style-name="ce61" table:number-columns-repeated="4"/>
          <table:table-cell table:style-name="ce61" office:value-type="string">
            <text:p>Finance Consult, SAS</text:p>
          </table:table-cell>
          <table:table-cell table:style-name="ce61" office:value-type="string">
            <text:p>75 009 Paris</text:p>
          </table:table-cell>
          <table:table-cell table:style-name="ce191" office:value-type="date" office:date-value="2012-04-03">
            <text:p>03/04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8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1102</text:p>
          </table:table-cell>
          <table:table-cell table:style-name="ce61" office:value-type="string">
            <text:p>Mission de maîtrise d'œuvre pour mise en conformité des installations</text:p>
          </table:table-cell>
          <table:table-cell table:style-name="ce100" office:value-type="float" office:value="300000">
            <text:p>300000,00</text:p>
          </table:table-cell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200 000 à 499 999,99 € HT</text:p>
          </table:table-cell>
          <table:table-cell table:style-name="ce61"/>
          <table:table-cell table:style-name="ce100" office:value-type="float" office:value="117566.8">
            <text:p>117566,80</text:p>
          </table:table-cell>
          <table:table-cell table:style-name="ce61" table:number-columns-repeated="3"/>
          <table:table-cell table:style-name="ce61" office:value-type="string">
            <text:p>QCS Services</text:p>
          </table:table-cell>
          <table:table-cell table:style-name="ce61" office:value-type="string">
            <text:p>34000 Montpellier</text:p>
          </table:table-cell>
          <table:table-cell table:style-name="ce191" office:value-type="date" office:date-value="2012-10-25">
            <text:p>25/10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8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894</text:p>
          </table:table-cell>
          <table:table-cell table:style-name="ce61" office:value-type="string">
            <text:p>ABONNEMENT TRANSPORT EN COMMUN TAM</text:p>
          </table:table-cell>
          <table:table-cell table:style-name="ce61" office:value-type="float" office:value="167300">
            <text:p>167300</text:p>
          </table:table-cell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200 000 à 499 999,99 € HT</text:p>
          </table:table-cell>
          <table:table-cell table:number-columns-repeated="2" table:style-name="ce94" office:value-type="float" office:value="167224.08">
            <text:p>167 224,08</text:p>
          </table:table-cell>
          <table:table-cell table:style-name="ce61" table:number-columns-repeated="3"/>
          <table:table-cell table:style-name="ce61" office:value-type="string">
            <text:p>TAM</text:p>
          </table:table-cell>
          <table:table-cell table:style-name="ce61" office:value-type="string">
            <text:p>34000 MONTPELLIER</text:p>
          </table:table-cell>
          <table:table-cell table:style-name="ce191" office:value-type="date" office:date-value="2012-01-23">
            <text:p>23/01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8"/>
          <table:table-cell table:number-columns-repeated="241"/>
        </table:table-row>
        <table:table-row table:style-name="ro4">
          <table:table-cell table:style-name="ce33"/>
          <table:table-cell table:style-name="ce63"/>
          <table:table-cell table:style-name="ce63" office:value-type="string">
            <text:p>2M1218</text:p>
          </table:table-cell>
          <table:table-cell table:style-name="ce63" office:value-type="string">
            <text:p>GESTION IMMOBILIERE ET TECHNIQUE DE L'ANCIENNE MAIRIE A ET DE SA SALLE PLOYVALENTE</text:p>
          </table:table-cell>
          <table:table-cell table:style-name="ce63" office:value-type="float" office:value="200000">
            <text:p>200000</text:p>
          </table:table-cell>
          <table:table-cell table:style-name="ce63" table:content-validation-name="val3" office:value-type="string">
            <text:p>à bons de commande</text:p>
          </table:table-cell>
          <table:table-cell table:style-name="ce64" table:content-validation-name="val1" office:value-type="string" table:number-columns-spanned="1" table:number-rows-spanned="2">
            <text:p>Plus de 500 000 € HT</text:p>
          </table:table-cell>
          <table:table-cell table:style-name="ce125" office:value-type="string">
            <text:p>Marché à BC sans mini sans maxi - montant estimatif : 4 000 000 € HT</text:p>
          </table:table-cell>
          <table:table-cell table:style-name="ce134"/>
          <table:table-cell table:style-name="ce63" table:number-columns-repeated="3"/>
          <table:table-cell table:style-name="ce63" office:value-type="string">
            <text:p>ICADE</text:p>
          </table:table-cell>
          <table:table-cell table:style-name="ce63" office:value-type="string">
            <text:p>93538 AUBERVILLIERS</text:p>
          </table:table-cell>
          <table:table-cell table:style-name="ce197" office:value-type="date" office:date-value="2012-11-07">
            <text:p>07/11/2012</text:p>
          </table:table-cell>
          <table:table-cell table:number-columns-repeated="241"/>
        </table:table-row>
        <table:table-row table:style-name="ro4">
          <table:table-cell table:style-name="ce34"/>
          <table:table-cell table:style-name="ce64" table:number-columns-repeated="3"/>
          <table:table-cell table:style-name="ce64" office:value-type="float" office:value="100000">
            <text:p>100000</text:p>
          </table:table-cell>
          <table:table-cell table:style-name="ce64" table:content-validation-name="val3"/>
          <table:covered-table-cell table:style-name="ce64"/>
          <table:table-cell table:style-name="ce126" table:number-columns-repeated="2"/>
          <table:table-cell table:style-name="ce64" table:number-columns-repeated="5"/>
          <table:table-cell table:style-name="ce198"/>
          <table:table-cell table:number-columns-repeated="241"/>
        </table:table-row>
        <table:table-row table:style-name="ro4">
          <table:table-cell table:style-name="ce34"/>
          <table:table-cell table:style-name="ce64" table:number-columns-repeated="4"/>
          <table:table-cell table:style-name="ce64" table:content-validation-name="val3"/>
          <table:table-cell table:style-name="ce64"/>
          <table:table-cell table:style-name="ce126" table:number-columns-repeated="2"/>
          <table:table-cell table:style-name="ce64" table:number-columns-repeated="4"/>
          <table:table-cell table:style-name="ce154"/>
          <table:table-cell table:style-name="ce198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71" office:value-type="string">
            <text:p>2M224</text:p>
          </table:table-cell>
          <table:table-cell table:style-name="ce71" office:value-type="string">
            <text:p>ENTRETIEN ET NETTOYAGE DES TOITURES DES BATIMENTS COMMUNAUX</text:p>
          </table:table-cell>
          <table:table-cell table:style-name="ce71" office:value-type="float" office:value="100000">
            <text:p>100000</text:p>
          </table:table-cell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90 000 à 199 999,99 € HT</text:p>
          </table:table-cell>
          <table:table-cell table:style-name="ce127" office:value-type="string">
            <text:p>Maxi : 30 000 € par an</text:p>
          </table:table-cell>
          <table:table-cell table:style-name="ce127" office:value-type="string">
            <text:p>Maxi : 120 000 € </text:p>
          </table:table-cell>
          <table:table-cell table:style-name="ce71" table:number-columns-repeated="3"/>
          <table:table-cell table:style-name="ce71" office:value-type="string">
            <text:p>TGH Languedoc SARL</text:p>
          </table:table-cell>
          <table:table-cell table:style-name="ce155" office:value-type="string">
            <text:p>34400 LUNEL</text:p>
          </table:table-cell>
          <table:table-cell table:style-name="ce199" office:value-type="date" office:date-value="2012-10-23">
            <text:p>23/10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71" table:number-columns-repeated="3"/>
          <table:table-cell table:style-name="ce61" table:content-validation-name="val3"/>
          <table:table-cell table:style-name="ce61" table:content-validation-name="val1"/>
          <table:table-cell table:style-name="ce127" table:number-columns-repeated="2"/>
          <table:table-cell table:style-name="ce71" table:number-columns-repeated="4"/>
          <table:table-cell table:style-name="ce155"/>
          <table:table-cell table:style-name="ce199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1M485125</text:p>
          </table:table-cell>
          <table:table-cell table:style-name="ce61" office:value-type="string">
            <text:p>Réalisation, aménagement de structures et matériels d'exposition, stokage, maintenance et entretien </text:p>
          </table:table-cell>
          <table:table-cell table:style-name="ce93" office:value-type="float" office:value="300000">
            <text:p>300 000</text:p>
          </table:table-cell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200 000 à 499 999,99 € HT</text:p>
          </table:table-cell>
          <table:table-cell table:style-name="ce93" office:value-type="float" office:value="150000">
            <text:p>150 000</text:p>
          </table:table-cell>
          <table:table-cell table:style-name="ce61" office:value-type="float" office:value="300000">
            <text:p>300000</text:p>
          </table:table-cell>
          <table:table-cell table:style-name="ce61" table:number-columns-repeated="3"/>
          <table:table-cell table:style-name="ce61" office:value-type="string">
            <text:p>Atout Poses</text:p>
          </table:table-cell>
          <table:table-cell table:style-name="ce61" office:value-type="string">
            <text:p>34690 Fabregues</text:p>
          </table:table-cell>
          <table:table-cell table:style-name="ce191" office:value-type="date" office:date-value="2012-08-31">
            <text:p>31/08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8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669</text:p>
          </table:table-cell>
          <table:table-cell table:style-name="ce61" office:value-type="string">
            <text:p>Organisation d'événements</text:p>
          </table:table-cell>
          <table:table-cell table:style-name="ce61" office:value-type="float" office:value="40000">
            <text:p>40000</text:p>
          </table:table-cell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20 000 à 89 999,99 € HT</text:p>
          </table:table-cell>
          <table:table-cell table:number-columns-repeated="2" table:style-name="ce61" office:value-type="float" office:value="40000">
            <text:p>40000</text:p>
          </table:table-cell>
          <table:table-cell table:style-name="ce61" table:number-columns-repeated="3"/>
          <table:table-cell table:style-name="ce61" office:value-type="string">
            <text:p>Christophe Meier</text:p>
          </table:table-cell>
          <table:table-cell table:style-name="ce61" office:value-type="string">
            <text:p>30250 Sommières</text:p>
          </table:table-cell>
          <table:table-cell table:style-name="ce191" office:value-type="date" office:date-value="2012-10-09">
            <text:p>09/10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8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3" office:value-type="string">
            <text:p>2M992</text:p>
          </table:table-cell>
          <table:table-cell table:style-name="ce63" office:value-type="string">
            <text:p>Impression d'affiches</text:p>
          </table:table-cell>
          <table:table-cell table:style-name="ce63" office:value-type="float" office:value="170000">
            <text:p>170000</text:p>
          </table:table-cell>
          <table:table-cell table:style-name="ce63" table:content-validation-name="val3" office:value-type="string">
            <text:p>à bons de commande</text:p>
          </table:table-cell>
          <table:table-cell table:style-name="ce63" table:content-validation-name="val1" office:value-type="string">
            <text:p>90 000 à 199 999,99 € HT</text:p>
          </table:table-cell>
          <table:table-cell table:style-name="ce63" office:value-type="float" office:value="88000">
            <text:p>88000</text:p>
          </table:table-cell>
          <table:table-cell table:style-name="ce63" office:value-type="float" office:value="176000">
            <text:p>176000</text:p>
          </table:table-cell>
          <table:table-cell table:style-name="ce142" office:value-type="string">
            <office:annotation draw:style-name="gr1" draw:text-style-name="P1" svg:width="3.985cm" svg:height="2.642cm" svg:x="22.7cm" svg:y="991.067cm" draw:caption-point-x="-0.428cm" draw:caption-point-y="-751.308cm">
              <dc:creator>JV</dc:creator>
              <dc:date>2013-05-27T00:00:00</dc:date>
              <text:p text:style-name="P1"><text:span text:style-name="T7">GRASSETI:</text:span></text:p>
              <text:p text:style-name="P1"><text:span text:style-name="T8">IL Y <text:s/>A DES LOTS ????? SI OUI MES LES NOTER, MERCI</text:span></text:p>
            </office:annotation>
            <text:p>Format 120 cm x 176 cm LOT 1</text:p>
          </table:table-cell>
          <table:table-cell table:style-name="ce61" office:value-type="float" office:value="34000">
            <text:p>34000</text:p>
          </table:table-cell>
          <table:table-cell table:style-name="ce61" office:value-type="float" office:value="68000">
            <text:p>68000</text:p>
          </table:table-cell>
          <table:table-cell table:style-name="ce61" office:value-type="string">
            <text:p>Sérigraphie Moderne</text:p>
          </table:table-cell>
          <table:table-cell table:style-name="ce61" office:value-type="string">
            <text:p>06340 La Trinité</text:p>
          </table:table-cell>
          <table:table-cell table:style-name="ce191" office:value-type="date" office:date-value="2012-10-10">
            <text:p>10/10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59" table:number-columns-repeated="3"/>
          <table:table-cell table:style-name="ce59" table:content-validation-name="val3"/>
          <table:table-cell table:style-name="ce59" table:content-validation-name="val1"/>
          <table:table-cell table:style-name="ce59" table:number-columns-repeated="2"/>
          <table:table-cell table:style-name="ce142"/>
          <table:table-cell table:style-name="ce61" table:number-columns-repeated="5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59" table:number-columns-repeated="3"/>
          <table:table-cell table:style-name="ce59" table:content-validation-name="val3"/>
          <table:table-cell table:style-name="ce59" table:content-validation-name="val1"/>
          <table:table-cell table:style-name="ce59" table:number-columns-repeated="2"/>
          <table:table-cell table:style-name="ce142" office:value-type="string">
            <text:p>Format 320 cm x 176 cm LOT2</text:p>
          </table:table-cell>
          <table:table-cell table:style-name="ce61" office:value-type="float" office:value="54000">
            <text:p>54000</text:p>
          </table:table-cell>
          <table:table-cell table:style-name="ce61" office:value-type="float" office:value="108000">
            <text:p>108000</text:p>
          </table:table-cell>
          <table:table-cell table:style-name="ce61" office:value-type="string">
            <text:p>Sérigraphie Moderne</text:p>
          </table:table-cell>
          <table:table-cell table:style-name="ce61" office:value-type="string">
            <text:p>06340 La Trinité</text:p>
          </table:table-cell>
          <table:table-cell table:style-name="ce191" office:value-type="date" office:date-value="2012-10-10">
            <text:p>10/10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4" table:number-columns-repeated="3"/>
          <table:table-cell table:style-name="ce64" table:content-validation-name="val3"/>
          <table:table-cell table:style-name="ce64" table:content-validation-name="val1"/>
          <table:table-cell table:style-name="ce64" table:number-columns-repeated="2"/>
          <table:table-cell table:style-name="ce61" table:number-columns-repeated="6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270</text:p>
          </table:table-cell>
          <table:table-cell table:style-name="ce61" office:value-type="string">
            <text:p>contrats de cession du droit d'exploitation des spectacles présentés lors de la ZAT! Celleneuve d'avril 2012</text:p>
          </table:table-cell>
          <table:table-cell table:style-name="ce61" office:value-type="float" office:value="101350">
            <text:p>101350</text:p>
          </table:table-cell>
          <table:table-cell table:style-name="ce61" office:value-type="string">
            <text:p>ordinaire</text:p>
          </table:table-cell>
          <table:table-cell table:style-name="ce61" table:number-columns-repeated="2"/>
          <table:table-cell table:style-name="ce61" office:value-type="float" office:value="101350">
            <text:p>101350</text:p>
          </table:table-cell>
          <table:table-cell table:style-name="ce61" table:number-columns-repeated="3"/>
          <table:table-cell table:style-name="ce61" office:value-type="string">
            <text:p>multi attributaire</text:p>
          </table:table-cell>
          <table:table-cell table:style-name="ce61" table:number-columns-repeated="2"/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14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421</text:p>
          </table:table-cell>
          <table:table-cell table:style-name="ce71" office:value-type="string">
            <text:p>TITRES TRANSPORTS DES ENFANTS DES ECOLES, <text:s/>ALSH ET DES AGENTS</text:p>
          </table:table-cell>
          <table:table-cell table:style-name="ce61"/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90 000 à 199 999,99 € HT</text:p>
          </table:table-cell>
          <table:table-cell table:style-name="ce61" office:value-type="float" office:value="92524">
            <text:p>92524</text:p>
          </table:table-cell>
          <table:table-cell table:style-name="ce61" table:number-columns-repeated="4"/>
          <table:table-cell table:style-name="ce61" office:value-type="string">
            <text:p>multi attributaire</text:p>
          </table:table-cell>
          <table:table-cell table:style-name="ce61" table:number-columns-repeated="2"/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8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319</text:p>
          </table:table-cell>
          <table:table-cell table:style-name="ce61" office:value-type="string">
            <text:p>Dématérialisation des circuits comptables</text:p>
          </table:table-cell>
          <table:table-cell table:style-name="ce101" office:value-type="float" office:value="150000">
            <text:p><text:s/>150 000,00 <text:s text:c="3"/></text:p>
          </table:table-cell>
          <table:table-cell table:style-name="ce61" table:content-validation-name="val3" office:value-type="string">
            <text:p>ordinaire</text:p>
          </table:table-cell>
          <table:table-cell table:style-name="ce61" table:content-validation-name="val1" office:value-type="string">
            <text:p>90 000 à 199 999,99 € HT</text:p>
          </table:table-cell>
          <table:table-cell table:style-name="ce61"/>
          <table:table-cell table:style-name="ce101" office:value-type="float" office:value="121504">
            <text:p><text:s/>121 504,00 <text:s text:c="3"/></text:p>
          </table:table-cell>
          <table:table-cell table:style-name="ce61" table:number-columns-repeated="3"/>
          <table:table-cell table:style-name="ce61" office:value-type="string">
            <text:p>GFI (SA)</text:p>
          </table:table-cell>
          <table:table-cell table:style-name="ce61" office:value-type="string">
            <text:p>93400 Saint Ouen</text:p>
          </table:table-cell>
          <table:table-cell table:style-name="ce191" office:value-type="date" office:date-value="2012-06-11">
            <text:p>11/06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3"/>
          <table:table-cell table:style-name="ce101"/>
          <table:table-cell table:style-name="ce61" table:content-validation-name="val3"/>
          <table:table-cell table:style-name="ce61" table:content-validation-name="val1"/>
          <table:table-cell table:style-name="ce61"/>
          <table:table-cell table:style-name="ce101"/>
          <table:table-cell table:style-name="ce61" table:number-columns-repeated="5"/>
          <table:table-cell table:style-name="ce191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67</text:p>
          </table:table-cell>
          <table:table-cell table:style-name="ce61" office:value-type="string">
            <text:p>Fourniture et mise en œuvre d'un logiciel des régies</text:p>
          </table:table-cell>
          <table:table-cell table:style-name="ce101" office:value-type="float" office:value="190000">
            <text:p><text:s/>190 000,00 <text:s text:c="3"/></text:p>
          </table:table-cell>
          <table:table-cell table:style-name="ce61" table:content-validation-name="val3" office:value-type="string">
            <text:p>ordinaire</text:p>
          </table:table-cell>
          <table:table-cell table:style-name="ce61" table:content-validation-name="val1" office:value-type="string">
            <text:p>90 000 à 199 999,99 € HT</text:p>
          </table:table-cell>
          <table:table-cell table:style-name="ce61"/>
          <table:table-cell table:style-name="ce101" office:value-type="float" office:value="135000">
            <text:p><text:s/>135 000,00 <text:s text:c="3"/></text:p>
          </table:table-cell>
          <table:table-cell table:style-name="ce61" table:number-columns-repeated="3"/>
          <table:table-cell table:style-name="ce61" office:value-type="string">
            <text:p>GFI (SA)</text:p>
          </table:table-cell>
          <table:table-cell table:style-name="ce61" office:value-type="string">
            <text:p>93400 Saint Ouen</text:p>
          </table:table-cell>
          <table:table-cell table:style-name="ce191" office:value-type="date" office:date-value="2013-02-11">
            <text:p>11/02/2013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14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257</text:p>
          </table:table-cell>
          <table:table-cell table:style-name="ce61" office:value-type="string">
            <text:p>Direction artistique de la manifestation ZAT 2012 2014</text:p>
          </table:table-cell>
          <table:table-cell table:style-name="ce61" office:value-type="float" office:value="120000">
            <text:p>120000</text:p>
          </table:table-cell>
          <table:table-cell table:style-name="ce61" table:content-validation-name="val3" office:value-type="string">
            <text:p>ordinaire</text:p>
          </table:table-cell>
          <table:table-cell table:style-name="ce61" table:content-validation-name="val1" office:value-type="string">
            <text:p>90 000 à 199 999,99 € HT</text:p>
          </table:table-cell>
          <table:table-cell table:style-name="ce61" office:value-type="float" office:value="64993.7">
            <text:p>64993,7</text:p>
          </table:table-cell>
          <table:table-cell table:style-name="ce61" office:value-type="float" office:value="129987.4">
            <text:p>129987,4</text:p>
          </table:table-cell>
          <table:table-cell table:style-name="ce61" table:number-columns-repeated="3"/>
          <table:table-cell table:style-name="ce61" office:value-type="string">
            <text:p>Pascal Le Brun Cordier</text:p>
          </table:table-cell>
          <table:table-cell table:style-name="ce61" office:value-type="string">
            <text:p>75020 Paris</text:p>
          </table:table-cell>
          <table:table-cell table:style-name="ce191" office:value-type="date" office:date-value="2012-12-05">
            <text:p>05/12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14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71" office:value-type="string">
            <text:p>2H73</text:p>
          </table:table-cell>
          <table:table-cell table:style-name="ce61" office:value-type="string">
            <text:p>Mise en œuvre technique d'une manifestation culturelle dans l'espace public, ZAT! 2012-2014</text:p>
          </table:table-cell>
          <table:table-cell table:style-name="ce61" office:value-type="float" office:value="800000">
            <text:p>800000</text:p>
          </table:table-cell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Plus de 500 000 € HT</text:p>
          </table:table-cell>
          <table:table-cell table:style-name="ce61"/>
          <table:table-cell table:style-name="ce71" office:value-type="string">
            <text:p>Marché à BC sans mini sans maxi <text:s text:c="33"/>montant estimé : 800 000 € HT</text:p>
          </table:table-cell>
          <table:table-cell table:style-name="ce61" table:number-columns-repeated="3"/>
          <table:table-cell table:style-name="ce61" office:value-type="string">
            <text:p>Illusion et Macadam</text:p>
          </table:table-cell>
          <table:table-cell table:style-name="ce61" office:value-type="string">
            <text:p>34000 Montpellier</text:p>
          </table:table-cell>
          <table:table-cell table:style-name="ce191" office:value-type="date" office:date-value="2012-07-27">
            <text:p>27/07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14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H67</text:p>
          </table:table-cell>
          <table:table-cell table:style-name="ce65" office:value-type="string">
            <text:p>TRAVAUX DE MAINTENANCE DU SYSTEME CENTRALISE DU CONTROLE D'ACCES DE LA ZONE PIETONNE DU CENTRE HISTORIQUE <text:s text:c="3"/></text:p>
          </table:table-cell>
          <table:table-cell table:style-name="ce61"/>
          <table:table-cell table:style-name="ce61" table:content-validation-name="val3" office:value-type="string">
            <text:p>à bons de commande</text:p>
          </table:table-cell>
          <table:table-cell table:style-name="ce61" table:number-columns-repeated="2"/>
          <table:table-cell table:style-name="ce73" office:value-type="string">
            <text:p>120 000 € HT mini - 600 000 € HT</text:p>
          </table:table-cell>
          <table:table-cell table:style-name="ce61" table:number-columns-repeated="3"/>
          <table:table-cell table:style-name="ce65" office:value-type="string">
            <text:p>CITINNOV 1</text:p>
          </table:table-cell>
          <table:table-cell table:style-name="ce61" office:value-type="float" office:value="13160">
            <text:p>13160</text:p>
          </table:table-cell>
          <table:table-cell table:style-name="ce191" office:value-type="date" office:date-value="2012-06-14">
            <text:p>14/06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14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1H56</text:p>
          </table:table-cell>
          <table:table-cell table:style-name="ce65" office:value-type="string">
            <text:p>GESTION DU STATIONNEMENT PAYANT SUR VOIRIE <text:s text:c="6"/></text:p>
          </table:table-cell>
          <table:table-cell table:style-name="ce61"/>
          <table:table-cell table:style-name="ce61" table:content-validation-name="val3" office:value-type="string">
            <text:p>à bons de commande</text:p>
          </table:table-cell>
          <table:table-cell table:style-name="ce61" table:number-columns-repeated="2"/>
          <table:table-cell table:style-name="ce73" office:value-type="string">
            <text:p>Montant estimé : 928 000 € HT</text:p>
          </table:table-cell>
          <table:table-cell table:style-name="ce61"/>
          <table:table-cell table:style-name="ce65"/>
          <table:table-cell table:style-name="ce61"/>
          <table:table-cell table:style-name="ce65" office:value-type="string">
            <text:p>TAM </text:p>
          </table:table-cell>
          <table:table-cell table:style-name="ce61" office:value-type="float" office:value="34075">
            <text:p>34075</text:p>
          </table:table-cell>
          <table:table-cell table:style-name="ce200" office:value-type="date" office:date-value="2012-05-04">
            <text:p>04/05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14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71" office:value-type="string">
            <text:p>1H57</text:p>
          </table:table-cell>
          <table:table-cell table:style-name="ce65" office:value-type="string">
            <text:p>JOURNAL MUNICIPAL MONTPELLIER NOTRE VILLE </text:p>
          </table:table-cell>
          <table:table-cell table:style-name="ce61"/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Plus de 500 000 € HT</text:p>
          </table:table-cell>
          <table:table-cell table:style-name="ce61"/>
          <table:table-cell table:style-name="ce73" office:value-type="string">
            <text:p>1 840 000 € HT mini - 3 320 000 € HT</text:p>
          </table:table-cell>
          <table:table-cell table:style-name="ce61" office:value-type="string">
            <text:p>LOT 1 : direction artistique et mise en page</text:p>
          </table:table-cell>
          <table:table-cell table:style-name="ce61"/>
          <table:table-cell table:style-name="ce73" office:value-type="string">
            <text:p>240 000 € HT mini - 800 000 € HT</text:p>
          </table:table-cell>
          <table:table-cell table:style-name="ce65" office:value-type="string">
            <text:p>ETINCELLE</text:p>
          </table:table-cell>
          <table:table-cell table:style-name="ce61" office:value-type="float" office:value="34000">
            <text:p>34000</text:p>
          </table:table-cell>
          <table:table-cell table:style-name="ce191" office:value-type="date" office:date-value="2012-04-20">
            <text:p>20/04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5"/>
          <table:table-cell table:style-name="ce115"/>
          <table:table-cell table:style-name="ce65"/>
          <table:table-cell table:style-name="ce61"/>
          <table:table-cell table:style-name="ce61" office:value-type="string">
            <text:p>LOT 2 : impression, façonnage et livraison</text:p>
          </table:table-cell>
          <table:table-cell table:style-name="ce61"/>
          <table:table-cell table:style-name="ce71" office:value-type="string">
            <text:p>1 400 000 € HT mini - 2 000 000 € HT</text:p>
          </table:table-cell>
          <table:table-cell table:style-name="ce61" office:value-type="string">
            <text:p>CHIRRIPO</text:p>
          </table:table-cell>
          <table:table-cell table:style-name="ce61" office:value-type="float" office:value="34470">
            <text:p>34470</text:p>
          </table:table-cell>
          <table:table-cell table:style-name="ce61"/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115"/>
          <table:table-cell table:style-name="ce65"/>
          <table:table-cell table:style-name="ce61"/>
          <table:table-cell table:style-name="ce61" office:value-type="string">
            <text:p>LOT 3 : diffusion en boîte aux lettres</text:p>
          </table:table-cell>
          <table:table-cell table:style-name="ce61"/>
          <table:table-cell table:style-name="ce71" office:value-type="string">
            <text:p>200 000 € HT mini -520 000 € HT maxi</text:p>
          </table:table-cell>
          <table:table-cell table:style-name="ce61" office:value-type="string">
            <text:p>CHIRRIPO</text:p>
          </table:table-cell>
          <table:table-cell table:style-name="ce61" office:value-type="float" office:value="34470">
            <text:p>34470</text:p>
          </table:table-cell>
          <table:table-cell table:style-name="ce61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H79</text:p>
          </table:table-cell>
          <table:table-cell table:style-name="ce65" office:value-type="string">
            <text:p>CURAGE, CONTROLE ET REHABILITATIONS PONCTUELLES DU RESEAU PLUVIAL <text:s text:c="4"/></text:p>
          </table:table-cell>
          <table:table-cell table:style-name="ce61"/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/>
          <table:table-cell table:style-name="ce61"/>
          <table:table-cell table:style-name="ce73" office:value-type="string">
            <text:p>240 000 € HT mini - 960 000 € HT</text:p>
          </table:table-cell>
          <table:table-cell table:style-name="ce61" table:number-columns-repeated="2"/>
          <table:table-cell table:style-name="ce73"/>
          <table:table-cell table:style-name="ce65" office:value-type="string">
            <text:p>SARP MEDITERRANNEE / SOMES </text:p>
          </table:table-cell>
          <table:table-cell table:style-name="ce61" office:value-type="float" office:value="34071">
            <text:p>34071</text:p>
          </table:table-cell>
          <table:table-cell table:style-name="ce191" office:value-type="date" office:date-value="2012-10-24">
            <text:p>24/10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4"/>
          <table:table-cell table:style-name="ce73"/>
          <table:table-cell table:style-name="ce65"/>
          <table:table-cell table:style-name="ce61" table:number-columns-repeated="2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71" office:value-type="string">
            <text:p>2H74</text:p>
          </table:table-cell>
          <table:table-cell table:style-name="ce65" office:value-type="string">
            <text:p>FOURNITURE DE SERVICES DE TELECOMMUNICATIONS - TELEPHONIE MOBILE <text:s/></text:p>
          </table:table-cell>
          <table:table-cell table:style-name="ce61"/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/>
          <table:table-cell table:style-name="ce61"/>
          <table:table-cell table:style-name="ce73" office:value-type="string">
            <text:p>240 000 € HT mini - 960 000 € HT</text:p>
          </table:table-cell>
          <table:table-cell table:style-name="ce61" table:number-columns-repeated="2"/>
          <table:table-cell table:style-name="ce73"/>
          <table:table-cell table:style-name="ce65" office:value-type="string">
            <text:p>SFR </text:p>
          </table:table-cell>
          <table:table-cell table:style-name="ce61" office:value-type="float" office:value="92190">
            <text:p>92190</text:p>
          </table:table-cell>
          <table:table-cell table:style-name="ce191" office:value-type="date" office:date-value="2012-10-15">
            <text:p>15/10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2"/>
          <table:table-cell table:style-name="ce65"/>
          <table:table-cell table:style-name="ce61"/>
          <table:table-cell table:style-name="ce61" table:content-validation-name="val3"/>
          <table:table-cell table:style-name="ce61" table:content-validation-name="val1"/>
          <table:table-cell table:style-name="ce61"/>
          <table:table-cell table:style-name="ce73"/>
          <table:table-cell table:style-name="ce61" table:number-columns-repeated="2"/>
          <table:table-cell table:style-name="ce73"/>
          <table:table-cell table:style-name="ce65"/>
          <table:table-cell table:style-name="ce61"/>
          <table:table-cell table:style-name="ce191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71" office:value-type="string">
            <text:p>2H80</text:p>
          </table:table-cell>
          <table:table-cell table:style-name="ce65" office:value-type="string">
            <text:p>CONTRAT DE PRESTATION DE SERVICE CLUB DE HAUT NIVEAU MAHB</text:p>
          </table:table-cell>
          <table:table-cell table:style-name="ce61"/>
          <table:table-cell table:style-name="ce61" table:content-validation-name="val3" office:value-type="string">
            <text:p>ordinaire</text:p>
          </table:table-cell>
          <table:table-cell table:style-name="ce61" table:number-columns-repeated="2"/>
          <table:table-cell table:style-name="ce73" office:value-type="string">
            <text:p>438 454 € HT</text:p>
          </table:table-cell>
          <table:table-cell table:style-name="ce61" table:number-columns-repeated="2"/>
          <table:table-cell table:style-name="ce73"/>
          <table:table-cell table:style-name="ce65" office:value-type="string">
            <text:p>MONTPELLIER AGGLOMERATION HANDBALL </text:p>
          </table:table-cell>
          <table:table-cell table:style-name="ce61" office:value-type="float" office:value="34090">
            <text:p>34090</text:p>
          </table:table-cell>
          <table:table-cell table:style-name="ce200" office:value-type="date" office:date-value="2012-08-10">
            <text:p>10/08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4"/>
          <table:table-cell table:style-name="ce73"/>
          <table:table-cell table:style-name="ce65"/>
          <table:table-cell table:style-name="ce61" table:number-columns-repeated="2"/>
          <table:table-cell table:number-columns-repeated="241"/>
        </table:table-row>
        <table:table-row table:style-name="ro4">
          <table:table-cell table:style-name="ce35"/>
          <table:table-cell table:style-name="ce65"/>
          <table:table-cell table:style-name="ce73" office:value-type="string">
            <text:p>2H84</text:p>
          </table:table-cell>
          <table:table-cell table:style-name="ce65" office:value-type="string">
            <text:p>GESTION TECHNIQUE CENTRALISEE DES HORODATEURS</text:p>
          </table:table-cell>
          <table:table-cell table:style-name="ce61"/>
          <table:table-cell table:style-name="ce61" table:content-validation-name="val3"/>
          <table:table-cell table:style-name="ce61" table:content-validation-name="val1"/>
          <table:table-cell table:style-name="ce61"/>
          <table:table-cell table:style-name="ce73" office:value-type="string">
            <text:p>700 000 € HT</text:p>
          </table:table-cell>
          <table:table-cell table:style-name="ce61" table:number-columns-repeated="2"/>
          <table:table-cell table:style-name="ce73"/>
          <table:table-cell table:style-name="ce65" office:value-type="string">
            <text:p>PARKEON SAS </text:p>
          </table:table-cell>
          <table:table-cell table:style-name="ce61" office:value-type="float" office:value="75015">
            <text:p>75015</text:p>
          </table:table-cell>
          <table:table-cell table:style-name="ce200" office:value-type="date" office:date-value="2012-10-16">
            <text:p>16/10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4"/>
          <table:table-cell table:style-name="ce73"/>
          <table:table-cell table:style-name="ce65"/>
          <table:table-cell table:style-name="ce61" table:number-columns-repeated="2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71" office:value-type="string">
            <text:p>2H68</text:p>
          </table:table-cell>
          <table:table-cell table:style-name="ce65" office:value-type="string">
            <text:p>MAINTENANCE DES MATERIELS INFORMATIQUES DU POSTE CENTRAL PETRARQUE <text:s text:c="6"/></text:p>
          </table:table-cell>
          <table:table-cell table:style-name="ce61"/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/>
          <table:table-cell table:style-name="ce61"/>
          <table:table-cell table:style-name="ce113" table:content-validation-name="val3" office:value-type="string">
            <text:p>64 000 € HT mini - 190 000 € HT maxi</text:p>
          </table:table-cell>
          <table:table-cell table:style-name="ce61" table:number-columns-repeated="2"/>
          <table:table-cell table:style-name="ce73"/>
          <table:table-cell table:style-name="ce65" office:value-type="string">
            <text:p>GERTRUDE-SAEM </text:p>
          </table:table-cell>
          <table:table-cell table:style-name="ce61" office:value-type="float" office:value="33000">
            <text:p>33000</text:p>
          </table:table-cell>
          <table:table-cell table:style-name="ce200" table:content-validation-name="val1" office:value-type="date" office:date-value="2012-08-07">
            <text:p>07/08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2"/>
          <table:table-cell table:style-name="ce65"/>
          <table:table-cell table:style-name="ce61"/>
          <table:table-cell table:style-name="ce61" table:content-validation-name="val3"/>
          <table:table-cell table:style-name="ce61" table:content-validation-name="val1"/>
          <table:table-cell table:style-name="ce61"/>
          <table:table-cell table:style-name="ce113" table:content-validation-name="val3"/>
          <table:table-cell table:style-name="ce61" table:number-columns-repeated="2"/>
          <table:table-cell table:style-name="ce73"/>
          <table:table-cell table:style-name="ce65"/>
          <table:table-cell table:style-name="ce61"/>
          <table:table-cell table:style-name="ce200" table:content-validation-name="val1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71" office:value-type="string">
            <text:p>2H70</text:p>
          </table:table-cell>
          <table:table-cell table:style-name="ce65" office:value-type="string">
            <text:p>REALISATION D'ETUDES DE PROGRAMMATION DES ESPACES PUBLICS POUR L'AMELIORATION DU CADRE DE VIE SUR LE PERIMETRE DE MONTPELLIER GRAND COEUR <text:s text:c="7"/></text:p>
          </table:table-cell>
          <table:table-cell table:style-name="ce61"/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/>
          <table:table-cell table:style-name="ce61"/>
          <table:table-cell table:style-name="ce113" table:content-validation-name="val3" office:value-type="string">
            <text:p>10 000 € HT mini - 190 000 € HT maxi</text:p>
          </table:table-cell>
          <table:table-cell table:style-name="ce61" table:number-columns-repeated="2"/>
          <table:table-cell table:style-name="ce73"/>
          <table:table-cell table:style-name="ce65" office:value-type="string">
            <text:p>GROUPEMENT IN STRADA / MAHAULT MICHEZ / ADELE CONSULTANTS / SAFEGE </text:p>
          </table:table-cell>
          <table:table-cell table:style-name="ce61" office:value-type="float" office:value="13001">
            <text:p>13001</text:p>
          </table:table-cell>
          <table:table-cell table:style-name="ce200" table:content-validation-name="val1" office:value-type="date" office:date-value="2012-08-29">
            <text:p>29/08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74" office:value-type="string">
            <text:p>1M485125</text:p>
          </table:table-cell>
          <table:table-cell table:style-name="ce65" office:value-type="string">
            <text:p>REALISATION, AMENAGEMENT DE STRUCTURES ET MATERIELS D'EXPOSITION, STOCKAGE, MAINTENANCE ET ENTRETIEN <text:s/></text:p>
          </table:table-cell>
          <table:table-cell table:style-name="ce61"/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/>
          <table:table-cell table:style-name="ce61"/>
          <table:table-cell table:style-name="ce113" table:content-validation-name="val3" office:value-type="string">
            <text:p>30 000 € HT mini - 300 000 € HT </text:p>
          </table:table-cell>
          <table:table-cell table:style-name="ce61" table:number-columns-repeated="2"/>
          <table:table-cell table:style-name="ce73"/>
          <table:table-cell table:style-name="ce65" office:value-type="string">
            <text:p>ATOUT POSES SIGNALETIQUE </text:p>
          </table:table-cell>
          <table:table-cell table:style-name="ce61" office:value-type="float" office:value="34690">
            <text:p>34690</text:p>
          </table:table-cell>
          <table:table-cell table:style-name="ce200" table:content-validation-name="val1" office:value-type="date" office:date-value="2012-08-31">
            <text:p>31/08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4"/>
          <table:table-cell table:style-name="ce73"/>
          <table:table-cell table:style-name="ce65"/>
          <table:table-cell table:style-name="ce61" table:number-columns-repeated="2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1M738</text:p>
          </table:table-cell>
          <table:table-cell table:style-name="ce61" office:value-type="string">
            <text:p>ETUDE EVOLUTION URBAINE DE LA RAUZE</text:p>
          </table:table-cell>
          <table:table-cell table:style-name="ce61" office:value-type="float" office:value="50167">
            <text:p>50167</text:p>
          </table:table-cell>
          <table:table-cell table:style-name="ce61" table:content-validation-name="val3" office:value-type="string">
            <text:p>ordinaire</text:p>
          </table:table-cell>
          <table:table-cell table:style-name="ce61" table:content-validation-name="val1" office:value-type="string">
            <text:p>90 000 à 199 999,99 € HT</text:p>
          </table:table-cell>
          <table:table-cell table:style-name="ce61"/>
          <table:table-cell table:style-name="ce61" office:value-type="float" office:value="73613">
            <text:p>73613</text:p>
          </table:table-cell>
          <table:table-cell table:style-name="ce61" table:number-columns-repeated="2"/>
          <table:table-cell table:style-name="ce73"/>
          <table:table-cell table:style-name="ce65" office:value-type="string">
            <text:p>MARNIQUET</text:p>
          </table:table-cell>
          <table:table-cell table:style-name="ce61" office:value-type="float" office:value="75000">
            <text:p>75000</text:p>
          </table:table-cell>
          <table:table-cell table:style-name="ce191" office:value-type="date" office:date-value="2012-05-07">
            <text:p>07/05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4"/>
          <table:table-cell table:style-name="ce73"/>
          <table:table-cell table:style-name="ce65"/>
          <table:table-cell table:style-name="ce61"/>
          <table:table-cell table:style-name="ce191"/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H62</text:p>
          </table:table-cell>
          <table:table-cell table:style-name="ce82" office:value-type="string">
            <text:p>MAINTENANCE DES PORTAILS MULTI-SITES INTERNET - INTRANET, INTEGRATION D’UN MOTEUR DE RECHERCHE SEMANTIQUE </text:p>
          </table:table-cell>
          <table:table-cell table:style-name="ce61"/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/>
          <table:table-cell table:style-name="ce61" table:number-columns-repeated="4"/>
          <table:table-cell table:style-name="ce73" office:value-type="string">
            <text:p>30 000 € HT mini - 188 000 € HT maxi</text:p>
          </table:table-cell>
          <table:table-cell table:style-name="ce65"/>
          <table:table-cell table:style-name="ce61"/>
          <table:table-cell table:style-name="ce191"/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2"/>
          <table:table-cell table:style-name="ce82" office:value-type="string">
            <text:p>lot 1 : maintenance des portails multi-sites internet-intranet</text:p>
          </table:table-cell>
          <table:table-cell table:style-name="ce61" office:value-type="string">
            <text:p>20 000 - 168 000</text:p>
          </table:table-cell>
          <table:table-cell table:style-name="ce73"/>
          <table:table-cell table:style-name="ce65" office:value-type="string">
            <text:p>BUSINESS ET DECISION INTERACTIVE EOLAS</text:p>
          </table:table-cell>
          <table:table-cell table:style-name="ce61" office:value-type="string">
            <text:p>38000 GRENOBLE</text:p>
          </table:table-cell>
          <table:table-cell table:style-name="ce191" office:value-type="date" office:date-value="2012-08-02">
            <text:p>02/08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2"/>
          <table:table-cell table:style-name="ce82" office:value-type="string">
            <text:p>lot 2 : Intégration d’un moteur de recherche sémantique</text:p>
          </table:table-cell>
          <table:table-cell table:style-name="ce61" office:value-type="string">
            <text:p>10 000 - 20 000</text:p>
          </table:table-cell>
          <table:table-cell table:style-name="ce73"/>
          <table:table-cell table:style-name="ce65" office:value-type="string">
            <text:p>SYNOMIA</text:p>
          </table:table-cell>
          <table:table-cell table:style-name="ce61" office:value-type="string">
            <text:p>92100 BOULOGNE BILLANCOURT</text:p>
          </table:table-cell>
          <table:table-cell table:style-name="ce191" office:value-type="date" office:date-value="2012-08-01">
            <text:p>01/08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71601</text:p>
          </table:table-cell>
          <table:table-cell table:style-name="ce71" office:value-type="string">
            <text:p>mise en oeuvre technique d'une manifestation culturelle dans l'espace public (zat celleneuve 2012) <text:s text:c="29"/>regie technique et accompagnement à la production </text:p>
          </table:table-cell>
          <table:table-cell table:style-name="ce61" office:value-type="float" office:value="180000">
            <text:p>180000</text:p>
          </table:table-cell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90 000 à 199 999,99 € HT</text:p>
          </table:table-cell>
          <table:table-cell table:style-name="ce61" office:value-type="float" office:value="180000">
            <text:p>180000</text:p>
          </table:table-cell>
          <table:table-cell table:style-name="ce61" table:number-columns-repeated="4"/>
          <table:table-cell table:style-name="ce61" office:value-type="string">
            <text:p>Illusion et Macadam</text:p>
          </table:table-cell>
          <table:table-cell table:style-name="ce61" office:value-type="string">
            <text:p>34000 Montpellier</text:p>
          </table:table-cell>
          <table:table-cell table:style-name="ce191" office:value-type="date" office:date-value="2012-03-16">
            <text:p>16/03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1M197</text:p>
          </table:table-cell>
          <table:table-cell table:style-name="ce61" office:value-type="string">
            <text:p>PRESTATIONS DE TRAITEURS </text:p>
          </table:table-cell>
          <table:table-cell table:style-name="ce61"/>
          <table:table-cell table:style-name="ce107" table:content-validation-name="val3" office:value-type="string">
            <text:p>à bons de commande</text:p>
          </table:table-cell>
          <table:table-cell table:style-name="ce61" table:content-validation-name="val1"/>
          <table:table-cell table:style-name="ce61" table:number-columns-repeated="2"/>
          <table:table-cell table:style-name="ce143" office:value-type="string">
            <text:p>LOT 1 : Buffets froids ou chauds</text:p>
          </table:table-cell>
          <table:table-cell table:style-name="ce143" office:value-type="string">
            <text:p>montant estimé 150 000,00 €</text:p>
          </table:table-cell>
          <table:table-cell table:style-name="ce73"/>
          <table:table-cell table:style-name="ce65" office:value-type="string">
            <text:p>LE TRAITEUR DES GARRIGUES - HUSSER TRAITEUR - CABIRON TRAITEUR -GERMAIN TRAITEUR</text:p>
          </table:table-cell>
          <table:table-cell table:style-name="ce61" office:value-type="string">
            <text:p>34110 FRONTIGNAN - 34070 MONTPELLIER - 34000 MONTPELLIER - 34090 MONTPELLIER</text:p>
          </table:table-cell>
          <table:table-cell table:style-name="ce191" office:value-type="date" office:date-value="2012-04-20">
            <text:p>20/04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2"/>
          <table:table-cell table:style-name="ce143" office:value-type="string">
            <text:p>LOT 2 : Repas chauds</text:p>
          </table:table-cell>
          <table:table-cell table:style-name="ce143" office:value-type="string">
            <text:p>montant estimé 150 000,00 €</text:p>
          </table:table-cell>
          <table:table-cell table:style-name="ce73"/>
          <table:table-cell table:style-name="ce65" office:value-type="string">
            <text:p>CABIRON TRAITEUR - LE TRAITEUR DES GARRIGUES - AMIS TRAITEUR - GERMAIN TRAITEUR</text:p>
          </table:table-cell>
          <table:table-cell table:style-name="ce61" office:value-type="string">
            <text:p>34000 - 34110 - 34470 PEROLS - 34090 MONTPELLIER</text:p>
          </table:table-cell>
          <table:table-cell table:style-name="ce191" office:value-type="date" office:date-value="2012-04-24">
            <text:p>24/04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2"/>
          <table:table-cell table:style-name="ce143" office:value-type="string">
            <text:p>LOT 3 : Plateaux repas froids ou chauds</text:p>
          </table:table-cell>
          <table:table-cell table:style-name="ce143" office:value-type="string">
            <text:p>montant estimé 40 000,00 €</text:p>
          </table:table-cell>
          <table:table-cell table:style-name="ce73"/>
          <table:table-cell table:style-name="ce65" office:value-type="string">
            <text:p>COCKTAIL ET CO - LA TABLE DE CANA - LE TRAITEUR DES GARRIGUES - AMIS TRAITEUR</text:p>
          </table:table-cell>
          <table:table-cell table:style-name="ce61" office:value-type="string">
            <text:p>34270 CLARET - 34070 MONTPELLIER - 34110 FRONTIGNAN - 34000 MONTPELLIER</text:p>
          </table:table-cell>
          <table:table-cell table:style-name="ce191" office:value-type="date" office:date-value="2012-04-30">
            <text:p>30/04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2"/>
          <table:table-cell table:style-name="ce143" office:value-type="string">
            <text:p>LOT 4 : Pizzas</text:p>
          </table:table-cell>
          <table:table-cell table:style-name="ce143" office:value-type="string">
            <text:p>montant estimé 10 000,00 €</text:p>
          </table:table-cell>
          <table:table-cell table:style-name="ce73"/>
          <table:table-cell table:style-name="ce65" office:value-type="string">
            <text:p>AMIS TRAITEUR - COCKTAIL ET CO</text:p>
          </table:table-cell>
          <table:table-cell table:style-name="ce61" office:value-type="string">
            <text:p>34470 PEROLS - 34270 CLARET </text:p>
          </table:table-cell>
          <table:table-cell table:style-name="ce191" office:value-type="string">
            <text:p><text:s/>30/04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H64</text:p>
          </table:table-cell>
          <table:table-cell table:style-name="ce61" office:value-type="string">
            <text:p>NETTOYAGE ET ENTRETIEN DES LOCAUX DU CENTRE MUNICIPAL DE GAROSUD, DE DIVERS LOCAUX MUNICIPAUX, DE LA VITRERIE ET DES BARDAGES DE L'HOTEL DE VILLE <text:s text:c="2"/></text:p>
          </table:table-cell>
          <table:table-cell table:style-name="ce61"/>
          <table:table-cell table:style-name="ce107" table:content-validation-name="val3" office:value-type="string">
            <text:p>à bons de commande</text:p>
          </table:table-cell>
          <table:table-cell table:style-name="ce61" table:content-validation-name="val1"/>
          <table:table-cell table:style-name="ce61"/>
          <table:table-cell table:style-name="ce71" office:value-type="string">
            <text:p>Marché à BC sans mini sans maxi - montant estimatif : 205 000 € HT</text:p>
          </table:table-cell>
          <table:table-cell table:style-name="ce61" table:number-columns-repeated="2"/>
          <table:table-cell table:style-name="ce73"/>
          <table:table-cell table:style-name="ce65"/>
          <table:table-cell table:style-name="ce61"/>
          <table:table-cell table:style-name="ce191"/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2"/>
          <table:table-cell table:style-name="ce143" office:value-type="string">
            <text:p>lot 1 :Nettoyage et entretien des locaux du centre municipal de Garosud</text:p>
          </table:table-cell>
          <table:table-cell table:style-name="ce143" office:value-type="string">
            <text:p>montant estimé 80 000€ H.T.</text:p>
          </table:table-cell>
          <table:table-cell table:style-name="ce73"/>
          <table:table-cell table:style-name="ce65" office:value-type="string">
            <text:p>DERICHEBOURG PROPRETE </text:p>
          </table:table-cell>
          <table:table-cell table:style-name="ce61" office:value-type="string">
            <text:p>34130 MAUGUIO</text:p>
          </table:table-cell>
          <table:table-cell table:style-name="ce191"/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2"/>
          <table:table-cell table:style-name="ce143" office:value-type="string">
            <text:p>lot 2 :Nettoyage et entretien de divers locaux municipaux</text:p>
          </table:table-cell>
          <table:table-cell table:style-name="ce143" office:value-type="string">
            <text:p>montant estimé 100 000€ H.T.</text:p>
          </table:table-cell>
          <table:table-cell table:style-name="ce73"/>
          <table:table-cell table:style-name="ce65" office:value-type="string">
            <text:p>SUD SERVICE</text:p>
          </table:table-cell>
          <table:table-cell table:style-name="ce61" office:value-type="string">
            <text:p>34171 CASTELNAU LE LEZ</text:p>
          </table:table-cell>
          <table:table-cell table:style-name="ce191" office:value-type="date" office:date-value="2012-07-23">
            <text:p>23/07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2"/>
          <table:table-cell table:style-name="ce143" office:value-type="string">
            <text:p>lot 3 : Nettoyage de la vitrerie et des bardages du nouvel hôtel de ville</text:p>
          </table:table-cell>
          <table:table-cell table:style-name="ce143" office:value-type="string">
            <text:p>montant estimé 25 000€ H.T.</text:p>
          </table:table-cell>
          <table:table-cell table:style-name="ce73"/>
          <table:table-cell table:style-name="ce65" office:value-type="string">
            <text:p>ALPIROC </text:p>
          </table:table-cell>
          <table:table-cell table:style-name="ce61" office:value-type="string">
            <text:p>34150 GIGNAC</text:p>
          </table:table-cell>
          <table:table-cell table:style-name="ce191" office:value-type="date" office:date-value="2012-07-26">
            <text:p>26/07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H71</text:p>
          </table:table-cell>
          <table:table-cell table:style-name="ce61" office:value-type="string">
            <text:p>CONTROLE DES INSTALLATIONS ELECTRIQUES DES CARREFOURS A FEUX TRICOLORES ET DES DISPOSITIFS DE FERMETURES AUTOMATIQUES <text:s text:c="2"/></text:p>
          </table:table-cell>
          <table:table-cell table:style-name="ce61"/>
          <table:table-cell table:style-name="ce107" table:content-validation-name="val3" office:value-type="string">
            <text:p>à bons de commande</text:p>
          </table:table-cell>
          <table:table-cell table:style-name="ce61" table:content-validation-name="val1"/>
          <table:table-cell table:style-name="ce61" table:number-columns-repeated="2"/>
          <table:table-cell table:style-name="ce143" table:number-columns-repeated="2"/>
          <table:table-cell table:style-name="ce73" office:value-type="string">
            <text:p>180 000 euros maxi</text:p>
          </table:table-cell>
          <table:table-cell table:style-name="ce65" office:value-type="string">
            <text:p>bureau veritas</text:p>
          </table:table-cell>
          <table:table-cell table:style-name="ce61" office:value-type="string">
            <text:p>34000 montpellier</text:p>
          </table:table-cell>
          <table:table-cell table:style-name="ce191" office:value-type="date" office:date-value="2012-07-20">
            <text:p>20/07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H63</text:p>
          </table:table-cell>
          <table:table-cell table:style-name="ce61" office:value-type="string">
            <text:p>numérisation <text:s/>des plans du patrimoine scolaire <text:s text:c="5"/></text:p>
          </table:table-cell>
          <table:table-cell table:style-name="ce61"/>
          <table:table-cell table:style-name="ce61" table:content-validation-name="val3" office:value-type="string">
            <text:p>à bons de commande</text:p>
          </table:table-cell>
          <table:table-cell table:style-name="ce67" table:content-validation-name="val1" office:value-type="string">
            <text:p>90 000 à 199 999,99 € HT</text:p>
          </table:table-cell>
          <table:table-cell table:style-name="ce61" table:number-columns-repeated="2"/>
          <table:table-cell table:style-name="ce143" table:number-columns-repeated="2"/>
          <table:table-cell table:style-name="ce73" office:value-type="string">
            <text:p>50 000 - 150 000</text:p>
          </table:table-cell>
          <table:table-cell table:style-name="ce65" office:value-type="string">
            <text:p>GINGER PARERA</text:p>
          </table:table-cell>
          <table:table-cell table:style-name="ce61" office:value-type="string">
            <text:p>32600 ISLE JOURDAIN</text:p>
          </table:table-cell>
          <table:table-cell table:style-name="ce191" office:value-type="date" office:date-value="2012-07-19">
            <text:p>19/07/2012</text:p>
          </table:table-cell>
          <table:table-cell table:number-columns-repeated="241"/>
        </table:table-row>
        <table:table-row table:style-name="ro4">
          <table:table-cell table:style-name="ce36"/>
          <table:table-cell table:style-name="ce66"/>
          <table:table-cell table:style-name="ce66" office:value-type="string">
            <text:p>1H52</text:p>
          </table:table-cell>
          <table:table-cell table:style-name="ce66" office:value-type="string">
            <text:p>MISSION D'ASSISTANCE TECHNIQUE, JURIDIQUE, ET FINANCIERE A LA PERSONNE PUBLIQUE EN VUE DE LA REALISATION D'UNE CUISINE CENTRALE EN CONTRAT DE PARTENARIAT <text:s text:c="2"/></text:p>
          </table:table-cell>
          <table:table-cell table:style-name="ce66"/>
          <table:table-cell table:style-name="ce66" table:content-validation-name="val3" office:value-type="string">
            <text:p>à bons de commande</text:p>
          </table:table-cell>
          <table:table-cell table:style-name="ce66" table:content-validation-name="val1" office:value-type="string">
            <text:p>Plus de 500 000 € HT</text:p>
          </table:table-cell>
          <table:table-cell table:style-name="ce66" table:number-columns-repeated="2"/>
          <table:table-cell table:style-name="ce82" table:number-columns-repeated="2"/>
          <table:table-cell table:style-name="ce65" office:value-type="float" office:value="262525">
            <text:p>262525</text:p>
          </table:table-cell>
          <table:table-cell table:style-name="ce66" office:value-type="string">
            <text:p>SOCOFIT SAS / EC6 MEDITERRANEE / FINANCE CONSULT / CABINET LA TOURNERIE WOLFROM</text:p>
          </table:table-cell>
          <table:table-cell table:style-name="ce66" office:value-type="string">
            <text:p>33708 MERIGNAC</text:p>
          </table:table-cell>
          <table:table-cell table:style-name="ce195" office:value-type="date" office:date-value="2012-03-14">
            <text:p>14/03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61" office:value-type="string">
            <text:p>2M87</text:p>
          </table:table-cell>
          <table:table-cell table:style-name="ce61" office:value-type="string">
            <text:p>Location de matériel de sonorisation des manifestations</text:p>
          </table:table-cell>
          <table:table-cell table:style-name="ce61" office:value-type="string">
            <text:p>60 000 HT</text:p>
          </table:table-cell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15 000 à 19 999,99 € HT</text:p>
          </table:table-cell>
          <table:table-cell table:style-name="ce61"/>
          <table:table-cell table:style-name="ce61" office:value-type="string">
            <text:p>75 000 HT</text:p>
          </table:table-cell>
          <table:table-cell table:style-name="ce61" table:number-columns-repeated="3"/>
          <table:table-cell table:style-name="ce61" office:value-type="string">
            <text:p>Audio-Technic SARL</text:p>
          </table:table-cell>
          <table:table-cell table:style-name="ce61" office:value-type="string">
            <text:p>34790 Grabels</text:p>
          </table:table-cell>
          <table:table-cell table:style-name="ce191" office:value-type="date" office:date-value="2012-05-16">
            <text:p>16/05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/>
          <table:table-cell table:style-name="ce75" office:value-type="string">
            <text:p>2M965</text:p>
          </table:table-cell>
          <table:table-cell table:style-name="ce83" office:value-type="string">
            <text:p>MISSION D'ASSISTANCE MAITRISE D'OUVRAGE PARTICIPATION PROJET D'AMENAGEMENT EAI</text:p>
          </table:table-cell>
          <table:table-cell table:style-name="ce102" office:value-type="float" office:value="117500">
            <text:p>117 500</text:p>
          </table:table-cell>
          <table:table-cell table:style-name="ce75" table:content-validation-name="val3" office:value-type="string">
            <text:p>ordinaire</text:p>
          </table:table-cell>
          <table:table-cell table:style-name="ce75" table:content-validation-name="val1" office:value-type="string">
            <text:p>90 000 à 199 999,99 € HT</text:p>
          </table:table-cell>
          <table:table-cell table:style-name="ce83"/>
          <table:table-cell table:style-name="ce135" office:value-type="float" office:value="124960">
            <text:p>124 960</text:p>
          </table:table-cell>
          <table:table-cell table:style-name="ce83" table:number-columns-repeated="3"/>
          <table:table-cell table:style-name="ce83" office:value-type="string">
            <text:p>RES-PUBLICA / ATELIER DES GIBOULEES</text:p>
          </table:table-cell>
          <table:table-cell table:style-name="ce83" office:value-type="float" office:value="75010">
            <text:p>75010</text:p>
          </table:table-cell>
          <table:table-cell table:style-name="ce201" office:value-type="date" office:date-value="2012-12-12">
            <text:p>12/12/2012</text:p>
          </table:table-cell>
          <table:table-cell table:number-columns-repeated="241"/>
        </table:table-row>
        <table:table-row table:style-name="ro4">
          <table:table-cell table:style-name="ce32" office:value-type="string" table:number-columns-spanned="15" table:number-rows-spanned="1">
            <text:p>Montant du marché - pour la tranche supérieure à 4 845 000 euros HT</text:p>
          </table:table-cell>
          <table:covered-table-cell table:number-columns-repeated="13" table:style-name="ce62"/>
          <table:covered-table-cell table:style-name="ce194"/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8"/>
          <table:table-cell table:number-columns-repeated="241"/>
        </table:table-row>
        <table:table-row table:style-name="ro4">
          <table:table-cell table:style-name="ce31" office:value-type="string">
            <text:p>DRTP</text:p>
          </table:table-cell>
          <table:table-cell table:style-name="ce61"/>
          <table:table-cell table:style-name="ce61" office:value-type="string">
            <text:p>2H81</text:p>
          </table:table-cell>
          <table:table-cell table:style-name="ce65" office:value-type="string">
            <text:p>GARDIENNAGE DE SITES, SECURITE ET ACCOMPAGNEMENT EVENEMENTIEL <text:s text:c="2"/></text:p>
          </table:table-cell>
          <table:table-cell table:style-name="ce94"/>
          <table:table-cell table:style-name="ce61" table:content-validation-name="val3" office:value-type="string">
            <text:p>à bons de commande</text:p>
          </table:table-cell>
          <table:table-cell table:style-name="ce61" table:content-validation-name="val1" office:value-type="string">
            <text:p>Plus de 500 000 € HT</text:p>
          </table:table-cell>
          <table:table-cell table:style-name="ce94"/>
          <table:table-cell table:style-name="ce73" office:value-type="string">
            <text:p>SANS MINI - MAXI <text:s/>(montant estimé 2 800 000 € HT)</text:p>
          </table:table-cell>
          <table:table-cell table:style-name="ce61" table:number-columns-repeated="4"/>
          <table:table-cell table:style-name="ce93"/>
          <table:table-cell table:style-name="ce191"/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2"/>
          <table:table-cell table:style-name="ce61" office:value-type="string">
            <text:p>LOT 1 : gardiennage de sites</text:p>
          </table:table-cell>
          <table:table-cell table:style-name="ce61" table:number-columns-repeated="2"/>
          <table:table-cell table:style-name="ce65" office:value-type="string">
            <text:p>SURVEILLANCE MONTPELLIERAINE </text:p>
          </table:table-cell>
          <table:table-cell table:style-name="ce61" office:value-type="float" office:value="34080">
            <text:p>34080</text:p>
          </table:table-cell>
          <table:table-cell table:style-name="ce191" office:value-type="date" office:date-value="2012-12-13">
            <text:p>13/12/2012</text:p>
          </table:table-cell>
          <table:table-cell table:number-columns-repeated="241"/>
        </table:table-row>
        <table:table-row table:style-name="ro4">
          <table:table-cell table:style-name="ce31"/>
          <table:table-cell table:style-name="ce61" table:number-columns-repeated="4"/>
          <table:table-cell table:style-name="ce61" table:content-validation-name="val3"/>
          <table:table-cell table:style-name="ce61" table:content-validation-name="val1"/>
          <table:table-cell table:style-name="ce61" table:number-columns-repeated="2"/>
          <table:table-cell table:style-name="ce61" office:value-type="string">
            <text:p>LOT 2 : surveillance d'expositions</text:p>
          </table:table-cell>
          <table:table-cell table:style-name="ce61" table:number-columns-repeated="2"/>
          <table:table-cell table:style-name="ce65" office:value-type="string">
            <text:p>AGENCE 34 SECURITE </text:p>
          </table:table-cell>
          <table:table-cell table:style-name="ce61" office:value-type="float" office:value="34970">
            <text:p>34970</text:p>
          </table:table-cell>
          <table:table-cell table:style-name="ce191"/>
          <table:table-cell table:number-columns-repeated="241"/>
        </table:table-row>
        <table:table-row table:style-name="ro4" table:number-rows-repeated="1048045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Feuil2" table:style-name="ta2" table:print="false">
        <table:table-column table:style-name="co3" table:number-columns-repeated="256" table:default-cell-style-name="Default"/>
        <table:table-row table:style-name="ro4" table:number-rows-repeated="1048575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Feuil3" table:style-name="ta3" table:print="false">
        <table:table-column table:style-name="co3" table:number-columns-repeated="256" table:default-cell-style-name="Default"/>
        <table:table-row table:style-name="ro4" table:number-rows-repeated="1048575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expression table:name="BURE" table:base-cell-address="$Feuil1.$A$1" table:expression="['file:///C:/Users/Barcelo/Documents/DOCUMENT%20SB/Copie%20de%20TABLEAU%20RECENSEMENT%20MARCHES%20SERVICES_ANNEE%202012.xlsx'#$'Menus déroulants'.$C$3:.$C$5]"/>
        <table:named-expression table:name="DTMAS" table:base-cell-address="$Feuil1.$A$1" table:expression="['file:///C:/Users/John/Desktop/TABLEAU%20RECENSEMENT%20MARCHES%20TRAVAUX%20ANNEE%202012.xls'#$'Menus déroulants'.$A$118:.$A$121]"/>
        <table:named-expression table:name="seuils" table:base-cell-address="$Feuil1.$A$1" table:expression="['file:///C:/Users/John/Desktop/TABLEAU%20RECENSEMENT%20FOURNITURES%20ANNEE%202012.xls'#$''.$A$3:.$A$8]"/>
        <table:named-expression table:name="Type" table:base-cell-address="$Feuil1.$A$1" table:expression="['file:///C:/Users/John/Desktop/TABLEAU%20RECENSEMENT%20FOURNITURES%20ANNEE%202012.xls'#$''.$C$3:.$C$5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">
      <number:number number:decimal-places="2" number:min-integer-digits="1" number:grouping="true"/>
      <number:text> €</number:text>
    </number:number-style>
    <number:number-style style:name="N119P0" style:volatile="true">
      <number:number number:decimal-places="2" number:min-integer-digits="1"/>
    </number:number-style>
    <number:number-style style:name="N119">
      <style:text-properties fo:color="#ff0000"/>
      <number:number number:decimal-places="2" number:min-integer-digits="1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  </number:text>
    </number:number-style>
    <number:number-style style:name="N120">
      <style:text-properties fo:color="#ff0000"/>
      <number:number number: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€</number:text>
    </number:number-style>
    <number:number-style style:name="N121">
      <style:text-properties fo:color="#ff0000"/>
      <number:number number: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  </number:text>
    </number:number-style>
    <number:number-style style:name="N122">
      <style:text-properties fo:color="#ff0000"/>
      <number:number number:decimal-places="2" number:min-integer-digits="1" number:grouping="true"/>
      <number:text>   </number:text>
      <style:map style:condition="value()&gt;=0" style:apply-style-name="N122P0"/>
    </number:number-style>
    <number:number-style style:name="N123">
      <number:number number:decimal-places="0" number:min-integer-digits="5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number number:decimal-places="2" number:min-integer-digits="1" number:grouping="true"/>
      <style:map style:condition="value()&gt;=0" style:apply-style-name="N124P0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2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7">27/05/2013</text:date>, <text:time>11:4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2013-05-27T11:36:55</meta:creation-date>
    <dc:creator>John</dc:creator>
    <dc:date>2013-05-27T11:44:18</dc:date>
    <meta:document-statistic meta:table-count="3" meta:cell-count="2372" meta:object-count="0"/>
    <meta:generator>OpenOffice.org/3.4.1$Win32 OpenOffice.org_project/341m1$Build-9593</meta:generator>
  </office:meta>
</office:document-meta>
</file>